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PMincho" svg:font-family="MS PMincho" style:font-family-generic="roman"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OpenSymbol" svg:font-family="OpenSymbol" style:font-family-generic="system"/>
    <style:font-face style:name="Open Sans" svg:font-family="Open Sans" style:font-family-generic="system"/>
    <style:font-face style:name="PT Sans" svg:font-family="PT Sans" style:font-family-generic="system"/>
    <style:font-face style:name="Menlo, Monaco, Consolas, 'Couri" svg:font-family="Menlo, Monaco, Consolas, 'Couri"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4909in" text:min-label-width="0in"/>
        <style:text-properties style:font-name="OpenSymbol"/>
      </text:list-level-style-bullet>
      <text:list-level-style-bullet text:level="2" text:style-name="WW_CharLFO1LVL2" text:bullet-char="•">
        <style:list-level-properties text:space-before="0.7854in" text:min-label-width="0.1965in"/>
        <style:text-properties style:font-name="OpenSymbol"/>
      </text:list-level-style-bullet>
      <text:list-level-style-bullet text:level="3" text:style-name="WW_CharLFO1LVL3" text:bullet-char="•">
        <style:list-level-properties text:space-before="1.2763in" text:min-label-width="0.1965in"/>
        <style:text-properties style:font-name="OpenSymbol"/>
      </text:list-level-style-bullet>
      <text:list-level-style-bullet text:level="4" text:style-name="WW_CharLFO1LVL4" text:bullet-char="•">
        <style:list-level-properties text:space-before="1.7673in" text:min-label-width="0.1965in"/>
        <style:text-properties style:font-name="OpenSymbol"/>
      </text:list-level-style-bullet>
      <text:list-level-style-bullet text:level="5" text:style-name="WW_CharLFO1LVL5" text:bullet-char="•">
        <style:list-level-properties text:space-before="2.2583in" text:min-label-width="0.1965in"/>
        <style:text-properties style:font-name="OpenSymbol"/>
      </text:list-level-style-bullet>
      <text:list-level-style-bullet text:level="6" text:style-name="WW_CharLFO1LVL6" text:bullet-char="•">
        <style:list-level-properties text:space-before="2.7493in" text:min-label-width="0.1965in"/>
        <style:text-properties style:font-name="OpenSymbol"/>
      </text:list-level-style-bullet>
      <text:list-level-style-bullet text:level="7" text:style-name="WW_CharLFO1LVL7" text:bullet-char="•">
        <style:list-level-properties text:space-before="3.2402in" text:min-label-width="0.1965in"/>
        <style:text-properties style:font-name="OpenSymbol"/>
      </text:list-level-style-bullet>
      <text:list-level-style-bullet text:level="8" text:style-name="WW_CharLFO1LVL8" text:bullet-char="•">
        <style:list-level-properties text:space-before="3.7312in" text:min-label-width="0.1965in"/>
        <style:text-properties style:font-name="OpenSymbol"/>
      </text:list-level-style-bullet>
      <text:list-level-style-bullet text:level="9" text:style-name="WW_CharLFO1LVL9" text:bullet-char="•">
        <style:list-level-properties text:space-before="4.2222in" text:min-label-width="0.1965in"/>
        <style:text-properties style:font-name="OpenSymbol"/>
      </text:list-level-style-bullet>
    </text:list-style>
    <text:list-style style:name="LFO2">
      <text:list-level-style-bullet text:level="1" text:style-name="WW_CharLFO2LVL1" text:bullet-char="•">
        <style:list-level-properties text:space-before="0.2944in" text:min-label-width="0.1965in"/>
        <style:text-properties style:font-name="OpenSymbol"/>
      </text:list-level-style-bullet>
      <text:list-level-style-bullet text:level="2" text:style-name="WW_CharLFO2LVL2" text:bullet-char="•">
        <style:list-level-properties text:space-before="0.7854in" text:min-label-width="0.1965in"/>
        <style:text-properties style:font-name="OpenSymbol"/>
      </text:list-level-style-bullet>
      <text:list-level-style-bullet text:level="3" text:style-name="WW_CharLFO2LVL3" text:bullet-char="•">
        <style:list-level-properties text:space-before="1.2763in" text:min-label-width="0.1965in"/>
        <style:text-properties style:font-name="OpenSymbol"/>
      </text:list-level-style-bullet>
      <text:list-level-style-bullet text:level="4" text:style-name="WW_CharLFO2LVL4" text:bullet-char="•">
        <style:list-level-properties text:space-before="1.7673in" text:min-label-width="0.1965in"/>
        <style:text-properties style:font-name="OpenSymbol"/>
      </text:list-level-style-bullet>
      <text:list-level-style-bullet text:level="5" text:style-name="WW_CharLFO2LVL5" text:bullet-char="•">
        <style:list-level-properties text:space-before="2.2583in" text:min-label-width="0.1965in"/>
        <style:text-properties style:font-name="OpenSymbol"/>
      </text:list-level-style-bullet>
      <text:list-level-style-bullet text:level="6" text:style-name="WW_CharLFO2LVL6" text:bullet-char="•">
        <style:list-level-properties text:space-before="2.7493in" text:min-label-width="0.1965in"/>
        <style:text-properties style:font-name="OpenSymbol"/>
      </text:list-level-style-bullet>
      <text:list-level-style-bullet text:level="7" text:style-name="WW_CharLFO2LVL7" text:bullet-char="•">
        <style:list-level-properties text:space-before="3.2402in" text:min-label-width="0.1965in"/>
        <style:text-properties style:font-name="OpenSymbol"/>
      </text:list-level-style-bullet>
      <text:list-level-style-bullet text:level="8" text:style-name="WW_CharLFO2LVL8" text:bullet-char="•">
        <style:list-level-properties text:space-before="3.7312in" text:min-label-width="0.1965in"/>
        <style:text-properties style:font-name="OpenSymbol"/>
      </text:list-level-style-bullet>
      <text:list-level-style-bullet text:level="9" text:style-name="WW_CharLFO2LVL9" text:bullet-char="•">
        <style:list-level-properties text:space-before="4.2222in" text:min-label-width="0.1965in"/>
        <style:text-properties style:font-name="OpenSymbol"/>
      </text:list-level-style-bullet>
    </text:list-style>
    <text:list-style style:name="LFO3">
      <text:list-level-style-bullet text:level="1" text:style-name="WW_CharLFO3LVL1" text:bullet-char="•">
        <style:list-level-properties text:space-before="0.2944in" text:min-label-width="0.1965in"/>
        <style:text-properties style:font-name="OpenSymbol"/>
      </text:list-level-style-bullet>
      <text:list-level-style-bullet text:level="2" text:style-name="WW_CharLFO3LVL2" text:bullet-char="•">
        <style:list-level-properties text:space-before="0.7854in" text:min-label-width="0.1965in"/>
        <style:text-properties style:font-name="OpenSymbol"/>
      </text:list-level-style-bullet>
      <text:list-level-style-bullet text:level="3" text:style-name="WW_CharLFO3LVL3" text:bullet-char="•">
        <style:list-level-properties text:space-before="1.2763in" text:min-label-width="0.1965in"/>
        <style:text-properties style:font-name="OpenSymbol"/>
      </text:list-level-style-bullet>
      <text:list-level-style-bullet text:level="4" text:style-name="WW_CharLFO3LVL4" text:bullet-char="•">
        <style:list-level-properties text:space-before="1.7673in" text:min-label-width="0.1965in"/>
        <style:text-properties style:font-name="OpenSymbol"/>
      </text:list-level-style-bullet>
      <text:list-level-style-bullet text:level="5" text:style-name="WW_CharLFO3LVL5" text:bullet-char="•">
        <style:list-level-properties text:space-before="2.2583in" text:min-label-width="0.1965in"/>
        <style:text-properties style:font-name="OpenSymbol"/>
      </text:list-level-style-bullet>
      <text:list-level-style-bullet text:level="6" text:style-name="WW_CharLFO3LVL6" text:bullet-char="•">
        <style:list-level-properties text:space-before="2.7493in" text:min-label-width="0.1965in"/>
        <style:text-properties style:font-name="OpenSymbol"/>
      </text:list-level-style-bullet>
      <text:list-level-style-bullet text:level="7" text:style-name="WW_CharLFO3LVL7" text:bullet-char="•">
        <style:list-level-properties text:space-before="3.2402in" text:min-label-width="0.1965in"/>
        <style:text-properties style:font-name="OpenSymbol"/>
      </text:list-level-style-bullet>
      <text:list-level-style-bullet text:level="8" text:style-name="WW_CharLFO3LVL8" text:bullet-char="•">
        <style:list-level-properties text:space-before="3.7312in" text:min-label-width="0.1965in"/>
        <style:text-properties style:font-name="OpenSymbol"/>
      </text:list-level-style-bullet>
      <text:list-level-style-bullet text:level="9" text:style-name="WW_CharLFO3LVL9" text:bullet-char="•">
        <style:list-level-properties text:space-before="4.2222in" text:min-label-width="0.1965in"/>
        <style:text-properties style:font-name="OpenSymbol"/>
      </text:list-level-style-bullet>
    </text:list-style>
    <text:list-style style:name="LFO4">
      <text:list-level-style-bullet text:level="1" text:style-name="WW_CharLFO4LVL1" text:bullet-char="•">
        <style:list-level-properties text:space-before="0.2944in" text:min-label-width="0.1965in"/>
        <style:text-properties style:font-name="OpenSymbol"/>
      </text:list-level-style-bullet>
      <text:list-level-style-bullet text:level="2" text:style-name="WW_CharLFO4LVL2" text:bullet-char="•">
        <style:list-level-properties text:space-before="0.7854in" text:min-label-width="0.1965in"/>
        <style:text-properties style:font-name="OpenSymbol"/>
      </text:list-level-style-bullet>
      <text:list-level-style-bullet text:level="3" text:style-name="WW_CharLFO4LVL3" text:bullet-char="•">
        <style:list-level-properties text:space-before="1.2763in" text:min-label-width="0.1965in"/>
        <style:text-properties style:font-name="OpenSymbol"/>
      </text:list-level-style-bullet>
      <text:list-level-style-bullet text:level="4" text:style-name="WW_CharLFO4LVL4" text:bullet-char="•">
        <style:list-level-properties text:space-before="1.7673in" text:min-label-width="0.1965in"/>
        <style:text-properties style:font-name="OpenSymbol"/>
      </text:list-level-style-bullet>
      <text:list-level-style-bullet text:level="5" text:style-name="WW_CharLFO4LVL5" text:bullet-char="•">
        <style:list-level-properties text:space-before="2.2583in" text:min-label-width="0.1965in"/>
        <style:text-properties style:font-name="OpenSymbol"/>
      </text:list-level-style-bullet>
      <text:list-level-style-bullet text:level="6" text:style-name="WW_CharLFO4LVL6" text:bullet-char="•">
        <style:list-level-properties text:space-before="2.7493in" text:min-label-width="0.1965in"/>
        <style:text-properties style:font-name="OpenSymbol"/>
      </text:list-level-style-bullet>
      <text:list-level-style-bullet text:level="7" text:style-name="WW_CharLFO4LVL7" text:bullet-char="•">
        <style:list-level-properties text:space-before="3.2402in" text:min-label-width="0.1965in"/>
        <style:text-properties style:font-name="OpenSymbol"/>
      </text:list-level-style-bullet>
      <text:list-level-style-bullet text:level="8" text:style-name="WW_CharLFO4LVL8" text:bullet-char="•">
        <style:list-level-properties text:space-before="3.7312in" text:min-label-width="0.1965in"/>
        <style:text-properties style:font-name="OpenSymbol"/>
      </text:list-level-style-bullet>
      <text:list-level-style-bullet text:level="9" text:style-name="WW_CharLFO4LVL9" text:bullet-char="•">
        <style:list-level-properties text:space-before="4.2222in" text:min-label-width="0.1965in"/>
        <style:text-properties style:font-name="OpenSymbol"/>
      </text:list-level-style-bullet>
    </text:list-style>
    <text:list-style style:name="LFO5">
      <text:list-level-style-bullet text:level="1" text:style-name="WW_CharLFO5LVL1" text:bullet-char="•">
        <style:list-level-properties text:space-before="0.4909in" text:min-label-width="0in"/>
        <style:text-properties style:font-name="OpenSymbol"/>
      </text:list-level-style-bullet>
      <text:list-level-style-bullet text:level="2" text:style-name="WW_CharLFO5LVL2" text:bullet-char="•">
        <style:list-level-properties text:space-before="0.7854in" text:min-label-width="0.1965in"/>
        <style:text-properties style:font-name="OpenSymbol"/>
      </text:list-level-style-bullet>
      <text:list-level-style-bullet text:level="3" text:style-name="WW_CharLFO5LVL3" text:bullet-char="•">
        <style:list-level-properties text:space-before="1.2763in" text:min-label-width="0.1965in"/>
        <style:text-properties style:font-name="OpenSymbol"/>
      </text:list-level-style-bullet>
      <text:list-level-style-bullet text:level="4" text:style-name="WW_CharLFO5LVL4" text:bullet-char="•">
        <style:list-level-properties text:space-before="1.7673in" text:min-label-width="0.1965in"/>
        <style:text-properties style:font-name="OpenSymbol"/>
      </text:list-level-style-bullet>
      <text:list-level-style-bullet text:level="5" text:style-name="WW_CharLFO5LVL5" text:bullet-char="•">
        <style:list-level-properties text:space-before="2.2583in" text:min-label-width="0.1965in"/>
        <style:text-properties style:font-name="OpenSymbol"/>
      </text:list-level-style-bullet>
      <text:list-level-style-bullet text:level="6" text:style-name="WW_CharLFO5LVL6" text:bullet-char="•">
        <style:list-level-properties text:space-before="2.7493in" text:min-label-width="0.1965in"/>
        <style:text-properties style:font-name="OpenSymbol"/>
      </text:list-level-style-bullet>
      <text:list-level-style-bullet text:level="7" text:style-name="WW_CharLFO5LVL7" text:bullet-char="•">
        <style:list-level-properties text:space-before="3.2402in" text:min-label-width="0.1965in"/>
        <style:text-properties style:font-name="OpenSymbol"/>
      </text:list-level-style-bullet>
      <text:list-level-style-bullet text:level="8" text:style-name="WW_CharLFO5LVL8" text:bullet-char="•">
        <style:list-level-properties text:space-before="3.7312in" text:min-label-width="0.1965in"/>
        <style:text-properties style:font-name="OpenSymbol"/>
      </text:list-level-style-bullet>
      <text:list-level-style-bullet text:level="9" text:style-name="WW_CharLFO5LVL9" text:bullet-char="•">
        <style:list-level-properties text:space-before="4.2222in" text:min-label-width="0.1965in"/>
        <style:text-properties style:font-name="OpenSymbol"/>
      </text:list-level-style-bullet>
    </text:list-style>
    <text:list-style style:name="LFO6">
      <text:list-level-style-bullet text:level="1" text:style-name="WW_CharLFO6LVL1" text:bullet-char="•">
        <style:list-level-properties text:space-before="0.4909in" text:min-label-width="0in"/>
        <style:text-properties style:font-name="OpenSymbol"/>
      </text:list-level-style-bullet>
      <text:list-level-style-bullet text:level="2" text:style-name="WW_CharLFO6LVL2" text:bullet-char="•">
        <style:list-level-properties text:space-before="0.7854in" text:min-label-width="0.1965in"/>
        <style:text-properties style:font-name="OpenSymbol"/>
      </text:list-level-style-bullet>
      <text:list-level-style-bullet text:level="3" text:style-name="WW_CharLFO6LVL3" text:bullet-char="•">
        <style:list-level-properties text:space-before="1.2763in" text:min-label-width="0.1965in"/>
        <style:text-properties style:font-name="OpenSymbol"/>
      </text:list-level-style-bullet>
      <text:list-level-style-bullet text:level="4" text:style-name="WW_CharLFO6LVL4" text:bullet-char="•">
        <style:list-level-properties text:space-before="1.7673in" text:min-label-width="0.1965in"/>
        <style:text-properties style:font-name="OpenSymbol"/>
      </text:list-level-style-bullet>
      <text:list-level-style-bullet text:level="5" text:style-name="WW_CharLFO6LVL5" text:bullet-char="•">
        <style:list-level-properties text:space-before="2.2583in" text:min-label-width="0.1965in"/>
        <style:text-properties style:font-name="OpenSymbol"/>
      </text:list-level-style-bullet>
      <text:list-level-style-bullet text:level="6" text:style-name="WW_CharLFO6LVL6" text:bullet-char="•">
        <style:list-level-properties text:space-before="2.7493in" text:min-label-width="0.1965in"/>
        <style:text-properties style:font-name="OpenSymbol"/>
      </text:list-level-style-bullet>
      <text:list-level-style-bullet text:level="7" text:style-name="WW_CharLFO6LVL7" text:bullet-char="•">
        <style:list-level-properties text:space-before="3.2402in" text:min-label-width="0.1965in"/>
        <style:text-properties style:font-name="OpenSymbol"/>
      </text:list-level-style-bullet>
      <text:list-level-style-bullet text:level="8" text:style-name="WW_CharLFO6LVL8" text:bullet-char="•">
        <style:list-level-properties text:space-before="3.7312in" text:min-label-width="0.1965in"/>
        <style:text-properties style:font-name="OpenSymbol"/>
      </text:list-level-style-bullet>
      <text:list-level-style-bullet text:level="9" text:style-name="WW_CharLFO6LVL9" text:bullet-char="•">
        <style:list-level-properties text:space-before="4.2222in" text:min-label-width="0.1965in"/>
        <style:text-properties style:font-name="OpenSymbol"/>
      </text:list-level-style-bullet>
    </text:list-style>
    <text:list-style style:name="LFO7">
      <text:list-level-style-bullet text:level="1" text:style-name="WW_CharLFO7LVL1" text:bullet-char="•">
        <style:list-level-properties text:space-before="0.4909in" text:min-label-width="0in"/>
        <style:text-properties style:font-name="OpenSymbol"/>
      </text:list-level-style-bullet>
      <text:list-level-style-bullet text:level="2" text:style-name="WW_CharLFO7LVL2" text:bullet-char="•">
        <style:list-level-properties text:space-before="0.7854in" text:min-label-width="0.1965in"/>
        <style:text-properties style:font-name="OpenSymbol"/>
      </text:list-level-style-bullet>
      <text:list-level-style-bullet text:level="3" text:style-name="WW_CharLFO7LVL3" text:bullet-char="•">
        <style:list-level-properties text:space-before="1.2763in" text:min-label-width="0.1965in"/>
        <style:text-properties style:font-name="OpenSymbol"/>
      </text:list-level-style-bullet>
      <text:list-level-style-bullet text:level="4" text:style-name="WW_CharLFO7LVL4" text:bullet-char="•">
        <style:list-level-properties text:space-before="1.7673in" text:min-label-width="0.1965in"/>
        <style:text-properties style:font-name="OpenSymbol"/>
      </text:list-level-style-bullet>
      <text:list-level-style-bullet text:level="5" text:style-name="WW_CharLFO7LVL5" text:bullet-char="•">
        <style:list-level-properties text:space-before="2.2583in" text:min-label-width="0.1965in"/>
        <style:text-properties style:font-name="OpenSymbol"/>
      </text:list-level-style-bullet>
      <text:list-level-style-bullet text:level="6" text:style-name="WW_CharLFO7LVL6" text:bullet-char="•">
        <style:list-level-properties text:space-before="2.7493in" text:min-label-width="0.1965in"/>
        <style:text-properties style:font-name="OpenSymbol"/>
      </text:list-level-style-bullet>
      <text:list-level-style-bullet text:level="7" text:style-name="WW_CharLFO7LVL7" text:bullet-char="•">
        <style:list-level-properties text:space-before="3.2402in" text:min-label-width="0.1965in"/>
        <style:text-properties style:font-name="OpenSymbol"/>
      </text:list-level-style-bullet>
      <text:list-level-style-bullet text:level="8" text:style-name="WW_CharLFO7LVL8" text:bullet-char="•">
        <style:list-level-properties text:space-before="3.7312in" text:min-label-width="0.1965in"/>
        <style:text-properties style:font-name="OpenSymbol"/>
      </text:list-level-style-bullet>
      <text:list-level-style-bullet text:level="9" text:style-name="WW_CharLFO7LVL9" text:bullet-char="•">
        <style:list-level-properties text:space-before="4.2222in" text:min-label-width="0.1965in"/>
        <style:text-properties style:font-name="OpenSymbol"/>
      </text:list-level-style-bullet>
    </text:list-style>
    <style:style style:name="P1" style:parent-style-name="Heading1" style:master-page-name="MP0" style:family="paragraph">
      <style:paragraph-properties fo:break-before="page" fo:text-align="justify" style:line-height-at-least="0.25in"/>
      <style:text-properties style:font-name="Open Sans" fo:font-weight="normal" style:font-weight-asian="normal" fo:color="#000000" fo:font-size="27pt" style:font-size-asian="27pt" style:font-size-complex="20pt"/>
    </style:style>
    <style:style style:name="P2" style:parent-style-name="Heading2" style:family="paragraph">
      <style:paragraph-properties fo:text-align="justify" style:line-height-at-least="0.25in"/>
      <style:text-properties style:font-name="Open Sans" fo:font-weight="normal" style:font-weight-asian="normal" fo:color="#000000" fo:font-size="20pt" style:font-size-asian="20pt" style:font-size-complex="20pt" style:text-underline-type="single" style:text-underline-style="solid" style:text-underline-width="auto" style:text-underline-mode="continuous"/>
    </style:style>
    <style:style style:name="P3" style:parent-style-name="Textbody" style:family="paragraph">
      <style:paragraph-properties fo:margin-top="0.25in" fo:margin-bottom="0.25in" style:line-height-at-least="0.25in"/>
      <style:text-properties style:font-name="PT Sans" fo:color="#494747"/>
    </style:style>
    <style:style style:name="P4" style:parent-style-name="Heading3" style:family="paragraph">
      <style:paragraph-properties fo:text-align="justify" style:line-height-at-least="0.25in"/>
      <style:text-properties style:font-name="Open Sans" fo:font-weight="normal" style:font-weight-asian="normal" fo:color="#000000" fo:font-size="15pt" style:font-size-asian="15pt" style:font-size-complex="15pt" style:text-underline-type="single" style:text-underline-style="solid" style:text-underline-width="auto" style:text-underline-mode="continuous"/>
    </style:style>
    <style:style style:name="P5" style:parent-style-name="Textbody" style:family="paragraph">
      <style:paragraph-properties fo:margin-bottom="0.25in" style:line-height-at-least="0.25in"/>
      <style:text-properties style:font-name="PT Sans" fo:color="#494747"/>
    </style:style>
    <style:style style:name="P6" style:parent-style-name="Standard" style:family="paragraph">
      <style:paragraph-properties fo:text-align="justify" style:line-height-at-least="0.25in"/>
    </style:style>
    <style:style style:name="P7" style:parent-style-name="Textbody" style:family="paragraph">
      <style:paragraph-properties fo:margin-top="0.25in" fo:margin-bottom="0.25in" style:line-height-at-least="0.25in"/>
      <style:text-properties style:font-name="PT Sans" fo:color="#494747"/>
    </style:style>
    <style:style style:name="P8" style:parent-style-name="Textbody" style:family="paragraph">
      <style:paragraph-properties fo:margin-bottom="0.1041in" style:line-height-at-least="0.25in"/>
      <style:text-properties style:font-name="PT Sans" fo:color="#494747"/>
    </style:style>
    <style:style style:name="P9" style:parent-style-name="Textbody" style:family="paragraph">
      <style:paragraph-properties fo:margin-bottom="0.1041in" style:line-height-at-least="0.25in"/>
      <style:text-properties style:font-name="PT Sans" fo:color="#494747"/>
    </style:style>
    <style:style style:name="P10" style:parent-style-name="Textbody" style:family="paragraph">
      <style:paragraph-properties fo:margin-bottom="0.1041in" style:line-height-at-least="0.25in"/>
      <style:text-properties style:font-name="PT Sans" fo:color="#494747"/>
    </style:style>
    <style:style style:name="P11" style:parent-style-name="Heading3" style:family="paragraph">
      <style:paragraph-properties fo:text-align="justify" style:line-height-at-least="0.25in"/>
      <style:text-properties style:font-name="Open Sans" fo:font-weight="normal" style:font-weight-asian="normal" fo:color="#000000" fo:font-size="15pt" style:font-size-asian="15pt" style:font-size-complex="15pt" style:text-underline-type="single" style:text-underline-style="solid" style:text-underline-width="auto" style:text-underline-mode="continuous"/>
    </style:style>
    <style:style style:name="S1" style:family="section">
      <style:section-properties fo:margin-left="0in" fo:margin-right="0in" style:writing-mode="lr-tb"/>
    </style:style>
    <style:style style:name="P12" style:parent-style-name="Heading4" style:family="paragraph">
      <style:paragraph-properties fo:margin-top="0.25in" fo:margin-bottom="0in" style:line-height-at-least="0.25in"/>
      <style:text-properties style:font-name="PT Sans" fo:color="#313030"/>
    </style:style>
    <style:style style:name="P13" style:parent-style-name="Textbody" style:family="paragraph">
      <style:paragraph-properties fo:margin-bottom="0.25in" style:line-height-at-least="0.25in"/>
      <style:text-properties style:font-name="PT Sans" fo:color="#494747"/>
    </style:style>
    <style:style style:name="P14" style:parent-style-name="Textbody" style:family="paragraph">
      <style:paragraph-properties fo:margin-bottom="0.1041in" style:line-height-at-least="0.25in"/>
      <style:text-properties style:font-name="PT Sans" fo:color="#494747"/>
    </style:style>
    <style:style style:name="P15" style:parent-style-name="Textbody" style:family="paragraph">
      <style:paragraph-properties fo:margin-bottom="0.1041in" style:line-height-at-least="0.25in"/>
      <style:text-properties style:font-name="PT Sans" fo:color="#494747"/>
    </style:style>
    <style:style style:name="S2" style:family="section">
      <style:section-properties fo:margin-left="0in" fo:margin-right="0in" style:writing-mode="lr-tb"/>
    </style:style>
    <style:style style:name="P16" style:parent-style-name="Heading4" style:family="paragraph">
      <style:paragraph-properties fo:margin-top="0.25in" fo:margin-bottom="0in" style:line-height-at-least="0.25in"/>
      <style:text-properties style:font-name="PT Sans" fo:color="#313030"/>
    </style:style>
    <style:style style:name="P17" style:parent-style-name="Heading4" style:family="paragraph">
      <style:paragraph-properties fo:margin-top="0.25in" fo:margin-bottom="0in" style:line-height-at-least="0.25in"/>
      <style:text-properties style:font-name="PT Sans" fo:color="#313030"/>
    </style:style>
    <style:style style:name="P18" style:parent-style-name="Textbody" style:family="paragraph">
      <style:paragraph-properties fo:margin-bottom="0.25in" style:line-height-at-least="0.25in"/>
      <style:text-properties style:font-name="PT Sans" fo:color="#494747"/>
    </style:style>
    <style:style style:name="P19" style:parent-style-name="Textbody" style:family="paragraph">
      <style:paragraph-properties fo:margin-bottom="0.1041in" style:line-height-at-least="0.25in"/>
    </style:style>
    <style:style style:name="T20" style:parent-style-name="Emphasis" style:family="text">
      <style:text-properties style:font-name="PT Sans" fo:font-style="normal" style:font-style-asian="normal" fo:color="#494747"/>
    </style:style>
    <style:style style:name="T21" style:parent-style-name="DefaultParagraphFont" style:family="text">
      <style:text-properties style:font-name="PT Sans" fo:color="#494747"/>
    </style:style>
    <style:style style:name="P22" style:parent-style-name="Textbody" style:family="paragraph">
      <style:paragraph-properties fo:margin-bottom="0.1041in" style:line-height-at-least="0.25in"/>
      <style:text-properties style:font-name="PT Sans" fo:color="#494747"/>
    </style:style>
    <style:style style:name="P23" style:parent-style-name="Textbody" style:family="paragraph">
      <style:paragraph-properties fo:margin-top="0.25in" fo:margin-bottom="0.25in" style:line-height-at-least="0.25in"/>
    </style:style>
    <style:style style:name="T24" style:parent-style-name="DefaultParagraphFont" style:family="text">
      <style:text-properties style:font-name="PT Sans" fo:color="#494747"/>
    </style:style>
    <style:style style:name="T25" style:parent-style-name="Emphasis" style:family="text">
      <style:text-properties style:font-name="PT Sans" fo:font-style="normal" style:font-style-asian="normal" fo:color="#006CBC"/>
    </style:style>
    <style:style style:name="T26" style:parent-style-name="DefaultParagraphFont" style:family="text">
      <style:text-properties style:font-name="PT Sans" fo:color="#494747"/>
    </style:style>
    <style:style style:name="T27" style:parent-style-name="DefaultParagraphFont" style:family="text">
      <style:text-properties style:font-name="PT Sans" fo:color="#494747"/>
    </style:style>
    <style:style style:name="S3" style:family="section">
      <style:section-properties fo:margin-left="0in" fo:margin-right="0in" style:writing-mode="lr-tb"/>
    </style:style>
    <style:style style:name="P28" style:parent-style-name="Standard" style:family="paragraph">
      <style:paragraph-properties fo:text-align="justify" style:line-height-at-least="0.25in"/>
      <style:text-properties style:font-name="Open Sans" fo:color="#000000" fo:font-size="10.5pt" style:font-size-asian="10.5pt"/>
    </style:style>
    <style:style style:name="S4" style:family="section">
      <style:section-properties fo:margin-left="0in" fo:margin-right="0in" style:writing-mode="lr-tb"/>
    </style:style>
    <style:style style:name="P29" style:parent-style-name="Heading4" style:family="paragraph">
      <style:paragraph-properties fo:margin-top="0.25in" fo:margin-bottom="0in" style:line-height-at-least="0.25in"/>
    </style:style>
    <style:style style:name="P30" style:parent-style-name="Textbody" style:family="paragraph">
      <style:paragraph-properties fo:margin-bottom="0.25in" style:line-height-at-least="0.25in"/>
    </style:style>
    <style:style style:name="T31" style:parent-style-name="DefaultParagraphFont" style:family="text">
      <style:text-properties style:font-name="PT Sans" fo:color="#494747"/>
    </style:style>
    <style:style style:name="T32" style:parent-style-name="Emphasis" style:family="text">
      <style:text-properties style:font-name="PT Sans" fo:font-style="normal" style:font-style-asian="normal" fo:color="#494747"/>
    </style:style>
    <style:style style:name="T33" style:parent-style-name="DefaultParagraphFont" style:family="text">
      <style:text-properties style:font-name="PT Sans" fo:color="#494747"/>
    </style:style>
    <style:style style:name="P34" style:parent-style-name="Textbody" style:family="paragraph">
      <style:paragraph-properties fo:margin-bottom="0.1041in" style:line-height-at-least="0.25in"/>
    </style:style>
    <style:style style:name="T35" style:parent-style-name="DefaultParagraphFont" style:family="text">
      <style:text-properties style:font-name="PT Sans" fo:color="#494747"/>
    </style:style>
    <style:style style:name="T36" style:parent-style-name="Emphasis" style:family="text">
      <style:text-properties style:font-name="PT Sans" fo:font-style="normal" style:font-style-asian="normal" fo:color="#006CBC"/>
    </style:style>
    <style:style style:name="T37" style:parent-style-name="DefaultParagraphFont" style:family="text">
      <style:text-properties style:font-name="PT Sans" fo:color="#494747"/>
    </style:style>
    <style:style style:name="T38" style:parent-style-name="DefaultParagraphFont" style:family="text">
      <style:text-properties style:font-name="PT Sans" fo:color="#494747"/>
    </style:style>
    <style:style style:name="P39" style:parent-style-name="Textbody" style:family="paragraph">
      <style:paragraph-properties fo:margin-bottom="0.1041in" style:line-height-at-least="0.25in"/>
      <style:text-properties style:font-name="PT Sans" fo:color="#494747"/>
    </style:style>
    <style:style style:name="S5" style:family="section">
      <style:section-properties fo:margin-left="0in" fo:margin-right="0in" style:writing-mode="lr-tb"/>
    </style:style>
    <style:style style:name="S6" style:family="section">
      <style:section-properties fo:margin-left="0in" fo:margin-right="0in" style:writing-mode="lr-tb"/>
    </style:style>
    <style:style style:name="P40" style:parent-style-name="Standard" style:family="paragraph">
      <style:paragraph-properties fo:text-align="center" style:line-height-at-least="0.25in"/>
      <style:text-properties style:font-name="Open Sans" fo:color="#000000" fo:font-size="10.5pt" style:font-size-asian="10.5pt"/>
    </style:style>
    <style:style style:name="P41" style:parent-style-name="Standard" style:family="paragraph">
      <style:paragraph-properties fo:text-align="justify" style:line-height-at-least="0.25in"/>
      <style:text-properties style:font-name="Open Sans" fo:color="#000000" fo:font-size="10.5pt" style:font-size-asian="10.5pt"/>
    </style:style>
    <style:style style:name="P42" style:parent-style-name="Standard" style:family="paragraph">
      <style:paragraph-properties fo:text-align="justify" style:line-height-at-least="0.25in"/>
      <style:text-properties style:font-name="Open Sans" fo:color="#000000" fo:font-size="10.5pt" style:font-size-asian="10.5pt"/>
    </style:style>
    <style:style style:name="P43" style:parent-style-name="Standard" style:family="paragraph">
      <style:paragraph-properties fo:text-align="justify" style:line-height-at-least="0.25in"/>
    </style:style>
    <style:style style:name="T44" style:parent-style-name="DefaultParagraphFont" style:family="text">
      <style:text-properties style:font-name="Open Sans" fo:color="#000000" fo:font-size="10.5pt" style:font-size-asian="10.5pt"/>
    </style:style>
    <style:style style:name="P45" style:parent-style-name="Standard" style:family="paragraph">
      <style:paragraph-properties fo:text-align="justify" style:line-height-at-least="0.25in"/>
    </style:style>
    <style:style style:name="P46" style:parent-style-name="Heading2" style:family="paragraph">
      <style:paragraph-properties fo:text-align="justify" style:line-height-at-least="0.25in"/>
      <style:text-properties style:font-name="Open Sans" fo:font-weight="normal" style:font-weight-asian="normal" fo:color="#121214" fo:letter-spacing="-0.0104in"/>
    </style:style>
    <style:style style:name="P47" style:parent-style-name="Textbody" style:family="paragraph">
      <style:paragraph-properties fo:text-align="justify" style:line-height-at-least="0.25in"/>
      <style:text-properties style:font-name="Open Sans" fo:color="#000000" fo:font-size="10.5pt" style:font-size-asian="10.5pt"/>
    </style:style>
    <style:style style:name="P48" style:parent-style-name="Heading2" style:family="paragraph">
      <style:text-properties style:font-name="Open Sans" fo:font-weight="normal" style:font-weight-asian="normal" fo:color="#121214" fo:letter-spacing="-0.0104in"/>
    </style:style>
    <style:style style:name="P49" style:parent-style-name="Textbody" style:family="paragraph">
      <style:paragraph-properties fo:text-align="justify" style:line-height-at-least="0.25in"/>
      <style:text-properties style:font-name="Open Sans" fo:color="#000000" fo:font-size="10.5pt" style:font-size-asian="10.5pt"/>
    </style:style>
    <style:style style:name="P50" style:parent-style-name="Heading2" style:family="paragraph">
      <style:text-properties style:font-name="Open Sans" fo:font-weight="normal" style:font-weight-asian="normal" fo:color="#121214" fo:letter-spacing="-0.0104in"/>
    </style:style>
    <style:style style:name="P51" style:parent-style-name="Textbody" style:family="paragraph">
      <style:paragraph-properties fo:text-align="justify" style:line-height-at-least="0.25in"/>
      <style:text-properties style:font-name="Open Sans" fo:color="#000000" fo:font-size="10.5pt" style:font-size-asian="10.5pt"/>
    </style:style>
    <style:style style:name="P52" style:parent-style-name="Textbody" style:family="paragraph">
      <style:paragraph-properties fo:text-align="justify" style:line-height-at-least="0.25in"/>
      <style:text-properties style:font-name="Open Sans" fo:color="#000000" fo:font-size="10.5pt" style:font-size-asian="10.5pt"/>
    </style:style>
    <style:style style:name="TableColumn54" style:family="table-column">
      <style:table-column-properties style:column-width="1.0694in" style:use-optimal-column-width="false"/>
    </style:style>
    <style:style style:name="TableColumn55" style:family="table-column">
      <style:table-column-properties style:column-width="3.9854in" style:use-optimal-column-width="false"/>
    </style:style>
    <style:style style:name="Table53" style:family="table">
      <style:table-properties style:width="5.0548in" fo:margin-left="0.0125in" table:align="left"/>
    </style:style>
    <style:style style:name="TableRow56" style:family="table-row">
      <style:table-row-properties style:use-optimal-row-height="false"/>
    </style:style>
    <style:style style:name="TableCell57" style:family="table-cell">
      <style:table-cell-properties fo:border="none" fo:background-color="#EEEEEE" style:vertical-align="middle" fo:padding-top="0.0194in" fo:padding-left="0.0194in" fo:padding-bottom="0.0194in" fo:padding-right="0.0194in"/>
    </style:style>
    <style:style style:name="P58" style:parent-style-name="TableHeading" style:family="paragraph">
      <style:paragraph-properties fo:border="0.0034in solid #DDDDDD" fo:padding="0.0833in" style:shadow="none" fo:text-align="start" fo:line-height="140%"/>
    </style:style>
    <style:style style:name="TableCell59" style:family="table-cell">
      <style:table-cell-properties fo:border="none" fo:background-color="#EEEEEE" style:vertical-align="middle" fo:padding-top="0.0194in" fo:padding-left="0.0194in" fo:padding-bottom="0.0194in" fo:padding-right="0.0194in"/>
    </style:style>
    <style:style style:name="P60" style:parent-style-name="TableHeading" style:family="paragraph">
      <style:paragraph-properties fo:border="0.0034in solid #DDDDDD" fo:padding="0.0833in" style:shadow="none" fo:text-align="start" fo:line-height="140%"/>
    </style:style>
    <style:style style:name="TableRow61" style:family="table-row">
      <style:table-row-properties style:use-optimal-row-height="false"/>
    </style:style>
    <style:style style:name="TableCell62" style:family="table-cell">
      <style:table-cell-properties fo:border="none" style:vertical-align="middle" fo:padding-top="0.0194in" fo:padding-left="0.0194in" fo:padding-bottom="0.0194in" fo:padding-right="0.0194in"/>
    </style:style>
    <style:style style:name="P63" style:parent-style-name="TableContents" style:family="paragraph">
      <style:paragraph-properties fo:border="0.0034in solid #DDDDDD" fo:padding="0.0833in" style:shadow="none" fo:line-height="140%"/>
    </style:style>
    <style:style style:name="TableCell64" style:family="table-cell">
      <style:table-cell-properties fo:border="none" style:vertical-align="middle" fo:padding-top="0.0194in" fo:padding-left="0.0194in" fo:padding-bottom="0.0194in" fo:padding-right="0.0194in"/>
    </style:style>
    <style:style style:name="P65" style:parent-style-name="TableContents" style:family="paragraph">
      <style:paragraph-properties fo:border="0.0034in solid #DDDDDD" fo:padding="0.0833in" style:shadow="none" fo:line-height="140%"/>
    </style:style>
    <style:style style:name="TableRow66" style:family="table-row">
      <style:table-row-properties style:use-optimal-row-height="false"/>
    </style:style>
    <style:style style:name="TableCell67" style:family="table-cell">
      <style:table-cell-properties fo:border="none" style:vertical-align="middle" fo:padding-top="0.0194in" fo:padding-left="0.0194in" fo:padding-bottom="0.0194in" fo:padding-right="0.0194in"/>
    </style:style>
    <style:style style:name="P68" style:parent-style-name="TableContents" style:family="paragraph">
      <style:paragraph-properties fo:border="0.0034in solid #DDDDDD" fo:padding="0.0833in" style:shadow="none" fo:line-height="140%"/>
    </style:style>
    <style:style style:name="TableCell69" style:family="table-cell">
      <style:table-cell-properties fo:border="none" style:vertical-align="middle" fo:padding-top="0.0194in" fo:padding-left="0.0194in" fo:padding-bottom="0.0194in" fo:padding-right="0.0194in"/>
    </style:style>
    <style:style style:name="P70" style:parent-style-name="TableContents" style:family="paragraph">
      <style:paragraph-properties fo:border="0.0034in solid #DDDDDD" fo:padding="0.0833in" style:shadow="none" fo:line-height="140%"/>
    </style:style>
    <style:style style:name="TableRow71" style:family="table-row">
      <style:table-row-properties style:use-optimal-row-height="false"/>
    </style:style>
    <style:style style:name="TableCell72" style:family="table-cell">
      <style:table-cell-properties fo:border="none" style:vertical-align="middle" fo:padding-top="0.0194in" fo:padding-left="0.0194in" fo:padding-bottom="0.0194in" fo:padding-right="0.0194in"/>
    </style:style>
    <style:style style:name="P73" style:parent-style-name="TableContents" style:family="paragraph">
      <style:paragraph-properties fo:border="0.0034in solid #DDDDDD" fo:padding="0.0833in" style:shadow="none" fo:line-height="140%"/>
    </style:style>
    <style:style style:name="TableCell74" style:family="table-cell">
      <style:table-cell-properties fo:border="none" style:vertical-align="middle" fo:padding-top="0.0194in" fo:padding-left="0.0194in" fo:padding-bottom="0.0194in" fo:padding-right="0.0194in"/>
    </style:style>
    <style:style style:name="P75" style:parent-style-name="TableContents" style:family="paragraph">
      <style:paragraph-properties fo:border="0.0034in solid #DDDDDD" fo:padding="0.0833in" style:shadow="none" fo:line-height="140%"/>
    </style:style>
    <style:style style:name="TableRow76" style:family="table-row">
      <style:table-row-properties style:use-optimal-row-height="false"/>
    </style:style>
    <style:style style:name="TableCell77" style:family="table-cell">
      <style:table-cell-properties fo:border="none" style:vertical-align="middle" fo:padding-top="0.0194in" fo:padding-left="0.0194in" fo:padding-bottom="0.0194in" fo:padding-right="0.0194in"/>
    </style:style>
    <style:style style:name="P78" style:parent-style-name="TableContents" style:family="paragraph">
      <style:paragraph-properties fo:border="0.0034in solid #DDDDDD" fo:padding="0.0833in" style:shadow="none" fo:line-height="140%"/>
    </style:style>
    <style:style style:name="TableCell79" style:family="table-cell">
      <style:table-cell-properties fo:border="none" style:vertical-align="middle" fo:padding-top="0.0194in" fo:padding-left="0.0194in" fo:padding-bottom="0.0194in" fo:padding-right="0.0194in"/>
    </style:style>
    <style:style style:name="P80" style:parent-style-name="TableContents" style:family="paragraph">
      <style:paragraph-properties fo:border="0.0034in solid #DDDDDD" fo:padding="0.0833in" style:shadow="none" fo:line-height="140%"/>
    </style:style>
    <style:style style:name="TableRow81" style:family="table-row">
      <style:table-row-properties style:use-optimal-row-height="false"/>
    </style:style>
    <style:style style:name="TableCell82" style:family="table-cell">
      <style:table-cell-properties fo:border="none" style:vertical-align="middle" fo:padding-top="0.0194in" fo:padding-left="0.0194in" fo:padding-bottom="0.0194in" fo:padding-right="0.0194in"/>
    </style:style>
    <style:style style:name="P83" style:parent-style-name="TableContents" style:family="paragraph">
      <style:paragraph-properties fo:border="0.0034in solid #DDDDDD" fo:padding="0.0833in" style:shadow="none" fo:line-height="140%"/>
    </style:style>
    <style:style style:name="TableCell84" style:family="table-cell">
      <style:table-cell-properties fo:border="none" style:vertical-align="middle" fo:padding-top="0.0194in" fo:padding-left="0.0194in" fo:padding-bottom="0.0194in" fo:padding-right="0.0194in"/>
    </style:style>
    <style:style style:name="P85" style:parent-style-name="TableContents" style:family="paragraph">
      <style:paragraph-properties fo:border="0.0034in solid #DDDDDD" fo:padding="0.0833in" style:shadow="none" fo:line-height="140%"/>
    </style:style>
    <style:style style:name="TableRow86" style:family="table-row">
      <style:table-row-properties style:use-optimal-row-height="false"/>
    </style:style>
    <style:style style:name="TableCell87" style:family="table-cell">
      <style:table-cell-properties fo:border="none" style:vertical-align="middle" fo:padding-top="0.0194in" fo:padding-left="0.0194in" fo:padding-bottom="0.0194in" fo:padding-right="0.0194in"/>
    </style:style>
    <style:style style:name="P88" style:parent-style-name="TableContents" style:family="paragraph">
      <style:paragraph-properties fo:border="0.0034in solid #DDDDDD" fo:padding="0.0833in" style:shadow="none" fo:line-height="140%"/>
    </style:style>
    <style:style style:name="TableCell89" style:family="table-cell">
      <style:table-cell-properties fo:border="none" style:vertical-align="middle" fo:padding-top="0.0194in" fo:padding-left="0.0194in" fo:padding-bottom="0.0194in" fo:padding-right="0.0194in"/>
    </style:style>
    <style:style style:name="P90" style:parent-style-name="TableContents" style:family="paragraph">
      <style:paragraph-properties fo:border="0.0034in solid #DDDDDD" fo:padding="0.0833in" style:shadow="none" fo:line-height="140%"/>
    </style:style>
    <style:style style:name="TableRow91" style:family="table-row">
      <style:table-row-properties style:use-optimal-row-height="false"/>
    </style:style>
    <style:style style:name="TableCell92" style:family="table-cell">
      <style:table-cell-properties fo:border="none" fo:background-color="#EEEEEE" style:vertical-align="middle" fo:padding-top="0.0194in" fo:padding-left="0.0194in" fo:padding-bottom="0.0194in" fo:padding-right="0.0194in"/>
    </style:style>
    <style:style style:name="P93" style:parent-style-name="TableHeading" style:family="paragraph">
      <style:paragraph-properties fo:border="0.0034in solid #DDDDDD" fo:padding="0.0833in" style:shadow="none" fo:text-align="start" fo:line-height="140%"/>
    </style:style>
    <style:style style:name="TableRow94" style:family="table-row">
      <style:table-row-properties style:use-optimal-row-height="false"/>
    </style:style>
    <style:style style:name="TableCell95" style:family="table-cell">
      <style:table-cell-properties fo:border="none" style:vertical-align="middle" fo:padding-top="0.0194in" fo:padding-left="0.0194in" fo:padding-bottom="0.0194in" fo:padding-right="0.0194in"/>
    </style:style>
    <style:style style:name="P96" style:parent-style-name="TableContents" style:family="paragraph">
      <style:paragraph-properties fo:border="0.0034in solid #DDDDDD" fo:padding="0.0833in" style:shadow="none" fo:line-height="140%"/>
    </style:style>
    <style:style style:name="TableCell97" style:family="table-cell">
      <style:table-cell-properties fo:border="none" style:vertical-align="middle" fo:padding-top="0.0194in" fo:padding-left="0.0194in" fo:padding-bottom="0.0194in" fo:padding-right="0.0194in"/>
    </style:style>
    <style:style style:name="P98" style:parent-style-name="TableContents" style:family="paragraph">
      <style:paragraph-properties fo:border="0.0034in solid #DDDDDD" fo:padding="0.0833in" style:shadow="none" fo:line-height="140%"/>
    </style:style>
    <style:style style:name="TableRow99" style:family="table-row">
      <style:table-row-properties style:use-optimal-row-height="false"/>
    </style:style>
    <style:style style:name="TableCell100" style:family="table-cell">
      <style:table-cell-properties fo:border="none" style:vertical-align="middle" fo:padding-top="0.0194in" fo:padding-left="0.0194in" fo:padding-bottom="0.0194in" fo:padding-right="0.0194in"/>
    </style:style>
    <style:style style:name="P101" style:parent-style-name="TableContents" style:family="paragraph">
      <style:paragraph-properties fo:border="0.0034in solid #DDDDDD" fo:padding="0.0833in" style:shadow="none" fo:line-height="140%"/>
    </style:style>
    <style:style style:name="TableCell102" style:family="table-cell">
      <style:table-cell-properties fo:border="none" style:vertical-align="middle" fo:padding-top="0.0194in" fo:padding-left="0.0194in" fo:padding-bottom="0.0194in" fo:padding-right="0.0194in"/>
    </style:style>
    <style:style style:name="P103" style:parent-style-name="TableContents" style:family="paragraph">
      <style:paragraph-properties fo:border="0.0034in solid #DDDDDD" fo:padding="0.0833in" style:shadow="none" fo:line-height="140%"/>
    </style:style>
    <style:style style:name="P104" style:parent-style-name="Heading2" style:family="paragraph">
      <style:paragraph-properties fo:text-align="justify" style:line-height-at-least="0.25in"/>
    </style:style>
    <style:style style:name="P105" style:parent-style-name="Textbody" style:family="paragraph">
      <style:paragraph-properties fo:text-align="justify" style:line-height-at-least="0.25in"/>
      <style:text-properties style:font-name="Open Sans" fo:color="#000000" fo:font-size="10.5pt" style:font-size-asian="10.5pt"/>
    </style:style>
    <style:style style:name="P106" style:parent-style-name="PreformattedText" style:family="paragraph">
      <style:paragraph-properties fo:border="0.0034in solid #D6D6D6" fo:padding="0.0555in" style:shadow="none" fo:margin-bottom="0.1041in" style:line-height-at-least="0.1666in"/>
      <style:text-properties style:font-name="Menlo, Monaco, Consolas, 'Couri" fo:color="#666600" fo:font-size="9pt" style:font-size-asian="9pt"/>
    </style:style>
    <style:style style:name="P107" style:parent-style-name="PreformattedText" style:family="paragraph">
      <style:paragraph-properties fo:border="0.0034in solid #D6D6D6" fo:padding="0.0555in" style:shadow="none" fo:margin-bottom="0.1041in" style:line-height-at-least="0.1666in"/>
    </style:style>
    <style:style style:name="T108" style:parent-style-name="DefaultParagraphFont" style:family="text">
      <style:text-properties fo:color="#000000"/>
    </style:style>
    <style:style style:name="T109" style:parent-style-name="DefaultParagraphFont" style:family="text">
      <style:text-properties style:font-name="Menlo, Monaco, Consolas, 'Couri" fo:color="#000000" fo:font-size="9pt" style:font-size-asian="9pt"/>
    </style:style>
    <style:style style:name="T110" style:parent-style-name="DefaultParagraphFont" style:family="text">
      <style:text-properties style:font-name="Menlo, Monaco, Consolas, 'Couri" fo:color="#666600" fo:font-size="9pt" style:font-size-asian="9pt"/>
    </style:style>
    <style:style style:name="T111" style:parent-style-name="DefaultParagraphFont" style:family="text">
      <style:text-properties style:font-name="Menlo, Monaco, Consolas, 'Couri" fo:color="#000000" fo:font-size="9pt" style:font-size-asian="9pt"/>
    </style:style>
    <style:style style:name="T112" style:parent-style-name="DefaultParagraphFont" style:family="text">
      <style:text-properties style:font-name="Menlo, Monaco, Consolas, 'Couri" fo:color="#7F0055" fo:font-size="9pt" style:font-size-asian="9pt"/>
    </style:style>
    <style:style style:name="T113" style:parent-style-name="DefaultParagraphFont" style:family="text">
      <style:text-properties style:font-name="Menlo, Monaco, Consolas, 'Couri" fo:color="#666600" fo:font-size="9pt" style:font-size-asian="9pt"/>
    </style:style>
    <style:style style:name="T114" style:parent-style-name="DefaultParagraphFont" style:family="text">
      <style:text-properties style:font-name="Menlo, Monaco, Consolas, 'Couri" fo:color="#006666" fo:font-size="9pt" style:font-size-asian="9pt"/>
    </style:style>
    <style:style style:name="T115" style:parent-style-name="DefaultParagraphFont" style:family="text">
      <style:text-properties style:font-name="Menlo, Monaco, Consolas, 'Couri" fo:color="#666600" fo:font-size="9pt" style:font-size-asian="9pt"/>
    </style:style>
    <style:style style:name="P116" style:parent-style-name="PreformattedText" style:family="paragraph">
      <style:paragraph-properties fo:border="0.0034in solid #D6D6D6" fo:padding="0.0555in" style:shadow="none" fo:margin-bottom="0.1041in" style:line-height-at-least="0.1666in"/>
    </style:style>
    <style:style style:name="T117" style:parent-style-name="DefaultParagraphFont" style:family="text">
      <style:text-properties fo:color="#000000"/>
    </style:style>
    <style:style style:name="T118" style:parent-style-name="DefaultParagraphFont" style:family="text">
      <style:text-properties style:font-name="Menlo, Monaco, Consolas, 'Couri" fo:color="#000000" fo:font-size="9pt" style:font-size-asian="9pt"/>
    </style:style>
    <style:style style:name="T119" style:parent-style-name="DefaultParagraphFont" style:family="text">
      <style:text-properties style:font-name="Menlo, Monaco, Consolas, 'Couri" fo:color="#666600" fo:font-size="9pt" style:font-size-asian="9pt"/>
    </style:style>
    <style:style style:name="T120" style:parent-style-name="DefaultParagraphFont" style:family="text">
      <style:text-properties style:font-name="Menlo, Monaco, Consolas, 'Couri" fo:color="#000000" fo:font-size="9pt" style:font-size-asian="9pt"/>
    </style:style>
    <style:style style:name="T121" style:parent-style-name="DefaultParagraphFont" style:family="text">
      <style:text-properties style:font-name="Menlo, Monaco, Consolas, 'Couri" fo:color="#008800" fo:font-size="9pt" style:font-size-asian="9pt"/>
    </style:style>
    <style:style style:name="T122" style:parent-style-name="DefaultParagraphFont" style:family="text">
      <style:text-properties style:font-name="Menlo, Monaco, Consolas, 'Couri" fo:color="#666600" fo:font-size="9pt" style:font-size-asian="9pt"/>
    </style:style>
    <style:style style:name="P123" style:parent-style-name="PreformattedText" style:family="paragraph">
      <style:paragraph-properties fo:border="0.0034in solid #D6D6D6" fo:padding="0.0555in" style:shadow="none" fo:margin-bottom="0.1041in" style:line-height-at-least="0.1666in"/>
    </style:style>
    <style:style style:name="T124" style:parent-style-name="DefaultParagraphFont" style:family="text">
      <style:text-properties fo:color="#000000"/>
    </style:style>
    <style:style style:name="T125" style:parent-style-name="DefaultParagraphFont" style:family="text">
      <style:text-properties style:font-name="Menlo, Monaco, Consolas, 'Couri" fo:color="#000000" fo:font-size="9pt" style:font-size-asian="9pt"/>
    </style:style>
    <style:style style:name="T126" style:parent-style-name="DefaultParagraphFont" style:family="text">
      <style:text-properties style:font-name="Menlo, Monaco, Consolas, 'Couri" fo:color="#666600" fo:font-size="9pt" style:font-size-asian="9pt"/>
    </style:style>
    <style:style style:name="T127" style:parent-style-name="DefaultParagraphFont" style:family="text">
      <style:text-properties style:font-name="Menlo, Monaco, Consolas, 'Couri" fo:color="#000000" fo:font-size="9pt" style:font-size-asian="9pt"/>
    </style:style>
    <style:style style:name="T128" style:parent-style-name="DefaultParagraphFont" style:family="text">
      <style:text-properties style:font-name="Menlo, Monaco, Consolas, 'Couri" fo:color="#008800" fo:font-size="9pt" style:font-size-asian="9pt"/>
    </style:style>
    <style:style style:name="T129" style:parent-style-name="DefaultParagraphFont" style:family="text">
      <style:text-properties style:font-name="Menlo, Monaco, Consolas, 'Couri" fo:color="#666600" fo:font-size="9pt" style:font-size-asian="9pt"/>
    </style:style>
    <style:style style:name="P130" style:parent-style-name="PreformattedText" style:family="paragraph">
      <style:paragraph-properties fo:border="0.0034in solid #D6D6D6" fo:padding="0.0555in" style:shadow="none" fo:margin-bottom="0.1041in" style:line-height-at-least="0.1666in"/>
    </style:style>
    <style:style style:name="T131" style:parent-style-name="DefaultParagraphFont" style:family="text">
      <style:text-properties fo:color="#000000"/>
    </style:style>
    <style:style style:name="T132" style:parent-style-name="DefaultParagraphFont" style:family="text">
      <style:text-properties style:font-name="Menlo, Monaco, Consolas, 'Couri" fo:color="#000088" fo:font-size="9pt" style:font-size-asian="9pt"/>
    </style:style>
    <style:style style:name="T133" style:parent-style-name="DefaultParagraphFont" style:family="text">
      <style:text-properties style:font-name="Menlo, Monaco, Consolas, 'Couri" fo:color="#666600" fo:font-size="9pt" style:font-size-asian="9pt"/>
    </style:style>
    <style:style style:name="T134" style:parent-style-name="DefaultParagraphFont" style:family="text">
      <style:text-properties style:font-name="Menlo, Monaco, Consolas, 'Couri" fo:color="#000000" fo:font-size="9pt" style:font-size-asian="9pt"/>
    </style:style>
    <style:style style:name="T135" style:parent-style-name="DefaultParagraphFont" style:family="text">
      <style:text-properties style:font-name="Menlo, Monaco, Consolas, 'Couri" fo:color="#008800" fo:font-size="9pt" style:font-size-asian="9pt"/>
    </style:style>
    <style:style style:name="T136" style:parent-style-name="DefaultParagraphFont" style:family="text">
      <style:text-properties style:font-name="Menlo, Monaco, Consolas, 'Couri" fo:color="#666600" fo:font-size="9pt" style:font-size-asian="9pt"/>
    </style:style>
    <style:style style:name="P137" style:parent-style-name="PreformattedText" style:family="paragraph">
      <style:paragraph-properties fo:border="0.0034in solid #D6D6D6" fo:padding="0.0555in" style:shadow="none" fo:margin-bottom="0.1041in" style:line-height-at-least="0.1666in"/>
    </style:style>
    <style:style style:name="T138" style:parent-style-name="DefaultParagraphFont" style:family="text">
      <style:text-properties fo:color="#000000"/>
    </style:style>
    <style:style style:name="T139" style:parent-style-name="DefaultParagraphFont" style:family="text">
      <style:text-properties style:font-name="Menlo, Monaco, Consolas, 'Couri" fo:color="#000000" fo:font-size="9pt" style:font-size-asian="9pt"/>
    </style:style>
    <style:style style:name="T140" style:parent-style-name="DefaultParagraphFont" style:family="text">
      <style:text-properties style:font-name="Menlo, Monaco, Consolas, 'Couri" fo:color="#666600" fo:font-size="9pt" style:font-size-asian="9pt"/>
    </style:style>
    <style:style style:name="T141" style:parent-style-name="DefaultParagraphFont" style:family="text">
      <style:text-properties style:font-name="Menlo, Monaco, Consolas, 'Couri" fo:color="#000000" fo:font-size="9pt" style:font-size-asian="9pt"/>
    </style:style>
    <style:style style:name="T142" style:parent-style-name="DefaultParagraphFont" style:family="text">
      <style:text-properties style:font-name="Menlo, Monaco, Consolas, 'Couri" fo:color="#008800" fo:font-size="9pt" style:font-size-asian="9pt"/>
    </style:style>
    <style:style style:name="T143" style:parent-style-name="DefaultParagraphFont" style:family="text">
      <style:text-properties style:font-name="Menlo, Monaco, Consolas, 'Couri" fo:color="#666600" fo:font-size="9pt" style:font-size-asian="9pt"/>
    </style:style>
    <style:style style:name="P144" style:parent-style-name="PreformattedText" style:family="paragraph">
      <style:paragraph-properties fo:border="0.0034in solid #D6D6D6" fo:padding="0.0555in" style:shadow="none" fo:margin-bottom="0.1041in" style:line-height-at-least="0.1666in"/>
    </style:style>
    <style:style style:name="T145" style:parent-style-name="DefaultParagraphFont" style:family="text">
      <style:text-properties fo:color="#000000"/>
    </style:style>
    <style:style style:name="T146" style:parent-style-name="DefaultParagraphFont" style:family="text">
      <style:text-properties style:font-name="Menlo, Monaco, Consolas, 'Couri" fo:color="#000000" fo:font-size="9pt" style:font-size-asian="9pt"/>
    </style:style>
    <style:style style:name="T147" style:parent-style-name="DefaultParagraphFont" style:family="text">
      <style:text-properties style:font-name="Menlo, Monaco, Consolas, 'Couri" fo:color="#666600" fo:font-size="9pt" style:font-size-asian="9pt"/>
    </style:style>
    <style:style style:name="T148" style:parent-style-name="DefaultParagraphFont" style:family="text">
      <style:text-properties style:font-name="Menlo, Monaco, Consolas, 'Couri" fo:color="#000000" fo:font-size="9pt" style:font-size-asian="9pt"/>
    </style:style>
    <style:style style:name="T149" style:parent-style-name="DefaultParagraphFont" style:family="text">
      <style:text-properties style:font-name="Menlo, Monaco, Consolas, 'Couri" fo:color="#666600" fo:font-size="9pt" style:font-size-asian="9pt"/>
    </style:style>
    <style:style style:name="T150" style:parent-style-name="DefaultParagraphFont" style:family="text">
      <style:text-properties style:font-name="Menlo, Monaco, Consolas, 'Couri" fo:color="#008800" fo:font-size="9pt" style:font-size-asian="9pt"/>
    </style:style>
    <style:style style:name="T151" style:parent-style-name="DefaultParagraphFont" style:family="text">
      <style:text-properties style:font-name="Menlo, Monaco, Consolas, 'Couri" fo:color="#666600" fo:font-size="9pt" style:font-size-asian="9pt"/>
    </style:style>
    <style:style style:name="T152" style:parent-style-name="DefaultParagraphFont" style:family="text">
      <style:text-properties style:font-name="Menlo, Monaco, Consolas, 'Couri" fo:color="#000000" fo:font-size="9pt" style:font-size-asian="9pt"/>
    </style:style>
    <style:style style:name="T153" style:parent-style-name="DefaultParagraphFont" style:family="text">
      <style:text-properties style:font-name="Menlo, Monaco, Consolas, 'Couri" fo:color="#008800" fo:font-size="9pt" style:font-size-asian="9pt"/>
    </style:style>
    <style:style style:name="T154" style:parent-style-name="DefaultParagraphFont" style:family="text">
      <style:text-properties style:font-name="Menlo, Monaco, Consolas, 'Couri" fo:color="#666600" fo:font-size="9pt" style:font-size-asian="9pt"/>
    </style:style>
    <style:style style:name="T155" style:parent-style-name="DefaultParagraphFont" style:family="text">
      <style:text-properties style:font-name="Menlo, Monaco, Consolas, 'Couri" fo:color="#000000" fo:font-size="9pt" style:font-size-asian="9pt"/>
    </style:style>
    <style:style style:name="T156" style:parent-style-name="DefaultParagraphFont" style:family="text">
      <style:text-properties style:font-name="Menlo, Monaco, Consolas, 'Couri" fo:color="#008800" fo:font-size="9pt" style:font-size-asian="9pt"/>
    </style:style>
    <style:style style:name="T157" style:parent-style-name="DefaultParagraphFont" style:family="text">
      <style:text-properties style:font-name="Menlo, Monaco, Consolas, 'Couri" fo:color="#666600" fo:font-size="9pt" style:font-size-asian="9pt"/>
    </style:style>
    <style:style style:name="P158" style:parent-style-name="PreformattedText" style:family="paragraph">
      <style:paragraph-properties fo:border="0.0034in solid #D6D6D6" fo:padding="0.0555in" style:shadow="none" fo:margin-bottom="0.1041in" style:line-height-at-least="0.1666in"/>
    </style:style>
    <style:style style:name="T159" style:parent-style-name="DefaultParagraphFont" style:family="text">
      <style:text-properties style:font-name="Menlo, Monaco, Consolas, 'Couri" fo:color="#000000" fo:font-size="9pt" style:font-size-asian="9pt"/>
    </style:style>
    <style:style style:name="T160" style:parent-style-name="DefaultParagraphFont" style:family="text">
      <style:text-properties style:font-name="Menlo, Monaco, Consolas, 'Couri" fo:color="#666600" fo:font-size="9pt" style:font-size-asian="9pt"/>
    </style:style>
    <style:style style:name="T161" style:parent-style-name="DefaultParagraphFont" style:family="text">
      <style:text-properties style:font-name="Menlo, Monaco, Consolas, 'Couri" fo:color="#000000" fo:font-size="9pt" style:font-size-asian="9pt"/>
    </style:style>
    <style:style style:name="T162" style:parent-style-name="DefaultParagraphFont" style:family="text">
      <style:text-properties style:font-name="Menlo, Monaco, Consolas, 'Couri" fo:color="#006666" fo:font-size="9pt" style:font-size-asian="9pt"/>
    </style:style>
    <style:style style:name="T163" style:parent-style-name="DefaultParagraphFont" style:family="text">
      <style:text-properties style:font-name="Menlo, Monaco, Consolas, 'Couri" fo:color="#666600" fo:font-size="9pt" style:font-size-asian="9pt"/>
    </style:style>
    <style:style style:name="P164" style:parent-style-name="PreformattedText" style:family="paragraph">
      <style:paragraph-properties fo:border="0.0034in solid #D6D6D6" fo:padding="0.0555in" style:shadow="none" fo:margin-bottom="0.1041in" style:line-height-at-least="0.1666in"/>
    </style:style>
    <style:style style:name="T165" style:parent-style-name="DefaultParagraphFont" style:family="text">
      <style:text-properties style:font-name="Menlo, Monaco, Consolas, 'Couri" fo:color="#666600" fo:font-size="9pt" style:font-size-asian="9pt"/>
    </style:style>
    <style:style style:name="P166" style:parent-style-name="Standard" style:family="paragraph">
      <style:paragraph-properties fo:text-align="justify" style:line-height-at-least="0.25in"/>
    </style:style>
    <style:style style:name="P167" style:parent-style-name="Standard" style:family="paragraph">
      <style:paragraph-properties fo:text-align="justify" style:line-height-at-least="0.25in"/>
    </style:style>
    <style:style style:name="T168" style:parent-style-name="DefaultParagraphFont" style:family="text">
      <style:text-properties style:font-name="Open Sans" fo:font-weight="bold" style:font-weight-asian="bold" fo:color="#000000" fo:font-size="10.5pt" style:font-size-asian="10.5pt"/>
    </style:style>
    <style:style style:name="T169" style:parent-style-name="DefaultParagraphFont" style:family="text">
      <style:text-properties fo:color="#000000"/>
    </style:style>
    <style:style style:name="T170" style:parent-style-name="DefaultParagraphFont" style:family="text">
      <style:text-properties style:font-name="Open Sans" fo:color="#000000" fo:font-size="10.5pt" style:font-size-asian="10.5pt"/>
    </style:style>
    <style:style style:name="T171" style:parent-style-name="DefaultParagraphFont" style:family="text">
      <style:text-properties style:font-name="Open Sans" fo:color="#000000" fo:font-size="10.5pt" style:font-size-asian="10.5pt"/>
    </style:style>
    <style:style style:name="T172" style:parent-style-name="DefaultParagraphFont" style:family="text">
      <style:text-properties style:font-name="Open Sans" fo:color="#000000" fo:font-size="10.5pt" style:font-size-asian="10.5pt"/>
    </style:style>
    <style:style style:name="P173" style:parent-style-name="Standard" style:family="paragraph">
      <style:paragraph-properties fo:text-align="justify" style:line-height-at-least="0.25in"/>
    </style:style>
    <style:style style:name="P174" style:parent-style-name="Standard" style:family="paragraph">
      <style:paragraph-properties fo:text-align="justify" style:line-height-at-least="0.25in"/>
    </style:style>
    <style:style style:name="P175" style:parent-style-name="Textbody" style:family="paragraph">
      <style:paragraph-properties fo:text-align="justify" style:line-height-at-least="0.25in"/>
      <style:text-properties style:font-name="Open Sans" fo:color="#000000" fo:font-size="10.5pt" style:font-size-asian="10.5pt"/>
    </style:style>
    <style:style style:name="P176" style:parent-style-name="Textbody" style:family="paragraph">
      <style:paragraph-properties fo:text-align="justify" style:line-height-at-least="0.25in"/>
      <style:text-properties style:font-name="Open Sans" fo:color="#000000" fo:font-size="10.5pt" style:font-size-asian="10.5pt"/>
    </style:style>
    <style:style style:name="P177" style:parent-style-name="Heading2" style:family="paragraph">
      <style:text-properties style:font-name="Open Sans" fo:font-weight="normal" style:font-weight-asian="normal" fo:color="#121214" fo:letter-spacing="-0.0104in"/>
    </style:style>
    <style:style style:name="P178" style:parent-style-name="Textbody" style:family="paragraph">
      <style:paragraph-properties fo:text-align="justify" fo:margin-bottom="0.052in" style:line-height-at-least="0.25in"/>
      <style:text-properties style:font-name="Open Sans" fo:color="#000000" fo:font-size="10.5pt" style:font-size-asian="10.5pt"/>
    </style:style>
    <style:style style:name="P179" style:parent-style-name="Textbody" style:family="paragraph">
      <style:paragraph-properties fo:text-align="justify" fo:margin-bottom="0.052in" style:line-height-at-least="0.25in"/>
      <style:text-properties style:font-name="Open Sans" fo:color="#000000" fo:font-size="10.5pt" style:font-size-asian="10.5pt"/>
    </style:style>
    <style:style style:name="P180" style:parent-style-name="Textbody" style:family="paragraph">
      <style:paragraph-properties fo:text-align="justify" fo:margin-bottom="0.052in" style:line-height-at-least="0.25in"/>
      <style:text-properties style:font-name="Open Sans" fo:color="#000000" fo:font-size="10.5pt" style:font-size-asian="10.5pt"/>
    </style:style>
    <style:style style:name="P181" style:parent-style-name="Textbody" style:family="paragraph">
      <style:paragraph-properties fo:text-align="justify" fo:margin-bottom="0.052in" style:line-height-at-least="0.25in"/>
      <style:text-properties style:font-name="Open Sans" fo:color="#000000" fo:font-size="10.5pt" style:font-size-asian="10.5pt"/>
    </style:style>
    <style:style style:name="P182" style:parent-style-name="Textbody" style:family="paragraph">
      <style:paragraph-properties fo:text-align="justify" fo:margin-bottom="0.052in" style:line-height-at-least="0.25in"/>
      <style:text-properties style:font-name="Open Sans" fo:color="#000000" fo:font-size="10.5pt" style:font-size-asian="10.5pt"/>
    </style:style>
    <style:style style:name="P183" style:parent-style-name="Textbody" style:family="paragraph">
      <style:paragraph-properties fo:text-align="justify" fo:margin-bottom="0.052in" style:line-height-at-least="0.25in"/>
      <style:text-properties style:font-name="Open Sans" fo:color="#000000" fo:font-size="10.5pt" style:font-size-asian="10.5pt"/>
    </style:style>
    <style:style style:name="P184" style:parent-style-name="Textbody" style:family="paragraph">
      <style:paragraph-properties fo:text-align="justify" fo:margin-bottom="0.052in" style:line-height-at-least="0.25in"/>
      <style:text-properties style:font-name="Open Sans" fo:color="#000000" fo:font-size="10.5pt" style:font-size-asian="10.5pt"/>
    </style:style>
    <style:style style:name="P185" style:parent-style-name="Textbody" style:family="paragraph">
      <style:paragraph-properties fo:text-align="justify" fo:margin-bottom="0.052in" style:line-height-at-least="0.25in"/>
      <style:text-properties style:font-name="Open Sans" fo:color="#000000" fo:font-size="10.5pt" style:font-size-asian="10.5pt"/>
    </style:style>
    <style:style style:name="P186" style:parent-style-name="Heading2" style:family="paragraph">
      <style:text-properties style:font-name="Open Sans" fo:font-weight="normal" style:font-weight-asian="normal" fo:color="#121214" fo:letter-spacing="-0.0104in"/>
    </style:style>
    <style:style style:name="P187" style:parent-style-name="Textbody" style:family="paragraph">
      <style:paragraph-properties fo:margin-bottom="0.052in" style:line-height-at-least="0.25in"/>
      <style:text-properties style:font-name="Open Sans" fo:color="#000000" fo:font-size="10.5pt" style:font-size-asian="10.5pt"/>
    </style:style>
    <style:style style:name="P188" style:parent-style-name="Textbody" style:family="paragraph">
      <style:paragraph-properties fo:text-align="justify" fo:margin-bottom="0.052in" style:line-height-at-least="0.25in"/>
      <style:text-properties style:font-name="Open Sans" fo:color="#000000" fo:font-size="10.5pt" style:font-size-asian="10.5pt"/>
    </style:style>
    <style:style style:name="P189" style:parent-style-name="Textbody" style:family="paragraph">
      <style:paragraph-properties fo:text-align="justify" fo:margin-bottom="0.052in" style:line-height-at-least="0.25in"/>
      <style:text-properties style:font-name="Open Sans" fo:color="#000000" fo:font-size="10.5pt" style:font-size-asian="10.5pt"/>
    </style:style>
    <style:style style:name="P190" style:parent-style-name="Textbody" style:family="paragraph">
      <style:paragraph-properties fo:text-align="justify" fo:margin-bottom="0.052in" style:line-height-at-least="0.25in"/>
      <style:text-properties style:font-name="Open Sans" fo:color="#000000" fo:font-size="10.5pt" style:font-size-asian="10.5pt"/>
    </style:style>
    <style:style style:name="P191" style:parent-style-name="Textbody" style:family="paragraph">
      <style:paragraph-properties fo:text-align="justify" fo:margin-bottom="0.052in" style:line-height-at-least="0.25in"/>
      <style:text-properties style:font-name="Open Sans" fo:color="#000000" fo:font-size="10.5pt" style:font-size-asian="10.5pt"/>
    </style:style>
    <style:style style:name="P192" style:parent-style-name="Heading2" style:family="paragraph">
      <style:text-properties style:font-name="Open Sans" fo:font-weight="normal" style:font-weight-asian="normal" fo:color="#121214" fo:letter-spacing="-0.0104in"/>
    </style:style>
    <style:style style:name="P193" style:parent-style-name="Textbody" style:family="paragraph">
      <style:paragraph-properties fo:text-align="justify" fo:margin-bottom="0.052in" style:line-height-at-least="0.25in"/>
      <style:text-properties style:font-name="Open Sans" fo:color="#000000" fo:font-size="10.5pt" style:font-size-asian="10.5pt"/>
    </style:style>
    <style:style style:name="P194" style:parent-style-name="Textbody" style:family="paragraph">
      <style:paragraph-properties fo:text-align="justify" fo:margin-bottom="0.052in" style:line-height-at-least="0.25in"/>
      <style:text-properties style:font-name="Open Sans" fo:color="#000000" fo:font-size="10.5pt" style:font-size-asian="10.5pt"/>
    </style:style>
    <style:style style:name="P195" style:parent-style-name="Textbody" style:family="paragraph">
      <style:paragraph-properties fo:text-align="justify" fo:margin-bottom="0.052in" style:line-height-at-least="0.25in"/>
      <style:text-properties style:font-name="Open Sans" fo:color="#000000" fo:font-size="10.5pt" style:font-size-asian="10.5pt"/>
    </style:style>
    <style:style style:name="P196" style:parent-style-name="Standard" style:family="paragraph">
      <style:paragraph-properties fo:text-align="justify" style:line-height-at-least="0.25in"/>
    </style:style>
    <style:style style:name="P197" style:parent-style-name="Standard" style:family="paragraph">
      <style:paragraph-properties fo:text-align="justify" style:line-height-at-least="0.25in"/>
    </style:style>
    <style:style style:name="P198" style:parent-style-name="Standard" style:family="paragraph">
      <style:paragraph-properties fo:text-align="justify" style:line-height-at-least="0.25in"/>
    </style:style>
    <style:style style:name="T199" style:parent-style-name="DefaultParagraphFont" style:family="text">
      <style:text-properties style:font-name="Open Sans" fo:font-weight="bold" style:font-weight-asian="bold" fo:color="#459E36" fo:font-size="16pt" style:font-size-asian="16pt" style:font-size-complex="16pt"/>
    </style:style>
    <style:style style:name="P200" style:parent-style-name="Heading2" style:family="paragraph">
      <style:paragraph-properties fo:text-align="justify" style:line-height-at-least="0.25in"/>
      <style:text-properties style:font-name="Open Sans" fo:font-weight="normal" style:font-weight-asian="normal" fo:color="#121214" fo:letter-spacing="-0.0104in"/>
    </style:style>
    <style:style style:name="P201" style:parent-style-name="Textbody" style:family="paragraph">
      <style:paragraph-properties fo:text-align="justify" style:line-height-at-least="0.25in"/>
    </style:style>
    <style:style style:name="T202" style:parent-style-name="DefaultParagraphFont" style:family="text">
      <style:text-properties style:font-name="Open Sans" fo:color="#000000" fo:font-size="10.5pt" style:font-size-asian="10.5pt"/>
    </style:style>
    <style:style style:name="T203" style:parent-style-name="DefaultParagraphFont" style:family="text">
      <style:text-properties style:font-name="Open Sans" fo:color="#000000" fo:font-size="10.5pt" style:font-size-asian="10.5pt"/>
    </style:style>
    <style:style style:name="T204" style:parent-style-name="DefaultParagraphFont" style:family="text">
      <style:text-properties style:font-name="Open Sans" fo:font-weight="bold" style:font-weight-asian="bold" fo:color="#459E36" fo:font-size="10.5pt" style:font-size-asian="10.5pt"/>
    </style:style>
    <style:style style:name="T205" style:parent-style-name="DefaultParagraphFont" style:family="text">
      <style:text-properties style:font-name="Open Sans" fo:color="#000000" fo:font-size="10.5pt" style:font-size-asian="10.5pt"/>
    </style:style>
    <style:style style:name="P206" style:parent-style-name="PreformattedText" style:family="paragraph">
      <style:paragraph-properties fo:border="0.0034in solid #D6D6D6" fo:padding="0.0555in" style:shadow="none" fo:margin-bottom="0.1041in" style:line-height-at-least="0.1666in"/>
    </style:style>
    <style:style style:name="T207" style:parent-style-name="DefaultParagraphFont" style:family="text">
      <style:text-properties style:font-name="Menlo, Monaco, Consolas, 'Couri" fo:color="#000000" fo:font-size="9pt" style:font-size-asian="9pt"/>
    </style:style>
    <style:style style:name="T208" style:parent-style-name="DefaultParagraphFont" style:family="text">
      <style:text-properties style:font-name="Menlo, Monaco, Consolas, 'Couri" fo:color="#666600" fo:font-size="9pt" style:font-size-asian="9pt"/>
    </style:style>
    <style:style style:name="T209" style:parent-style-name="DefaultParagraphFont" style:family="text">
      <style:text-properties style:font-name="Menlo, Monaco, Consolas, 'Couri" fo:color="#000000" fo:font-size="9pt" style:font-size-asian="9pt"/>
    </style:style>
    <style:style style:name="T210" style:parent-style-name="DefaultParagraphFont" style:family="text">
      <style:text-properties style:font-name="Menlo, Monaco, Consolas, 'Couri" fo:color="#000000" fo:font-size="9pt" style:font-size-asian="9pt"/>
    </style:style>
    <style:style style:name="T211" style:parent-style-name="DefaultParagraphFont" style:family="text">
      <style:text-properties style:font-name="Menlo, Monaco, Consolas, 'Couri" fo:color="#000088" fo:font-size="9pt" style:font-size-asian="9pt"/>
    </style:style>
    <style:style style:name="T212" style:parent-style-name="DefaultParagraphFont" style:family="text">
      <style:text-properties style:font-name="Menlo, Monaco, Consolas, 'Couri" fo:color="#000000" fo:font-size="9pt" style:font-size-asian="9pt"/>
    </style:style>
    <style:style style:name="P213" style:parent-style-name="PreformattedText" style:family="paragraph">
      <style:paragraph-properties fo:border="0.0034in solid #D6D6D6" fo:padding="0.0555in" style:shadow="none" fo:margin-bottom="0.1041in" style:line-height-at-least="0.1666in"/>
      <style:text-properties style:font-name="Menlo, Monaco, Consolas, 'Couri" fo:color="#7F0055" fo:font-size="9pt" style:font-size-asian="9pt"/>
    </style:style>
    <style:style style:name="P214" style:parent-style-name="PreformattedText" style:family="paragraph">
      <style:paragraph-properties fo:border="0.0034in solid #D6D6D6" fo:padding="0.0555in" style:shadow="none" fo:margin-bottom="0.1041in" style:line-height-at-least="0.1666in"/>
    </style:style>
    <style:style style:name="T215" style:parent-style-name="DefaultParagraphFont" style:family="text">
      <style:text-properties style:font-name="Menlo, Monaco, Consolas, 'Couri" fo:color="#006666" fo:font-size="9pt" style:font-size-asian="9pt"/>
    </style:style>
    <style:style style:name="T216" style:parent-style-name="DefaultParagraphFont" style:family="text">
      <style:text-properties style:font-name="Menlo, Monaco, Consolas, 'Couri" fo:color="#666600" fo:font-size="9pt" style:font-size-asian="9pt"/>
    </style:style>
    <style:style style:name="T217" style:parent-style-name="DefaultParagraphFont" style:family="text">
      <style:text-properties style:font-name="Menlo, Monaco, Consolas, 'Couri" fo:color="#000000" fo:font-size="9pt" style:font-size-asian="9pt"/>
    </style:style>
    <style:style style:name="P218" style:parent-style-name="PreformattedText" style:family="paragraph">
      <style:paragraph-properties fo:border="0.0034in solid #D6D6D6" fo:padding="0.0555in" style:shadow="none" fo:margin-bottom="0.1041in" style:line-height-at-least="0.1666in"/>
    </style:style>
    <style:style style:name="T219" style:parent-style-name="DefaultParagraphFont" style:family="text">
      <style:text-properties style:font-name="Menlo, Monaco, Consolas, 'Couri" fo:color="#000000" fo:font-size="9pt" style:font-size-asian="9pt"/>
    </style:style>
    <style:style style:name="T220" style:parent-style-name="DefaultParagraphFont" style:family="text">
      <style:text-properties style:font-name="Menlo, Monaco, Consolas, 'Couri" fo:color="#666600" fo:font-size="9pt" style:font-size-asian="9pt"/>
    </style:style>
    <style:style style:name="T221" style:parent-style-name="DefaultParagraphFont" style:family="text">
      <style:text-properties style:font-name="Menlo, Monaco, Consolas, 'Couri" fo:color="#000000" fo:font-size="9pt" style:font-size-asian="9pt"/>
    </style:style>
    <style:style style:name="P222" style:parent-style-name="Textbody" style:family="paragraph">
      <style:paragraph-properties fo:text-align="justify" style:line-height-at-least="0.25in"/>
      <style:text-properties style:font-name="Open Sans" fo:color="#000000" fo:font-size="10.5pt" style:font-size-asian="10.5pt"/>
    </style:style>
    <style:style style:name="P223" style:parent-style-name="Textbody" style:family="paragraph">
      <style:paragraph-properties fo:text-align="justify" style:line-height-at-least="0.25in"/>
      <style:text-properties style:font-name="Open Sans" fo:color="#000000" fo:font-size="10.5pt" style:font-size-asian="10.5pt"/>
    </style:style>
    <style:style style:name="P224" style:parent-style-name="Textbody" style:family="paragraph">
      <style:paragraph-properties fo:text-align="justify" style:line-height-at-least="0.25in"/>
      <style:text-properties style:font-name="Open Sans" fo:color="#000000" fo:font-size="10.5pt" style:font-size-asian="10.5pt"/>
    </style:style>
    <style:style style:name="P225" style:parent-style-name="PreformattedText" style:family="paragraph">
      <style:paragraph-properties fo:border="0.0034in solid #D6D6D6" fo:padding="0.0555in" style:shadow="none" fo:margin-bottom="0.1041in" style:line-height-at-least="0.1666in"/>
    </style:style>
    <style:style style:name="T226" style:parent-style-name="DefaultParagraphFont" style:family="text">
      <style:text-properties style:font-name="Menlo, Monaco, Consolas, 'Couri" fo:color="#000000" fo:font-size="9pt" style:font-size-asian="9pt"/>
    </style:style>
    <style:style style:name="T227" style:parent-style-name="DefaultParagraphFont" style:family="text">
      <style:text-properties style:font-name="Menlo, Monaco, Consolas, 'Couri" fo:color="#666600" fo:font-size="9pt" style:font-size-asian="9pt"/>
    </style:style>
    <style:style style:name="T228" style:parent-style-name="DefaultParagraphFont" style:family="text">
      <style:text-properties style:font-name="Menlo, Monaco, Consolas, 'Couri" fo:color="#000000" fo:font-size="9pt" style:font-size-asian="9pt"/>
    </style:style>
    <style:style style:name="T229" style:parent-style-name="DefaultParagraphFont" style:family="text">
      <style:text-properties style:font-name="Menlo, Monaco, Consolas, 'Couri" fo:color="#666600" fo:font-size="9pt" style:font-size-asian="9pt"/>
    </style:style>
    <style:style style:name="T230" style:parent-style-name="DefaultParagraphFont" style:family="text">
      <style:text-properties style:font-name="Menlo, Monaco, Consolas, 'Couri" fo:color="#000000" fo:font-size="9pt" style:font-size-asian="9pt"/>
    </style:style>
    <style:style style:name="T231" style:parent-style-name="DefaultParagraphFont" style:family="text">
      <style:text-properties style:font-name="Menlo, Monaco, Consolas, 'Couri" fo:color="#666600" fo:font-size="9pt" style:font-size-asian="9pt"/>
    </style:style>
    <style:style style:name="T232" style:parent-style-name="DefaultParagraphFont" style:family="text">
      <style:text-properties style:font-name="Menlo, Monaco, Consolas, 'Couri" fo:color="#000000" fo:font-size="9pt" style:font-size-asian="9pt"/>
    </style:style>
    <style:style style:name="P233" style:parent-style-name="PreformattedText" style:family="paragraph">
      <style:paragraph-properties fo:border="0.0034in solid #D6D6D6" fo:padding="0.0555in" style:shadow="none" fo:margin-bottom="0.1041in" style:line-height-at-least="0.1666in"/>
    </style:style>
    <style:style style:name="T234" style:parent-style-name="DefaultParagraphFont" style:family="text">
      <style:text-properties fo:color="#000000"/>
    </style:style>
    <style:style style:name="T235" style:parent-style-name="DefaultParagraphFont" style:family="text">
      <style:text-properties style:font-name="Menlo, Monaco, Consolas, 'Couri" fo:color="#006666" fo:font-size="9pt" style:font-size-asian="9pt"/>
    </style:style>
    <style:style style:name="T236" style:parent-style-name="DefaultParagraphFont" style:family="text">
      <style:text-properties style:font-name="Menlo, Monaco, Consolas, 'Couri" fo:color="#000000" fo:font-size="9pt" style:font-size-asian="9pt"/>
    </style:style>
    <style:style style:name="T237" style:parent-style-name="DefaultParagraphFont" style:family="text">
      <style:text-properties style:font-name="Menlo, Monaco, Consolas, 'Couri" fo:color="#666600" fo:font-size="9pt" style:font-size-asian="9pt"/>
    </style:style>
    <style:style style:name="T238" style:parent-style-name="DefaultParagraphFont" style:family="text">
      <style:text-properties style:font-name="Menlo, Monaco, Consolas, 'Couri" fo:color="#000000" fo:font-size="9pt" style:font-size-asian="9pt"/>
    </style:style>
    <style:style style:name="T239" style:parent-style-name="DefaultParagraphFont" style:family="text">
      <style:text-properties style:font-name="Menlo, Monaco, Consolas, 'Couri" fo:color="#666600" fo:font-size="9pt" style:font-size-asian="9pt"/>
    </style:style>
    <style:style style:name="T240" style:parent-style-name="DefaultParagraphFont" style:family="text">
      <style:text-properties style:font-name="Menlo, Monaco, Consolas, 'Couri" fo:color="#000000" fo:font-size="9pt" style:font-size-asian="9pt"/>
    </style:style>
    <style:style style:name="T241" style:parent-style-name="DefaultParagraphFont" style:family="text">
      <style:text-properties style:font-name="Menlo, Monaco, Consolas, 'Couri" fo:color="#666600" fo:font-size="9pt" style:font-size-asian="9pt"/>
    </style:style>
    <style:style style:name="P242" style:parent-style-name="PreformattedText" style:family="paragraph">
      <style:paragraph-properties fo:border="0.0034in solid #D6D6D6" fo:padding="0.0555in" style:shadow="none" fo:margin-bottom="0.1041in" style:line-height-at-least="0.1666in"/>
    </style:style>
    <style:style style:name="T243" style:parent-style-name="DefaultParagraphFont" style:family="text">
      <style:text-properties style:font-name="Menlo, Monaco, Consolas, 'Couri" fo:color="#000000" fo:font-size="9pt" style:font-size-asian="9pt"/>
    </style:style>
    <style:style style:name="T244" style:parent-style-name="DefaultParagraphFont" style:family="text">
      <style:text-properties style:font-name="Menlo, Monaco, Consolas, 'Couri" fo:color="#666600" fo:font-size="9pt" style:font-size-asian="9pt"/>
    </style:style>
    <style:style style:name="T245" style:parent-style-name="DefaultParagraphFont" style:family="text">
      <style:text-properties style:font-name="Menlo, Monaco, Consolas, 'Couri" fo:color="#000000" fo:font-size="9pt" style:font-size-asian="9pt"/>
    </style:style>
    <style:style style:name="P246" style:parent-style-name="Textbody" style:family="paragraph">
      <style:paragraph-properties fo:text-align="justify" style:line-height-at-least="0.25in"/>
    </style:style>
    <style:style style:name="T247" style:parent-style-name="DefaultParagraphFont" style:family="text">
      <style:text-properties style:font-name="Open Sans" fo:color="#000000" fo:font-size="10.5pt" style:font-size-asian="10.5pt"/>
    </style:style>
    <style:style style:name="T248" style:parent-style-name="DefaultParagraphFont" style:family="text">
      <style:text-properties style:font-name="Open Sans" fo:font-weight="bold" style:font-weight-asian="bold" fo:color="#000000" fo:font-size="10.5pt" style:font-size-asian="10.5pt"/>
    </style:style>
    <style:style style:name="T249" style:parent-style-name="DefaultParagraphFont" style:family="text">
      <style:text-properties style:font-name="Open Sans" fo:color="#000000" fo:font-size="10.5pt" style:font-size-asian="10.5pt"/>
    </style:style>
    <style:style style:name="P250" style:parent-style-name="Textbody" style:family="paragraph">
      <style:paragraph-properties fo:text-align="justify" style:line-height-at-least="0.25in"/>
      <style:text-properties style:font-name="Open Sans" fo:color="#000000" fo:font-size="10.5pt" style:font-size-asian="10.5pt"/>
    </style:style>
    <style:style style:name="P251" style:parent-style-name="PreformattedText" style:family="paragraph">
      <style:paragraph-properties fo:border="0.0034in solid #D6D6D6" fo:padding="0.0555in" style:shadow="none" fo:margin-bottom="0.1041in" style:line-height-at-least="0.1666in"/>
    </style:style>
    <style:style style:name="T252" style:parent-style-name="DefaultParagraphFont" style:family="text">
      <style:text-properties style:font-name="Menlo, Monaco, Consolas, 'Couri" fo:color="#000000" fo:font-size="9pt" style:font-size-asian="9pt"/>
    </style:style>
    <style:style style:name="T253" style:parent-style-name="DefaultParagraphFont" style:family="text">
      <style:text-properties style:font-name="Menlo, Monaco, Consolas, 'Couri" fo:color="#666600" fo:font-size="9pt" style:font-size-asian="9pt"/>
    </style:style>
    <style:style style:name="T254" style:parent-style-name="DefaultParagraphFont" style:family="text">
      <style:text-properties style:font-name="Menlo, Monaco, Consolas, 'Couri" fo:color="#000000" fo:font-size="9pt" style:font-size-asian="9pt"/>
    </style:style>
    <style:style style:name="P255" style:parent-style-name="PreformattedText" style:family="paragraph">
      <style:paragraph-properties fo:border="0.0034in solid #D6D6D6" fo:padding="0.0555in" style:shadow="none" fo:margin-bottom="0.1041in" style:line-height-at-least="0.1666in"/>
    </style:style>
    <style:style style:name="T256" style:parent-style-name="DefaultParagraphFont" style:family="text">
      <style:text-properties style:font-name="Menlo, Monaco, Consolas, 'Couri" fo:color="#000000" fo:font-size="9pt" style:font-size-asian="9pt"/>
    </style:style>
    <style:style style:name="T257" style:parent-style-name="DefaultParagraphFont" style:family="text">
      <style:text-properties style:font-name="Menlo, Monaco, Consolas, 'Couri" fo:color="#666600" fo:font-size="9pt" style:font-size-asian="9pt"/>
    </style:style>
    <style:style style:name="T258" style:parent-style-name="DefaultParagraphFont" style:family="text">
      <style:text-properties style:font-name="Menlo, Monaco, Consolas, 'Couri" fo:color="#000000" fo:font-size="9pt" style:font-size-asian="9pt"/>
    </style:style>
    <style:style style:name="P259" style:parent-style-name="Textbody" style:family="paragraph">
      <style:paragraph-properties fo:text-align="justify" style:line-height-at-least="0.25in"/>
    </style:style>
    <style:style style:name="T260" style:parent-style-name="DefaultParagraphFont" style:family="text">
      <style:text-properties style:font-name="Open Sans" fo:color="#000000" fo:font-size="10.5pt" style:font-size-asian="10.5pt"/>
    </style:style>
    <style:style style:name="T261" style:parent-style-name="DefaultParagraphFont" style:family="text">
      <style:text-properties style:font-name="Open Sans" fo:font-weight="bold" style:font-weight-asian="bold" fo:color="#000000" fo:font-size="10.5pt" style:font-size-asian="10.5pt"/>
    </style:style>
    <style:style style:name="T262" style:parent-style-name="DefaultParagraphFont" style:family="text">
      <style:text-properties style:font-name="Open Sans" fo:color="#000000" fo:font-size="10.5pt" style:font-size-asian="10.5pt"/>
    </style:style>
    <style:style style:name="T263" style:parent-style-name="DefaultParagraphFont" style:family="text">
      <style:text-properties style:font-name="Open Sans" fo:color="#000000" fo:font-size="10.5pt" style:font-size-asian="10.5pt"/>
    </style:style>
    <style:style style:name="P264" style:parent-style-name="Textbody" style:family="paragraph">
      <style:paragraph-properties fo:text-align="justify" style:line-height-at-least="0.25in"/>
    </style:style>
    <style:style style:name="T265" style:parent-style-name="DefaultParagraphFont" style:family="text">
      <style:text-properties style:font-name="Open Sans" fo:color="#000000" fo:font-size="10.5pt" style:font-size-asian="10.5pt"/>
    </style:style>
    <style:style style:name="T266" style:parent-style-name="DefaultParagraphFont" style:family="text">
      <style:text-properties style:font-name="Open Sans" fo:font-weight="bold" style:font-weight-asian="bold" fo:color="#000000" fo:font-size="10.5pt" style:font-size-asian="10.5pt"/>
    </style:style>
    <style:style style:name="P267" style:parent-style-name="PreformattedText" style:family="paragraph">
      <style:paragraph-properties fo:border="0.0034in solid #D6D6D6" fo:padding="0.0555in" style:shadow="none" fo:margin-bottom="0.1041in" style:line-height-at-least="0.1666in"/>
    </style:style>
    <style:style style:name="T268" style:parent-style-name="DefaultParagraphFont" style:family="text">
      <style:text-properties style:font-name="Menlo, Monaco, Consolas, 'Couri" fo:color="#000000" fo:font-size="9pt" style:font-size-asian="9pt"/>
    </style:style>
    <style:style style:name="T269" style:parent-style-name="DefaultParagraphFont" style:family="text">
      <style:text-properties style:font-name="Menlo, Monaco, Consolas, 'Couri" fo:color="#666600" fo:font-size="9pt" style:font-size-asian="9pt"/>
    </style:style>
    <style:style style:name="T270" style:parent-style-name="DefaultParagraphFont" style:family="text">
      <style:text-properties style:font-name="Menlo, Monaco, Consolas, 'Couri" fo:color="#000000" fo:font-size="9pt" style:font-size-asian="9pt"/>
    </style:style>
    <style:style style:name="T271" style:parent-style-name="DefaultParagraphFont" style:family="text">
      <style:text-properties style:font-name="Menlo, Monaco, Consolas, 'Couri" fo:color="#666600" fo:font-size="9pt" style:font-size-asian="9pt"/>
    </style:style>
    <style:style style:name="T272" style:parent-style-name="DefaultParagraphFont" style:family="text">
      <style:text-properties style:font-name="Menlo, Monaco, Consolas, 'Couri" fo:color="#000000" fo:font-size="9pt" style:font-size-asian="9pt"/>
    </style:style>
    <style:style style:name="T273" style:parent-style-name="DefaultParagraphFont" style:family="text">
      <style:text-properties style:font-name="Menlo, Monaco, Consolas, 'Couri" fo:color="#666600" fo:font-size="9pt" style:font-size-asian="9pt"/>
    </style:style>
    <style:style style:name="P274" style:parent-style-name="PreformattedText" style:family="paragraph">
      <style:paragraph-properties fo:border="0.0034in solid #D6D6D6" fo:padding="0.0555in" style:shadow="none" fo:margin-bottom="0.1041in" style:line-height-at-least="0.1666in"/>
    </style:style>
    <style:style style:name="T275" style:parent-style-name="DefaultParagraphFont" style:family="text">
      <style:text-properties style:font-name="Menlo, Monaco, Consolas, 'Couri" fo:color="#000000" fo:font-size="9pt" style:font-size-asian="9pt"/>
    </style:style>
    <style:style style:name="T276" style:parent-style-name="DefaultParagraphFont" style:family="text">
      <style:text-properties style:font-name="Menlo, Monaco, Consolas, 'Couri" fo:color="#666600" fo:font-size="9pt" style:font-size-asian="9pt"/>
    </style:style>
    <style:style style:name="T277" style:parent-style-name="DefaultParagraphFont" style:family="text">
      <style:text-properties style:font-name="Menlo, Monaco, Consolas, 'Couri" fo:color="#000000" fo:font-size="9pt" style:font-size-asian="9pt"/>
    </style:style>
    <style:style style:name="T278" style:parent-style-name="DefaultParagraphFont" style:family="text">
      <style:text-properties style:font-name="Menlo, Monaco, Consolas, 'Couri" fo:color="#008800" fo:font-size="9pt" style:font-size-asian="9pt"/>
    </style:style>
    <style:style style:name="P279" style:parent-style-name="PreformattedText" style:family="paragraph">
      <style:paragraph-properties fo:border="0.0034in solid #D6D6D6" fo:padding="0.0555in" style:shadow="none" fo:margin-bottom="0.1041in" style:line-height-at-least="0.1666in"/>
    </style:style>
    <style:style style:name="T280" style:parent-style-name="DefaultParagraphFont" style:family="text">
      <style:text-properties style:font-name="Menlo, Monaco, Consolas, 'Couri" fo:color="#000000" fo:font-size="9pt" style:font-size-asian="9pt"/>
    </style:style>
    <style:style style:name="T281" style:parent-style-name="DefaultParagraphFont" style:family="text">
      <style:text-properties style:font-name="Menlo, Monaco, Consolas, 'Couri" fo:color="#666600" fo:font-size="9pt" style:font-size-asian="9pt"/>
    </style:style>
    <style:style style:name="T282" style:parent-style-name="DefaultParagraphFont" style:family="text">
      <style:text-properties style:font-name="Menlo, Monaco, Consolas, 'Couri" fo:color="#000000" fo:font-size="9pt" style:font-size-asian="9pt"/>
    </style:style>
    <style:style style:name="T283" style:parent-style-name="DefaultParagraphFont" style:family="text">
      <style:text-properties style:font-name="Menlo, Monaco, Consolas, 'Couri" fo:color="#666600" fo:font-size="9pt" style:font-size-asian="9pt"/>
    </style:style>
    <style:style style:name="T284" style:parent-style-name="DefaultParagraphFont" style:family="text">
      <style:text-properties style:font-name="Menlo, Monaco, Consolas, 'Couri" fo:color="#000000" fo:font-size="9pt" style:font-size-asian="9pt"/>
    </style:style>
    <style:style style:name="P285" style:parent-style-name="PreformattedText" style:family="paragraph">
      <style:paragraph-properties fo:border="0.0034in solid #D6D6D6" fo:padding="0.0555in" style:shadow="none" fo:margin-bottom="0.1041in" style:line-height-at-least="0.1666in"/>
    </style:style>
    <style:style style:name="T286" style:parent-style-name="DefaultParagraphFont" style:family="text">
      <style:text-properties style:font-name="Menlo, Monaco, Consolas, 'Couri" fo:color="#000000" fo:font-size="9pt" style:font-size-asian="9pt"/>
    </style:style>
    <style:style style:name="T287" style:parent-style-name="DefaultParagraphFont" style:family="text">
      <style:text-properties style:font-name="Menlo, Monaco, Consolas, 'Couri" fo:color="#666600" fo:font-size="9pt" style:font-size-asian="9pt"/>
    </style:style>
    <style:style style:name="T288" style:parent-style-name="DefaultParagraphFont" style:family="text">
      <style:text-properties style:font-name="Menlo, Monaco, Consolas, 'Couri" fo:color="#000000" fo:font-size="9pt" style:font-size-asian="9pt"/>
    </style:style>
    <style:style style:name="T289" style:parent-style-name="DefaultParagraphFont" style:family="text">
      <style:text-properties style:font-name="Menlo, Monaco, Consolas, 'Couri" fo:color="#666600" fo:font-size="9pt" style:font-size-asian="9pt"/>
    </style:style>
    <style:style style:name="T290" style:parent-style-name="DefaultParagraphFont" style:family="text">
      <style:text-properties style:font-name="Menlo, Monaco, Consolas, 'Couri" fo:color="#000000" fo:font-size="9pt" style:font-size-asian="9pt"/>
    </style:style>
    <style:style style:name="P291" style:parent-style-name="PreformattedText" style:family="paragraph">
      <style:paragraph-properties fo:border="0.0034in solid #D6D6D6" fo:padding="0.0555in" style:shadow="none" fo:margin-bottom="0.1041in" style:line-height-at-least="0.1666in"/>
    </style:style>
    <style:style style:name="T292" style:parent-style-name="DefaultParagraphFont" style:family="text">
      <style:text-properties style:font-name="Menlo, Monaco, Consolas, 'Couri" fo:color="#000000" fo:font-size="9pt" style:font-size-asian="9pt"/>
    </style:style>
    <style:style style:name="T293" style:parent-style-name="DefaultParagraphFont" style:family="text">
      <style:text-properties style:font-name="Menlo, Monaco, Consolas, 'Couri" fo:color="#666600" fo:font-size="9pt" style:font-size-asian="9pt"/>
    </style:style>
    <style:style style:name="T294" style:parent-style-name="DefaultParagraphFont" style:family="text">
      <style:text-properties style:font-name="Menlo, Monaco, Consolas, 'Couri" fo:color="#000000" fo:font-size="9pt" style:font-size-asian="9pt"/>
    </style:style>
    <style:style style:name="T295" style:parent-style-name="DefaultParagraphFont" style:family="text">
      <style:text-properties style:font-name="Menlo, Monaco, Consolas, 'Couri" fo:color="#000088" fo:font-size="9pt" style:font-size-asian="9pt"/>
    </style:style>
    <style:style style:name="T296" style:parent-style-name="DefaultParagraphFont" style:family="text">
      <style:text-properties style:font-name="Menlo, Monaco, Consolas, 'Couri" fo:color="#666600" fo:font-size="9pt" style:font-size-asian="9pt"/>
    </style:style>
    <style:style style:name="T297" style:parent-style-name="DefaultParagraphFont" style:family="text">
      <style:text-properties style:font-name="Menlo, Monaco, Consolas, 'Couri" fo:color="#000000" fo:font-size="9pt" style:font-size-asian="9pt"/>
    </style:style>
    <style:style style:name="T298" style:parent-style-name="DefaultParagraphFont" style:family="text">
      <style:text-properties style:font-name="Menlo, Monaco, Consolas, 'Couri" fo:color="#666600" fo:font-size="9pt" style:font-size-asian="9pt"/>
    </style:style>
    <style:style style:name="T299" style:parent-style-name="DefaultParagraphFont" style:family="text">
      <style:text-properties style:font-name="Menlo, Monaco, Consolas, 'Couri" fo:color="#000000" fo:font-size="9pt" style:font-size-asian="9pt"/>
    </style:style>
    <style:style style:name="T300" style:parent-style-name="DefaultParagraphFont" style:family="text">
      <style:text-properties style:font-name="Menlo, Monaco, Consolas, 'Couri" fo:color="#666600" fo:font-size="9pt" style:font-size-asian="9pt"/>
    </style:style>
    <style:style style:name="T301" style:parent-style-name="DefaultParagraphFont" style:family="text">
      <style:text-properties style:font-name="Menlo, Monaco, Consolas, 'Couri" fo:color="#000000" fo:font-size="9pt" style:font-size-asian="9pt"/>
    </style:style>
    <style:style style:name="T302" style:parent-style-name="DefaultParagraphFont" style:family="text">
      <style:text-properties style:font-name="Menlo, Monaco, Consolas, 'Couri" fo:color="#008800" fo:font-size="9pt" style:font-size-asian="9pt"/>
    </style:style>
    <style:style style:name="P303" style:parent-style-name="Textbody" style:family="paragraph">
      <style:paragraph-properties fo:text-align="justify" style:line-height-at-least="0.25in"/>
    </style:style>
    <style:style style:name="T304" style:parent-style-name="DefaultParagraphFont" style:family="text">
      <style:text-properties style:font-name="Open Sans" fo:color="#000000" fo:font-size="10.5pt" style:font-size-asian="10.5pt"/>
    </style:style>
    <style:style style:name="T305" style:parent-style-name="DefaultParagraphFont" style:family="text">
      <style:text-properties style:font-name="Open Sans" fo:font-weight="bold" style:font-weight-asian="bold" fo:color="#000000" fo:font-size="10.5pt" style:font-size-asian="10.5pt"/>
    </style:style>
    <style:style style:name="T306" style:parent-style-name="DefaultParagraphFont" style:family="text">
      <style:text-properties style:font-name="Open Sans" fo:color="#000000" fo:font-size="10.5pt" style:font-size-asian="10.5pt"/>
    </style:style>
    <style:style style:name="P307" style:parent-style-name="Textbody" style:family="paragraph">
      <style:paragraph-properties fo:text-align="justify" style:line-height-at-least="0.25in"/>
      <style:text-properties style:font-name="Open Sans" fo:color="#000000" fo:font-size="10.5pt" style:font-size-asian="10.5pt"/>
    </style:style>
    <style:style style:name="P308" style:parent-style-name="PreformattedText" style:family="paragraph">
      <style:paragraph-properties fo:border="0.0034in solid #D6D6D6" fo:padding="0.0555in" style:shadow="none" fo:margin-bottom="0.1041in" style:line-height-at-least="0.1666in"/>
      <style:text-properties fo:color="#000000"/>
    </style:style>
    <style:style style:name="P309" style:parent-style-name="PreformattedText" style:family="paragraph">
      <style:paragraph-properties fo:border="0.0034in solid #D6D6D6" fo:padding="0.0555in" style:shadow="none" fo:margin-bottom="0.1041in" style:line-height-at-least="0.1666in"/>
    </style:style>
    <style:style style:name="T310" style:parent-style-name="DefaultParagraphFont" style:family="text">
      <style:text-properties style:font-name="Menlo, Monaco, Consolas, 'Couri" fo:color="#000000" fo:font-size="9pt" style:font-size-asian="9pt"/>
    </style:style>
    <style:style style:name="T311" style:parent-style-name="DefaultParagraphFont" style:family="text">
      <style:text-properties style:font-name="Menlo, Monaco, Consolas, 'Couri" fo:color="#666600" fo:font-size="9pt" style:font-size-asian="9pt"/>
    </style:style>
    <style:style style:name="T312" style:parent-style-name="DefaultParagraphFont" style:family="text">
      <style:text-properties style:font-name="Menlo, Monaco, Consolas, 'Couri" fo:color="#000000" fo:font-size="9pt" style:font-size-asian="9pt"/>
    </style:style>
    <style:style style:name="T313" style:parent-style-name="DefaultParagraphFont" style:family="text">
      <style:text-properties style:font-name="Menlo, Monaco, Consolas, 'Couri" fo:color="#000088" fo:font-size="9pt" style:font-size-asian="9pt"/>
    </style:style>
    <style:style style:name="T314" style:parent-style-name="DefaultParagraphFont" style:family="text">
      <style:text-properties style:font-name="Menlo, Monaco, Consolas, 'Couri" fo:color="#666600" fo:font-size="9pt" style:font-size-asian="9pt"/>
    </style:style>
    <style:style style:name="T315" style:parent-style-name="DefaultParagraphFont" style:family="text">
      <style:text-properties style:font-name="Menlo, Monaco, Consolas, 'Couri" fo:color="#000000" fo:font-size="9pt" style:font-size-asian="9pt"/>
    </style:style>
    <style:style style:name="T316" style:parent-style-name="DefaultParagraphFont" style:family="text">
      <style:text-properties style:font-name="Menlo, Monaco, Consolas, 'Couri" fo:color="#666600" fo:font-size="9pt" style:font-size-asian="9pt"/>
    </style:style>
    <style:style style:name="T317" style:parent-style-name="DefaultParagraphFont" style:family="text">
      <style:text-properties style:font-name="Menlo, Monaco, Consolas, 'Couri" fo:color="#000000" fo:font-size="9pt" style:font-size-asian="9pt"/>
    </style:style>
    <style:style style:name="P318" style:parent-style-name="PreformattedText" style:family="paragraph">
      <style:paragraph-properties fo:border="0.0034in solid #D6D6D6" fo:padding="0.0555in" style:shadow="none" fo:margin-bottom="0.1041in" style:line-height-at-least="0.1666in"/>
    </style:style>
    <style:style style:name="T319" style:parent-style-name="DefaultParagraphFont" style:family="text">
      <style:text-properties style:font-name="Menlo, Monaco, Consolas, 'Couri" fo:color="#7F0055" fo:font-size="9pt" style:font-size-asian="9pt"/>
    </style:style>
    <style:style style:name="T320" style:parent-style-name="DefaultParagraphFont" style:family="text">
      <style:text-properties style:font-name="Menlo, Monaco, Consolas, 'Couri" fo:color="#000000" fo:font-size="9pt" style:font-size-asian="9pt"/>
    </style:style>
    <style:style style:name="T321" style:parent-style-name="DefaultParagraphFont" style:family="text">
      <style:text-properties style:font-name="Menlo, Monaco, Consolas, 'Couri" fo:color="#666600" fo:font-size="9pt" style:font-size-asian="9pt"/>
    </style:style>
    <style:style style:name="T322" style:parent-style-name="DefaultParagraphFont" style:family="text">
      <style:text-properties style:font-name="Menlo, Monaco, Consolas, 'Couri" fo:color="#000000" fo:font-size="9pt" style:font-size-asian="9pt"/>
    </style:style>
    <style:style style:name="T323" style:parent-style-name="DefaultParagraphFont" style:family="text">
      <style:text-properties style:font-name="Menlo, Monaco, Consolas, 'Couri" fo:color="#006666" fo:font-size="9pt" style:font-size-asian="9pt"/>
    </style:style>
    <style:style style:name="T324" style:parent-style-name="DefaultParagraphFont" style:family="text">
      <style:text-properties style:font-name="Menlo, Monaco, Consolas, 'Couri" fo:color="#666600" fo:font-size="9pt" style:font-size-asian="9pt"/>
    </style:style>
    <style:style style:name="T325" style:parent-style-name="DefaultParagraphFont" style:family="text">
      <style:text-properties style:font-name="Menlo, Monaco, Consolas, 'Couri" fo:color="#006666" fo:font-size="9pt" style:font-size-asian="9pt"/>
    </style:style>
    <style:style style:name="P326" style:parent-style-name="PreformattedText" style:family="paragraph">
      <style:paragraph-properties fo:border="0.0034in solid #D6D6D6" fo:padding="0.0555in" style:shadow="none" fo:margin-bottom="0.1041in" style:line-height-at-least="0.1666in"/>
    </style:style>
    <style:style style:name="T327" style:parent-style-name="DefaultParagraphFont" style:family="text">
      <style:text-properties style:font-name="Menlo, Monaco, Consolas, 'Couri" fo:color="#000000" fo:font-size="9pt" style:font-size-asian="9pt"/>
    </style:style>
    <style:style style:name="T328" style:parent-style-name="DefaultParagraphFont" style:family="text">
      <style:text-properties style:font-name="Menlo, Monaco, Consolas, 'Couri" fo:color="#666600" fo:font-size="9pt" style:font-size-asian="9pt"/>
    </style:style>
    <style:style style:name="T329" style:parent-style-name="DefaultParagraphFont" style:family="text">
      <style:text-properties style:font-name="Menlo, Monaco, Consolas, 'Couri" fo:color="#000000" fo:font-size="9pt" style:font-size-asian="9pt"/>
    </style:style>
    <style:style style:name="P330" style:parent-style-name="PreformattedText" style:family="paragraph">
      <style:paragraph-properties fo:border="0.0034in solid #D6D6D6" fo:padding="0.0555in" style:shadow="none" fo:margin-bottom="0.1041in" style:line-height-at-least="0.1666in"/>
    </style:style>
    <style:style style:name="T331" style:parent-style-name="DefaultParagraphFont" style:family="text">
      <style:text-properties style:font-name="Menlo, Monaco, Consolas, 'Couri" fo:color="#666600" fo:font-size="9pt" style:font-size-asian="9pt"/>
    </style:style>
    <style:style style:name="T332" style:parent-style-name="DefaultParagraphFont" style:family="text">
      <style:text-properties style:font-name="Menlo, Monaco, Consolas, 'Couri" fo:color="#000000" fo:font-size="9pt" style:font-size-asian="9pt"/>
    </style:style>
    <style:style style:name="T333" style:parent-style-name="DefaultParagraphFont" style:family="text">
      <style:text-properties style:font-name="Menlo, Monaco, Consolas, 'Couri" fo:color="#666600" fo:font-size="9pt" style:font-size-asian="9pt"/>
    </style:style>
    <style:style style:name="T334" style:parent-style-name="DefaultParagraphFont" style:family="text">
      <style:text-properties style:font-name="Menlo, Monaco, Consolas, 'Couri" fo:color="#000000" fo:font-size="9pt" style:font-size-asian="9pt"/>
    </style:style>
    <style:style style:name="T335" style:parent-style-name="DefaultParagraphFont" style:family="text">
      <style:text-properties style:font-name="Menlo, Monaco, Consolas, 'Couri" fo:color="#666600" fo:font-size="9pt" style:font-size-asian="9pt"/>
    </style:style>
    <style:style style:name="T336" style:parent-style-name="DefaultParagraphFont" style:family="text">
      <style:text-properties style:font-name="Menlo, Monaco, Consolas, 'Couri" fo:color="#000000" fo:font-size="9pt" style:font-size-asian="9pt"/>
    </style:style>
    <style:style style:name="T337" style:parent-style-name="DefaultParagraphFont" style:family="text">
      <style:text-properties style:font-name="Menlo, Monaco, Consolas, 'Couri" fo:color="#666600" fo:font-size="9pt" style:font-size-asian="9pt"/>
    </style:style>
    <style:style style:name="T338" style:parent-style-name="DefaultParagraphFont" style:family="text">
      <style:text-properties style:font-name="Menlo, Monaco, Consolas, 'Couri" fo:color="#000000" fo:font-size="9pt" style:font-size-asian="9pt"/>
    </style:style>
    <style:style style:name="T339" style:parent-style-name="DefaultParagraphFont" style:family="text">
      <style:text-properties style:font-name="Menlo, Monaco, Consolas, 'Couri" fo:color="#666600" fo:font-size="9pt" style:font-size-asian="9pt"/>
    </style:style>
    <style:style style:name="T340" style:parent-style-name="DefaultParagraphFont" style:family="text">
      <style:text-properties style:font-name="Menlo, Monaco, Consolas, 'Couri" fo:color="#000000" fo:font-size="9pt" style:font-size-asian="9pt"/>
    </style:style>
    <style:style style:name="T341" style:parent-style-name="DefaultParagraphFont" style:family="text">
      <style:text-properties style:font-name="Menlo, Monaco, Consolas, 'Couri" fo:color="#666600" fo:font-size="9pt" style:font-size-asian="9pt"/>
    </style:style>
    <style:style style:name="T342" style:parent-style-name="DefaultParagraphFont" style:family="text">
      <style:text-properties style:font-name="Menlo, Monaco, Consolas, 'Couri" fo:color="#000000" fo:font-size="9pt" style:font-size-asian="9pt"/>
    </style:style>
    <style:style style:name="T343" style:parent-style-name="DefaultParagraphFont" style:family="text">
      <style:text-properties style:font-name="Menlo, Monaco, Consolas, 'Couri" fo:color="#006666" fo:font-size="9pt" style:font-size-asian="9pt"/>
    </style:style>
    <style:style style:name="T344" style:parent-style-name="DefaultParagraphFont" style:family="text">
      <style:text-properties style:font-name="Menlo, Monaco, Consolas, 'Couri" fo:color="#000000" fo:font-size="9pt" style:font-size-asian="9pt"/>
    </style:style>
    <style:style style:name="T345" style:parent-style-name="DefaultParagraphFont" style:family="text">
      <style:text-properties style:font-name="Menlo, Monaco, Consolas, 'Couri" fo:color="#666600" fo:font-size="9pt" style:font-size-asian="9pt"/>
    </style:style>
    <style:style style:name="T346" style:parent-style-name="DefaultParagraphFont" style:family="text">
      <style:text-properties style:font-name="Menlo, Monaco, Consolas, 'Couri" fo:color="#000000" fo:font-size="9pt" style:font-size-asian="9pt"/>
    </style:style>
    <style:style style:name="T347" style:parent-style-name="DefaultParagraphFont" style:family="text">
      <style:text-properties style:font-name="Menlo, Monaco, Consolas, 'Couri" fo:color="#666600" fo:font-size="9pt" style:font-size-asian="9pt"/>
    </style:style>
    <style:style style:name="P348" style:parent-style-name="PreformattedText" style:family="paragraph">
      <style:paragraph-properties fo:border="0.0034in solid #D6D6D6" fo:padding="0.0555in" style:shadow="none" fo:margin-bottom="0.1041in" style:line-height-at-least="0.1666in"/>
    </style:style>
    <style:style style:name="T349" style:parent-style-name="DefaultParagraphFont" style:family="text">
      <style:text-properties style:font-name="Menlo, Monaco, Consolas, 'Couri" fo:color="#666600" fo:font-size="9pt" style:font-size-asian="9pt"/>
    </style:style>
    <style:style style:name="T350" style:parent-style-name="DefaultParagraphFont" style:family="text">
      <style:text-properties style:font-name="Menlo, Monaco, Consolas, 'Couri" fo:color="#000000" fo:font-size="9pt" style:font-size-asian="9pt"/>
    </style:style>
    <style:style style:name="T351" style:parent-style-name="DefaultParagraphFont" style:family="text">
      <style:text-properties style:font-name="Menlo, Monaco, Consolas, 'Couri" fo:color="#666600" fo:font-size="9pt" style:font-size-asian="9pt"/>
    </style:style>
    <style:style style:name="T352" style:parent-style-name="DefaultParagraphFont" style:family="text">
      <style:text-properties style:font-name="Menlo, Monaco, Consolas, 'Couri" fo:color="#000000" fo:font-size="9pt" style:font-size-asian="9pt"/>
    </style:style>
    <style:style style:name="T353" style:parent-style-name="DefaultParagraphFont" style:family="text">
      <style:text-properties style:font-name="Menlo, Monaco, Consolas, 'Couri" fo:color="#666600" fo:font-size="9pt" style:font-size-asian="9pt"/>
    </style:style>
    <style:style style:name="T354" style:parent-style-name="DefaultParagraphFont" style:family="text">
      <style:text-properties style:font-name="Menlo, Monaco, Consolas, 'Couri" fo:color="#000000" fo:font-size="9pt" style:font-size-asian="9pt"/>
    </style:style>
    <style:style style:name="T355" style:parent-style-name="DefaultParagraphFont" style:family="text">
      <style:text-properties style:font-name="Menlo, Monaco, Consolas, 'Couri" fo:color="#666600" fo:font-size="9pt" style:font-size-asian="9pt"/>
    </style:style>
    <style:style style:name="P356" style:parent-style-name="PreformattedText" style:family="paragraph">
      <style:paragraph-properties fo:border="0.0034in solid #D6D6D6" fo:padding="0.0555in" style:shadow="none" fo:margin-bottom="0.1041in" style:line-height-at-least="0.1666in"/>
    </style:style>
    <style:style style:name="T357" style:parent-style-name="DefaultParagraphFont" style:family="text">
      <style:text-properties style:font-name="Menlo, Monaco, Consolas, 'Couri" fo:color="#666600" fo:font-size="9pt" style:font-size-asian="9pt"/>
    </style:style>
    <style:style style:name="T358" style:parent-style-name="DefaultParagraphFont" style:family="text">
      <style:text-properties style:font-name="Menlo, Monaco, Consolas, 'Couri" fo:color="#000000" fo:font-size="9pt" style:font-size-asian="9pt"/>
    </style:style>
    <style:style style:name="T359" style:parent-style-name="DefaultParagraphFont" style:family="text">
      <style:text-properties style:font-name="Menlo, Monaco, Consolas, 'Couri" fo:color="#008800" fo:font-size="9pt" style:font-size-asian="9pt"/>
    </style:style>
    <style:style style:name="T360" style:parent-style-name="DefaultParagraphFont" style:family="text">
      <style:text-properties style:font-name="Menlo, Monaco, Consolas, 'Couri" fo:color="#000000" fo:font-size="9pt" style:font-size-asian="9pt"/>
    </style:style>
    <style:style style:name="T361" style:parent-style-name="DefaultParagraphFont" style:family="text">
      <style:text-properties style:font-name="Menlo, Monaco, Consolas, 'Couri" fo:color="#666600" fo:font-size="9pt" style:font-size-asian="9pt"/>
    </style:style>
    <style:style style:name="T362" style:parent-style-name="DefaultParagraphFont" style:family="text">
      <style:text-properties style:font-name="Menlo, Monaco, Consolas, 'Couri" fo:color="#000000" fo:font-size="9pt" style:font-size-asian="9pt"/>
    </style:style>
    <style:style style:name="T363" style:parent-style-name="DefaultParagraphFont" style:family="text">
      <style:text-properties style:font-name="Menlo, Monaco, Consolas, 'Couri" fo:color="#7F0055" fo:font-size="9pt" style:font-size-asian="9pt"/>
    </style:style>
    <style:style style:name="T364" style:parent-style-name="DefaultParagraphFont" style:family="text">
      <style:text-properties style:font-name="Menlo, Monaco, Consolas, 'Couri" fo:color="#666600" fo:font-size="9pt" style:font-size-asian="9pt"/>
    </style:style>
    <style:style style:name="T365" style:parent-style-name="DefaultParagraphFont" style:family="text">
      <style:text-properties style:font-name="Menlo, Monaco, Consolas, 'Couri" fo:color="#006666" fo:font-size="9pt" style:font-size-asian="9pt"/>
    </style:style>
    <style:style style:name="T366" style:parent-style-name="DefaultParagraphFont" style:family="text">
      <style:text-properties style:font-name="Menlo, Monaco, Consolas, 'Couri" fo:color="#666600" fo:font-size="9pt" style:font-size-asian="9pt"/>
    </style:style>
    <style:style style:name="T367" style:parent-style-name="DefaultParagraphFont" style:family="text">
      <style:text-properties style:font-name="Menlo, Monaco, Consolas, 'Couri" fo:color="#000000" fo:font-size="9pt" style:font-size-asian="9pt"/>
    </style:style>
    <style:style style:name="T368" style:parent-style-name="DefaultParagraphFont" style:family="text">
      <style:text-properties style:font-name="Menlo, Monaco, Consolas, 'Couri" fo:color="#008800" fo:font-size="9pt" style:font-size-asian="9pt"/>
    </style:style>
    <style:style style:name="T369" style:parent-style-name="DefaultParagraphFont" style:family="text">
      <style:text-properties style:font-name="Menlo, Monaco, Consolas, 'Couri" fo:color="#000000" fo:font-size="9pt" style:font-size-asian="9pt"/>
    </style:style>
    <style:style style:name="T370" style:parent-style-name="DefaultParagraphFont" style:family="text">
      <style:text-properties style:font-name="Menlo, Monaco, Consolas, 'Couri" fo:color="#666600" fo:font-size="9pt" style:font-size-asian="9pt"/>
    </style:style>
    <style:style style:name="T371" style:parent-style-name="DefaultParagraphFont" style:family="text">
      <style:text-properties style:font-name="Menlo, Monaco, Consolas, 'Couri" fo:color="#000000" fo:font-size="9pt" style:font-size-asian="9pt"/>
    </style:style>
    <style:style style:name="T372" style:parent-style-name="DefaultParagraphFont" style:family="text">
      <style:text-properties style:font-name="Menlo, Monaco, Consolas, 'Couri" fo:color="#006666" fo:font-size="9pt" style:font-size-asian="9pt"/>
    </style:style>
    <style:style style:name="T373" style:parent-style-name="DefaultParagraphFont" style:family="text">
      <style:text-properties style:font-name="Menlo, Monaco, Consolas, 'Couri" fo:color="#000000" fo:font-size="9pt" style:font-size-asian="9pt"/>
    </style:style>
    <style:style style:name="T374" style:parent-style-name="DefaultParagraphFont" style:family="text">
      <style:text-properties style:font-name="Menlo, Monaco, Consolas, 'Couri" fo:color="#666600" fo:font-size="9pt" style:font-size-asian="9pt"/>
    </style:style>
    <style:style style:name="P375" style:parent-style-name="PreformattedText" style:family="paragraph">
      <style:paragraph-properties fo:border="0.0034in solid #D6D6D6" fo:padding="0.0555in" style:shadow="none" fo:margin-bottom="0.1041in" style:line-height-at-least="0.1666in"/>
      <style:text-properties style:font-name="Menlo, Monaco, Consolas, 'Couri" fo:color="#666600" fo:font-size="9pt" style:font-size-asian="9pt"/>
    </style:style>
    <style:style style:name="P376" style:parent-style-name="Textbody" style:family="paragraph">
      <style:paragraph-properties fo:text-align="justify" style:line-height-at-least="0.25in"/>
      <style:text-properties style:font-name="Open Sans" fo:color="#000000" fo:font-size="10.5pt" style:font-size-asian="10.5pt"/>
    </style:style>
    <style:style style:name="P377" style:parent-style-name="PreformattedText" style:family="paragraph">
      <style:paragraph-properties fo:border="0.0034in solid #D6D6D6" fo:padding="0.0555in" style:shadow="none" fo:margin-bottom="0.1041in" style:line-height-at-least="0.1666in"/>
      <style:text-properties fo:color="#000000"/>
    </style:style>
    <style:style style:name="P378" style:parent-style-name="PreformattedText" style:family="paragraph">
      <style:paragraph-properties fo:border="0.0034in solid #D6D6D6" fo:padding="0.0555in" style:shadow="none" fo:margin-bottom="0.1041in" style:line-height-at-least="0.1666in"/>
    </style:style>
    <style:style style:name="T379" style:parent-style-name="DefaultParagraphFont" style:family="text">
      <style:text-properties style:font-name="Menlo, Monaco, Consolas, 'Couri" fo:color="#000000" fo:font-size="9pt" style:font-size-asian="9pt"/>
    </style:style>
    <style:style style:name="T380" style:parent-style-name="DefaultParagraphFont" style:family="text">
      <style:text-properties style:font-name="Menlo, Monaco, Consolas, 'Couri" fo:color="#666600" fo:font-size="9pt" style:font-size-asian="9pt"/>
    </style:style>
    <style:style style:name="T381" style:parent-style-name="DefaultParagraphFont" style:family="text">
      <style:text-properties style:font-name="Menlo, Monaco, Consolas, 'Couri" fo:color="#000000" fo:font-size="9pt" style:font-size-asian="9pt"/>
    </style:style>
    <style:style style:name="T382" style:parent-style-name="DefaultParagraphFont" style:family="text">
      <style:text-properties style:font-name="Menlo, Monaco, Consolas, 'Couri" fo:color="#000088" fo:font-size="9pt" style:font-size-asian="9pt"/>
    </style:style>
    <style:style style:name="T383" style:parent-style-name="DefaultParagraphFont" style:family="text">
      <style:text-properties style:font-name="Menlo, Monaco, Consolas, 'Couri" fo:color="#666600" fo:font-size="9pt" style:font-size-asian="9pt"/>
    </style:style>
    <style:style style:name="T384" style:parent-style-name="DefaultParagraphFont" style:family="text">
      <style:text-properties style:font-name="Menlo, Monaco, Consolas, 'Couri" fo:color="#000000" fo:font-size="9pt" style:font-size-asian="9pt"/>
    </style:style>
    <style:style style:name="T385" style:parent-style-name="DefaultParagraphFont" style:family="text">
      <style:text-properties style:font-name="Menlo, Monaco, Consolas, 'Couri" fo:color="#666600" fo:font-size="9pt" style:font-size-asian="9pt"/>
    </style:style>
    <style:style style:name="T386" style:parent-style-name="DefaultParagraphFont" style:family="text">
      <style:text-properties style:font-name="Menlo, Monaco, Consolas, 'Couri" fo:color="#000000" fo:font-size="9pt" style:font-size-asian="9pt"/>
    </style:style>
    <style:style style:name="T387" style:parent-style-name="DefaultParagraphFont" style:family="text">
      <style:text-properties style:font-name="Menlo, Monaco, Consolas, 'Couri" fo:color="#666600" fo:font-size="9pt" style:font-size-asian="9pt"/>
    </style:style>
    <style:style style:name="T388" style:parent-style-name="DefaultParagraphFont" style:family="text">
      <style:text-properties style:font-name="Menlo, Monaco, Consolas, 'Couri" fo:color="#000000" fo:font-size="9pt" style:font-size-asian="9pt"/>
    </style:style>
    <style:style style:name="T389" style:parent-style-name="DefaultParagraphFont" style:family="text">
      <style:text-properties style:font-name="Menlo, Monaco, Consolas, 'Couri" fo:color="#008800" fo:font-size="9pt" style:font-size-asian="9pt"/>
    </style:style>
    <style:style style:name="P390" style:parent-style-name="PreformattedText" style:family="paragraph">
      <style:paragraph-properties fo:border="0.0034in solid #D6D6D6" fo:padding="0.0555in" style:shadow="none" fo:margin-bottom="0.1041in" style:line-height-at-least="0.1666in"/>
    </style:style>
    <style:style style:name="T391" style:parent-style-name="DefaultParagraphFont" style:family="text">
      <style:text-properties style:font-name="Menlo, Monaco, Consolas, 'Couri" fo:color="#000000" fo:font-size="9pt" style:font-size-asian="9pt"/>
    </style:style>
    <style:style style:name="T392" style:parent-style-name="DefaultParagraphFont" style:family="text">
      <style:text-properties style:font-name="Menlo, Monaco, Consolas, 'Couri" fo:color="#666600" fo:font-size="9pt" style:font-size-asian="9pt"/>
    </style:style>
    <style:style style:name="T393" style:parent-style-name="DefaultParagraphFont" style:family="text">
      <style:text-properties style:font-name="Menlo, Monaco, Consolas, 'Couri" fo:color="#000000" fo:font-size="9pt" style:font-size-asian="9pt"/>
    </style:style>
    <style:style style:name="T394" style:parent-style-name="DefaultParagraphFont" style:family="text">
      <style:text-properties style:font-name="Menlo, Monaco, Consolas, 'Couri" fo:color="#000088" fo:font-size="9pt" style:font-size-asian="9pt"/>
    </style:style>
    <style:style style:name="T395" style:parent-style-name="DefaultParagraphFont" style:family="text">
      <style:text-properties style:font-name="Menlo, Monaco, Consolas, 'Couri" fo:color="#666600" fo:font-size="9pt" style:font-size-asian="9pt"/>
    </style:style>
    <style:style style:name="T396" style:parent-style-name="DefaultParagraphFont" style:family="text">
      <style:text-properties style:font-name="Menlo, Monaco, Consolas, 'Couri" fo:color="#000000" fo:font-size="9pt" style:font-size-asian="9pt"/>
    </style:style>
    <style:style style:name="T397" style:parent-style-name="DefaultParagraphFont" style:family="text">
      <style:text-properties style:font-name="Menlo, Monaco, Consolas, 'Couri" fo:color="#666600" fo:font-size="9pt" style:font-size-asian="9pt"/>
    </style:style>
    <style:style style:name="T398" style:parent-style-name="DefaultParagraphFont" style:family="text">
      <style:text-properties style:font-name="Menlo, Monaco, Consolas, 'Couri" fo:color="#000000" fo:font-size="9pt" style:font-size-asian="9pt"/>
    </style:style>
    <style:style style:name="P399" style:parent-style-name="Heading1" style:family="paragraph">
      <style:paragraph-properties fo:text-align="justify" style:line-height-at-least="0.25in"/>
      <style:text-properties style:font-name="Open Sans" fo:font-weight="normal" style:font-weight-asian="normal" fo:color="#121214" fo:letter-spacing="-0.0104in"/>
    </style:style>
    <style:style style:name="P400" style:parent-style-name="Heading2" style:family="paragraph">
      <style:paragraph-properties fo:text-align="justify" style:line-height-at-least="0.25in"/>
      <style:text-properties style:font-name="Open Sans" fo:font-weight="normal" style:font-weight-asian="normal" fo:color="#121214" fo:letter-spacing="-0.0104in"/>
    </style:style>
    <style:style style:name="P401" style:parent-style-name="Textbody" style:family="paragraph">
      <style:paragraph-properties fo:text-align="justify" style:line-height-at-least="0.25in"/>
    </style:style>
    <style:style style:name="T402" style:parent-style-name="DefaultParagraphFont" style:family="text">
      <style:text-properties style:font-name="Open Sans" fo:color="#000000" fo:font-size="10.5pt" style:font-size-asian="10.5pt"/>
    </style:style>
    <style:style style:name="T403" style:parent-style-name="DefaultParagraphFont" style:family="text">
      <style:text-properties style:font-name="Open Sans" fo:font-weight="bold" style:font-weight-asian="bold" fo:color="#000000" fo:font-size="10.5pt" style:font-size-asian="10.5pt"/>
    </style:style>
    <style:style style:name="T404" style:parent-style-name="DefaultParagraphFont" style:family="text">
      <style:text-properties style:font-name="Open Sans" fo:color="#000000" fo:font-size="10.5pt" style:font-size-asian="10.5pt"/>
    </style:style>
    <style:style style:name="P405" style:parent-style-name="Heading3" style:family="paragraph">
      <style:text-properties style:font-name="Open Sans" fo:font-weight="normal" style:font-weight-asian="normal" fo:color="#000000"/>
    </style:style>
    <style:style style:name="P406" style:parent-style-name="Textbody" style:family="paragraph">
      <style:paragraph-properties fo:text-align="justify" style:line-height-at-least="0.25in"/>
    </style:style>
    <style:style style:name="T407" style:parent-style-name="DefaultParagraphFont" style:family="text">
      <style:text-properties style:font-name="Open Sans" fo:color="#000000" fo:font-size="10.5pt" style:font-size-asian="10.5pt"/>
    </style:style>
    <style:style style:name="T408" style:parent-style-name="DefaultParagraphFont" style:family="text">
      <style:text-properties style:font-name="Open Sans" fo:font-weight="bold" style:font-weight-asian="bold" fo:color="#000000" fo:font-size="10.5pt" style:font-size-asian="10.5pt"/>
    </style:style>
    <style:style style:name="T409" style:parent-style-name="DefaultParagraphFont" style:family="text">
      <style:text-properties style:font-name="Open Sans" fo:color="#000000" fo:font-size="10.5pt" style:font-size-asian="10.5pt"/>
    </style:style>
    <style:style style:name="P410" style:parent-style-name="PreformattedText" style:family="paragraph">
      <style:paragraph-properties fo:border="0.0034in solid #D6D6D6" fo:padding="0.0555in" style:shadow="none" fo:margin-bottom="0.1041in" style:line-height-at-least="0.1666in"/>
    </style:style>
    <style:style style:name="T411" style:parent-style-name="DefaultParagraphFont" style:family="text">
      <style:text-properties style:font-name="Menlo, Monaco, Consolas, 'Couri" fo:color="#000088" fo:font-size="9pt" style:font-size-asian="9pt"/>
    </style:style>
    <style:style style:name="T412" style:parent-style-name="DefaultParagraphFont" style:family="text">
      <style:text-properties style:font-name="Menlo, Monaco, Consolas, 'Couri" fo:color="#000000" fo:font-size="9pt" style:font-size-asian="9pt"/>
    </style:style>
    <style:style style:name="P413" style:parent-style-name="PreformattedText" style:family="paragraph">
      <style:paragraph-properties fo:border="0.0034in solid #D6D6D6" fo:padding="0.0555in" style:shadow="none" fo:margin-bottom="0.1041in" style:line-height-at-least="0.1666in"/>
      <style:text-properties style:font-name="Menlo, Monaco, Consolas, 'Couri" fo:color="#000000" fo:font-size="9pt" style:font-size-asian="9pt"/>
    </style:style>
    <style:style style:name="P414" style:parent-style-name="PreformattedText" style:family="paragraph">
      <style:paragraph-properties fo:border="0.0034in solid #D6D6D6" fo:padding="0.0555in" style:shadow="none" fo:margin-bottom="0.1041in" style:line-height-at-least="0.1666in"/>
      <style:text-properties style:font-name="Menlo, Monaco, Consolas, 'Couri" fo:color="#000000" fo:font-size="9pt" style:font-size-asian="9pt"/>
    </style:style>
    <style:style style:name="P415" style:parent-style-name="PreformattedText" style:family="paragraph">
      <style:paragraph-properties fo:border="0.0034in solid #D6D6D6" fo:padding="0.0555in" style:shadow="none" fo:margin-bottom="0.1041in" style:line-height-at-least="0.1666in"/>
      <style:text-properties style:font-name="Menlo, Monaco, Consolas, 'Couri" fo:color="#000000" fo:font-size="9pt" style:font-size-asian="9pt"/>
    </style:style>
    <style:style style:name="P416" style:parent-style-name="PreformattedText" style:family="paragraph">
      <style:paragraph-properties fo:border="0.0034in solid #D6D6D6" fo:padding="0.0555in" style:shadow="none" fo:margin-bottom="0.1041in" style:line-height-at-least="0.1666in"/>
      <style:text-properties style:font-name="Menlo, Monaco, Consolas, 'Couri" fo:color="#000000" fo:font-size="9pt" style:font-size-asian="9pt"/>
    </style:style>
    <style:style style:name="P417" style:parent-style-name="Heading3" style:family="paragraph">
      <style:text-properties style:font-name="Open Sans" fo:font-weight="normal" style:font-weight-asian="normal" fo:color="#000000"/>
    </style:style>
    <style:style style:name="P418" style:parent-style-name="Textbody" style:family="paragraph">
      <style:paragraph-properties fo:text-align="justify" style:line-height-at-least="0.25in"/>
    </style:style>
    <style:style style:name="T419" style:parent-style-name="DefaultParagraphFont" style:family="text">
      <style:text-properties style:font-name="Open Sans" fo:color="#000000" fo:font-size="10.5pt" style:font-size-asian="10.5pt"/>
    </style:style>
    <style:style style:name="T420" style:parent-style-name="DefaultParagraphFont" style:family="text">
      <style:text-properties style:font-name="Open Sans" fo:font-weight="bold" style:font-weight-asian="bold" fo:color="#000000" fo:font-size="10.5pt" style:font-size-asian="10.5pt"/>
    </style:style>
    <style:style style:name="T421" style:parent-style-name="DefaultParagraphFont" style:family="text">
      <style:text-properties style:font-name="Open Sans" fo:color="#000000" fo:font-size="10.5pt" style:font-size-asian="10.5pt"/>
    </style:style>
    <style:style style:name="T422" style:parent-style-name="DefaultParagraphFont" style:family="text">
      <style:text-properties style:font-name="Open Sans" fo:font-weight="bold" style:font-weight-asian="bold" fo:color="#000000" fo:font-size="10.5pt" style:font-size-asian="10.5pt"/>
    </style:style>
    <style:style style:name="T423" style:parent-style-name="DefaultParagraphFont" style:family="text">
      <style:text-properties style:font-name="Open Sans" fo:color="#000000" fo:font-size="10.5pt" style:font-size-asian="10.5pt"/>
    </style:style>
    <style:style style:name="P424" style:parent-style-name="PreformattedText" style:family="paragraph">
      <style:paragraph-properties fo:border="0.0034in solid #D6D6D6" fo:padding="0.0555in" style:shadow="none" fo:margin-bottom="0.1041in" style:line-height-at-least="0.1666in"/>
    </style:style>
    <style:style style:name="T425" style:parent-style-name="DefaultParagraphFont" style:family="text">
      <style:text-properties style:font-name="Menlo, Monaco, Consolas, 'Couri" fo:color="#666600" fo:font-size="9pt" style:font-size-asian="9pt"/>
    </style:style>
    <style:style style:name="T426" style:parent-style-name="DefaultParagraphFont" style:family="text">
      <style:text-properties style:font-name="Menlo, Monaco, Consolas, 'Couri" fo:color="#000088" fo:font-size="9pt" style:font-size-asian="9pt"/>
    </style:style>
    <style:style style:name="T427" style:parent-style-name="DefaultParagraphFont" style:family="text">
      <style:text-properties style:font-name="Menlo, Monaco, Consolas, 'Couri" fo:color="#000000" fo:font-size="9pt" style:font-size-asian="9pt"/>
    </style:style>
    <style:style style:name="P428" style:parent-style-name="PreformattedText" style:family="paragraph">
      <style:paragraph-properties fo:border="0.0034in solid #D6D6D6" fo:padding="0.0555in" style:shadow="none" fo:margin-bottom="0.1041in" style:line-height-at-least="0.1666in"/>
      <style:text-properties style:font-name="Menlo, Monaco, Consolas, 'Couri" fo:color="#000000" fo:font-size="9pt" style:font-size-asian="9pt"/>
    </style:style>
    <style:style style:name="P429" style:parent-style-name="Textbody" style:family="paragraph">
      <style:paragraph-properties fo:text-align="justify" style:line-height-at-least="0.25in"/>
    </style:style>
    <style:style style:name="T430" style:parent-style-name="DefaultParagraphFont" style:family="text">
      <style:text-properties style:font-name="Open Sans" fo:color="#000000" fo:font-size="10.5pt" style:font-size-asian="10.5pt"/>
    </style:style>
    <style:style style:name="T431" style:parent-style-name="DefaultParagraphFont" style:family="text">
      <style:text-properties style:font-name="Open Sans" fo:font-weight="bold" style:font-weight-asian="bold" fo:color="#000000" fo:font-size="10.5pt" style:font-size-asian="10.5pt"/>
    </style:style>
    <style:style style:name="P432" style:parent-style-name="PreformattedText" style:family="paragraph">
      <style:paragraph-properties fo:border="0.0034in solid #D6D6D6" fo:padding="0.0555in" style:shadow="none" fo:margin-bottom="0.1041in" style:line-height-at-least="0.1666in"/>
    </style:style>
    <style:style style:name="T433" style:parent-style-name="DefaultParagraphFont" style:family="text">
      <style:text-properties style:font-name="Menlo, Monaco, Consolas, 'Couri" fo:color="#666600" fo:font-size="9pt" style:font-size-asian="9pt"/>
    </style:style>
    <style:style style:name="T434" style:parent-style-name="DefaultParagraphFont" style:family="text">
      <style:text-properties style:font-name="Menlo, Monaco, Consolas, 'Couri" fo:color="#000000" fo:font-size="9pt" style:font-size-asian="9pt"/>
    </style:style>
    <style:style style:name="P435" style:parent-style-name="PreformattedText" style:family="paragraph">
      <style:paragraph-properties fo:border="0.0034in solid #D6D6D6" fo:padding="0.0555in" style:shadow="none" fo:margin-bottom="0.1041in" style:line-height-at-least="0.1666in"/>
      <style:text-properties style:font-name="Menlo, Monaco, Consolas, 'Couri" fo:color="#000000" fo:font-size="9pt" style:font-size-asian="9pt"/>
    </style:style>
    <style:style style:name="P436" style:parent-style-name="Textbody" style:family="paragraph">
      <style:paragraph-properties fo:text-align="justify" style:line-height-at-least="0.25in"/>
    </style:style>
    <style:style style:name="T437" style:parent-style-name="DefaultParagraphFont" style:family="text">
      <style:text-properties style:font-name="Open Sans" fo:color="#000000" fo:font-size="10.5pt" style:font-size-asian="10.5pt"/>
    </style:style>
    <style:style style:name="T438" style:parent-style-name="DefaultParagraphFont" style:family="text">
      <style:text-properties style:font-name="Open Sans" fo:color="#000000" fo:font-size="10.5pt" style:font-size-asian="10.5pt"/>
    </style:style>
    <style:style style:name="T439" style:parent-style-name="DefaultParagraphFont" style:family="text">
      <style:text-properties style:font-name="Open Sans" fo:font-weight="bold" style:font-weight-asian="bold" fo:color="#000000" fo:font-size="10.5pt" style:font-size-asian="10.5pt"/>
    </style:style>
    <style:style style:name="T440" style:parent-style-name="DefaultParagraphFont" style:family="text">
      <style:text-properties style:font-name="Open Sans" fo:color="#000000" fo:font-size="10.5pt" style:font-size-asian="10.5pt"/>
    </style:style>
    <style:style style:name="P441" style:parent-style-name="PreformattedText" style:family="paragraph">
      <style:paragraph-properties fo:border="0.0034in solid #D6D6D6" fo:padding="0.0555in" style:shadow="none" fo:margin-bottom="0.1041in" style:line-height-at-least="0.1666in"/>
    </style:style>
    <style:style style:name="T442" style:parent-style-name="DefaultParagraphFont" style:family="text">
      <style:text-properties style:font-name="Menlo, Monaco, Consolas, 'Couri" fo:color="#666600" fo:font-size="9pt" style:font-size-asian="9pt"/>
    </style:style>
    <style:style style:name="T443" style:parent-style-name="DefaultParagraphFont" style:family="text">
      <style:text-properties style:font-name="Menlo, Monaco, Consolas, 'Couri" fo:color="#000000" fo:font-size="9pt" style:font-size-asian="9pt"/>
    </style:style>
    <style:style style:name="P444" style:parent-style-name="PreformattedText" style:family="paragraph">
      <style:paragraph-properties fo:border="0.0034in solid #D6D6D6" fo:padding="0.0555in" style:shadow="none" fo:margin-bottom="0.1041in" style:line-height-at-least="0.1666in"/>
      <style:text-properties style:font-name="Open Sans" fo:color="#000000" fo:font-size="10.5pt" style:font-size-asian="10.5pt"/>
    </style:style>
    <style:style style:name="P445" style:parent-style-name="PreformattedText" style:family="paragraph">
      <style:paragraph-properties fo:border="0.0034in solid #D6D6D6" fo:padding="0.0555in" style:shadow="none" fo:margin-bottom="0.1041in" style:line-height-at-least="0.1666in"/>
    </style:style>
    <style:style style:name="T446" style:parent-style-name="DefaultParagraphFont" style:family="text">
      <style:text-properties style:font-name="Menlo, Monaco, Consolas, 'Couri" fo:color="#000088" fo:font-size="9pt" style:font-size-asian="9pt"/>
    </style:style>
    <style:style style:name="T447" style:parent-style-name="DefaultParagraphFont" style:family="text">
      <style:text-properties style:font-name="Menlo, Monaco, Consolas, 'Couri" fo:color="#000000" fo:font-size="9pt" style:font-size-asian="9pt"/>
    </style:style>
    <style:style style:name="T448" style:parent-style-name="DefaultParagraphFont" style:family="text">
      <style:text-properties style:font-name="Menlo, Monaco, Consolas, 'Couri" fo:color="#006666" fo:font-size="9pt" style:font-size-asian="9pt"/>
    </style:style>
    <style:style style:name="P449" style:parent-style-name="PreformattedText" style:family="paragraph">
      <style:paragraph-properties fo:border="0.0034in solid #D6D6D6" fo:padding="0.0555in" style:shadow="none" fo:margin-bottom="0.1041in" style:line-height-at-least="0.1666in"/>
    </style:style>
    <style:style style:name="T450" style:parent-style-name="DefaultParagraphFont" style:family="text">
      <style:text-properties style:font-name="Menlo, Monaco, Consolas, 'Couri" fo:color="#000000" fo:font-size="9pt" style:font-size-asian="9pt"/>
    </style:style>
    <style:style style:name="T451" style:parent-style-name="DefaultParagraphFont" style:family="text">
      <style:text-properties style:font-name="Menlo, Monaco, Consolas, 'Couri" fo:color="#006666" fo:font-size="9pt" style:font-size-asian="9pt"/>
    </style:style>
    <style:style style:name="T452" style:parent-style-name="DefaultParagraphFont" style:family="text">
      <style:text-properties style:font-name="Open Sans" fo:color="#000000" fo:font-size="10.5pt" style:font-size-asian="10.5pt"/>
    </style:style>
    <style:style style:name="P453" style:parent-style-name="PreformattedText" style:family="paragraph">
      <style:paragraph-properties fo:border="0.0034in solid #D6D6D6" fo:padding="0.0555in" style:shadow="none" fo:margin-bottom="0.1041in" style:line-height-at-least="0.1666in"/>
    </style:style>
    <style:style style:name="T454" style:parent-style-name="DefaultParagraphFont" style:family="text">
      <style:text-properties style:font-name="Menlo, Monaco, Consolas, 'Couri" fo:color="#666600" fo:font-size="9pt" style:font-size-asian="9pt"/>
    </style:style>
    <style:style style:name="T455" style:parent-style-name="DefaultParagraphFont" style:family="text">
      <style:text-properties style:font-name="Menlo, Monaco, Consolas, 'Couri" fo:color="#000000" fo:font-size="9pt" style:font-size-asian="9pt"/>
    </style:style>
    <style:style style:name="T456" style:parent-style-name="DefaultParagraphFont" style:family="text">
      <style:text-properties style:font-name="Menlo, Monaco, Consolas, 'Couri" fo:color="#666600" fo:font-size="9pt" style:font-size-asian="9pt"/>
    </style:style>
    <style:style style:name="T457" style:parent-style-name="DefaultParagraphFont" style:family="text">
      <style:text-properties style:font-name="Menlo, Monaco, Consolas, 'Couri" fo:color="#000000" fo:font-size="9pt" style:font-size-asian="9pt"/>
    </style:style>
    <style:style style:name="T458" style:parent-style-name="DefaultParagraphFont" style:family="text">
      <style:text-properties style:font-name="Menlo, Monaco, Consolas, 'Couri" fo:color="#666600" fo:font-size="9pt" style:font-size-asian="9pt"/>
    </style:style>
    <style:style style:name="T459" style:parent-style-name="DefaultParagraphFont" style:family="text">
      <style:text-properties style:font-name="Menlo, Monaco, Consolas, 'Couri" fo:color="#000000" fo:font-size="9pt" style:font-size-asian="9pt"/>
    </style:style>
    <style:style style:name="T460" style:parent-style-name="DefaultParagraphFont" style:family="text">
      <style:text-properties style:font-name="Menlo, Monaco, Consolas, 'Couri" fo:color="#666600" fo:font-size="9pt" style:font-size-asian="9pt"/>
    </style:style>
    <style:style style:name="T461" style:parent-style-name="DefaultParagraphFont" style:family="text">
      <style:text-properties style:font-name="Menlo, Monaco, Consolas, 'Couri" fo:color="#008800" fo:font-size="9pt" style:font-size-asian="9pt"/>
    </style:style>
    <style:style style:name="T462" style:parent-style-name="DefaultParagraphFont" style:family="text">
      <style:text-properties style:font-name="Menlo, Monaco, Consolas, 'Couri" fo:color="#666600" fo:font-size="9pt" style:font-size-asian="9pt"/>
    </style:style>
    <style:style style:name="T463" style:parent-style-name="DefaultParagraphFont" style:family="text">
      <style:text-properties style:font-name="Menlo, Monaco, Consolas, 'Couri" fo:color="#008800" fo:font-size="9pt" style:font-size-asian="9pt"/>
    </style:style>
    <style:style style:name="T464" style:parent-style-name="DefaultParagraphFont" style:family="text">
      <style:text-properties style:font-name="Menlo, Monaco, Consolas, 'Couri" fo:color="#666600" fo:font-size="9pt" style:font-size-asian="9pt"/>
    </style:style>
    <style:style style:name="P465" style:parent-style-name="PreformattedText" style:family="paragraph">
      <style:paragraph-properties fo:border="0.0034in solid #D6D6D6" fo:padding="0.0555in" style:shadow="none" fo:margin-bottom="0.1041in" style:line-height-at-least="0.1666in"/>
    </style:style>
    <style:style style:name="T466" style:parent-style-name="DefaultParagraphFont" style:family="text">
      <style:text-properties style:font-name="Menlo, Monaco, Consolas, 'Couri" fo:color="#666600" fo:font-size="9pt" style:font-size-asian="9pt"/>
    </style:style>
    <style:style style:name="T467" style:parent-style-name="DefaultParagraphFont" style:family="text">
      <style:text-properties style:font-name="Menlo, Monaco, Consolas, 'Couri" fo:color="#000000" fo:font-size="9pt" style:font-size-asian="9pt"/>
    </style:style>
    <style:style style:name="P468" style:parent-style-name="PreformattedText" style:family="paragraph">
      <style:paragraph-properties fo:border="0.0034in solid #D6D6D6" fo:padding="0.0555in" style:shadow="none" fo:margin-bottom="0.1041in" style:line-height-at-least="0.1666in"/>
    </style:style>
    <style:style style:name="T469" style:parent-style-name="DefaultParagraphFont" style:family="text">
      <style:text-properties style:font-name="Menlo, Monaco, Consolas, 'Couri" fo:color="#000088" fo:font-size="9pt" style:font-size-asian="9pt"/>
    </style:style>
    <style:style style:name="T470" style:parent-style-name="DefaultParagraphFont" style:family="text">
      <style:text-properties style:font-name="Menlo, Monaco, Consolas, 'Couri" fo:color="#000000" fo:font-size="9pt" style:font-size-asian="9pt"/>
    </style:style>
    <style:style style:name="T471" style:parent-style-name="DefaultParagraphFont" style:family="text">
      <style:text-properties style:font-name="Menlo, Monaco, Consolas, 'Couri" fo:color="#006666" fo:font-size="9pt" style:font-size-asian="9pt"/>
    </style:style>
    <style:style style:name="P472" style:parent-style-name="PreformattedText" style:family="paragraph">
      <style:paragraph-properties fo:border="0.0034in solid #D6D6D6" fo:padding="0.0555in" style:shadow="none" fo:margin-bottom="0.1041in" style:line-height-at-least="0.1666in"/>
    </style:style>
    <style:style style:name="T473" style:parent-style-name="DefaultParagraphFont" style:family="text">
      <style:text-properties style:font-name="Menlo, Monaco, Consolas, 'Couri" fo:color="#000000" fo:font-size="9pt" style:font-size-asian="9pt"/>
    </style:style>
    <style:style style:name="T474" style:parent-style-name="DefaultParagraphFont" style:family="text">
      <style:text-properties style:font-name="Menlo, Monaco, Consolas, 'Couri" fo:color="#006666" fo:font-size="9pt" style:font-size-asian="9pt"/>
    </style:style>
    <style:style style:name="P475" style:parent-style-name="PreformattedText" style:family="paragraph">
      <style:paragraph-properties fo:border="0.0034in solid #D6D6D6" fo:padding="0.0555in" style:shadow="none" fo:margin-bottom="0.1041in" style:line-height-at-least="0.1666in"/>
    </style:style>
    <style:style style:name="T476" style:parent-style-name="DefaultParagraphFont" style:family="text">
      <style:text-properties style:font-name="Menlo, Monaco, Consolas, 'Couri" fo:color="#000000" fo:font-size="9pt" style:font-size-asian="9pt"/>
    </style:style>
    <style:style style:name="T477" style:parent-style-name="DefaultParagraphFont" style:family="text">
      <style:text-properties style:font-name="Menlo, Monaco, Consolas, 'Couri" fo:color="#006666" fo:font-size="9pt" style:font-size-asian="9pt"/>
    </style:style>
    <style:style style:name="P478" style:parent-style-name="Textbody" style:family="paragraph">
      <style:paragraph-properties fo:text-align="justify" style:line-height-at-least="0.25in"/>
      <style:text-properties style:font-name="Open Sans" fo:color="#000000" fo:font-size="10.5pt" style:font-size-asian="10.5pt"/>
    </style:style>
    <style:style style:name="P479" style:parent-style-name="Standard" style:family="paragraph">
      <style:paragraph-properties fo:text-align="justify" style:line-height-at-least="0.25in"/>
    </style:style>
    <style:style style:name="P480" style:parent-style-name="Heading2" style:family="paragraph">
      <style:paragraph-properties fo:text-align="justify" style:line-height-at-least="0.25in"/>
      <style:text-properties style:font-name="Open Sans" fo:font-weight="normal" style:font-weight-asian="normal" fo:color="#121214" fo:letter-spacing="-0.0104in"/>
    </style:style>
    <style:style style:name="P481" style:parent-style-name="Textbody" style:family="paragraph">
      <style:paragraph-properties fo:text-align="justify" style:line-height-at-least="0.25in"/>
    </style:style>
    <style:style style:name="T482" style:parent-style-name="DefaultParagraphFont" style:family="text">
      <style:text-properties style:font-name="Open Sans" fo:color="#000000" fo:font-size="10.5pt" style:font-size-asian="10.5pt"/>
    </style:style>
    <style:style style:name="T483" style:parent-style-name="DefaultParagraphFont" style:family="text">
      <style:text-properties style:font-name="Open Sans" fo:font-weight="bold" style:font-weight-asian="bold" fo:color="#000000" fo:font-size="10.5pt" style:font-size-asian="10.5pt"/>
    </style:style>
    <style:style style:name="T484" style:parent-style-name="DefaultParagraphFont" style:family="text">
      <style:text-properties style:font-name="Open Sans" fo:color="#000000" fo:font-size="10.5pt" style:font-size-asian="10.5pt"/>
    </style:style>
    <style:style style:name="T485" style:parent-style-name="DefaultParagraphFont" style:family="text">
      <style:text-properties style:font-name="Open Sans" fo:color="#000000" fo:font-size="10.5pt" style:font-size-asian="10.5pt"/>
    </style:style>
    <style:style style:name="P486" style:parent-style-name="Heading3" style:family="paragraph">
      <style:text-properties style:font-name="Open Sans" fo:font-weight="normal" style:font-weight-asian="normal" fo:color="#000000"/>
    </style:style>
    <style:style style:name="P487" style:parent-style-name="Textbody" style:family="paragraph">
      <style:paragraph-properties fo:text-align="justify" style:line-height-at-least="0.25in"/>
    </style:style>
    <style:style style:name="T488" style:parent-style-name="DefaultParagraphFont" style:family="text">
      <style:text-properties style:font-name="Open Sans" fo:color="#000000" fo:font-size="10.5pt" style:font-size-asian="10.5pt"/>
    </style:style>
    <style:style style:name="T489" style:parent-style-name="DefaultParagraphFont" style:family="text">
      <style:text-properties style:font-name="Open Sans" fo:font-weight="bold" style:font-weight-asian="bold" fo:color="#000000" fo:font-size="10.5pt" style:font-size-asian="10.5pt"/>
    </style:style>
    <style:style style:name="T490" style:parent-style-name="DefaultParagraphFont" style:family="text">
      <style:text-properties style:font-name="Open Sans" fo:color="#000000" fo:font-size="10.5pt" style:font-size-asian="10.5pt"/>
    </style:style>
    <style:style style:name="P491" style:parent-style-name="PreformattedText" style:family="paragraph">
      <style:paragraph-properties fo:border="0.0034in solid #D6D6D6" fo:padding="0.0555in" style:shadow="none" fo:margin-bottom="0.1041in" style:line-height-at-least="0.1666in"/>
    </style:style>
    <style:style style:name="T492" style:parent-style-name="DefaultParagraphFont" style:family="text">
      <style:text-properties style:font-name="Menlo, Monaco, Consolas, 'Couri" fo:color="#000000" fo:font-size="9pt" style:font-size-asian="9pt"/>
    </style:style>
    <style:style style:name="T493" style:parent-style-name="DefaultParagraphFont" style:family="text">
      <style:text-properties style:font-name="Menlo, Monaco, Consolas, 'Couri" fo:color="#666600" fo:font-size="9pt" style:font-size-asian="9pt"/>
    </style:style>
    <style:style style:name="T494" style:parent-style-name="DefaultParagraphFont" style:family="text">
      <style:text-properties style:font-name="Menlo, Monaco, Consolas, 'Couri" fo:color="#000000" fo:font-size="9pt" style:font-size-asian="9pt"/>
    </style:style>
    <style:style style:name="T495" style:parent-style-name="DefaultParagraphFont" style:family="text">
      <style:text-properties style:font-name="Menlo, Monaco, Consolas, 'Couri" fo:color="#666600" fo:font-size="9pt" style:font-size-asian="9pt"/>
    </style:style>
    <style:style style:name="P496" style:parent-style-name="Textbody" style:family="paragraph">
      <style:paragraph-properties fo:text-align="justify" style:line-height-at-least="0.25in"/>
      <style:text-properties style:font-name="Open Sans" fo:color="#000000" fo:font-size="10.5pt" style:font-size-asian="10.5pt"/>
    </style:style>
    <style:style style:name="P497" style:parent-style-name="Textbody" style:family="paragraph">
      <style:paragraph-properties fo:text-align="justify" style:line-height-at-least="0.25in"/>
      <style:text-properties style:font-name="Open Sans" fo:color="#000000" fo:font-size="10.5pt" style:font-size-asian="10.5pt"/>
    </style:style>
    <style:style style:name="P498" style:parent-style-name="Heading3" style:family="paragraph">
      <style:text-properties style:font-name="Open Sans" fo:font-weight="normal" style:font-weight-asian="normal" fo:color="#000000"/>
    </style:style>
    <style:style style:name="P499" style:parent-style-name="Textbody" style:family="paragraph">
      <style:paragraph-properties fo:text-align="justify" style:line-height-at-least="0.25in"/>
    </style:style>
    <style:style style:name="T500" style:parent-style-name="DefaultParagraphFont" style:family="text">
      <style:text-properties style:font-name="Open Sans" fo:color="#000000" fo:font-size="10.5pt" style:font-size-asian="10.5pt"/>
    </style:style>
    <style:style style:name="T501" style:parent-style-name="DefaultParagraphFont" style:family="text">
      <style:text-properties style:font-name="Open Sans" fo:color="#000000" fo:font-size="10.5pt" style:font-size-asian="10.5pt"/>
    </style:style>
    <style:style style:name="T502" style:parent-style-name="DefaultParagraphFont" style:family="text">
      <style:text-properties style:font-name="Open Sans" fo:font-weight="bold" style:font-weight-asian="bold" fo:color="#000000" fo:font-size="10.5pt" style:font-size-asian="10.5pt"/>
    </style:style>
    <style:style style:name="P503" style:parent-style-name="PreformattedText" style:family="paragraph">
      <style:paragraph-properties fo:border="0.0034in solid #D6D6D6" fo:padding="0.0555in" style:shadow="none" fo:margin-bottom="0.1041in" style:line-height-at-least="0.1666in"/>
    </style:style>
    <style:style style:name="T504" style:parent-style-name="DefaultParagraphFont" style:family="text">
      <style:text-properties style:font-name="Menlo, Monaco, Consolas, 'Couri" fo:color="#666600" fo:font-size="9pt" style:font-size-asian="9pt"/>
    </style:style>
    <style:style style:name="T505" style:parent-style-name="DefaultParagraphFont" style:family="text">
      <style:text-properties style:font-name="Menlo, Monaco, Consolas, 'Couri" fo:color="#000000" fo:font-size="9pt" style:font-size-asian="9pt"/>
    </style:style>
    <style:style style:name="P506" style:parent-style-name="PreformattedText" style:family="paragraph">
      <style:paragraph-properties fo:border="0.0034in solid #D6D6D6" fo:padding="0.0555in" style:shadow="none" fo:margin-bottom="0.1041in" style:line-height-at-least="0.1666in"/>
    </style:style>
    <style:style style:name="T507" style:parent-style-name="DefaultParagraphFont" style:family="text">
      <style:text-properties style:font-name="Menlo, Monaco, Consolas, 'Couri" fo:color="#000088" fo:font-size="9pt" style:font-size-asian="9pt"/>
    </style:style>
    <style:style style:name="T508" style:parent-style-name="DefaultParagraphFont" style:family="text">
      <style:text-properties style:font-name="Menlo, Monaco, Consolas, 'Couri" fo:color="#000000" fo:font-size="9pt" style:font-size-asian="9pt"/>
    </style:style>
    <style:style style:name="T509" style:parent-style-name="DefaultParagraphFont" style:family="text">
      <style:text-properties style:font-name="Menlo, Monaco, Consolas, 'Couri" fo:color="#006666" fo:font-size="9pt" style:font-size-asian="9pt"/>
    </style:style>
    <style:style style:name="P510" style:parent-style-name="PreformattedText" style:family="paragraph">
      <style:paragraph-properties fo:border="0.0034in solid #D6D6D6" fo:padding="0.0555in" style:shadow="none" fo:margin-bottom="0.1041in" style:line-height-at-least="0.1666in"/>
    </style:style>
    <style:style style:name="T511" style:parent-style-name="DefaultParagraphFont" style:family="text">
      <style:text-properties style:font-name="Menlo, Monaco, Consolas, 'Couri" fo:color="#000000" fo:font-size="9pt" style:font-size-asian="9pt"/>
    </style:style>
    <style:style style:name="T512" style:parent-style-name="DefaultParagraphFont" style:family="text">
      <style:text-properties style:font-name="Menlo, Monaco, Consolas, 'Couri" fo:color="#006666" fo:font-size="9pt" style:font-size-asian="9pt"/>
    </style:style>
    <style:style style:name="P513" style:parent-style-name="PreformattedText" style:family="paragraph">
      <style:paragraph-properties fo:border="0.0034in solid #D6D6D6" fo:padding="0.0555in" style:shadow="none" fo:margin-bottom="0.1041in" style:line-height-at-least="0.1666in"/>
    </style:style>
    <style:style style:name="T514" style:parent-style-name="DefaultParagraphFont" style:family="text">
      <style:text-properties style:font-name="Menlo, Monaco, Consolas, 'Couri" fo:color="#000000" fo:font-size="9pt" style:font-size-asian="9pt"/>
    </style:style>
    <style:style style:name="T515" style:parent-style-name="DefaultParagraphFont" style:family="text">
      <style:text-properties style:font-name="Menlo, Monaco, Consolas, 'Couri" fo:color="#006666" fo:font-size="9pt" style:font-size-asian="9pt"/>
    </style:style>
    <style:style style:name="P516" style:parent-style-name="PreformattedText" style:family="paragraph">
      <style:paragraph-properties fo:border="0.0034in solid #D6D6D6" fo:padding="0.0555in" style:shadow="none" fo:margin-bottom="0.1041in" style:line-height-at-least="0.1666in"/>
      <style:text-properties style:font-name="Menlo, Monaco, Consolas, 'Couri" fo:color="#666600" fo:font-size="9pt" style:font-size-asian="9pt"/>
    </style:style>
    <style:style style:name="P517" style:parent-style-name="Textbody" style:family="paragraph">
      <style:paragraph-properties fo:text-align="justify" style:line-height-at-least="0.25in"/>
    </style:style>
    <style:style style:name="T518" style:parent-style-name="DefaultParagraphFont" style:family="text">
      <style:text-properties style:font-name="Open Sans" fo:color="#000000" fo:font-size="10.5pt" style:font-size-asian="10.5pt"/>
    </style:style>
    <style:style style:name="T519" style:parent-style-name="DefaultParagraphFont" style:family="text">
      <style:text-properties style:font-name="Open Sans" fo:font-weight="bold" style:font-weight-asian="bold" fo:color="#000000" fo:font-size="10.5pt" style:font-size-asian="10.5pt"/>
    </style:style>
    <style:style style:name="T520" style:parent-style-name="DefaultParagraphFont" style:family="text">
      <style:text-properties style:font-name="Open Sans" fo:color="#000000" fo:font-size="10.5pt" style:font-size-asian="10.5pt"/>
    </style:style>
    <style:style style:name="T521" style:parent-style-name="DefaultParagraphFont" style:family="text">
      <style:text-properties style:font-name="Open Sans" fo:font-weight="bold" style:font-weight-asian="bold" fo:color="#000000" fo:font-size="10.5pt" style:font-size-asian="10.5pt"/>
    </style:style>
    <style:style style:name="T522" style:parent-style-name="DefaultParagraphFont" style:family="text">
      <style:text-properties style:font-name="Open Sans" fo:color="#000000" fo:font-size="10.5pt" style:font-size-asian="10.5pt"/>
    </style:style>
    <style:style style:name="P523" style:parent-style-name="PreformattedText" style:family="paragraph">
      <style:paragraph-properties fo:border="0.0034in solid #D6D6D6" fo:padding="0.0555in" style:shadow="none" fo:margin-bottom="0.1041in" style:line-height-at-least="0.1666in"/>
    </style:style>
    <style:style style:name="T524" style:parent-style-name="DefaultParagraphFont" style:family="text">
      <style:text-properties style:font-name="Menlo, Monaco, Consolas, 'Couri" fo:color="#666600" fo:font-size="9pt" style:font-size-asian="9pt"/>
    </style:style>
    <style:style style:name="T525" style:parent-style-name="DefaultParagraphFont" style:family="text">
      <style:text-properties style:font-name="Menlo, Monaco, Consolas, 'Couri" fo:color="#000088" fo:font-size="9pt" style:font-size-asian="9pt"/>
    </style:style>
    <style:style style:name="T526" style:parent-style-name="DefaultParagraphFont" style:family="text">
      <style:text-properties style:font-name="Menlo, Monaco, Consolas, 'Couri" fo:color="#000000" fo:font-size="9pt" style:font-size-asian="9pt"/>
    </style:style>
    <style:style style:name="P527" style:parent-style-name="PreformattedText" style:family="paragraph">
      <style:paragraph-properties fo:border="0.0034in solid #D6D6D6" fo:padding="0.0555in" style:shadow="none" fo:margin-bottom="0.1041in" style:line-height-at-least="0.1666in"/>
      <style:text-properties style:font-name="Menlo, Monaco, Consolas, 'Couri" fo:color="#000000" fo:font-size="9pt" style:font-size-asian="9pt"/>
    </style:style>
    <style:style style:name="P528" style:parent-style-name="PreformattedText" style:family="paragraph">
      <style:paragraph-properties fo:border="0.0034in solid #D6D6D6" fo:padding="0.0555in" style:shadow="none" fo:margin-bottom="0.1041in" style:line-height-at-least="0.1666in"/>
    </style:style>
    <style:style style:name="T529" style:parent-style-name="DefaultParagraphFont" style:family="text">
      <style:text-properties style:font-name="Menlo, Monaco, Consolas, 'Couri" fo:color="#666600" fo:font-size="9pt" style:font-size-asian="9pt"/>
    </style:style>
    <style:style style:name="T530" style:parent-style-name="DefaultParagraphFont" style:family="text">
      <style:text-properties style:font-name="Menlo, Monaco, Consolas, 'Couri" fo:color="#000000" fo:font-size="9pt" style:font-size-asian="9pt"/>
    </style:style>
    <style:style style:name="T531" style:parent-style-name="DefaultParagraphFont" style:family="text">
      <style:text-properties style:font-name="Menlo, Monaco, Consolas, 'Couri" fo:color="#666600" fo:font-size="9pt" style:font-size-asian="9pt"/>
    </style:style>
    <style:style style:name="T532" style:parent-style-name="DefaultParagraphFont" style:family="text">
      <style:text-properties style:font-name="Menlo, Monaco, Consolas, 'Couri" fo:color="#000000" fo:font-size="9pt" style:font-size-asian="9pt"/>
    </style:style>
    <style:style style:name="T533" style:parent-style-name="DefaultParagraphFont" style:family="text">
      <style:text-properties style:font-name="Menlo, Monaco, Consolas, 'Couri" fo:color="#666600" fo:font-size="9pt" style:font-size-asian="9pt"/>
    </style:style>
    <style:style style:name="P534" style:parent-style-name="PreformattedText" style:family="paragraph">
      <style:paragraph-properties fo:border="0.0034in solid #D6D6D6" fo:padding="0.0555in" style:shadow="none" fo:margin-bottom="0.1041in" style:line-height-at-least="0.1666in"/>
    </style:style>
    <style:style style:name="T535" style:parent-style-name="DefaultParagraphFont" style:family="text">
      <style:text-properties style:font-name="Menlo, Monaco, Consolas, 'Couri" fo:color="#666600" fo:font-size="9pt" style:font-size-asian="9pt"/>
    </style:style>
    <style:style style:name="T536" style:parent-style-name="DefaultParagraphFont" style:family="text">
      <style:text-properties style:font-name="Menlo, Monaco, Consolas, 'Couri" fo:color="#000000" fo:font-size="9pt" style:font-size-asian="9pt"/>
    </style:style>
    <style:style style:name="T537" style:parent-style-name="DefaultParagraphFont" style:family="text">
      <style:text-properties style:font-name="Menlo, Monaco, Consolas, 'Couri" fo:color="#008800" fo:font-size="9pt" style:font-size-asian="9pt"/>
    </style:style>
    <style:style style:name="T538" style:parent-style-name="DefaultParagraphFont" style:family="text">
      <style:text-properties style:font-name="Menlo, Monaco, Consolas, 'Couri" fo:color="#000000" fo:font-size="9pt" style:font-size-asian="9pt"/>
    </style:style>
    <style:style style:name="T539" style:parent-style-name="DefaultParagraphFont" style:family="text">
      <style:text-properties style:font-name="Menlo, Monaco, Consolas, 'Couri" fo:color="#666600" fo:font-size="9pt" style:font-size-asian="9pt"/>
    </style:style>
    <style:style style:name="T540" style:parent-style-name="DefaultParagraphFont" style:family="text">
      <style:text-properties style:font-name="Menlo, Monaco, Consolas, 'Couri" fo:color="#000000" fo:font-size="9pt" style:font-size-asian="9pt"/>
    </style:style>
    <style:style style:name="T541" style:parent-style-name="DefaultParagraphFont" style:family="text">
      <style:text-properties style:font-name="Menlo, Monaco, Consolas, 'Couri" fo:color="#008800" fo:font-size="9pt" style:font-size-asian="9pt"/>
    </style:style>
    <style:style style:name="T542" style:parent-style-name="DefaultParagraphFont" style:family="text">
      <style:text-properties style:font-name="Menlo, Monaco, Consolas, 'Couri" fo:color="#666600" fo:font-size="9pt" style:font-size-asian="9pt"/>
    </style:style>
    <style:style style:name="T543" style:parent-style-name="DefaultParagraphFont" style:family="text">
      <style:text-properties style:font-name="Menlo, Monaco, Consolas, 'Couri" fo:color="#000000" fo:font-size="9pt" style:font-size-asian="9pt"/>
    </style:style>
    <style:style style:name="T544" style:parent-style-name="DefaultParagraphFont" style:family="text">
      <style:text-properties style:font-name="Menlo, Monaco, Consolas, 'Couri" fo:color="#008800" fo:font-size="9pt" style:font-size-asian="9pt"/>
    </style:style>
    <style:style style:name="T545" style:parent-style-name="DefaultParagraphFont" style:family="text">
      <style:text-properties style:font-name="Menlo, Monaco, Consolas, 'Couri" fo:color="#000000" fo:font-size="9pt" style:font-size-asian="9pt"/>
    </style:style>
    <style:style style:name="T546" style:parent-style-name="DefaultParagraphFont" style:family="text">
      <style:text-properties style:font-name="Menlo, Monaco, Consolas, 'Couri" fo:color="#666600" fo:font-size="9pt" style:font-size-asian="9pt"/>
    </style:style>
    <style:style style:name="T547" style:parent-style-name="DefaultParagraphFont" style:family="text">
      <style:text-properties style:font-name="Menlo, Monaco, Consolas, 'Couri" fo:color="#000000" fo:font-size="9pt" style:font-size-asian="9pt"/>
    </style:style>
    <style:style style:name="T548" style:parent-style-name="DefaultParagraphFont" style:family="text">
      <style:text-properties style:font-name="Menlo, Monaco, Consolas, 'Couri" fo:color="#006666" fo:font-size="9pt" style:font-size-asian="9pt"/>
    </style:style>
    <style:style style:name="T549" style:parent-style-name="DefaultParagraphFont" style:family="text">
      <style:text-properties style:font-name="Menlo, Monaco, Consolas, 'Couri" fo:color="#000000" fo:font-size="9pt" style:font-size-asian="9pt"/>
    </style:style>
    <style:style style:name="T550" style:parent-style-name="DefaultParagraphFont" style:family="text">
      <style:text-properties style:font-name="Menlo, Monaco, Consolas, 'Couri" fo:color="#666600" fo:font-size="9pt" style:font-size-asian="9pt"/>
    </style:style>
    <style:style style:name="P551" style:parent-style-name="PreformattedText" style:family="paragraph">
      <style:paragraph-properties fo:border="0.0034in solid #D6D6D6" fo:padding="0.0555in" style:shadow="none" fo:margin-bottom="0.1041in" style:line-height-at-least="0.1666in"/>
      <style:text-properties style:font-name="Menlo, Monaco, Consolas, 'Couri" fo:color="#666600" fo:font-size="9pt" style:font-size-asian="9pt"/>
    </style:style>
    <style:style style:name="P552" style:parent-style-name="Textbody" style:family="paragraph">
      <style:paragraph-properties fo:text-align="justify" style:line-height-at-least="0.25in"/>
      <style:text-properties style:font-name="Open Sans" fo:color="#000000" fo:font-size="10.5pt" style:font-size-asian="10.5pt"/>
    </style:style>
    <style:style style:name="P553" style:parent-style-name="PreformattedText" style:family="paragraph">
      <style:paragraph-properties fo:border="0.0034in solid #D6D6D6" fo:padding="0.0555in" style:shadow="none" fo:margin-bottom="0.1041in" style:line-height-at-least="0.1666in"/>
    </style:style>
    <style:style style:name="T554" style:parent-style-name="DefaultParagraphFont" style:family="text">
      <style:text-properties style:font-name="Menlo, Monaco, Consolas, 'Couri" fo:color="#666600" fo:font-size="9pt" style:font-size-asian="9pt"/>
    </style:style>
    <style:style style:name="T555" style:parent-style-name="DefaultParagraphFont" style:family="text">
      <style:text-properties style:font-name="Menlo, Monaco, Consolas, 'Couri" fo:color="#000000" fo:font-size="9pt" style:font-size-asian="9pt"/>
    </style:style>
    <style:style style:name="P556" style:parent-style-name="PreformattedText" style:family="paragraph">
      <style:paragraph-properties fo:border="0.0034in solid #D6D6D6" fo:padding="0.0555in" style:shadow="none" fo:margin-bottom="0.1041in" style:line-height-at-least="0.1666in"/>
    </style:style>
    <style:style style:name="T557" style:parent-style-name="DefaultParagraphFont" style:family="text">
      <style:text-properties style:font-name="Menlo, Monaco, Consolas, 'Couri" fo:color="#000088" fo:font-size="9pt" style:font-size-asian="9pt"/>
    </style:style>
    <style:style style:name="T558" style:parent-style-name="DefaultParagraphFont" style:family="text">
      <style:text-properties style:font-name="Menlo, Monaco, Consolas, 'Couri" fo:color="#000000" fo:font-size="9pt" style:font-size-asian="9pt"/>
    </style:style>
    <style:style style:name="T559" style:parent-style-name="DefaultParagraphFont" style:family="text">
      <style:text-properties style:font-name="Menlo, Monaco, Consolas, 'Couri" fo:color="#006666" fo:font-size="9pt" style:font-size-asian="9pt"/>
    </style:style>
    <style:style style:name="P560" style:parent-style-name="PreformattedText" style:family="paragraph">
      <style:paragraph-properties fo:border="0.0034in solid #D6D6D6" fo:padding="0.0555in" style:shadow="none" fo:margin-bottom="0.1041in" style:line-height-at-least="0.1666in"/>
    </style:style>
    <style:style style:name="T561" style:parent-style-name="DefaultParagraphFont" style:family="text">
      <style:text-properties style:font-name="Menlo, Monaco, Consolas, 'Couri" fo:color="#000000" fo:font-size="9pt" style:font-size-asian="9pt"/>
    </style:style>
    <style:style style:name="T562" style:parent-style-name="DefaultParagraphFont" style:family="text">
      <style:text-properties style:font-name="Menlo, Monaco, Consolas, 'Couri" fo:color="#006666" fo:font-size="9pt" style:font-size-asian="9pt"/>
    </style:style>
    <style:style style:name="P563" style:parent-style-name="PreformattedText" style:family="paragraph">
      <style:paragraph-properties fo:border="0.0034in solid #D6D6D6" fo:padding="0.0555in" style:shadow="none" fo:margin-bottom="0.1041in" style:line-height-at-least="0.1666in"/>
      <style:text-properties style:font-name="Menlo, Monaco, Consolas, 'Couri" fo:color="#666600" fo:font-size="9pt" style:font-size-asian="9pt"/>
    </style:style>
    <style:style style:name="P564" style:parent-style-name="Heading2" style:family="paragraph">
      <style:paragraph-properties fo:text-align="justify" style:line-height-at-least="0.25in"/>
      <style:text-properties style:font-name="Open Sans" fo:font-weight="normal" style:font-weight-asian="normal" fo:color="#121214" fo:letter-spacing="-0.0104in"/>
    </style:style>
    <style:style style:name="P565" style:parent-style-name="Textbody" style:family="paragraph">
      <style:paragraph-properties fo:text-align="justify" style:line-height-at-least="0.25in"/>
    </style:style>
    <style:style style:name="T566" style:parent-style-name="DefaultParagraphFont" style:family="text">
      <style:text-properties style:font-name="Open Sans" fo:color="#000000" fo:font-size="10.5pt" style:font-size-asian="10.5pt"/>
    </style:style>
    <style:style style:name="T567" style:parent-style-name="DefaultParagraphFont" style:family="text">
      <style:text-properties style:font-name="Open Sans" fo:font-weight="bold" style:font-weight-asian="bold" fo:color="#000000" fo:font-size="10.5pt" style:font-size-asian="10.5pt"/>
    </style:style>
    <style:style style:name="T568" style:parent-style-name="DefaultParagraphFont" style:family="text">
      <style:text-properties style:font-name="Open Sans" fo:color="#000000" fo:font-size="10.5pt" style:font-size-asian="10.5pt"/>
    </style:style>
    <style:style style:name="P569" style:parent-style-name="Heading3" style:family="paragraph">
      <style:text-properties style:font-name="Open Sans" fo:font-weight="normal" style:font-weight-asian="normal" fo:color="#000000"/>
    </style:style>
    <style:style style:name="P570" style:parent-style-name="Textbody" style:family="paragraph">
      <style:paragraph-properties fo:text-align="justify" style:line-height-at-least="0.25in"/>
    </style:style>
    <style:style style:name="T571" style:parent-style-name="DefaultParagraphFont" style:family="text">
      <style:text-properties style:font-name="Open Sans" fo:color="#000000" fo:font-size="10.5pt" style:font-size-asian="10.5pt"/>
    </style:style>
    <style:style style:name="T572" style:parent-style-name="DefaultParagraphFont" style:family="text">
      <style:text-properties style:font-name="Open Sans" fo:color="#000000" fo:font-size="10.5pt" style:font-size-asian="10.5pt"/>
    </style:style>
    <style:style style:name="T573" style:parent-style-name="DefaultParagraphFont" style:family="text">
      <style:text-properties style:font-name="Open Sans" fo:font-weight="bold" style:font-weight-asian="bold" fo:color="#000000" fo:font-size="10.5pt" style:font-size-asian="10.5pt"/>
    </style:style>
    <style:style style:name="T574" style:parent-style-name="DefaultParagraphFont" style:family="text">
      <style:text-properties style:font-name="Open Sans" fo:color="#000000" fo:font-size="10.5pt" style:font-size-asian="10.5pt"/>
    </style:style>
    <style:style style:name="P575" style:parent-style-name="PreformattedText" style:family="paragraph">
      <style:paragraph-properties fo:border="0.0034in solid #D6D6D6" fo:padding="0.0555in" style:shadow="none" fo:margin-bottom="0.1041in" style:line-height-at-least="0.1666in"/>
    </style:style>
    <style:style style:name="T576" style:parent-style-name="DefaultParagraphFont" style:family="text">
      <style:text-properties style:font-name="Menlo, Monaco, Consolas, 'Couri" fo:color="#000000" fo:font-size="9pt" style:font-size-asian="9pt"/>
    </style:style>
    <style:style style:name="T577" style:parent-style-name="DefaultParagraphFont" style:family="text">
      <style:text-properties style:font-name="Menlo, Monaco, Consolas, 'Couri" fo:color="#666600" fo:font-size="9pt" style:font-size-asian="9pt"/>
    </style:style>
    <style:style style:name="T578" style:parent-style-name="DefaultParagraphFont" style:family="text">
      <style:text-properties style:font-name="Menlo, Monaco, Consolas, 'Couri" fo:color="#000000" fo:font-size="9pt" style:font-size-asian="9pt"/>
    </style:style>
    <style:style style:name="T579" style:parent-style-name="DefaultParagraphFont" style:family="text">
      <style:text-properties style:font-name="Menlo, Monaco, Consolas, 'Couri" fo:color="#666600" fo:font-size="9pt" style:font-size-asian="9pt"/>
    </style:style>
    <style:style style:name="T580" style:parent-style-name="DefaultParagraphFont" style:family="text">
      <style:text-properties style:font-name="Menlo, Monaco, Consolas, 'Couri" fo:color="#000000" fo:font-size="9pt" style:font-size-asian="9pt"/>
    </style:style>
    <style:style style:name="T581" style:parent-style-name="DefaultParagraphFont" style:family="text">
      <style:text-properties style:font-name="Menlo, Monaco, Consolas, 'Couri" fo:color="#666600" fo:font-size="9pt" style:font-size-asian="9pt"/>
    </style:style>
    <style:style style:name="T582" style:parent-style-name="DefaultParagraphFont" style:family="text">
      <style:text-properties style:font-name="Menlo, Monaco, Consolas, 'Couri" fo:color="#000000" fo:font-size="9pt" style:font-size-asian="9pt"/>
    </style:style>
    <style:style style:name="T583" style:parent-style-name="DefaultParagraphFont" style:family="text">
      <style:text-properties style:font-name="Menlo, Monaco, Consolas, 'Couri" fo:color="#666600" fo:font-size="9pt" style:font-size-asian="9pt"/>
    </style:style>
    <style:style style:name="P584" style:parent-style-name="Textbody" style:family="paragraph">
      <style:paragraph-properties fo:text-align="justify" style:line-height-at-least="0.25in"/>
    </style:style>
    <style:style style:name="T585" style:parent-style-name="DefaultParagraphFont" style:family="text">
      <style:text-properties style:font-name="Open Sans" fo:color="#000000" fo:font-size="10.5pt" style:font-size-asian="10.5pt"/>
    </style:style>
    <style:style style:name="T586" style:parent-style-name="DefaultParagraphFont" style:family="text">
      <style:text-properties style:font-name="Open Sans" fo:font-weight="bold" style:font-weight-asian="bold" fo:color="#000000" fo:font-size="10.5pt" style:font-size-asian="10.5pt"/>
    </style:style>
    <style:style style:name="T587" style:parent-style-name="DefaultParagraphFont" style:family="text">
      <style:text-properties style:font-name="Open Sans" fo:color="#000000" fo:font-size="10.5pt" style:font-size-asian="10.5pt"/>
    </style:style>
    <style:style style:name="T588" style:parent-style-name="DefaultParagraphFont" style:family="text">
      <style:text-properties style:font-name="Open Sans" fo:font-weight="bold" style:font-weight-asian="bold" fo:color="#000000" fo:font-size="10.5pt" style:font-size-asian="10.5pt"/>
    </style:style>
    <style:style style:name="T589" style:parent-style-name="DefaultParagraphFont" style:family="text">
      <style:text-properties style:font-name="Open Sans" fo:color="#000000" fo:font-size="10.5pt" style:font-size-asian="10.5pt"/>
    </style:style>
    <style:style style:name="TableColumn591" style:family="table-column">
      <style:table-column-properties style:column-width="0.8388in" style:use-optimal-column-width="false"/>
    </style:style>
    <style:style style:name="TableColumn592" style:family="table-column">
      <style:table-column-properties style:column-width="0.7611in" style:use-optimal-column-width="false"/>
    </style:style>
    <style:style style:name="TableColumn593" style:family="table-column">
      <style:table-column-properties style:column-width="4.0375in" style:use-optimal-column-width="false"/>
    </style:style>
    <style:style style:name="Table590" style:family="table">
      <style:table-properties style:width="5.6375in" fo:margin-left="0.0125in" table:align="left"/>
    </style:style>
    <style:style style:name="TableRow594" style:family="table-row">
      <style:table-row-properties style:use-optimal-row-height="false"/>
    </style:style>
    <style:style style:name="TableCell595" style:family="table-cell">
      <style:table-cell-properties fo:border="none" fo:background-color="#EEEEEE" style:vertical-align="middle" fo:padding-top="0.0194in" fo:padding-left="0.0194in" fo:padding-bottom="0.0194in" fo:padding-right="0.0194in"/>
    </style:style>
    <style:style style:name="P596" style:parent-style-name="TableHeading" style:family="paragraph">
      <style:paragraph-properties fo:border="0.0034in solid #DDDDDD" fo:padding="0.0833in" style:shadow="none" fo:text-align="start" fo:line-height="140%"/>
    </style:style>
    <style:style style:name="TableCell597" style:family="table-cell">
      <style:table-cell-properties fo:border="none" fo:background-color="#EEEEEE" style:vertical-align="middle" fo:padding-top="0.0194in" fo:padding-left="0.0194in" fo:padding-bottom="0.0194in" fo:padding-right="0.0194in"/>
    </style:style>
    <style:style style:name="P598" style:parent-style-name="TableHeading" style:family="paragraph">
      <style:paragraph-properties fo:border="0.0034in solid #DDDDDD" fo:padding="0.0833in" style:shadow="none" fo:text-align="start" fo:line-height="140%"/>
    </style:style>
    <style:style style:name="TableCell599" style:family="table-cell">
      <style:table-cell-properties fo:border="none" fo:background-color="#EEEEEE" style:vertical-align="middle" fo:padding-top="0.0194in" fo:padding-left="0.0194in" fo:padding-bottom="0.0194in" fo:padding-right="0.0194in"/>
    </style:style>
    <style:style style:name="P600" style:parent-style-name="TableHeading" style:family="paragraph">
      <style:paragraph-properties fo:border="0.0034in solid #DDDDDD" fo:padding="0.0833in" style:shadow="none" fo:text-align="start" fo:line-height="140%"/>
    </style:style>
    <style:style style:name="TableRow601" style:family="table-row">
      <style:table-row-properties style:use-optimal-row-height="false"/>
    </style:style>
    <style:style style:name="TableCell602" style:family="table-cell">
      <style:table-cell-properties fo:border="none" style:vertical-align="middle" fo:padding-top="0.0194in" fo:padding-left="0.0194in" fo:padding-bottom="0.0194in" fo:padding-right="0.0194in"/>
    </style:style>
    <style:style style:name="P603" style:parent-style-name="TableContents" style:family="paragraph">
      <style:paragraph-properties fo:border="0.0034in solid #DDDDDD" fo:padding="0.0833in" style:shadow="none" fo:line-height="140%"/>
    </style:style>
    <style:style style:name="TableCell604" style:family="table-cell">
      <style:table-cell-properties fo:border="none" style:vertical-align="middle" fo:padding-top="0.0194in" fo:padding-left="0.0194in" fo:padding-bottom="0.0194in" fo:padding-right="0.0194in"/>
    </style:style>
    <style:style style:name="P605" style:parent-style-name="TableContents" style:family="paragraph">
      <style:paragraph-properties fo:border="0.0034in solid #DDDDDD" fo:padding="0.0833in" style:shadow="none" fo:line-height="140%"/>
    </style:style>
    <style:style style:name="TableCell606" style:family="table-cell">
      <style:table-cell-properties fo:border="none" style:vertical-align="middle" fo:padding-top="0.0194in" fo:padding-left="0.0194in" fo:padding-bottom="0.0194in" fo:padding-right="0.0194in"/>
    </style:style>
    <style:style style:name="P607" style:parent-style-name="TableContents" style:family="paragraph">
      <style:paragraph-properties fo:border="0.0034in solid #DDDDDD" fo:padding="0.0833in" style:shadow="none" fo:line-height="140%"/>
    </style:style>
    <style:style style:name="TableRow608" style:family="table-row">
      <style:table-row-properties style:use-optimal-row-height="false"/>
    </style:style>
    <style:style style:name="TableCell609" style:family="table-cell">
      <style:table-cell-properties fo:border="none" style:vertical-align="middle" fo:padding-top="0.0194in" fo:padding-left="0.0194in" fo:padding-bottom="0.0194in" fo:padding-right="0.0194in"/>
    </style:style>
    <style:style style:name="P610" style:parent-style-name="TableContents" style:family="paragraph">
      <style:paragraph-properties fo:border="0.0034in solid #DDDDDD" fo:padding="0.0833in" style:shadow="none" fo:line-height="140%"/>
    </style:style>
    <style:style style:name="TableCell611" style:family="table-cell">
      <style:table-cell-properties fo:border="none" style:vertical-align="middle" fo:padding-top="0.0194in" fo:padding-left="0.0194in" fo:padding-bottom="0.0194in" fo:padding-right="0.0194in"/>
    </style:style>
    <style:style style:name="P612" style:parent-style-name="TableContents" style:family="paragraph">
      <style:paragraph-properties fo:border="0.0034in solid #DDDDDD" fo:padding="0.0833in" style:shadow="none" fo:line-height="140%"/>
    </style:style>
    <style:style style:name="TableCell613" style:family="table-cell">
      <style:table-cell-properties fo:border="none" style:vertical-align="middle" fo:padding-top="0.0194in" fo:padding-left="0.0194in" fo:padding-bottom="0.0194in" fo:padding-right="0.0194in"/>
    </style:style>
    <style:style style:name="P614" style:parent-style-name="TableContents" style:family="paragraph">
      <style:paragraph-properties fo:border="0.0034in solid #DDDDDD" fo:padding="0.0833in" style:shadow="none" fo:line-height="140%"/>
    </style:style>
    <style:style style:name="P615" style:parent-style-name="Textbody" style:family="paragraph">
      <style:paragraph-properties fo:text-align="justify" style:line-height-at-least="0.25in"/>
      <style:text-properties style:font-name="Open Sans" fo:color="#000000" fo:font-size="10.5pt" style:font-size-asian="10.5pt"/>
    </style:style>
    <style:style style:name="TableColumn617" style:family="table-column">
      <style:table-column-properties style:column-width="0.9208in" style:use-optimal-column-width="false"/>
    </style:style>
    <style:style style:name="TableColumn618" style:family="table-column">
      <style:table-column-properties style:column-width="0.6222in" style:use-optimal-column-width="false"/>
    </style:style>
    <style:style style:name="TableColumn619" style:family="table-column">
      <style:table-column-properties style:column-width="5.1493in" style:use-optimal-column-width="false"/>
    </style:style>
    <style:style style:name="Table616" style:family="table">
      <style:table-properties style:width="6.6923in" fo:margin-left="0.0125in" table:align="left"/>
    </style:style>
    <style:style style:name="TableRow620" style:family="table-row">
      <style:table-row-properties style:use-optimal-row-height="false"/>
    </style:style>
    <style:style style:name="TableCell621" style:family="table-cell">
      <style:table-cell-properties fo:border="none" fo:background-color="#EEEEEE" style:vertical-align="middle" fo:padding-top="0.0194in" fo:padding-left="0.0194in" fo:padding-bottom="0.0194in" fo:padding-right="0.0194in"/>
    </style:style>
    <style:style style:name="P622" style:parent-style-name="TableHeading" style:family="paragraph">
      <style:paragraph-properties fo:border="0.0034in solid #DDDDDD" fo:padding="0.0833in" style:shadow="none" fo:text-align="start" fo:line-height="140%"/>
    </style:style>
    <style:style style:name="TableCell623" style:family="table-cell">
      <style:table-cell-properties fo:border="none" fo:background-color="#EEEEEE" style:vertical-align="middle" fo:padding-top="0.0194in" fo:padding-left="0.0194in" fo:padding-bottom="0.0194in" fo:padding-right="0.0194in"/>
    </style:style>
    <style:style style:name="P624" style:parent-style-name="TableHeading" style:family="paragraph">
      <style:paragraph-properties fo:border="0.0034in solid #DDDDDD" fo:padding="0.0833in" style:shadow="none" fo:text-align="start" fo:line-height="140%"/>
    </style:style>
    <style:style style:name="TableCell625" style:family="table-cell">
      <style:table-cell-properties fo:border="none" fo:background-color="#EEEEEE" style:vertical-align="middle" fo:padding-top="0.0194in" fo:padding-left="0.0194in" fo:padding-bottom="0.0194in" fo:padding-right="0.0194in"/>
    </style:style>
    <style:style style:name="P626" style:parent-style-name="TableHeading" style:family="paragraph">
      <style:paragraph-properties fo:border="0.0034in solid #DDDDDD" fo:padding="0.0833in" style:shadow="none" fo:text-align="start" fo:line-height="140%"/>
    </style:style>
    <style:style style:name="TableRow627" style:family="table-row">
      <style:table-row-properties style:use-optimal-row-height="false"/>
    </style:style>
    <style:style style:name="TableCell628" style:family="table-cell">
      <style:table-cell-properties fo:border="none" style:vertical-align="middle" fo:padding-top="0.0194in" fo:padding-left="0.0194in" fo:padding-bottom="0.0194in" fo:padding-right="0.0194in"/>
    </style:style>
    <style:style style:name="P629" style:parent-style-name="TableContents" style:family="paragraph">
      <style:paragraph-properties fo:border="0.0034in solid #DDDDDD" fo:padding="0.0833in" style:shadow="none" fo:line-height="140%"/>
    </style:style>
    <style:style style:name="TableCell630" style:family="table-cell">
      <style:table-cell-properties fo:border="none" style:vertical-align="middle" fo:padding-top="0.0194in" fo:padding-left="0.0194in" fo:padding-bottom="0.0194in" fo:padding-right="0.0194in"/>
    </style:style>
    <style:style style:name="P631" style:parent-style-name="TableContents" style:family="paragraph">
      <style:paragraph-properties fo:border="0.0034in solid #DDDDDD" fo:padding="0.0833in" style:shadow="none" fo:line-height="140%"/>
    </style:style>
    <style:style style:name="TableCell632" style:family="table-cell">
      <style:table-cell-properties fo:border="none" style:vertical-align="middle" fo:padding-top="0.0194in" fo:padding-left="0.0194in" fo:padding-bottom="0.0194in" fo:padding-right="0.0194in"/>
    </style:style>
    <style:style style:name="P633" style:parent-style-name="TableContents" style:family="paragraph">
      <style:paragraph-properties fo:border="0.0034in solid #DDDDDD" fo:padding="0.0833in" style:shadow="none" fo:line-height="140%"/>
    </style:style>
    <style:style style:name="T634" style:parent-style-name="DefaultParagraphFont" style:family="text">
      <style:text-properties fo:font-weight="bold" style:font-weight-asian="bold"/>
    </style:style>
    <style:style style:name="T635" style:parent-style-name="DefaultParagraphFont" style:family="text">
      <style:text-properties fo:font-weight="bold" style:font-weight-asian="bold"/>
    </style:style>
    <style:style style:name="TableRow636" style:family="table-row">
      <style:table-row-properties style:use-optimal-row-height="false"/>
    </style:style>
    <style:style style:name="TableCell637" style:family="table-cell">
      <style:table-cell-properties fo:border="none" style:vertical-align="middle" fo:padding-top="0.0194in" fo:padding-left="0.0194in" fo:padding-bottom="0.0194in" fo:padding-right="0.0194in"/>
    </style:style>
    <style:style style:name="P638" style:parent-style-name="TableContents" style:family="paragraph">
      <style:paragraph-properties fo:border="0.0034in solid #DDDDDD" fo:padding="0.0833in" style:shadow="none" fo:line-height="140%"/>
    </style:style>
    <style:style style:name="TableCell639" style:family="table-cell">
      <style:table-cell-properties fo:border="none" style:vertical-align="middle" fo:padding-top="0.0194in" fo:padding-left="0.0194in" fo:padding-bottom="0.0194in" fo:padding-right="0.0194in"/>
    </style:style>
    <style:style style:name="P640" style:parent-style-name="TableContents" style:family="paragraph">
      <style:paragraph-properties fo:border="0.0034in solid #DDDDDD" fo:padding="0.0833in" style:shadow="none" fo:line-height="140%"/>
    </style:style>
    <style:style style:name="TableCell641" style:family="table-cell">
      <style:table-cell-properties fo:border="none" style:vertical-align="middle" fo:padding-top="0.0194in" fo:padding-left="0.0194in" fo:padding-bottom="0.0194in" fo:padding-right="0.0194in"/>
    </style:style>
    <style:style style:name="P642" style:parent-style-name="TableContents" style:family="paragraph">
      <style:paragraph-properties fo:border="0.0034in solid #DDDDDD" fo:padding="0.0833in" style:shadow="none" fo:line-height="140%"/>
    </style:style>
    <style:style style:name="TableRow643" style:family="table-row">
      <style:table-row-properties style:use-optimal-row-height="false"/>
    </style:style>
    <style:style style:name="TableCell644" style:family="table-cell">
      <style:table-cell-properties fo:border="none" style:vertical-align="middle" fo:padding-top="0.0194in" fo:padding-left="0.0194in" fo:padding-bottom="0.0194in" fo:padding-right="0.0194in"/>
    </style:style>
    <style:style style:name="P645" style:parent-style-name="TableContents" style:family="paragraph">
      <style:paragraph-properties fo:border="0.0034in solid #DDDDDD" fo:padding="0.0833in" style:shadow="none" fo:line-height="140%"/>
    </style:style>
    <style:style style:name="TableCell646" style:family="table-cell">
      <style:table-cell-properties fo:border="none" style:vertical-align="middle" fo:padding-top="0.0194in" fo:padding-left="0.0194in" fo:padding-bottom="0.0194in" fo:padding-right="0.0194in"/>
    </style:style>
    <style:style style:name="P647" style:parent-style-name="TableContents" style:family="paragraph">
      <style:paragraph-properties fo:border="0.0034in solid #DDDDDD" fo:padding="0.0833in" style:shadow="none" fo:line-height="140%"/>
    </style:style>
    <style:style style:name="TableCell648" style:family="table-cell">
      <style:table-cell-properties fo:border="none" style:vertical-align="middle" fo:padding-top="0.0194in" fo:padding-left="0.0194in" fo:padding-bottom="0.0194in" fo:padding-right="0.0194in"/>
    </style:style>
    <style:style style:name="P649" style:parent-style-name="TableContents" style:family="paragraph">
      <style:paragraph-properties fo:border="0.0034in solid #DDDDDD" fo:padding="0.0833in" style:shadow="none" fo:line-height="140%"/>
    </style:style>
    <style:style style:name="T650" style:parent-style-name="DefaultParagraphFont" style:family="text">
      <style:text-properties fo:font-weight="bold" style:font-weight-asian="bold"/>
    </style:style>
    <style:style style:name="T651" style:parent-style-name="DefaultParagraphFont" style:family="text">
      <style:text-properties fo:font-weight="bold" style:font-weight-asian="bold"/>
    </style:style>
    <style:style style:name="TableRow652" style:family="table-row">
      <style:table-row-properties style:use-optimal-row-height="false"/>
    </style:style>
    <style:style style:name="TableCell653" style:family="table-cell">
      <style:table-cell-properties fo:border="none" style:vertical-align="middle" fo:padding-top="0.0194in" fo:padding-left="0.0194in" fo:padding-bottom="0.0194in" fo:padding-right="0.0194in"/>
    </style:style>
    <style:style style:name="P654" style:parent-style-name="TableContents" style:family="paragraph">
      <style:paragraph-properties fo:border="0.0034in solid #DDDDDD" fo:padding="0.0833in" style:shadow="none" fo:line-height="140%"/>
    </style:style>
    <style:style style:name="TableCell655" style:family="table-cell">
      <style:table-cell-properties fo:border="none" style:vertical-align="middle" fo:padding-top="0.0194in" fo:padding-left="0.0194in" fo:padding-bottom="0.0194in" fo:padding-right="0.0194in"/>
    </style:style>
    <style:style style:name="P656" style:parent-style-name="TableContents" style:family="paragraph">
      <style:paragraph-properties fo:border="0.0034in solid #DDDDDD" fo:padding="0.0833in" style:shadow="none" fo:line-height="140%"/>
    </style:style>
    <style:style style:name="TableCell657" style:family="table-cell">
      <style:table-cell-properties fo:border="none" style:vertical-align="middle" fo:padding-top="0.0194in" fo:padding-left="0.0194in" fo:padding-bottom="0.0194in" fo:padding-right="0.0194in"/>
    </style:style>
    <style:style style:name="P658" style:parent-style-name="TableContents" style:family="paragraph">
      <style:paragraph-properties fo:border="0.0034in solid #DDDDDD" fo:padding="0.0833in" style:shadow="none" fo:line-height="140%"/>
    </style:style>
    <style:style style:name="P659" style:parent-style-name="Textbody" style:family="paragraph">
      <style:paragraph-properties fo:text-align="justify" style:line-height-at-least="0.25in"/>
      <style:text-properties style:font-name="Open Sans" fo:color="#000000" fo:font-size="10.5pt" style:font-size-asian="10.5pt"/>
    </style:style>
    <style:style style:name="P660" style:parent-style-name="Heading3" style:family="paragraph">
      <style:text-properties style:font-name="Open Sans" fo:font-weight="normal" style:font-weight-asian="normal" fo:color="#000000"/>
    </style:style>
    <style:style style:name="P661" style:parent-style-name="Textbody" style:family="paragraph">
      <style:paragraph-properties fo:text-align="justify" style:line-height-at-least="0.25in"/>
    </style:style>
    <style:style style:name="T662" style:parent-style-name="DefaultParagraphFont" style:family="text">
      <style:text-properties style:font-name="Open Sans" fo:color="#000000" fo:font-size="10.5pt" style:font-size-asian="10.5pt"/>
    </style:style>
    <style:style style:name="T663" style:parent-style-name="DefaultParagraphFont" style:family="text">
      <style:text-properties style:font-name="Open Sans" fo:color="#000000" fo:font-size="10.5pt" style:font-size-asian="10.5pt"/>
    </style:style>
    <style:style style:name="T664" style:parent-style-name="DefaultParagraphFont" style:family="text">
      <style:text-properties style:font-name="Open Sans" fo:font-weight="bold" style:font-weight-asian="bold" fo:color="#000000" fo:font-size="10.5pt" style:font-size-asian="10.5pt"/>
    </style:style>
    <style:style style:name="T665" style:parent-style-name="DefaultParagraphFont" style:family="text">
      <style:text-properties style:font-name="Open Sans" fo:color="#000000" fo:font-size="10.5pt" style:font-size-asian="10.5pt"/>
    </style:style>
    <style:style style:name="P666" style:parent-style-name="PreformattedText" style:family="paragraph">
      <style:paragraph-properties fo:border="0.0034in solid #D6D6D6" fo:padding="0.0555in" style:shadow="none" fo:margin-bottom="0.1041in" style:line-height-at-least="0.1666in"/>
    </style:style>
    <style:style style:name="T667" style:parent-style-name="DefaultParagraphFont" style:family="text">
      <style:text-properties style:font-name="Menlo, Monaco, Consolas, 'Couri" fo:color="#666600" fo:font-size="9pt" style:font-size-asian="9pt"/>
    </style:style>
    <style:style style:name="T668" style:parent-style-name="DefaultParagraphFont" style:family="text">
      <style:text-properties style:font-name="Menlo, Monaco, Consolas, 'Couri" fo:color="#000088" fo:font-size="9pt" style:font-size-asian="9pt"/>
    </style:style>
    <style:style style:name="T669" style:parent-style-name="DefaultParagraphFont" style:family="text">
      <style:text-properties style:font-name="Menlo, Monaco, Consolas, 'Couri" fo:color="#000000" fo:font-size="9pt" style:font-size-asian="9pt"/>
    </style:style>
    <style:style style:name="P670" style:parent-style-name="PreformattedText" style:family="paragraph">
      <style:paragraph-properties fo:border="0.0034in solid #D6D6D6" fo:padding="0.0555in" style:shadow="none" fo:margin-bottom="0.1041in" style:line-height-at-least="0.1666in"/>
      <style:text-properties style:font-name="Menlo, Monaco, Consolas, 'Couri" fo:color="#000000" fo:font-size="9pt" style:font-size-asian="9pt"/>
    </style:style>
    <style:style style:name="P671" style:parent-style-name="PreformattedText" style:family="paragraph">
      <style:paragraph-properties fo:border="0.0034in solid #D6D6D6" fo:padding="0.0555in" style:shadow="none" fo:margin-bottom="0.1041in" style:line-height-at-least="0.1666in"/>
    </style:style>
    <style:style style:name="T672" style:parent-style-name="DefaultParagraphFont" style:family="text">
      <style:text-properties style:font-name="Menlo, Monaco, Consolas, 'Couri" fo:color="#666600" fo:font-size="9pt" style:font-size-asian="9pt"/>
    </style:style>
    <style:style style:name="T673" style:parent-style-name="DefaultParagraphFont" style:family="text">
      <style:text-properties style:font-name="Menlo, Monaco, Consolas, 'Couri" fo:color="#000000" fo:font-size="9pt" style:font-size-asian="9pt"/>
    </style:style>
    <style:style style:name="T674" style:parent-style-name="DefaultParagraphFont" style:family="text">
      <style:text-properties style:font-name="Menlo, Monaco, Consolas, 'Couri" fo:color="#666600" fo:font-size="9pt" style:font-size-asian="9pt"/>
    </style:style>
    <style:style style:name="T675" style:parent-style-name="DefaultParagraphFont" style:family="text">
      <style:text-properties style:font-name="Menlo, Monaco, Consolas, 'Couri" fo:color="#000000" fo:font-size="9pt" style:font-size-asian="9pt"/>
    </style:style>
    <style:style style:name="T676" style:parent-style-name="DefaultParagraphFont" style:family="text">
      <style:text-properties style:font-name="Menlo, Monaco, Consolas, 'Couri" fo:color="#666600" fo:font-size="9pt" style:font-size-asian="9pt"/>
    </style:style>
    <style:style style:name="T677" style:parent-style-name="DefaultParagraphFont" style:family="text">
      <style:text-properties style:font-name="Menlo, Monaco, Consolas, 'Couri" fo:color="#008800" fo:font-size="9pt" style:font-size-asian="9pt"/>
    </style:style>
    <style:style style:name="T678" style:parent-style-name="DefaultParagraphFont" style:family="text">
      <style:text-properties style:font-name="Menlo, Monaco, Consolas, 'Couri" fo:color="#666600" fo:font-size="9pt" style:font-size-asian="9pt"/>
    </style:style>
    <style:style style:name="P679" style:parent-style-name="PreformattedText" style:family="paragraph">
      <style:paragraph-properties fo:border="0.0034in solid #D6D6D6" fo:padding="0.0555in" style:shadow="none" fo:margin-bottom="0.1041in" style:line-height-at-least="0.1666in"/>
    </style:style>
    <style:style style:name="T680" style:parent-style-name="DefaultParagraphFont" style:family="text">
      <style:text-properties style:font-name="Menlo, Monaco, Consolas, 'Couri" fo:color="#666600" fo:font-size="9pt" style:font-size-asian="9pt"/>
    </style:style>
    <style:style style:name="T681" style:parent-style-name="DefaultParagraphFont" style:family="text">
      <style:text-properties style:font-name="Menlo, Monaco, Consolas, 'Couri" fo:color="#000000" fo:font-size="9pt" style:font-size-asian="9pt"/>
    </style:style>
    <style:style style:name="T682" style:parent-style-name="DefaultParagraphFont" style:family="text">
      <style:text-properties style:font-name="Menlo, Monaco, Consolas, 'Couri" fo:color="#008800" fo:font-size="9pt" style:font-size-asian="9pt"/>
    </style:style>
    <style:style style:name="T683" style:parent-style-name="DefaultParagraphFont" style:family="text">
      <style:text-properties style:font-name="Menlo, Monaco, Consolas, 'Couri" fo:color="#000000" fo:font-size="9pt" style:font-size-asian="9pt"/>
    </style:style>
    <style:style style:name="T684" style:parent-style-name="DefaultParagraphFont" style:family="text">
      <style:text-properties style:font-name="Menlo, Monaco, Consolas, 'Couri" fo:color="#666600" fo:font-size="9pt" style:font-size-asian="9pt"/>
    </style:style>
    <style:style style:name="T685" style:parent-style-name="DefaultParagraphFont" style:family="text">
      <style:text-properties style:font-name="Menlo, Monaco, Consolas, 'Couri" fo:color="#000000" fo:font-size="9pt" style:font-size-asian="9pt"/>
    </style:style>
    <style:style style:name="T686" style:parent-style-name="DefaultParagraphFont" style:family="text">
      <style:text-properties style:font-name="Menlo, Monaco, Consolas, 'Couri" fo:color="#006666" fo:font-size="9pt" style:font-size-asian="9pt"/>
    </style:style>
    <style:style style:name="T687" style:parent-style-name="DefaultParagraphFont" style:family="text">
      <style:text-properties style:font-name="Menlo, Monaco, Consolas, 'Couri" fo:color="#000000" fo:font-size="9pt" style:font-size-asian="9pt"/>
    </style:style>
    <style:style style:name="T688" style:parent-style-name="DefaultParagraphFont" style:family="text">
      <style:text-properties style:font-name="Menlo, Monaco, Consolas, 'Couri" fo:color="#666600" fo:font-size="9pt" style:font-size-asian="9pt"/>
    </style:style>
    <style:style style:name="P689" style:parent-style-name="PreformattedText" style:family="paragraph">
      <style:paragraph-properties fo:border="0.0034in solid #D6D6D6" fo:padding="0.0555in" style:shadow="none" fo:margin-bottom="0.1041in" style:line-height-at-least="0.1666in"/>
      <style:text-properties style:font-name="Menlo, Monaco, Consolas, 'Couri" fo:color="#666600" fo:font-size="9pt" style:font-size-asian="9pt"/>
    </style:style>
    <style:style style:name="P690" style:parent-style-name="Textbody" style:family="paragraph">
      <style:paragraph-properties fo:text-align="justify" style:line-height-at-least="0.25in"/>
    </style:style>
    <style:style style:name="T691" style:parent-style-name="DefaultParagraphFont" style:family="text">
      <style:text-properties style:font-name="Open Sans" fo:color="#000000" fo:font-size="10.5pt" style:font-size-asian="10.5pt"/>
    </style:style>
    <style:style style:name="T692" style:parent-style-name="DefaultParagraphFont" style:family="text">
      <style:text-properties style:font-name="Open Sans" fo:font-weight="bold" style:font-weight-asian="bold" fo:color="#000000" fo:font-size="10.5pt" style:font-size-asian="10.5pt"/>
    </style:style>
    <style:style style:name="P693" style:parent-style-name="PreformattedText" style:family="paragraph">
      <style:paragraph-properties fo:border="0.0034in solid #D6D6D6" fo:padding="0.0555in" style:shadow="none" fo:margin-bottom="0.1041in" style:line-height-at-least="0.1666in"/>
    </style:style>
    <style:style style:name="T694" style:parent-style-name="DefaultParagraphFont" style:family="text">
      <style:text-properties style:font-name="Menlo, Monaco, Consolas, 'Couri" fo:color="#666600" fo:font-size="9pt" style:font-size-asian="9pt"/>
    </style:style>
    <style:style style:name="T695" style:parent-style-name="DefaultParagraphFont" style:family="text">
      <style:text-properties style:font-name="Menlo, Monaco, Consolas, 'Couri" fo:color="#000000" fo:font-size="9pt" style:font-size-asian="9pt"/>
    </style:style>
    <style:style style:name="P696" style:parent-style-name="PreformattedText" style:family="paragraph">
      <style:paragraph-properties fo:border="0.0034in solid #D6D6D6" fo:padding="0.0555in" style:shadow="none" fo:margin-bottom="0.1041in" style:line-height-at-least="0.1666in"/>
      <style:text-properties style:font-name="Menlo, Monaco, Consolas, 'Couri" fo:color="#000000" fo:font-size="9pt" style:font-size-asian="9pt"/>
    </style:style>
    <style:style style:name="P697" style:parent-style-name="PreformattedText" style:family="paragraph">
      <style:paragraph-properties fo:border="0.0034in solid #D6D6D6" fo:padding="0.0555in" style:shadow="none" fo:margin-bottom="0.1041in" style:line-height-at-least="0.1666in"/>
    </style:style>
    <style:style style:name="T698" style:parent-style-name="DefaultParagraphFont" style:family="text">
      <style:text-properties style:font-name="Menlo, Monaco, Consolas, 'Couri" fo:color="#000000" fo:font-size="9pt" style:font-size-asian="9pt"/>
    </style:style>
    <style:style style:name="T699" style:parent-style-name="DefaultParagraphFont" style:family="text">
      <style:text-properties style:font-name="Menlo, Monaco, Consolas, 'Couri" fo:color="#666600" fo:font-size="9pt" style:font-size-asian="9pt"/>
    </style:style>
    <style:style style:name="T700" style:parent-style-name="DefaultParagraphFont" style:family="text">
      <style:text-properties style:font-name="Menlo, Monaco, Consolas, 'Couri" fo:color="#000000" fo:font-size="9pt" style:font-size-asian="9pt"/>
    </style:style>
    <style:style style:name="P701" style:parent-style-name="Textbody" style:family="paragraph">
      <style:paragraph-properties fo:text-align="justify" style:line-height-at-least="0.25in"/>
    </style:style>
    <style:style style:name="T702" style:parent-style-name="DefaultParagraphFont" style:family="text">
      <style:text-properties style:font-name="Open Sans" fo:color="#000000" fo:font-size="10.5pt" style:font-size-asian="10.5pt"/>
    </style:style>
    <style:style style:name="T703" style:parent-style-name="DefaultParagraphFont" style:family="text">
      <style:text-properties style:font-name="Open Sans" fo:font-weight="bold" style:font-weight-asian="bold" fo:color="#000000" fo:font-size="10.5pt" style:font-size-asian="10.5pt"/>
    </style:style>
    <style:style style:name="T704" style:parent-style-name="DefaultParagraphFont" style:family="text">
      <style:text-properties style:font-name="Open Sans" fo:color="#000000" fo:font-size="10.5pt" style:font-size-asian="10.5pt"/>
    </style:style>
    <style:style style:name="P705" style:parent-style-name="PreformattedText" style:family="paragraph">
      <style:paragraph-properties fo:border="0.0034in solid #D6D6D6" fo:padding="0.0555in" style:shadow="none" fo:margin-bottom="0.1041in" style:line-height-at-least="0.1666in"/>
    </style:style>
    <style:style style:name="T706" style:parent-style-name="DefaultParagraphFont" style:family="text">
      <style:text-properties style:font-name="Menlo, Monaco, Consolas, 'Couri" fo:color="#666600" fo:font-size="9pt" style:font-size-asian="9pt"/>
    </style:style>
    <style:style style:name="T707" style:parent-style-name="DefaultParagraphFont" style:family="text">
      <style:text-properties style:font-name="Menlo, Monaco, Consolas, 'Couri" fo:color="#000000" fo:font-size="9pt" style:font-size-asian="9pt"/>
    </style:style>
    <style:style style:name="T708" style:parent-style-name="DefaultParagraphFont" style:family="text">
      <style:text-properties style:font-name="Menlo, Monaco, Consolas, 'Couri" fo:color="#666600" fo:font-size="9pt" style:font-size-asian="9pt"/>
    </style:style>
    <style:style style:name="T709" style:parent-style-name="DefaultParagraphFont" style:family="text">
      <style:text-properties style:font-name="Menlo, Monaco, Consolas, 'Couri" fo:color="#000000" fo:font-size="9pt" style:font-size-asian="9pt"/>
    </style:style>
    <style:style style:name="T710" style:parent-style-name="DefaultParagraphFont" style:family="text">
      <style:text-properties style:font-name="Menlo, Monaco, Consolas, 'Couri" fo:color="#666600" fo:font-size="9pt" style:font-size-asian="9pt"/>
    </style:style>
    <style:style style:name="T711" style:parent-style-name="DefaultParagraphFont" style:family="text">
      <style:text-properties style:font-name="Menlo, Monaco, Consolas, 'Couri" fo:color="#008800" fo:font-size="9pt" style:font-size-asian="9pt"/>
    </style:style>
    <style:style style:name="T712" style:parent-style-name="DefaultParagraphFont" style:family="text">
      <style:text-properties style:font-name="Menlo, Monaco, Consolas, 'Couri" fo:color="#666600" fo:font-size="9pt" style:font-size-asian="9pt"/>
    </style:style>
    <style:style style:name="T713" style:parent-style-name="DefaultParagraphFont" style:family="text">
      <style:text-properties style:font-name="Menlo, Monaco, Consolas, 'Couri" fo:color="#000000" fo:font-size="9pt" style:font-size-asian="9pt"/>
    </style:style>
    <style:style style:name="T714" style:parent-style-name="DefaultParagraphFont" style:family="text">
      <style:text-properties style:font-name="Menlo, Monaco, Consolas, 'Couri" fo:color="#666600" fo:font-size="9pt" style:font-size-asian="9pt"/>
    </style:style>
    <style:style style:name="T715" style:parent-style-name="DefaultParagraphFont" style:family="text">
      <style:text-properties style:font-name="Menlo, Monaco, Consolas, 'Couri" fo:color="#000000" fo:font-size="9pt" style:font-size-asian="9pt"/>
    </style:style>
    <style:style style:name="T716" style:parent-style-name="DefaultParagraphFont" style:family="text">
      <style:text-properties style:font-name="Menlo, Monaco, Consolas, 'Couri" fo:color="#666600" fo:font-size="9pt" style:font-size-asian="9pt"/>
    </style:style>
    <style:style style:name="T717" style:parent-style-name="DefaultParagraphFont" style:family="text">
      <style:text-properties style:font-name="Menlo, Monaco, Consolas, 'Couri" fo:color="#000000" fo:font-size="9pt" style:font-size-asian="9pt"/>
    </style:style>
    <style:style style:name="T718" style:parent-style-name="DefaultParagraphFont" style:family="text">
      <style:text-properties style:font-name="Menlo, Monaco, Consolas, 'Couri" fo:color="#000088" fo:font-size="9pt" style:font-size-asian="9pt"/>
    </style:style>
    <style:style style:name="T719" style:parent-style-name="DefaultParagraphFont" style:family="text">
      <style:text-properties style:font-name="Menlo, Monaco, Consolas, 'Couri" fo:color="#666600" fo:font-size="9pt" style:font-size-asian="9pt"/>
    </style:style>
    <style:style style:name="T720" style:parent-style-name="DefaultParagraphFont" style:family="text">
      <style:text-properties style:font-name="Menlo, Monaco, Consolas, 'Couri" fo:color="#000000" fo:font-size="9pt" style:font-size-asian="9pt"/>
    </style:style>
    <style:style style:name="T721" style:parent-style-name="DefaultParagraphFont" style:family="text">
      <style:text-properties style:font-name="Menlo, Monaco, Consolas, 'Couri" fo:color="#666600" fo:font-size="9pt" style:font-size-asian="9pt"/>
    </style:style>
    <style:style style:name="T722" style:parent-style-name="DefaultParagraphFont" style:family="text">
      <style:text-properties style:font-name="Menlo, Monaco, Consolas, 'Couri" fo:color="#000000" fo:font-size="9pt" style:font-size-asian="9pt"/>
    </style:style>
    <style:style style:name="T723" style:parent-style-name="DefaultParagraphFont" style:family="text">
      <style:text-properties style:font-name="Menlo, Monaco, Consolas, 'Couri" fo:color="#000088" fo:font-size="9pt" style:font-size-asian="9pt"/>
    </style:style>
    <style:style style:name="T724" style:parent-style-name="DefaultParagraphFont" style:family="text">
      <style:text-properties style:font-name="Menlo, Monaco, Consolas, 'Couri" fo:color="#666600" fo:font-size="9pt" style:font-size-asian="9pt"/>
    </style:style>
    <style:style style:name="T725" style:parent-style-name="DefaultParagraphFont" style:family="text">
      <style:text-properties style:font-name="Menlo, Monaco, Consolas, 'Couri" fo:color="#000000" fo:font-size="9pt" style:font-size-asian="9pt"/>
    </style:style>
    <style:style style:name="T726" style:parent-style-name="DefaultParagraphFont" style:family="text">
      <style:text-properties style:font-name="Menlo, Monaco, Consolas, 'Couri" fo:color="#666600" fo:font-size="9pt" style:font-size-asian="9pt"/>
    </style:style>
    <style:style style:name="T727" style:parent-style-name="DefaultParagraphFont" style:family="text">
      <style:text-properties style:font-name="Menlo, Monaco, Consolas, 'Couri" fo:color="#000000" fo:font-size="9pt" style:font-size-asian="9pt"/>
    </style:style>
    <style:style style:name="T728" style:parent-style-name="DefaultParagraphFont" style:family="text">
      <style:text-properties style:font-name="Menlo, Monaco, Consolas, 'Couri" fo:color="#006666" fo:font-size="9pt" style:font-size-asian="9pt"/>
    </style:style>
    <style:style style:name="T729" style:parent-style-name="DefaultParagraphFont" style:family="text">
      <style:text-properties style:font-name="Menlo, Monaco, Consolas, 'Couri" fo:color="#666600" fo:font-size="9pt" style:font-size-asian="9pt"/>
    </style:style>
    <style:style style:name="T730" style:parent-style-name="DefaultParagraphFont" style:family="text">
      <style:text-properties style:font-name="Menlo, Monaco, Consolas, 'Couri" fo:color="#000000" fo:font-size="9pt" style:font-size-asian="9pt"/>
    </style:style>
    <style:style style:name="T731" style:parent-style-name="DefaultParagraphFont" style:family="text">
      <style:text-properties style:font-name="Menlo, Monaco, Consolas, 'Couri" fo:color="#666600" fo:font-size="9pt" style:font-size-asian="9pt"/>
    </style:style>
    <style:style style:name="T732" style:parent-style-name="DefaultParagraphFont" style:family="text">
      <style:text-properties style:font-name="Menlo, Monaco, Consolas, 'Couri" fo:color="#000000" fo:font-size="9pt" style:font-size-asian="9pt"/>
    </style:style>
    <style:style style:name="T733" style:parent-style-name="DefaultParagraphFont" style:family="text">
      <style:text-properties style:font-name="Menlo, Monaco, Consolas, 'Couri" fo:color="#006666" fo:font-size="9pt" style:font-size-asian="9pt"/>
    </style:style>
    <style:style style:name="T734" style:parent-style-name="DefaultParagraphFont" style:family="text">
      <style:text-properties style:font-name="Menlo, Monaco, Consolas, 'Couri" fo:color="#000000" fo:font-size="9pt" style:font-size-asian="9pt"/>
    </style:style>
    <style:style style:name="T735" style:parent-style-name="DefaultParagraphFont" style:family="text">
      <style:text-properties style:font-name="Menlo, Monaco, Consolas, 'Couri" fo:color="#666600" fo:font-size="9pt" style:font-size-asian="9pt"/>
    </style:style>
    <style:style style:name="T736" style:parent-style-name="DefaultParagraphFont" style:family="text">
      <style:text-properties style:font-name="Menlo, Monaco, Consolas, 'Couri" fo:color="#000000" fo:font-size="9pt" style:font-size-asian="9pt"/>
    </style:style>
    <style:style style:name="T737" style:parent-style-name="DefaultParagraphFont" style:family="text">
      <style:text-properties style:font-name="Menlo, Monaco, Consolas, 'Couri" fo:color="#666600" fo:font-size="9pt" style:font-size-asian="9pt"/>
    </style:style>
    <style:style style:name="P738" style:parent-style-name="PreformattedText" style:family="paragraph">
      <style:paragraph-properties fo:border="0.0034in solid #D6D6D6" fo:padding="0.0555in" style:shadow="none" fo:margin-bottom="0.1041in" style:line-height-at-least="0.1666in"/>
    </style:style>
    <style:style style:name="T739" style:parent-style-name="DefaultParagraphFont" style:family="text">
      <style:text-properties style:font-name="Menlo, Monaco, Consolas, 'Couri" fo:color="#666600" fo:font-size="9pt" style:font-size-asian="9pt"/>
    </style:style>
    <style:style style:name="T740" style:parent-style-name="DefaultParagraphFont" style:family="text">
      <style:text-properties style:font-name="Menlo, Monaco, Consolas, 'Couri" fo:color="#000000" fo:font-size="9pt" style:font-size-asian="9pt"/>
    </style:style>
    <style:style style:name="T741" style:parent-style-name="DefaultParagraphFont" style:family="text">
      <style:text-properties style:font-name="Menlo, Monaco, Consolas, 'Couri" fo:color="#008800" fo:font-size="9pt" style:font-size-asian="9pt"/>
    </style:style>
    <style:style style:name="T742" style:parent-style-name="DefaultParagraphFont" style:family="text">
      <style:text-properties style:font-name="Menlo, Monaco, Consolas, 'Couri" fo:color="#000000" fo:font-size="9pt" style:font-size-asian="9pt"/>
    </style:style>
    <style:style style:name="T743" style:parent-style-name="DefaultParagraphFont" style:family="text">
      <style:text-properties style:font-name="Menlo, Monaco, Consolas, 'Couri" fo:color="#666600" fo:font-size="9pt" style:font-size-asian="9pt"/>
    </style:style>
    <style:style style:name="T744" style:parent-style-name="DefaultParagraphFont" style:family="text">
      <style:text-properties style:font-name="Menlo, Monaco, Consolas, 'Couri" fo:color="#000000" fo:font-size="9pt" style:font-size-asian="9pt"/>
    </style:style>
    <style:style style:name="T745" style:parent-style-name="DefaultParagraphFont" style:family="text">
      <style:text-properties style:font-name="Menlo, Monaco, Consolas, 'Couri" fo:color="#006666" fo:font-size="9pt" style:font-size-asian="9pt"/>
    </style:style>
    <style:style style:name="T746" style:parent-style-name="DefaultParagraphFont" style:family="text">
      <style:text-properties style:font-name="Menlo, Monaco, Consolas, 'Couri" fo:color="#000000" fo:font-size="9pt" style:font-size-asian="9pt"/>
    </style:style>
    <style:style style:name="T747" style:parent-style-name="DefaultParagraphFont" style:family="text">
      <style:text-properties style:font-name="Menlo, Monaco, Consolas, 'Couri" fo:color="#666600" fo:font-size="9pt" style:font-size-asian="9pt"/>
    </style:style>
    <style:style style:name="P748" style:parent-style-name="PreformattedText" style:family="paragraph">
      <style:paragraph-properties fo:border="0.0034in solid #D6D6D6" fo:padding="0.0555in" style:shadow="none" fo:margin-bottom="0.1041in" style:line-height-at-least="0.1666in"/>
      <style:text-properties style:font-name="Menlo, Monaco, Consolas, 'Couri" fo:color="#666600" fo:font-size="9pt" style:font-size-asian="9pt"/>
    </style:style>
    <style:style style:name="P749" style:parent-style-name="Textbody" style:family="paragraph">
      <style:paragraph-properties fo:text-align="justify" style:line-height-at-least="0.25in"/>
      <style:text-properties style:font-name="Open Sans" fo:color="#000000" fo:font-size="10.5pt" style:font-size-asian="10.5pt"/>
    </style:style>
    <style:style style:name="P750" style:parent-style-name="PreformattedText" style:family="paragraph">
      <style:paragraph-properties fo:border="0.0034in solid #D6D6D6" fo:padding="0.0555in" style:shadow="none" fo:margin-bottom="0.1041in" style:line-height-at-least="0.1666in"/>
    </style:style>
    <style:style style:name="T751" style:parent-style-name="DefaultParagraphFont" style:family="text">
      <style:text-properties style:font-name="Menlo, Monaco, Consolas, 'Couri" fo:color="#666600" fo:font-size="9pt" style:font-size-asian="9pt"/>
    </style:style>
    <style:style style:name="T752" style:parent-style-name="DefaultParagraphFont" style:family="text">
      <style:text-properties style:font-name="Menlo, Monaco, Consolas, 'Couri" fo:color="#000000" fo:font-size="9pt" style:font-size-asian="9pt"/>
    </style:style>
    <style:style style:name="T753" style:parent-style-name="DefaultParagraphFont" style:family="text">
      <style:text-properties style:font-name="Menlo, Monaco, Consolas, 'Couri" fo:color="#666600" fo:font-size="9pt" style:font-size-asian="9pt"/>
    </style:style>
    <style:style style:name="T754" style:parent-style-name="DefaultParagraphFont" style:family="text">
      <style:text-properties style:font-name="Menlo, Monaco, Consolas, 'Couri" fo:color="#000000" fo:font-size="9pt" style:font-size-asian="9pt"/>
    </style:style>
    <style:style style:name="T755" style:parent-style-name="DefaultParagraphFont" style:family="text">
      <style:text-properties style:font-name="Menlo, Monaco, Consolas, 'Couri" fo:color="#666600" fo:font-size="9pt" style:font-size-asian="9pt"/>
    </style:style>
    <style:style style:name="T756" style:parent-style-name="DefaultParagraphFont" style:family="text">
      <style:text-properties style:font-name="Menlo, Monaco, Consolas, 'Couri" fo:color="#000000" fo:font-size="9pt" style:font-size-asian="9pt"/>
    </style:style>
    <style:style style:name="T757" style:parent-style-name="DefaultParagraphFont" style:family="text">
      <style:text-properties style:font-name="Menlo, Monaco, Consolas, 'Couri" fo:color="#666600" fo:font-size="9pt" style:font-size-asian="9pt"/>
    </style:style>
    <style:style style:name="T758" style:parent-style-name="DefaultParagraphFont" style:family="text">
      <style:text-properties style:font-name="Menlo, Monaco, Consolas, 'Couri" fo:color="#008800" fo:font-size="9pt" style:font-size-asian="9pt"/>
    </style:style>
    <style:style style:name="T759" style:parent-style-name="DefaultParagraphFont" style:family="text">
      <style:text-properties style:font-name="Menlo, Monaco, Consolas, 'Couri" fo:color="#000000" fo:font-size="9pt" style:font-size-asian="9pt"/>
    </style:style>
    <style:style style:name="T760" style:parent-style-name="DefaultParagraphFont" style:family="text">
      <style:text-properties style:font-name="Menlo, Monaco, Consolas, 'Couri" fo:color="#666600" fo:font-size="9pt" style:font-size-asian="9pt"/>
    </style:style>
    <style:style style:name="T761" style:parent-style-name="DefaultParagraphFont" style:family="text">
      <style:text-properties style:font-name="Menlo, Monaco, Consolas, 'Couri" fo:color="#000000" fo:font-size="9pt" style:font-size-asian="9pt"/>
    </style:style>
    <style:style style:name="T762" style:parent-style-name="DefaultParagraphFont" style:family="text">
      <style:text-properties style:font-name="Menlo, Monaco, Consolas, 'Couri" fo:color="#008800" fo:font-size="9pt" style:font-size-asian="9pt"/>
    </style:style>
    <style:style style:name="T763" style:parent-style-name="DefaultParagraphFont" style:family="text">
      <style:text-properties style:font-name="Menlo, Monaco, Consolas, 'Couri" fo:color="#666600" fo:font-size="9pt" style:font-size-asian="9pt"/>
    </style:style>
    <style:style style:name="P764" style:parent-style-name="PreformattedText" style:family="paragraph">
      <style:paragraph-properties fo:border="0.0034in solid #D6D6D6" fo:padding="0.0555in" style:shadow="none" fo:margin-bottom="0.1041in" style:line-height-at-least="0.1666in"/>
    </style:style>
    <style:style style:name="T765" style:parent-style-name="DefaultParagraphFont" style:family="text">
      <style:text-properties style:font-name="Menlo, Monaco, Consolas, 'Couri" fo:color="#666600" fo:font-size="9pt" style:font-size-asian="9pt"/>
    </style:style>
    <style:style style:name="T766" style:parent-style-name="DefaultParagraphFont" style:family="text">
      <style:text-properties style:font-name="Menlo, Monaco, Consolas, 'Couri" fo:color="#000000" fo:font-size="9pt" style:font-size-asian="9pt"/>
    </style:style>
    <style:style style:name="P767" style:parent-style-name="PreformattedText" style:family="paragraph">
      <style:paragraph-properties fo:border="0.0034in solid #D6D6D6" fo:padding="0.0555in" style:shadow="none" fo:margin-bottom="0.1041in" style:line-height-at-least="0.1666in"/>
      <style:text-properties style:font-name="Menlo, Monaco, Consolas, 'Couri" fo:color="#000000" fo:font-size="9pt" style:font-size-asian="9pt"/>
    </style:style>
    <style:style style:name="P768" style:parent-style-name="PreformattedText" style:family="paragraph">
      <style:paragraph-properties fo:border="0.0034in solid #D6D6D6" fo:padding="0.0555in" style:shadow="none" fo:margin-bottom="0.1041in" style:line-height-at-least="0.1666in"/>
      <style:text-properties style:font-name="Menlo, Monaco, Consolas, 'Couri" fo:color="#000000" fo:font-size="9pt" style:font-size-asian="9pt"/>
    </style:style>
    <style:style style:name="P769" style:parent-style-name="PreformattedText" style:family="paragraph">
      <style:paragraph-properties fo:border="0.0034in solid #D6D6D6" fo:padding="0.0555in" style:shadow="none" fo:margin-bottom="0.1041in" style:line-height-at-least="0.1666in"/>
    </style:style>
    <style:style style:name="T770" style:parent-style-name="DefaultParagraphFont" style:family="text">
      <style:text-properties style:font-name="Menlo, Monaco, Consolas, 'Couri" fo:color="#000000" fo:font-size="9pt" style:font-size-asian="9pt"/>
    </style:style>
    <style:style style:name="T771" style:parent-style-name="DefaultParagraphFont" style:family="text">
      <style:text-properties style:font-name="Menlo, Monaco, Consolas, 'Couri" fo:color="#666600" fo:font-size="9pt" style:font-size-asian="9pt"/>
    </style:style>
    <style:style style:name="T772" style:parent-style-name="DefaultParagraphFont" style:family="text">
      <style:text-properties style:font-name="Menlo, Monaco, Consolas, 'Couri" fo:color="#000000" fo:font-size="9pt" style:font-size-asian="9pt"/>
    </style:style>
    <style:style style:name="P773" style:parent-style-name="PreformattedText" style:family="paragraph">
      <style:paragraph-properties fo:border="0.0034in solid #D6D6D6" fo:padding="0.0555in" style:shadow="none" fo:margin-bottom="0.1041in" style:line-height-at-least="0.1666in"/>
      <style:text-properties style:font-name="Menlo, Monaco, Consolas, 'Couri" fo:color="#000000" fo:font-size="9pt" style:font-size-asian="9pt"/>
    </style:style>
    <style:style style:name="P774" style:parent-style-name="PreformattedText" style:family="paragraph">
      <style:paragraph-properties fo:border="0.0034in solid #D6D6D6" fo:padding="0.0555in" style:shadow="none" fo:margin-bottom="0.1041in" style:line-height-at-least="0.1666in"/>
      <style:text-properties style:font-name="Menlo, Monaco, Consolas, 'Couri" fo:color="#666600" fo:font-size="9pt" style:font-size-asian="9pt"/>
    </style:style>
    <style:style style:name="P775" style:parent-style-name="Standard" style:family="paragraph">
      <style:paragraph-properties fo:text-align="justify" style:line-height-at-least="0.25in"/>
    </style:style>
    <style:style style:name="P776" style:parent-style-name="Heading2" style:family="paragraph">
      <style:paragraph-properties fo:text-align="justify" style:line-height-at-least="0.25in"/>
      <style:text-properties style:font-name="Open Sans" fo:font-weight="normal" style:font-weight-asian="normal" fo:color="#121214" fo:letter-spacing="-0.0104in"/>
    </style:style>
    <style:style style:name="P777" style:parent-style-name="Textbody" style:family="paragraph">
      <style:paragraph-properties fo:text-align="justify" style:line-height-at-least="0.25in"/>
    </style:style>
    <style:style style:name="T778" style:parent-style-name="DefaultParagraphFont" style:family="text">
      <style:text-properties style:font-name="Open Sans" fo:color="#000000" fo:font-size="10.5pt" style:font-size-asian="10.5pt"/>
    </style:style>
    <style:style style:name="T779" style:parent-style-name="DefaultParagraphFont" style:family="text">
      <style:text-properties style:font-name="Open Sans" fo:font-weight="bold" style:font-weight-asian="bold" fo:color="#000000" fo:font-size="10.5pt" style:font-size-asian="10.5pt"/>
    </style:style>
    <style:style style:name="T780" style:parent-style-name="DefaultParagraphFont" style:family="text">
      <style:text-properties style:font-name="Open Sans" fo:color="#000000" fo:font-size="10.5pt" style:font-size-asian="10.5pt"/>
    </style:style>
    <style:style style:name="T781" style:parent-style-name="DefaultParagraphFont" style:family="text">
      <style:text-properties style:font-name="Open Sans" fo:color="#000000" fo:font-size="10.5pt" style:font-size-asian="10.5pt"/>
    </style:style>
    <style:style style:name="P782" style:parent-style-name="Heading3" style:family="paragraph">
      <style:text-properties style:font-name="Open Sans" fo:font-weight="normal" style:font-weight-asian="normal" fo:color="#000000"/>
    </style:style>
    <style:style style:name="P783" style:parent-style-name="Textbody" style:family="paragraph">
      <style:paragraph-properties fo:text-align="justify" style:line-height-at-least="0.25in"/>
    </style:style>
    <style:style style:name="T784" style:parent-style-name="DefaultParagraphFont" style:family="text">
      <style:text-properties style:font-name="Open Sans" fo:color="#000000" fo:font-size="10.5pt" style:font-size-asian="10.5pt"/>
    </style:style>
    <style:style style:name="T785" style:parent-style-name="DefaultParagraphFont" style:family="text">
      <style:text-properties style:font-name="Open Sans" fo:font-weight="bold" style:font-weight-asian="bold" fo:color="#000000" fo:font-size="10.5pt" style:font-size-asian="10.5pt"/>
    </style:style>
    <style:style style:name="T786" style:parent-style-name="DefaultParagraphFont" style:family="text">
      <style:text-properties style:font-name="Open Sans" fo:color="#000000" fo:font-size="10.5pt" style:font-size-asian="10.5pt"/>
    </style:style>
    <style:style style:name="P787" style:parent-style-name="PreformattedText" style:family="paragraph">
      <style:paragraph-properties fo:border="0.0034in solid #D6D6D6" fo:padding="0.0555in" style:shadow="none" fo:margin-bottom="0.1041in" style:line-height-at-least="0.1666in"/>
    </style:style>
    <style:style style:name="T788" style:parent-style-name="DefaultParagraphFont" style:family="text">
      <style:text-properties style:font-name="Menlo, Monaco, Consolas, 'Couri" fo:color="#000000" fo:font-size="9pt" style:font-size-asian="9pt"/>
    </style:style>
    <style:style style:name="T789" style:parent-style-name="DefaultParagraphFont" style:family="text">
      <style:text-properties style:font-name="Menlo, Monaco, Consolas, 'Couri" fo:color="#666600" fo:font-size="9pt" style:font-size-asian="9pt"/>
    </style:style>
    <style:style style:name="T790" style:parent-style-name="DefaultParagraphFont" style:family="text">
      <style:text-properties style:font-name="Menlo, Monaco, Consolas, 'Couri" fo:color="#000000" fo:font-size="9pt" style:font-size-asian="9pt"/>
    </style:style>
    <style:style style:name="T791" style:parent-style-name="DefaultParagraphFont" style:family="text">
      <style:text-properties style:font-name="Menlo, Monaco, Consolas, 'Couri" fo:color="#666600" fo:font-size="9pt" style:font-size-asian="9pt"/>
    </style:style>
    <style:style style:name="T792" style:parent-style-name="DefaultParagraphFont" style:family="text">
      <style:text-properties style:font-name="Menlo, Monaco, Consolas, 'Couri" fo:color="#000000" fo:font-size="9pt" style:font-size-asian="9pt"/>
    </style:style>
    <style:style style:name="T793" style:parent-style-name="DefaultParagraphFont" style:family="text">
      <style:text-properties style:font-name="Menlo, Monaco, Consolas, 'Couri" fo:color="#666600" fo:font-size="9pt" style:font-size-asian="9pt"/>
    </style:style>
    <style:style style:name="P794" style:parent-style-name="Heading3" style:family="paragraph">
      <style:text-properties style:font-name="Open Sans" fo:font-weight="normal" style:font-weight-asian="normal" fo:color="#000000"/>
    </style:style>
    <style:style style:name="P795" style:parent-style-name="Textbody" style:family="paragraph">
      <style:paragraph-properties fo:text-align="justify" style:line-height-at-least="0.25in"/>
    </style:style>
    <style:style style:name="T796" style:parent-style-name="DefaultParagraphFont" style:family="text">
      <style:text-properties style:font-name="Open Sans" fo:color="#000000" fo:font-size="10.5pt" style:font-size-asian="10.5pt"/>
    </style:style>
    <style:style style:name="T797" style:parent-style-name="DefaultParagraphFont" style:family="text">
      <style:text-properties style:font-name="Open Sans" fo:font-weight="bold" style:font-weight-asian="bold" fo:color="#000000" fo:font-size="10.5pt" style:font-size-asian="10.5pt"/>
    </style:style>
    <style:style style:name="P798" style:parent-style-name="PreformattedText" style:family="paragraph">
      <style:paragraph-properties fo:border="0.0034in solid #D6D6D6" fo:padding="0.0555in" style:shadow="none" fo:margin-bottom="0.1041in" style:line-height-at-least="0.1666in"/>
    </style:style>
    <style:style style:name="T799" style:parent-style-name="DefaultParagraphFont" style:family="text">
      <style:text-properties style:font-name="Menlo, Monaco, Consolas, 'Couri" fo:color="#666600" fo:font-size="9pt" style:font-size-asian="9pt"/>
    </style:style>
    <style:style style:name="T800" style:parent-style-name="DefaultParagraphFont" style:family="text">
      <style:text-properties style:font-name="Menlo, Monaco, Consolas, 'Couri" fo:color="#000088" fo:font-size="9pt" style:font-size-asian="9pt"/>
    </style:style>
    <style:style style:name="T801" style:parent-style-name="DefaultParagraphFont" style:family="text">
      <style:text-properties style:font-name="Menlo, Monaco, Consolas, 'Couri" fo:color="#000000" fo:font-size="9pt" style:font-size-asian="9pt"/>
    </style:style>
    <style:style style:name="P802" style:parent-style-name="PreformattedText" style:family="paragraph">
      <style:paragraph-properties fo:border="0.0034in solid #D6D6D6" fo:padding="0.0555in" style:shadow="none" fo:margin-bottom="0.1041in" style:line-height-at-least="0.1666in"/>
      <style:text-properties style:font-name="Menlo, Monaco, Consolas, 'Couri" fo:color="#000000" fo:font-size="9pt" style:font-size-asian="9pt"/>
    </style:style>
    <style:style style:name="P803" style:parent-style-name="PreformattedText" style:family="paragraph">
      <style:paragraph-properties fo:border="0.0034in solid #D6D6D6" fo:padding="0.0555in" style:shadow="none" fo:margin-bottom="0.1041in" style:line-height-at-least="0.1666in"/>
    </style:style>
    <style:style style:name="T804" style:parent-style-name="DefaultParagraphFont" style:family="text">
      <style:text-properties style:font-name="Menlo, Monaco, Consolas, 'Couri" fo:color="#666600" fo:font-size="9pt" style:font-size-asian="9pt"/>
    </style:style>
    <style:style style:name="T805" style:parent-style-name="DefaultParagraphFont" style:family="text">
      <style:text-properties style:font-name="Menlo, Monaco, Consolas, 'Couri" fo:color="#000000" fo:font-size="9pt" style:font-size-asian="9pt"/>
    </style:style>
    <style:style style:name="P806" style:parent-style-name="PreformattedText" style:family="paragraph">
      <style:paragraph-properties fo:border="0.0034in solid #D6D6D6" fo:padding="0.0555in" style:shadow="none" fo:margin-bottom="0.1041in" style:line-height-at-least="0.1666in"/>
      <style:text-properties style:font-name="Menlo, Monaco, Consolas, 'Couri" fo:color="#000000" fo:font-size="9pt" style:font-size-asian="9pt"/>
    </style:style>
    <style:style style:name="P807" style:parent-style-name="PreformattedText" style:family="paragraph">
      <style:paragraph-properties fo:border="0.0034in solid #D6D6D6" fo:padding="0.0555in" style:shadow="none" fo:margin-bottom="0.1041in" style:line-height-at-least="0.1666in"/>
      <style:text-properties style:font-name="Menlo, Monaco, Consolas, 'Couri" fo:color="#000000" fo:font-size="9pt" style:font-size-asian="9pt"/>
    </style:style>
    <style:style style:name="P808" style:parent-style-name="PreformattedText" style:family="paragraph">
      <style:paragraph-properties fo:border="0.0034in solid #D6D6D6" fo:padding="0.0555in" style:shadow="none" fo:margin-bottom="0.1041in" style:line-height-at-least="0.1666in"/>
    </style:style>
    <style:style style:name="T809" style:parent-style-name="DefaultParagraphFont" style:family="text">
      <style:text-properties style:font-name="Menlo, Monaco, Consolas, 'Couri" fo:color="#000000" fo:font-size="9pt" style:font-size-asian="9pt"/>
    </style:style>
    <style:style style:name="T810" style:parent-style-name="DefaultParagraphFont" style:family="text">
      <style:text-properties style:font-name="Menlo, Monaco, Consolas, 'Couri" fo:color="#666600" fo:font-size="9pt" style:font-size-asian="9pt"/>
    </style:style>
    <style:style style:name="T811" style:parent-style-name="DefaultParagraphFont" style:family="text">
      <style:text-properties style:font-name="Menlo, Monaco, Consolas, 'Couri" fo:color="#000000" fo:font-size="9pt" style:font-size-asian="9pt"/>
    </style:style>
    <style:style style:name="P812" style:parent-style-name="PreformattedText" style:family="paragraph">
      <style:paragraph-properties fo:border="0.0034in solid #D6D6D6" fo:padding="0.0555in" style:shadow="none" fo:margin-bottom="0.1041in" style:line-height-at-least="0.1666in"/>
      <style:text-properties style:font-name="Menlo, Monaco, Consolas, 'Couri" fo:color="#000000" fo:font-size="9pt" style:font-size-asian="9pt"/>
    </style:style>
    <style:style style:name="P813" style:parent-style-name="PreformattedText" style:family="paragraph">
      <style:paragraph-properties fo:border="0.0034in solid #D6D6D6" fo:padding="0.0555in" style:shadow="none" fo:margin-bottom="0.1041in" style:line-height-at-least="0.1666in"/>
      <style:text-properties style:font-name="Menlo, Monaco, Consolas, 'Couri" fo:color="#666600" fo:font-size="9pt" style:font-size-asian="9pt"/>
    </style:style>
    <style:style style:name="P814" style:parent-style-name="Textbody" style:family="paragraph">
      <style:paragraph-properties fo:text-align="justify" style:line-height-at-least="0.25in"/>
    </style:style>
    <style:style style:name="T815" style:parent-style-name="DefaultParagraphFont" style:family="text">
      <style:text-properties style:font-name="Open Sans" fo:color="#000000" fo:font-size="10.5pt" style:font-size-asian="10.5pt"/>
    </style:style>
    <style:style style:name="T816" style:parent-style-name="DefaultParagraphFont" style:family="text">
      <style:text-properties style:font-name="Open Sans" fo:font-weight="bold" style:font-weight-asian="bold" fo:color="#000000" fo:font-size="10.5pt" style:font-size-asian="10.5pt"/>
    </style:style>
    <style:style style:name="P817" style:parent-style-name="PreformattedText" style:family="paragraph">
      <style:paragraph-properties fo:border="0.0034in solid #D6D6D6" fo:padding="0.0555in" style:shadow="none" fo:margin-bottom="0.1041in" style:line-height-at-least="0.1666in"/>
    </style:style>
    <style:style style:name="T818" style:parent-style-name="DefaultParagraphFont" style:family="text">
      <style:text-properties style:font-name="Menlo, Monaco, Consolas, 'Couri" fo:color="#666600" fo:font-size="9pt" style:font-size-asian="9pt"/>
    </style:style>
    <style:style style:name="T819" style:parent-style-name="DefaultParagraphFont" style:family="text">
      <style:text-properties style:font-name="Menlo, Monaco, Consolas, 'Couri" fo:color="#000000" fo:font-size="9pt" style:font-size-asian="9pt"/>
    </style:style>
    <style:style style:name="T820" style:parent-style-name="DefaultParagraphFont" style:family="text">
      <style:text-properties style:font-name="Menlo, Monaco, Consolas, 'Couri" fo:color="#666600" fo:font-size="9pt" style:font-size-asian="9pt"/>
    </style:style>
    <style:style style:name="T821" style:parent-style-name="DefaultParagraphFont" style:family="text">
      <style:text-properties style:font-name="Menlo, Monaco, Consolas, 'Couri" fo:color="#000000" fo:font-size="9pt" style:font-size-asian="9pt"/>
    </style:style>
    <style:style style:name="T822" style:parent-style-name="DefaultParagraphFont" style:family="text">
      <style:text-properties style:font-name="Menlo, Monaco, Consolas, 'Couri" fo:color="#666600" fo:font-size="9pt" style:font-size-asian="9pt"/>
    </style:style>
    <style:style style:name="T823" style:parent-style-name="DefaultParagraphFont" style:family="text">
      <style:text-properties style:font-name="Menlo, Monaco, Consolas, 'Couri" fo:color="#000000" fo:font-size="9pt" style:font-size-asian="9pt"/>
    </style:style>
    <style:style style:name="T824" style:parent-style-name="DefaultParagraphFont" style:family="text">
      <style:text-properties style:font-name="Menlo, Monaco, Consolas, 'Couri" fo:color="#666600" fo:font-size="9pt" style:font-size-asian="9pt"/>
    </style:style>
    <style:style style:name="P825" style:parent-style-name="PreformattedText" style:family="paragraph">
      <style:paragraph-properties fo:border="0.0034in solid #D6D6D6" fo:padding="0.0555in" style:shadow="none" fo:margin-bottom="0.1041in" style:line-height-at-least="0.1666in"/>
      <style:text-properties style:font-name="Menlo, Monaco, Consolas, 'Couri" fo:color="#000088" fo:font-size="9pt" style:font-size-asian="9pt"/>
    </style:style>
    <style:style style:name="P826" style:parent-style-name="PreformattedText" style:family="paragraph">
      <style:paragraph-properties fo:border="0.0034in solid #D6D6D6" fo:padding="0.0555in" style:shadow="none" fo:margin-bottom="0.1041in" style:line-height-at-least="0.1666in"/>
      <style:text-properties style:font-name="Menlo, Monaco, Consolas, 'Couri" fo:color="#666600" fo:font-size="9pt" style:font-size-asian="9pt"/>
    </style:style>
    <style:style style:name="P827" style:parent-style-name="Textbody" style:family="paragraph">
      <style:paragraph-properties fo:text-align="justify" style:line-height-at-least="0.25in"/>
      <style:text-properties style:font-name="Open Sans" fo:color="#000000" fo:font-size="10.5pt" style:font-size-asian="10.5pt"/>
    </style:style>
    <style:style style:name="P828" style:parent-style-name="PreformattedText" style:family="paragraph">
      <style:paragraph-properties fo:border="0.0034in solid #D6D6D6" fo:padding="0.0555in" style:shadow="none" fo:margin-bottom="0.1041in" style:line-height-at-least="0.1666in"/>
    </style:style>
    <style:style style:name="T829" style:parent-style-name="DefaultParagraphFont" style:family="text">
      <style:text-properties style:font-name="Menlo, Monaco, Consolas, 'Couri" fo:color="#666600" fo:font-size="9pt" style:font-size-asian="9pt"/>
    </style:style>
    <style:style style:name="T830" style:parent-style-name="DefaultParagraphFont" style:family="text">
      <style:text-properties style:font-name="Menlo, Monaco, Consolas, 'Couri" fo:color="#000000" fo:font-size="9pt" style:font-size-asian="9pt"/>
    </style:style>
    <style:style style:name="P831" style:parent-style-name="PreformattedText" style:family="paragraph">
      <style:paragraph-properties fo:border="0.0034in solid #D6D6D6" fo:padding="0.0555in" style:shadow="none" fo:margin-bottom="0.1041in" style:line-height-at-least="0.1666in"/>
      <style:text-properties style:font-name="Menlo, Monaco, Consolas, 'Couri" fo:color="#000000" fo:font-size="9pt" style:font-size-asian="9pt"/>
    </style:style>
    <style:style style:name="P832" style:parent-style-name="PreformattedText" style:family="paragraph">
      <style:paragraph-properties fo:border="0.0034in solid #D6D6D6" fo:padding="0.0555in" style:shadow="none" fo:margin-bottom="0.1041in" style:line-height-at-least="0.1666in"/>
    </style:style>
    <style:style style:name="T833" style:parent-style-name="DefaultParagraphFont" style:family="text">
      <style:text-properties style:font-name="Menlo, Monaco, Consolas, 'Couri" fo:color="#000000" fo:font-size="9pt" style:font-size-asian="9pt"/>
    </style:style>
    <style:style style:name="T834" style:parent-style-name="DefaultParagraphFont" style:family="text">
      <style:text-properties style:font-name="Menlo, Monaco, Consolas, 'Couri" fo:color="#666600" fo:font-size="9pt" style:font-size-asian="9pt"/>
    </style:style>
    <style:style style:name="T835" style:parent-style-name="DefaultParagraphFont" style:family="text">
      <style:text-properties style:font-name="Menlo, Monaco, Consolas, 'Couri" fo:color="#000000" fo:font-size="9pt" style:font-size-asian="9pt"/>
    </style:style>
    <style:style style:name="P836" style:parent-style-name="PreformattedText" style:family="paragraph">
      <style:paragraph-properties fo:border="0.0034in solid #D6D6D6" fo:padding="0.0555in" style:shadow="none" fo:margin-bottom="0.1041in" style:line-height-at-least="0.1666in"/>
      <style:text-properties style:font-name="Menlo, Monaco, Consolas, 'Couri" fo:color="#000000" fo:font-size="9pt" style:font-size-asian="9pt"/>
    </style:style>
    <style:style style:name="P837" style:parent-style-name="PreformattedText" style:family="paragraph">
      <style:paragraph-properties fo:border="0.0034in solid #D6D6D6" fo:padding="0.0555in" style:shadow="none" fo:margin-bottom="0.1041in" style:line-height-at-least="0.1666in"/>
      <style:text-properties style:font-name="Menlo, Monaco, Consolas, 'Couri" fo:color="#666600" fo:font-size="9pt" style:font-size-asian="9pt"/>
    </style:style>
    <style:style style:name="P838" style:parent-style-name="Textbody" style:family="paragraph">
      <style:paragraph-properties fo:text-align="justify" style:line-height-at-least="0.25in"/>
      <style:text-properties style:font-name="Open Sans" fo:color="#000000" fo:font-size="10.5pt" style:font-size-asian="10.5pt"/>
    </style:style>
    <style:style style:name="P839" style:parent-style-name="Standard" style:family="paragraph">
      <style:paragraph-properties fo:text-align="justify" style:line-height-at-least="0.25in"/>
    </style:style>
    <style:style style:name="P840" style:parent-style-name="Heading2" style:family="paragraph">
      <style:paragraph-properties fo:text-align="justify" style:line-height-at-least="0.25in"/>
      <style:text-properties style:font-name="Open Sans" fo:font-weight="normal" style:font-weight-asian="normal" fo:color="#121214" fo:letter-spacing="-0.0104in"/>
    </style:style>
    <style:style style:name="P841" style:parent-style-name="Textbody" style:family="paragraph">
      <style:paragraph-properties fo:text-align="justify" style:line-height-at-least="0.25in"/>
    </style:style>
    <style:style style:name="T842" style:parent-style-name="DefaultParagraphFont" style:family="text">
      <style:text-properties style:font-name="Open Sans" fo:color="#000000" fo:font-size="10.5pt" style:font-size-asian="10.5pt"/>
    </style:style>
    <style:style style:name="T843" style:parent-style-name="DefaultParagraphFont" style:family="text">
      <style:text-properties style:font-name="Open Sans" fo:font-weight="bold" style:font-weight-asian="bold" fo:color="#000000" fo:font-size="10.5pt" style:font-size-asian="10.5pt"/>
    </style:style>
    <style:style style:name="T844" style:parent-style-name="DefaultParagraphFont" style:family="text">
      <style:text-properties style:font-name="Open Sans" fo:color="#000000" fo:font-size="10.5pt" style:font-size-asian="10.5pt"/>
    </style:style>
    <style:style style:name="T845" style:parent-style-name="DefaultParagraphFont" style:family="text">
      <style:text-properties style:font-name="Open Sans" fo:font-weight="bold" style:font-weight-asian="bold" fo:color="#000000" fo:font-size="10.5pt" style:font-size-asian="10.5pt"/>
    </style:style>
    <style:style style:name="T846" style:parent-style-name="DefaultParagraphFont" style:family="text">
      <style:text-properties style:font-name="Open Sans" fo:color="#000000" fo:font-size="10.5pt" style:font-size-asian="10.5pt"/>
    </style:style>
    <style:style style:name="P847" style:parent-style-name="Heading3" style:family="paragraph">
      <style:text-properties style:font-name="Open Sans" fo:font-weight="normal" style:font-weight-asian="normal" fo:color="#000000"/>
    </style:style>
    <style:style style:name="P848" style:parent-style-name="Textbody" style:family="paragraph">
      <style:paragraph-properties fo:text-align="justify" style:line-height-at-least="0.25in"/>
    </style:style>
    <style:style style:name="T849" style:parent-style-name="DefaultParagraphFont" style:family="text">
      <style:text-properties style:font-name="Open Sans" fo:color="#000000" fo:font-size="10.5pt" style:font-size-asian="10.5pt"/>
    </style:style>
    <style:style style:name="T850" style:parent-style-name="DefaultParagraphFont" style:family="text">
      <style:text-properties style:font-name="Open Sans" fo:font-weight="bold" style:font-weight-asian="bold" fo:color="#000000" fo:font-size="10.5pt" style:font-size-asian="10.5pt"/>
    </style:style>
    <style:style style:name="T851" style:parent-style-name="DefaultParagraphFont" style:family="text">
      <style:text-properties style:font-name="Open Sans" fo:color="#000000" fo:font-size="10.5pt" style:font-size-asian="10.5pt"/>
    </style:style>
    <style:style style:name="P852" style:parent-style-name="PreformattedText" style:family="paragraph">
      <style:paragraph-properties fo:border="0.0034in solid #D6D6D6" fo:padding="0.0555in" style:shadow="none" fo:margin-bottom="0.1041in" style:line-height-at-least="0.1666in"/>
    </style:style>
    <style:style style:name="T853" style:parent-style-name="DefaultParagraphFont" style:family="text">
      <style:text-properties style:font-name="Menlo, Monaco, Consolas, 'Couri" fo:color="#666600" fo:font-size="9pt" style:font-size-asian="9pt"/>
    </style:style>
    <style:style style:name="T854" style:parent-style-name="DefaultParagraphFont" style:family="text">
      <style:text-properties style:font-name="Menlo, Monaco, Consolas, 'Couri" fo:color="#000000" fo:font-size="9pt" style:font-size-asian="9pt"/>
    </style:style>
    <style:style style:name="T855" style:parent-style-name="DefaultParagraphFont" style:family="text">
      <style:text-properties style:font-name="Menlo, Monaco, Consolas, 'Couri" fo:color="#666600" fo:font-size="9pt" style:font-size-asian="9pt"/>
    </style:style>
    <style:style style:name="T856" style:parent-style-name="DefaultParagraphFont" style:family="text">
      <style:text-properties style:font-name="Menlo, Monaco, Consolas, 'Couri" fo:color="#000000" fo:font-size="9pt" style:font-size-asian="9pt"/>
    </style:style>
    <style:style style:name="T857" style:parent-style-name="DefaultParagraphFont" style:family="text">
      <style:text-properties style:font-name="Menlo, Monaco, Consolas, 'Couri" fo:color="#666600" fo:font-size="9pt" style:font-size-asian="9pt"/>
    </style:style>
    <style:style style:name="T858" style:parent-style-name="DefaultParagraphFont" style:family="text">
      <style:text-properties style:font-name="Menlo, Monaco, Consolas, 'Couri" fo:color="#000000" fo:font-size="9pt" style:font-size-asian="9pt"/>
    </style:style>
    <style:style style:name="T859" style:parent-style-name="DefaultParagraphFont" style:family="text">
      <style:text-properties style:font-name="Menlo, Monaco, Consolas, 'Couri" fo:color="#666600" fo:font-size="9pt" style:font-size-asian="9pt"/>
    </style:style>
    <style:style style:name="T860" style:parent-style-name="DefaultParagraphFont" style:family="text">
      <style:text-properties style:font-name="Menlo, Monaco, Consolas, 'Couri" fo:color="#000000" fo:font-size="9pt" style:font-size-asian="9pt"/>
    </style:style>
    <style:style style:name="T861" style:parent-style-name="DefaultParagraphFont" style:family="text">
      <style:text-properties style:font-name="Menlo, Monaco, Consolas, 'Couri" fo:color="#666600" fo:font-size="9pt" style:font-size-asian="9pt"/>
    </style:style>
    <style:style style:name="P862" style:parent-style-name="Heading3" style:family="paragraph">
      <style:text-properties style:font-name="Open Sans" fo:font-weight="normal" style:font-weight-asian="normal" fo:color="#000000"/>
    </style:style>
    <style:style style:name="P863" style:parent-style-name="PreformattedText" style:family="paragraph">
      <style:paragraph-properties fo:border="0.0034in solid #D6D6D6" fo:padding="0.0555in" style:shadow="none" fo:margin-bottom="0.1041in" style:line-height-at-least="0.1666in"/>
    </style:style>
    <style:style style:name="T864" style:parent-style-name="DefaultParagraphFont" style:family="text">
      <style:text-properties style:font-name="Menlo, Monaco, Consolas, 'Couri" fo:color="#666600" fo:font-size="9pt" style:font-size-asian="9pt"/>
    </style:style>
    <style:style style:name="T865" style:parent-style-name="DefaultParagraphFont" style:family="text">
      <style:text-properties style:font-name="Menlo, Monaco, Consolas, 'Couri" fo:color="#000000" fo:font-size="9pt" style:font-size-asian="9pt"/>
    </style:style>
    <style:style style:name="T866" style:parent-style-name="DefaultParagraphFont" style:family="text">
      <style:text-properties style:font-name="Menlo, Monaco, Consolas, 'Couri" fo:color="#666600" fo:font-size="9pt" style:font-size-asian="9pt"/>
    </style:style>
    <style:style style:name="T867" style:parent-style-name="DefaultParagraphFont" style:family="text">
      <style:text-properties style:font-name="Menlo, Monaco, Consolas, 'Couri" fo:color="#000000" fo:font-size="9pt" style:font-size-asian="9pt"/>
    </style:style>
    <style:style style:name="T868" style:parent-style-name="DefaultParagraphFont" style:family="text">
      <style:text-properties style:font-name="Menlo, Monaco, Consolas, 'Couri" fo:color="#666600" fo:font-size="9pt" style:font-size-asian="9pt"/>
    </style:style>
    <style:style style:name="T869" style:parent-style-name="DefaultParagraphFont" style:family="text">
      <style:text-properties style:font-name="Menlo, Monaco, Consolas, 'Couri" fo:color="#000000" fo:font-size="9pt" style:font-size-asian="9pt"/>
    </style:style>
    <style:style style:name="T870" style:parent-style-name="DefaultParagraphFont" style:family="text">
      <style:text-properties style:font-name="Menlo, Monaco, Consolas, 'Couri" fo:color="#666600" fo:font-size="9pt" style:font-size-asian="9pt"/>
    </style:style>
    <style:style style:name="P871" style:parent-style-name="PreformattedText" style:family="paragraph">
      <style:paragraph-properties fo:border="0.0034in solid #D6D6D6" fo:padding="0.0555in" style:shadow="none" fo:margin-bottom="0.1041in" style:line-height-at-least="0.1666in"/>
    </style:style>
    <style:style style:name="T872" style:parent-style-name="DefaultParagraphFont" style:family="text">
      <style:text-properties fo:color="#000000"/>
    </style:style>
    <style:style style:name="T873" style:parent-style-name="DefaultParagraphFont" style:family="text">
      <style:text-properties style:font-name="Menlo, Monaco, Consolas, 'Couri" fo:color="#000000" fo:font-size="9pt" style:font-size-asian="9pt"/>
    </style:style>
    <style:style style:name="T874" style:parent-style-name="DefaultParagraphFont" style:family="text">
      <style:text-properties style:font-name="Menlo, Monaco, Consolas, 'Couri" fo:color="#666600" fo:font-size="9pt" style:font-size-asian="9pt"/>
    </style:style>
    <style:style style:name="T875" style:parent-style-name="DefaultParagraphFont" style:family="text">
      <style:text-properties style:font-name="Menlo, Monaco, Consolas, 'Couri" fo:color="#000000" fo:font-size="9pt" style:font-size-asian="9pt"/>
    </style:style>
    <style:style style:name="T876" style:parent-style-name="DefaultParagraphFont" style:family="text">
      <style:text-properties style:font-name="Menlo, Monaco, Consolas, 'Couri" fo:color="#7F0055" fo:font-size="9pt" style:font-size-asian="9pt"/>
    </style:style>
    <style:style style:name="T877" style:parent-style-name="DefaultParagraphFont" style:family="text">
      <style:text-properties style:font-name="Menlo, Monaco, Consolas, 'Couri" fo:color="#666600" fo:font-size="9pt" style:font-size-asian="9pt"/>
    </style:style>
    <style:style style:name="T878" style:parent-style-name="DefaultParagraphFont" style:family="text">
      <style:text-properties style:font-name="Menlo, Monaco, Consolas, 'Couri" fo:color="#006666" fo:font-size="9pt" style:font-size-asian="9pt"/>
    </style:style>
    <style:style style:name="T879" style:parent-style-name="DefaultParagraphFont" style:family="text">
      <style:text-properties style:font-name="Menlo, Monaco, Consolas, 'Couri" fo:color="#666600" fo:font-size="9pt" style:font-size-asian="9pt"/>
    </style:style>
    <style:style style:name="P880" style:parent-style-name="PreformattedText" style:family="paragraph">
      <style:paragraph-properties fo:border="0.0034in solid #D6D6D6" fo:padding="0.0555in" style:shadow="none" fo:margin-bottom="0.1041in" style:line-height-at-least="0.1666in"/>
    </style:style>
    <style:style style:name="T881" style:parent-style-name="DefaultParagraphFont" style:family="text">
      <style:text-properties fo:color="#000000"/>
    </style:style>
    <style:style style:name="T882" style:parent-style-name="DefaultParagraphFont" style:family="text">
      <style:text-properties style:font-name="Menlo, Monaco, Consolas, 'Couri" fo:color="#000000" fo:font-size="9pt" style:font-size-asian="9pt"/>
    </style:style>
    <style:style style:name="T883" style:parent-style-name="DefaultParagraphFont" style:family="text">
      <style:text-properties style:font-name="Menlo, Monaco, Consolas, 'Couri" fo:color="#666600" fo:font-size="9pt" style:font-size-asian="9pt"/>
    </style:style>
    <style:style style:name="T884" style:parent-style-name="DefaultParagraphFont" style:family="text">
      <style:text-properties style:font-name="Menlo, Monaco, Consolas, 'Couri" fo:color="#000000" fo:font-size="9pt" style:font-size-asian="9pt"/>
    </style:style>
    <style:style style:name="T885" style:parent-style-name="DefaultParagraphFont" style:family="text">
      <style:text-properties style:font-name="Menlo, Monaco, Consolas, 'Couri" fo:color="#008800" fo:font-size="9pt" style:font-size-asian="9pt"/>
    </style:style>
    <style:style style:name="T886" style:parent-style-name="DefaultParagraphFont" style:family="text">
      <style:text-properties style:font-name="Menlo, Monaco, Consolas, 'Couri" fo:color="#666600" fo:font-size="9pt" style:font-size-asian="9pt"/>
    </style:style>
    <style:style style:name="P887" style:parent-style-name="PreformattedText" style:family="paragraph">
      <style:paragraph-properties fo:border="0.0034in solid #D6D6D6" fo:padding="0.0555in" style:shadow="none" fo:margin-bottom="0.1041in" style:line-height-at-least="0.1666in"/>
    </style:style>
    <style:style style:name="T888" style:parent-style-name="DefaultParagraphFont" style:family="text">
      <style:text-properties fo:color="#000000"/>
    </style:style>
    <style:style style:name="T889" style:parent-style-name="DefaultParagraphFont" style:family="text">
      <style:text-properties style:font-name="Menlo, Monaco, Consolas, 'Couri" fo:color="#000000" fo:font-size="9pt" style:font-size-asian="9pt"/>
    </style:style>
    <style:style style:name="T890" style:parent-style-name="DefaultParagraphFont" style:family="text">
      <style:text-properties style:font-name="Menlo, Monaco, Consolas, 'Couri" fo:color="#666600" fo:font-size="9pt" style:font-size-asian="9pt"/>
    </style:style>
    <style:style style:name="T891" style:parent-style-name="DefaultParagraphFont" style:family="text">
      <style:text-properties style:font-name="Menlo, Monaco, Consolas, 'Couri" fo:color="#000000" fo:font-size="9pt" style:font-size-asian="9pt"/>
    </style:style>
    <style:style style:name="T892" style:parent-style-name="DefaultParagraphFont" style:family="text">
      <style:text-properties style:font-name="Menlo, Monaco, Consolas, 'Couri" fo:color="#008800" fo:font-size="9pt" style:font-size-asian="9pt"/>
    </style:style>
    <style:style style:name="T893" style:parent-style-name="DefaultParagraphFont" style:family="text">
      <style:text-properties style:font-name="Menlo, Monaco, Consolas, 'Couri" fo:color="#666600" fo:font-size="9pt" style:font-size-asian="9pt"/>
    </style:style>
    <style:style style:name="P894" style:parent-style-name="PreformattedText" style:family="paragraph">
      <style:paragraph-properties fo:border="0.0034in solid #D6D6D6" fo:padding="0.0555in" style:shadow="none" fo:margin-bottom="0.1041in" style:line-height-at-least="0.1666in"/>
    </style:style>
    <style:style style:name="T895" style:parent-style-name="DefaultParagraphFont" style:family="text">
      <style:text-properties fo:color="#000000"/>
    </style:style>
    <style:style style:name="T896" style:parent-style-name="DefaultParagraphFont" style:family="text">
      <style:text-properties style:font-name="Menlo, Monaco, Consolas, 'Couri" fo:color="#000088" fo:font-size="9pt" style:font-size-asian="9pt"/>
    </style:style>
    <style:style style:name="T897" style:parent-style-name="DefaultParagraphFont" style:family="text">
      <style:text-properties style:font-name="Menlo, Monaco, Consolas, 'Couri" fo:color="#666600" fo:font-size="9pt" style:font-size-asian="9pt"/>
    </style:style>
    <style:style style:name="T898" style:parent-style-name="DefaultParagraphFont" style:family="text">
      <style:text-properties style:font-name="Menlo, Monaco, Consolas, 'Couri" fo:color="#000000" fo:font-size="9pt" style:font-size-asian="9pt"/>
    </style:style>
    <style:style style:name="T899" style:parent-style-name="DefaultParagraphFont" style:family="text">
      <style:text-properties style:font-name="Menlo, Monaco, Consolas, 'Couri" fo:color="#008800" fo:font-size="9pt" style:font-size-asian="9pt"/>
    </style:style>
    <style:style style:name="T900" style:parent-style-name="DefaultParagraphFont" style:family="text">
      <style:text-properties style:font-name="Menlo, Monaco, Consolas, 'Couri" fo:color="#666600" fo:font-size="9pt" style:font-size-asian="9pt"/>
    </style:style>
    <style:style style:name="P901" style:parent-style-name="PreformattedText" style:family="paragraph">
      <style:paragraph-properties fo:border="0.0034in solid #D6D6D6" fo:padding="0.0555in" style:shadow="none" fo:margin-bottom="0.1041in" style:line-height-at-least="0.1666in"/>
    </style:style>
    <style:style style:name="T902" style:parent-style-name="DefaultParagraphFont" style:family="text">
      <style:text-properties fo:color="#000000"/>
    </style:style>
    <style:style style:name="T903" style:parent-style-name="DefaultParagraphFont" style:family="text">
      <style:text-properties style:font-name="Menlo, Monaco, Consolas, 'Couri" fo:color="#000000" fo:font-size="9pt" style:font-size-asian="9pt"/>
    </style:style>
    <style:style style:name="T904" style:parent-style-name="DefaultParagraphFont" style:family="text">
      <style:text-properties style:font-name="Menlo, Monaco, Consolas, 'Couri" fo:color="#666600" fo:font-size="9pt" style:font-size-asian="9pt"/>
    </style:style>
    <style:style style:name="T905" style:parent-style-name="DefaultParagraphFont" style:family="text">
      <style:text-properties style:font-name="Menlo, Monaco, Consolas, 'Couri" fo:color="#000000" fo:font-size="9pt" style:font-size-asian="9pt"/>
    </style:style>
    <style:style style:name="T906" style:parent-style-name="DefaultParagraphFont" style:family="text">
      <style:text-properties style:font-name="Menlo, Monaco, Consolas, 'Couri" fo:color="#008800" fo:font-size="9pt" style:font-size-asian="9pt"/>
    </style:style>
    <style:style style:name="T907" style:parent-style-name="DefaultParagraphFont" style:family="text">
      <style:text-properties style:font-name="Menlo, Monaco, Consolas, 'Couri" fo:color="#666600" fo:font-size="9pt" style:font-size-asian="9pt"/>
    </style:style>
    <style:style style:name="P908" style:parent-style-name="PreformattedText" style:family="paragraph">
      <style:paragraph-properties fo:border="0.0034in solid #D6D6D6" fo:padding="0.0555in" style:shadow="none" fo:margin-bottom="0.1041in" style:line-height-at-least="0.1666in"/>
    </style:style>
    <style:style style:name="T909" style:parent-style-name="DefaultParagraphFont" style:family="text">
      <style:text-properties fo:color="#000000"/>
    </style:style>
    <style:style style:name="T910" style:parent-style-name="DefaultParagraphFont" style:family="text">
      <style:text-properties style:font-name="Menlo, Monaco, Consolas, 'Couri" fo:color="#000000" fo:font-size="9pt" style:font-size-asian="9pt"/>
    </style:style>
    <style:style style:name="T911" style:parent-style-name="DefaultParagraphFont" style:family="text">
      <style:text-properties style:font-name="Menlo, Monaco, Consolas, 'Couri" fo:color="#666600" fo:font-size="9pt" style:font-size-asian="9pt"/>
    </style:style>
    <style:style style:name="T912" style:parent-style-name="DefaultParagraphFont" style:family="text">
      <style:text-properties style:font-name="Menlo, Monaco, Consolas, 'Couri" fo:color="#000000" fo:font-size="9pt" style:font-size-asian="9pt"/>
    </style:style>
    <style:style style:name="T913" style:parent-style-name="DefaultParagraphFont" style:family="text">
      <style:text-properties style:font-name="Menlo, Monaco, Consolas, 'Couri" fo:color="#666600" fo:font-size="9pt" style:font-size-asian="9pt"/>
    </style:style>
    <style:style style:name="T914" style:parent-style-name="DefaultParagraphFont" style:family="text">
      <style:text-properties style:font-name="Menlo, Monaco, Consolas, 'Couri" fo:color="#008800" fo:font-size="9pt" style:font-size-asian="9pt"/>
    </style:style>
    <style:style style:name="T915" style:parent-style-name="DefaultParagraphFont" style:family="text">
      <style:text-properties style:font-name="Menlo, Monaco, Consolas, 'Couri" fo:color="#666600" fo:font-size="9pt" style:font-size-asian="9pt"/>
    </style:style>
    <style:style style:name="T916" style:parent-style-name="DefaultParagraphFont" style:family="text">
      <style:text-properties style:font-name="Menlo, Monaco, Consolas, 'Couri" fo:color="#000000" fo:font-size="9pt" style:font-size-asian="9pt"/>
    </style:style>
    <style:style style:name="T917" style:parent-style-name="DefaultParagraphFont" style:family="text">
      <style:text-properties style:font-name="Menlo, Monaco, Consolas, 'Couri" fo:color="#008800" fo:font-size="9pt" style:font-size-asian="9pt"/>
    </style:style>
    <style:style style:name="T918" style:parent-style-name="DefaultParagraphFont" style:family="text">
      <style:text-properties style:font-name="Menlo, Monaco, Consolas, 'Couri" fo:color="#666600" fo:font-size="9pt" style:font-size-asian="9pt"/>
    </style:style>
    <style:style style:name="T919" style:parent-style-name="DefaultParagraphFont" style:family="text">
      <style:text-properties style:font-name="Menlo, Monaco, Consolas, 'Couri" fo:color="#000000" fo:font-size="9pt" style:font-size-asian="9pt"/>
    </style:style>
    <style:style style:name="T920" style:parent-style-name="DefaultParagraphFont" style:family="text">
      <style:text-properties style:font-name="Menlo, Monaco, Consolas, 'Couri" fo:color="#008800" fo:font-size="9pt" style:font-size-asian="9pt"/>
    </style:style>
    <style:style style:name="T921" style:parent-style-name="DefaultParagraphFont" style:family="text">
      <style:text-properties style:font-name="Menlo, Monaco, Consolas, 'Couri" fo:color="#666600" fo:font-size="9pt" style:font-size-asian="9pt"/>
    </style:style>
    <style:style style:name="P922" style:parent-style-name="PreformattedText" style:family="paragraph">
      <style:paragraph-properties fo:border="0.0034in solid #D6D6D6" fo:padding="0.0555in" style:shadow="none" fo:margin-bottom="0.1041in" style:line-height-at-least="0.1666in"/>
    </style:style>
    <style:style style:name="T923" style:parent-style-name="DefaultParagraphFont" style:family="text">
      <style:text-properties fo:color="#000000"/>
    </style:style>
    <style:style style:name="T924" style:parent-style-name="DefaultParagraphFont" style:family="text">
      <style:text-properties style:font-name="Menlo, Monaco, Consolas, 'Couri" fo:color="#000000" fo:font-size="9pt" style:font-size-asian="9pt"/>
    </style:style>
    <style:style style:name="T925" style:parent-style-name="DefaultParagraphFont" style:family="text">
      <style:text-properties style:font-name="Menlo, Monaco, Consolas, 'Couri" fo:color="#666600" fo:font-size="9pt" style:font-size-asian="9pt"/>
    </style:style>
    <style:style style:name="T926" style:parent-style-name="DefaultParagraphFont" style:family="text">
      <style:text-properties style:font-name="Menlo, Monaco, Consolas, 'Couri" fo:color="#000000" fo:font-size="9pt" style:font-size-asian="9pt"/>
    </style:style>
    <style:style style:name="T927" style:parent-style-name="DefaultParagraphFont" style:family="text">
      <style:text-properties style:font-name="Menlo, Monaco, Consolas, 'Couri" fo:color="#006666" fo:font-size="9pt" style:font-size-asian="9pt"/>
    </style:style>
    <style:style style:name="P928" style:parent-style-name="PreformattedText" style:family="paragraph">
      <style:paragraph-properties fo:border="0.0034in solid #D6D6D6" fo:padding="0.0555in" style:shadow="none" fo:margin-bottom="0.1041in" style:line-height-at-least="0.1666in"/>
      <style:text-properties style:font-name="Menlo, Monaco, Consolas, 'Couri" fo:color="#666600" fo:font-size="9pt" style:font-size-asian="9pt"/>
    </style:style>
    <style:style style:name="P929" style:parent-style-name="Textbody" style:family="paragraph">
      <style:paragraph-properties fo:text-align="justify" style:line-height-at-least="0.25in"/>
    </style:style>
    <style:style style:name="T930" style:parent-style-name="DefaultParagraphFont" style:family="text">
      <style:text-properties style:font-name="Open Sans" fo:color="#000000" fo:font-size="10.5pt" style:font-size-asian="10.5pt"/>
    </style:style>
    <style:style style:name="T931" style:parent-style-name="DefaultParagraphFont" style:family="text">
      <style:text-properties style:font-name="Open Sans" fo:font-weight="bold" style:font-weight-asian="bold" fo:color="#000000" fo:font-size="10.5pt" style:font-size-asian="10.5pt"/>
    </style:style>
    <style:style style:name="T932" style:parent-style-name="DefaultParagraphFont" style:family="text">
      <style:text-properties style:font-name="Open Sans" fo:color="#000000" fo:font-size="10.5pt" style:font-size-asian="10.5pt"/>
    </style:style>
    <style:style style:name="P933" style:parent-style-name="Textbody" style:family="paragraph">
      <style:paragraph-properties fo:text-align="justify" style:line-height-at-least="0.25in"/>
      <style:text-properties style:font-name="Open Sans" fo:color="#000000" fo:font-size="10.5pt" style:font-size-asian="10.5pt"/>
    </style:style>
    <style:style style:name="P934" style:parent-style-name="Textbody" style:family="paragraph">
      <style:paragraph-properties fo:text-align="justify" style:line-height-at-least="0.25in"/>
      <style:text-properties style:font-name="Open Sans" fo:color="#000000" fo:font-size="10.5pt" style:font-size-asian="10.5pt"/>
    </style:style>
    <style:style style:name="P935" style:parent-style-name="PreformattedText" style:family="paragraph">
      <style:paragraph-properties fo:border="0.0034in solid #D6D6D6" fo:padding="0.0555in" style:shadow="none" fo:margin-bottom="0.1041in" style:line-height-at-least="0.1666in"/>
    </style:style>
    <style:style style:name="T936" style:parent-style-name="DefaultParagraphFont" style:family="text">
      <style:text-properties style:font-name="Menlo, Monaco, Consolas, 'Couri" fo:color="#000000" fo:font-size="9pt" style:font-size-asian="9pt"/>
    </style:style>
    <style:style style:name="T937" style:parent-style-name="DefaultParagraphFont" style:family="text">
      <style:text-properties style:font-name="Menlo, Monaco, Consolas, 'Couri" fo:color="#666600" fo:font-size="9pt" style:font-size-asian="9pt"/>
    </style:style>
    <style:style style:name="T938" style:parent-style-name="DefaultParagraphFont" style:family="text">
      <style:text-properties style:font-name="Menlo, Monaco, Consolas, 'Couri" fo:color="#000000" fo:font-size="9pt" style:font-size-asian="9pt"/>
    </style:style>
    <style:style style:name="T939" style:parent-style-name="DefaultParagraphFont" style:family="text">
      <style:text-properties style:font-name="Menlo, Monaco, Consolas, 'Couri" fo:color="#7F0055" fo:font-size="9pt" style:font-size-asian="9pt"/>
    </style:style>
    <style:style style:name="T940" style:parent-style-name="DefaultParagraphFont" style:family="text">
      <style:text-properties style:font-name="Menlo, Monaco, Consolas, 'Couri" fo:color="#666600" fo:font-size="9pt" style:font-size-asian="9pt"/>
    </style:style>
    <style:style style:name="T941" style:parent-style-name="DefaultParagraphFont" style:family="text">
      <style:text-properties style:font-name="Menlo, Monaco, Consolas, 'Couri" fo:color="#006666" fo:font-size="9pt" style:font-size-asian="9pt"/>
    </style:style>
    <style:style style:name="T942" style:parent-style-name="DefaultParagraphFont" style:family="text">
      <style:text-properties style:font-name="Menlo, Monaco, Consolas, 'Couri" fo:color="#000000" fo:font-size="9pt" style:font-size-asian="9pt"/>
    </style:style>
    <style:style style:name="T943" style:parent-style-name="DefaultParagraphFont" style:family="text">
      <style:text-properties style:font-name="Menlo, Monaco, Consolas, 'Couri" fo:color="#666600" fo:font-size="9pt" style:font-size-asian="9pt"/>
    </style:style>
    <style:style style:name="T944" style:parent-style-name="DefaultParagraphFont" style:family="text">
      <style:text-properties style:font-name="Menlo, Monaco, Consolas, 'Couri" fo:color="#000000" fo:font-size="9pt" style:font-size-asian="9pt"/>
    </style:style>
    <style:style style:name="T945" style:parent-style-name="DefaultParagraphFont" style:family="text">
      <style:text-properties style:font-name="Menlo, Monaco, Consolas, 'Couri" fo:color="#006666" fo:font-size="9pt" style:font-size-asian="9pt"/>
    </style:style>
    <style:style style:name="T946" style:parent-style-name="DefaultParagraphFont" style:family="text">
      <style:text-properties style:font-name="Menlo, Monaco, Consolas, 'Couri" fo:color="#000000" fo:font-size="9pt" style:font-size-asian="9pt"/>
    </style:style>
    <style:style style:name="T947" style:parent-style-name="DefaultParagraphFont" style:family="text">
      <style:text-properties style:font-name="Menlo, Monaco, Consolas, 'Couri" fo:color="#666600" fo:font-size="9pt" style:font-size-asian="9pt"/>
    </style:style>
    <style:style style:name="T948" style:parent-style-name="DefaultParagraphFont" style:family="text">
      <style:text-properties style:font-name="Menlo, Monaco, Consolas, 'Couri" fo:color="#000000" fo:font-size="9pt" style:font-size-asian="9pt"/>
    </style:style>
    <style:style style:name="T949" style:parent-style-name="DefaultParagraphFont" style:family="text">
      <style:text-properties style:font-name="Menlo, Monaco, Consolas, 'Couri" fo:color="#006666" fo:font-size="9pt" style:font-size-asian="9pt"/>
    </style:style>
    <style:style style:name="T950" style:parent-style-name="DefaultParagraphFont" style:family="text">
      <style:text-properties style:font-name="Menlo, Monaco, Consolas, 'Couri" fo:color="#000000" fo:font-size="9pt" style:font-size-asian="9pt"/>
    </style:style>
    <style:style style:name="T951" style:parent-style-name="DefaultParagraphFont" style:family="text">
      <style:text-properties style:font-name="Menlo, Monaco, Consolas, 'Couri" fo:color="#666600" fo:font-size="9pt" style:font-size-asian="9pt"/>
    </style:style>
    <style:style style:name="T952" style:parent-style-name="DefaultParagraphFont" style:family="text">
      <style:text-properties style:font-name="Menlo, Monaco, Consolas, 'Couri" fo:color="#000000" fo:font-size="9pt" style:font-size-asian="9pt"/>
    </style:style>
    <style:style style:name="T953" style:parent-style-name="DefaultParagraphFont" style:family="text">
      <style:text-properties style:font-name="Menlo, Monaco, Consolas, 'Couri" fo:color="#006666" fo:font-size="9pt" style:font-size-asian="9pt"/>
    </style:style>
    <style:style style:name="T954" style:parent-style-name="DefaultParagraphFont" style:family="text">
      <style:text-properties style:font-name="Menlo, Monaco, Consolas, 'Couri" fo:color="#000000" fo:font-size="9pt" style:font-size-asian="9pt"/>
    </style:style>
    <style:style style:name="T955" style:parent-style-name="DefaultParagraphFont" style:family="text">
      <style:text-properties style:font-name="Menlo, Monaco, Consolas, 'Couri" fo:color="#000000" fo:font-size="9pt" style:font-size-asian="9pt"/>
    </style:style>
    <style:style style:name="T956" style:parent-style-name="DefaultParagraphFont" style:family="text">
      <style:text-properties style:font-name="Menlo, Monaco, Consolas, 'Couri" fo:color="#666600" fo:font-size="9pt" style:font-size-asian="9pt"/>
    </style:style>
    <style:style style:name="P957" style:parent-style-name="Textbody" style:family="paragraph">
      <style:paragraph-properties fo:text-align="justify" style:line-height-at-least="0.25in"/>
      <style:text-properties style:font-name="Open Sans" fo:color="#000000" fo:font-size="10.5pt" style:font-size-asian="10.5pt"/>
    </style:style>
    <style:style style:name="P958" style:parent-style-name="Heading3" style:family="paragraph">
      <style:text-properties style:font-name="Open Sans" fo:font-weight="normal" style:font-weight-asian="normal" fo:color="#000000"/>
    </style:style>
    <style:style style:name="P959" style:parent-style-name="Heading3" style:family="paragraph">
      <style:text-properties style:font-name="Open Sans" fo:font-weight="normal" style:font-weight-asian="normal" fo:color="#000000"/>
    </style:style>
    <style:style style:name="P960" style:parent-style-name="Heading3" style:family="paragraph">
      <style:text-properties style:font-name="Open Sans" fo:font-weight="normal" style:font-weight-asian="normal" fo:color="#000000"/>
    </style:style>
    <style:style style:name="P961" style:parent-style-name="Heading3" style:family="paragraph">
      <style:text-properties style:font-name="Open Sans" fo:font-weight="normal" style:font-weight-asian="normal" fo:color="#000000"/>
    </style:style>
    <style:style style:name="P962" style:parent-style-name="PreformattedText" style:family="paragraph">
      <style:paragraph-properties fo:border="0.0034in solid #D6D6D6" fo:padding="0.0555in" style:shadow="none" fo:margin-bottom="0.1041in" style:line-height-at-least="0.1666in"/>
    </style:style>
    <style:style style:name="T963" style:parent-style-name="DefaultParagraphFont" style:family="text">
      <style:text-properties style:font-name="Menlo, Monaco, Consolas, 'Couri" fo:color="#666600" fo:font-size="9pt" style:font-size-asian="9pt"/>
    </style:style>
    <style:style style:name="T964" style:parent-style-name="DefaultParagraphFont" style:family="text">
      <style:text-properties style:font-name="Menlo, Monaco, Consolas, 'Couri" fo:color="#000000" fo:font-size="9pt" style:font-size-asian="9pt"/>
    </style:style>
    <style:style style:name="T965" style:parent-style-name="DefaultParagraphFont" style:family="text">
      <style:text-properties style:font-name="Menlo, Monaco, Consolas, 'Couri" fo:color="#666600" fo:font-size="9pt" style:font-size-asian="9pt"/>
    </style:style>
    <style:style style:name="T966" style:parent-style-name="DefaultParagraphFont" style:family="text">
      <style:text-properties style:font-name="Menlo, Monaco, Consolas, 'Couri" fo:color="#000000" fo:font-size="9pt" style:font-size-asian="9pt"/>
    </style:style>
    <style:style style:name="T967" style:parent-style-name="DefaultParagraphFont" style:family="text">
      <style:text-properties style:font-name="Menlo, Monaco, Consolas, 'Couri" fo:color="#666600" fo:font-size="9pt" style:font-size-asian="9pt"/>
    </style:style>
    <style:style style:name="T968" style:parent-style-name="DefaultParagraphFont" style:family="text">
      <style:text-properties style:font-name="Menlo, Monaco, Consolas, 'Couri" fo:color="#000000" fo:font-size="9pt" style:font-size-asian="9pt"/>
    </style:style>
    <style:style style:name="T969" style:parent-style-name="DefaultParagraphFont" style:family="text">
      <style:text-properties style:font-name="Menlo, Monaco, Consolas, 'Couri" fo:color="#666600" fo:font-size="9pt" style:font-size-asian="9pt"/>
    </style:style>
    <style:style style:name="P970" style:parent-style-name="PreformattedText" style:family="paragraph">
      <style:paragraph-properties fo:border="0.0034in solid #D6D6D6" fo:padding="0.0555in" style:shadow="none" fo:margin-bottom="0.1041in" style:line-height-at-least="0.1666in"/>
      <style:text-properties style:font-name="Menlo, Monaco, Consolas, 'Couri" fo:color="#666600" fo:font-size="9pt" style:font-size-asian="9pt"/>
    </style:style>
    <style:style style:name="P971" style:parent-style-name="PreformattedText" style:family="paragraph">
      <style:paragraph-properties fo:border="0.0034in solid #D6D6D6" fo:padding="0.0555in" style:shadow="none" fo:margin-bottom="0.1041in" style:line-height-at-least="0.1666in"/>
    </style:style>
    <style:style style:name="T972" style:parent-style-name="DefaultParagraphFont" style:family="text">
      <style:text-properties fo:color="#000000"/>
    </style:style>
    <style:style style:name="T973" style:parent-style-name="DefaultParagraphFont" style:family="text">
      <style:text-properties style:font-name="Menlo, Monaco, Consolas, 'Couri" fo:color="#000000" fo:font-size="9pt" style:font-size-asian="9pt"/>
    </style:style>
    <style:style style:name="T974" style:parent-style-name="DefaultParagraphFont" style:family="text">
      <style:text-properties style:font-name="Menlo, Monaco, Consolas, 'Couri" fo:color="#666600" fo:font-size="9pt" style:font-size-asian="9pt"/>
    </style:style>
    <style:style style:name="T975" style:parent-style-name="DefaultParagraphFont" style:family="text">
      <style:text-properties style:font-name="Menlo, Monaco, Consolas, 'Couri" fo:color="#000000" fo:font-size="9pt" style:font-size-asian="9pt"/>
    </style:style>
    <style:style style:name="T976" style:parent-style-name="DefaultParagraphFont" style:family="text">
      <style:text-properties style:font-name="Menlo, Monaco, Consolas, 'Couri" fo:color="#008800" fo:font-size="9pt" style:font-size-asian="9pt"/>
    </style:style>
    <style:style style:name="T977" style:parent-style-name="DefaultParagraphFont" style:family="text">
      <style:text-properties style:font-name="Menlo, Monaco, Consolas, 'Couri" fo:color="#666600" fo:font-size="9pt" style:font-size-asian="9pt"/>
    </style:style>
    <style:style style:name="P978" style:parent-style-name="PreformattedText" style:family="paragraph">
      <style:paragraph-properties fo:border="0.0034in solid #D6D6D6" fo:padding="0.0555in" style:shadow="none" fo:margin-bottom="0.1041in" style:line-height-at-least="0.1666in"/>
    </style:style>
    <style:style style:name="T979" style:parent-style-name="DefaultParagraphFont" style:family="text">
      <style:text-properties fo:color="#000000"/>
    </style:style>
    <style:style style:name="T980" style:parent-style-name="DefaultParagraphFont" style:family="text">
      <style:text-properties style:font-name="Menlo, Monaco, Consolas, 'Couri" fo:color="#000000" fo:font-size="9pt" style:font-size-asian="9pt"/>
    </style:style>
    <style:style style:name="T981" style:parent-style-name="DefaultParagraphFont" style:family="text">
      <style:text-properties style:font-name="Menlo, Monaco, Consolas, 'Couri" fo:color="#666600" fo:font-size="9pt" style:font-size-asian="9pt"/>
    </style:style>
    <style:style style:name="T982" style:parent-style-name="DefaultParagraphFont" style:family="text">
      <style:text-properties style:font-name="Menlo, Monaco, Consolas, 'Couri" fo:color="#000000" fo:font-size="9pt" style:font-size-asian="9pt"/>
    </style:style>
    <style:style style:name="T983" style:parent-style-name="DefaultParagraphFont" style:family="text">
      <style:text-properties style:font-name="Menlo, Monaco, Consolas, 'Couri" fo:color="#008800" fo:font-size="9pt" style:font-size-asian="9pt"/>
    </style:style>
    <style:style style:name="T984" style:parent-style-name="DefaultParagraphFont" style:family="text">
      <style:text-properties style:font-name="Menlo, Monaco, Consolas, 'Couri" fo:color="#666600" fo:font-size="9pt" style:font-size-asian="9pt"/>
    </style:style>
    <style:style style:name="P985" style:parent-style-name="PreformattedText" style:family="paragraph">
      <style:paragraph-properties fo:border="0.0034in solid #D6D6D6" fo:padding="0.0555in" style:shadow="none" fo:margin-bottom="0.1041in" style:line-height-at-least="0.1666in"/>
    </style:style>
    <style:style style:name="T986" style:parent-style-name="DefaultParagraphFont" style:family="text">
      <style:text-properties fo:color="#000000"/>
    </style:style>
    <style:style style:name="T987" style:parent-style-name="DefaultParagraphFont" style:family="text">
      <style:text-properties style:font-name="Menlo, Monaco, Consolas, 'Couri" fo:color="#000088" fo:font-size="9pt" style:font-size-asian="9pt"/>
    </style:style>
    <style:style style:name="T988" style:parent-style-name="DefaultParagraphFont" style:family="text">
      <style:text-properties style:font-name="Menlo, Monaco, Consolas, 'Couri" fo:color="#666600" fo:font-size="9pt" style:font-size-asian="9pt"/>
    </style:style>
    <style:style style:name="T989" style:parent-style-name="DefaultParagraphFont" style:family="text">
      <style:text-properties style:font-name="Menlo, Monaco, Consolas, 'Couri" fo:color="#000000" fo:font-size="9pt" style:font-size-asian="9pt"/>
    </style:style>
    <style:style style:name="T990" style:parent-style-name="DefaultParagraphFont" style:family="text">
      <style:text-properties style:font-name="Menlo, Monaco, Consolas, 'Couri" fo:color="#008800" fo:font-size="9pt" style:font-size-asian="9pt"/>
    </style:style>
    <style:style style:name="T991" style:parent-style-name="DefaultParagraphFont" style:family="text">
      <style:text-properties style:font-name="Menlo, Monaco, Consolas, 'Couri" fo:color="#666600" fo:font-size="9pt" style:font-size-asian="9pt"/>
    </style:style>
    <style:style style:name="P992" style:parent-style-name="PreformattedText" style:family="paragraph">
      <style:paragraph-properties fo:border="0.0034in solid #D6D6D6" fo:padding="0.0555in" style:shadow="none" fo:margin-bottom="0.1041in" style:line-height-at-least="0.1666in"/>
    </style:style>
    <style:style style:name="T993" style:parent-style-name="DefaultParagraphFont" style:family="text">
      <style:text-properties fo:color="#000000"/>
    </style:style>
    <style:style style:name="T994" style:parent-style-name="DefaultParagraphFont" style:family="text">
      <style:text-properties style:font-name="Menlo, Monaco, Consolas, 'Couri" fo:color="#000000" fo:font-size="9pt" style:font-size-asian="9pt"/>
    </style:style>
    <style:style style:name="T995" style:parent-style-name="DefaultParagraphFont" style:family="text">
      <style:text-properties style:font-name="Menlo, Monaco, Consolas, 'Couri" fo:color="#666600" fo:font-size="9pt" style:font-size-asian="9pt"/>
    </style:style>
    <style:style style:name="T996" style:parent-style-name="DefaultParagraphFont" style:family="text">
      <style:text-properties style:font-name="Menlo, Monaco, Consolas, 'Couri" fo:color="#000000" fo:font-size="9pt" style:font-size-asian="9pt"/>
    </style:style>
    <style:style style:name="T997" style:parent-style-name="DefaultParagraphFont" style:family="text">
      <style:text-properties style:font-name="Menlo, Monaco, Consolas, 'Couri" fo:color="#008800" fo:font-size="9pt" style:font-size-asian="9pt"/>
    </style:style>
    <style:style style:name="T998" style:parent-style-name="DefaultParagraphFont" style:family="text">
      <style:text-properties style:font-name="Menlo, Monaco, Consolas, 'Couri" fo:color="#666600" fo:font-size="9pt" style:font-size-asian="9pt"/>
    </style:style>
    <style:style style:name="P999" style:parent-style-name="PreformattedText" style:family="paragraph">
      <style:paragraph-properties fo:border="0.0034in solid #D6D6D6" fo:padding="0.0555in" style:shadow="none" fo:margin-bottom="0.1041in" style:line-height-at-least="0.1666in"/>
    </style:style>
    <style:style style:name="T1000" style:parent-style-name="DefaultParagraphFont" style:family="text">
      <style:text-properties fo:color="#000000"/>
    </style:style>
    <style:style style:name="T1001" style:parent-style-name="DefaultParagraphFont" style:family="text">
      <style:text-properties style:font-name="Menlo, Monaco, Consolas, 'Couri" fo:color="#000000" fo:font-size="9pt" style:font-size-asian="9pt"/>
    </style:style>
    <style:style style:name="T1002" style:parent-style-name="DefaultParagraphFont" style:family="text">
      <style:text-properties style:font-name="Menlo, Monaco, Consolas, 'Couri" fo:color="#666600" fo:font-size="9pt" style:font-size-asian="9pt"/>
    </style:style>
    <style:style style:name="T1003" style:parent-style-name="DefaultParagraphFont" style:family="text">
      <style:text-properties style:font-name="Menlo, Monaco, Consolas, 'Couri" fo:color="#000000" fo:font-size="9pt" style:font-size-asian="9pt"/>
    </style:style>
    <style:style style:name="T1004" style:parent-style-name="DefaultParagraphFont" style:family="text">
      <style:text-properties style:font-name="Menlo, Monaco, Consolas, 'Couri" fo:color="#666600" fo:font-size="9pt" style:font-size-asian="9pt"/>
    </style:style>
    <style:style style:name="T1005" style:parent-style-name="DefaultParagraphFont" style:family="text">
      <style:text-properties style:font-name="Menlo, Monaco, Consolas, 'Couri" fo:color="#008800" fo:font-size="9pt" style:font-size-asian="9pt"/>
    </style:style>
    <style:style style:name="T1006" style:parent-style-name="DefaultParagraphFont" style:family="text">
      <style:text-properties style:font-name="Menlo, Monaco, Consolas, 'Couri" fo:color="#666600" fo:font-size="9pt" style:font-size-asian="9pt"/>
    </style:style>
    <style:style style:name="T1007" style:parent-style-name="DefaultParagraphFont" style:family="text">
      <style:text-properties style:font-name="Menlo, Monaco, Consolas, 'Couri" fo:color="#000000" fo:font-size="9pt" style:font-size-asian="9pt"/>
    </style:style>
    <style:style style:name="T1008" style:parent-style-name="DefaultParagraphFont" style:family="text">
      <style:text-properties style:font-name="Menlo, Monaco, Consolas, 'Couri" fo:color="#008800" fo:font-size="9pt" style:font-size-asian="9pt"/>
    </style:style>
    <style:style style:name="T1009" style:parent-style-name="DefaultParagraphFont" style:family="text">
      <style:text-properties style:font-name="Menlo, Monaco, Consolas, 'Couri" fo:color="#666600" fo:font-size="9pt" style:font-size-asian="9pt"/>
    </style:style>
    <style:style style:name="T1010" style:parent-style-name="DefaultParagraphFont" style:family="text">
      <style:text-properties style:font-name="Menlo, Monaco, Consolas, 'Couri" fo:color="#000000" fo:font-size="9pt" style:font-size-asian="9pt"/>
    </style:style>
    <style:style style:name="T1011" style:parent-style-name="DefaultParagraphFont" style:family="text">
      <style:text-properties style:font-name="Menlo, Monaco, Consolas, 'Couri" fo:color="#008800" fo:font-size="9pt" style:font-size-asian="9pt"/>
    </style:style>
    <style:style style:name="T1012" style:parent-style-name="DefaultParagraphFont" style:family="text">
      <style:text-properties style:font-name="Menlo, Monaco, Consolas, 'Couri" fo:color="#666600" fo:font-size="9pt" style:font-size-asian="9pt"/>
    </style:style>
    <style:style style:name="P1013" style:parent-style-name="PreformattedText" style:family="paragraph">
      <style:paragraph-properties fo:border="0.0034in solid #D6D6D6" fo:padding="0.0555in" style:shadow="none" fo:margin-bottom="0.1041in" style:line-height-at-least="0.1666in"/>
    </style:style>
    <style:style style:name="T1014" style:parent-style-name="DefaultParagraphFont" style:family="text">
      <style:text-properties fo:color="#000000"/>
    </style:style>
    <style:style style:name="T1015" style:parent-style-name="DefaultParagraphFont" style:family="text">
      <style:text-properties style:font-name="Menlo, Monaco, Consolas, 'Couri" fo:color="#000000" fo:font-size="9pt" style:font-size-asian="9pt"/>
    </style:style>
    <style:style style:name="T1016" style:parent-style-name="DefaultParagraphFont" style:family="text">
      <style:text-properties style:font-name="Menlo, Monaco, Consolas, 'Couri" fo:color="#666600" fo:font-size="9pt" style:font-size-asian="9pt"/>
    </style:style>
    <style:style style:name="T1017" style:parent-style-name="DefaultParagraphFont" style:family="text">
      <style:text-properties style:font-name="Menlo, Monaco, Consolas, 'Couri" fo:color="#000000" fo:font-size="9pt" style:font-size-asian="9pt"/>
    </style:style>
    <style:style style:name="T1018" style:parent-style-name="DefaultParagraphFont" style:family="text">
      <style:text-properties style:font-name="Menlo, Monaco, Consolas, 'Couri" fo:color="#006666" fo:font-size="9pt" style:font-size-asian="9pt"/>
    </style:style>
    <style:style style:name="P1019" style:parent-style-name="PreformattedText" style:family="paragraph">
      <style:paragraph-properties fo:border="0.0034in solid #D6D6D6" fo:padding="0.0555in" style:shadow="none" fo:margin-bottom="0.1041in" style:line-height-at-least="0.1666in"/>
      <style:text-properties style:font-name="Menlo, Monaco, Consolas, 'Couri" fo:color="#666600" fo:font-size="9pt" style:font-size-asian="9pt"/>
    </style:style>
    <style:style style:name="P1020" style:parent-style-name="PreformattedText" style:family="paragraph">
      <style:paragraph-properties fo:border="0.0034in solid #D6D6D6" fo:padding="0.0555in" style:shadow="none" fo:margin-bottom="0.1041in" style:line-height-at-least="0.1666in"/>
      <style:text-properties style:font-name="Menlo, Monaco, Consolas, 'Couri" fo:color="#666600" fo:font-size="9pt" style:font-size-asian="9pt"/>
    </style:style>
    <style:style style:name="P1021" style:parent-style-name="PreformattedText" style:family="paragraph">
      <style:paragraph-properties fo:border="0.0034in solid #D6D6D6" fo:padding="0.0555in" style:shadow="none" fo:margin-bottom="0.1041in" style:line-height-at-least="0.1666in"/>
    </style:style>
    <style:style style:name="T1022" style:parent-style-name="DefaultParagraphFont" style:family="text">
      <style:text-properties fo:color="#000000"/>
    </style:style>
    <style:style style:name="T1023" style:parent-style-name="DefaultParagraphFont" style:family="text">
      <style:text-properties style:font-name="Menlo, Monaco, Consolas, 'Couri" fo:color="#000000" fo:font-size="9pt" style:font-size-asian="9pt"/>
    </style:style>
    <style:style style:name="T1024" style:parent-style-name="DefaultParagraphFont" style:family="text">
      <style:text-properties style:font-name="Menlo, Monaco, Consolas, 'Couri" fo:color="#666600" fo:font-size="9pt" style:font-size-asian="9pt"/>
    </style:style>
    <style:style style:name="T1025" style:parent-style-name="DefaultParagraphFont" style:family="text">
      <style:text-properties style:font-name="Menlo, Monaco, Consolas, 'Couri" fo:color="#000000" fo:font-size="9pt" style:font-size-asian="9pt"/>
    </style:style>
    <style:style style:name="T1026" style:parent-style-name="DefaultParagraphFont" style:family="text">
      <style:text-properties style:font-name="Menlo, Monaco, Consolas, 'Couri" fo:color="#008800" fo:font-size="9pt" style:font-size-asian="9pt"/>
    </style:style>
    <style:style style:name="T1027" style:parent-style-name="DefaultParagraphFont" style:family="text">
      <style:text-properties style:font-name="Menlo, Monaco, Consolas, 'Couri" fo:color="#666600" fo:font-size="9pt" style:font-size-asian="9pt"/>
    </style:style>
    <style:style style:name="P1028" style:parent-style-name="PreformattedText" style:family="paragraph">
      <style:paragraph-properties fo:border="0.0034in solid #D6D6D6" fo:padding="0.0555in" style:shadow="none" fo:margin-bottom="0.1041in" style:line-height-at-least="0.1666in"/>
    </style:style>
    <style:style style:name="T1029" style:parent-style-name="DefaultParagraphFont" style:family="text">
      <style:text-properties fo:color="#000000"/>
    </style:style>
    <style:style style:name="T1030" style:parent-style-name="DefaultParagraphFont" style:family="text">
      <style:text-properties style:font-name="Menlo, Monaco, Consolas, 'Couri" fo:color="#000000" fo:font-size="9pt" style:font-size-asian="9pt"/>
    </style:style>
    <style:style style:name="T1031" style:parent-style-name="DefaultParagraphFont" style:family="text">
      <style:text-properties style:font-name="Menlo, Monaco, Consolas, 'Couri" fo:color="#666600" fo:font-size="9pt" style:font-size-asian="9pt"/>
    </style:style>
    <style:style style:name="T1032" style:parent-style-name="DefaultParagraphFont" style:family="text">
      <style:text-properties style:font-name="Menlo, Monaco, Consolas, 'Couri" fo:color="#000000" fo:font-size="9pt" style:font-size-asian="9pt"/>
    </style:style>
    <style:style style:name="T1033" style:parent-style-name="DefaultParagraphFont" style:family="text">
      <style:text-properties style:font-name="Menlo, Monaco, Consolas, 'Couri" fo:color="#008800" fo:font-size="9pt" style:font-size-asian="9pt"/>
    </style:style>
    <style:style style:name="T1034" style:parent-style-name="DefaultParagraphFont" style:family="text">
      <style:text-properties style:font-name="Menlo, Monaco, Consolas, 'Couri" fo:color="#000000" fo:font-size="9pt" style:font-size-asian="9pt"/>
    </style:style>
    <style:style style:name="T1035" style:parent-style-name="DefaultParagraphFont" style:family="text">
      <style:text-properties style:font-name="Menlo, Monaco, Consolas, 'Couri" fo:color="#008800" fo:font-size="9pt" style:font-size-asian="9pt"/>
    </style:style>
    <style:style style:name="P1036" style:parent-style-name="PreformattedText" style:family="paragraph">
      <style:paragraph-properties fo:border="0.0034in solid #D6D6D6" fo:padding="0.0555in" style:shadow="none" fo:margin-bottom="0.1041in" style:line-height-at-least="0.1666in"/>
    </style:style>
    <style:style style:name="T1037" style:parent-style-name="DefaultParagraphFont" style:family="text">
      <style:text-properties fo:color="#008800"/>
    </style:style>
    <style:style style:name="T1038" style:parent-style-name="DefaultParagraphFont" style:family="text">
      <style:text-properties style:font-name="Menlo, Monaco, Consolas, 'Couri" fo:color="#008800" fo:font-size="9pt" style:font-size-asian="9pt"/>
    </style:style>
    <style:style style:name="T1039" style:parent-style-name="DefaultParagraphFont" style:family="text">
      <style:text-properties style:font-name="Menlo, Monaco, Consolas, 'Couri" fo:color="#000000" fo:font-size="9pt" style:font-size-asian="9pt"/>
    </style:style>
    <style:style style:name="T1040" style:parent-style-name="DefaultParagraphFont" style:family="text">
      <style:text-properties style:font-name="Menlo, Monaco, Consolas, 'Couri" fo:color="#008800" fo:font-size="9pt" style:font-size-asian="9pt"/>
    </style:style>
    <style:style style:name="P1041" style:parent-style-name="PreformattedText" style:family="paragraph">
      <style:paragraph-properties fo:border="0.0034in solid #D6D6D6" fo:padding="0.0555in" style:shadow="none" fo:margin-bottom="0.1041in" style:line-height-at-least="0.1666in"/>
    </style:style>
    <style:style style:name="T1042" style:parent-style-name="DefaultParagraphFont" style:family="text">
      <style:text-properties fo:color="#008800"/>
    </style:style>
    <style:style style:name="T1043" style:parent-style-name="DefaultParagraphFont" style:family="text">
      <style:text-properties style:font-name="Menlo, Monaco, Consolas, 'Couri" fo:color="#008800" fo:font-size="9pt" style:font-size-asian="9pt"/>
    </style:style>
    <style:style style:name="T1044" style:parent-style-name="DefaultParagraphFont" style:family="text">
      <style:text-properties style:font-name="Menlo, Monaco, Consolas, 'Couri" fo:color="#000000" fo:font-size="9pt" style:font-size-asian="9pt"/>
    </style:style>
    <style:style style:name="T1045" style:parent-style-name="DefaultParagraphFont" style:family="text">
      <style:text-properties style:font-name="Menlo, Monaco, Consolas, 'Couri" fo:color="#666600" fo:font-size="9pt" style:font-size-asian="9pt"/>
    </style:style>
    <style:style style:name="T1046" style:parent-style-name="DefaultParagraphFont" style:family="text">
      <style:text-properties style:font-name="Menlo, Monaco, Consolas, 'Couri" fo:color="#880000" fo:font-size="9pt" style:font-size-asian="9pt"/>
    </style:style>
    <style:style style:name="P1047" style:parent-style-name="PreformattedText" style:family="paragraph">
      <style:paragraph-properties fo:border="0.0034in solid #D6D6D6" fo:padding="0.0555in" style:shadow="none" fo:margin-bottom="0.1041in" style:line-height-at-least="0.1666in"/>
    </style:style>
    <style:style style:name="T1048" style:parent-style-name="DefaultParagraphFont" style:family="text">
      <style:text-properties fo:color="#000000"/>
    </style:style>
    <style:style style:name="T1049" style:parent-style-name="DefaultParagraphFont" style:family="text">
      <style:text-properties style:font-name="Menlo, Monaco, Consolas, 'Couri" fo:color="#000000" fo:font-size="9pt" style:font-size-asian="9pt"/>
    </style:style>
    <style:style style:name="T1050" style:parent-style-name="DefaultParagraphFont" style:family="text">
      <style:text-properties style:font-name="Menlo, Monaco, Consolas, 'Couri" fo:color="#666600" fo:font-size="9pt" style:font-size-asian="9pt"/>
    </style:style>
    <style:style style:name="T1051" style:parent-style-name="DefaultParagraphFont" style:family="text">
      <style:text-properties style:font-name="Menlo, Monaco, Consolas, 'Couri" fo:color="#000000" fo:font-size="9pt" style:font-size-asian="9pt"/>
    </style:style>
    <style:style style:name="T1052" style:parent-style-name="DefaultParagraphFont" style:family="text">
      <style:text-properties style:font-name="Menlo, Monaco, Consolas, 'Couri" fo:color="#666600" fo:font-size="9pt" style:font-size-asian="9pt"/>
    </style:style>
    <style:style style:name="T1053" style:parent-style-name="DefaultParagraphFont" style:family="text">
      <style:text-properties style:font-name="Menlo, Monaco, Consolas, 'Couri" fo:color="#008800" fo:font-size="9pt" style:font-size-asian="9pt"/>
    </style:style>
    <style:style style:name="T1054" style:parent-style-name="DefaultParagraphFont" style:family="text">
      <style:text-properties style:font-name="Menlo, Monaco, Consolas, 'Couri" fo:color="#666600" fo:font-size="9pt" style:font-size-asian="9pt"/>
    </style:style>
    <style:style style:name="T1055" style:parent-style-name="DefaultParagraphFont" style:family="text">
      <style:text-properties style:font-name="Menlo, Monaco, Consolas, 'Couri" fo:color="#000000" fo:font-size="9pt" style:font-size-asian="9pt"/>
    </style:style>
    <style:style style:name="T1056" style:parent-style-name="DefaultParagraphFont" style:family="text">
      <style:text-properties style:font-name="Menlo, Monaco, Consolas, 'Couri" fo:color="#008800" fo:font-size="9pt" style:font-size-asian="9pt"/>
    </style:style>
    <style:style style:name="T1057" style:parent-style-name="DefaultParagraphFont" style:family="text">
      <style:text-properties style:font-name="Menlo, Monaco, Consolas, 'Couri" fo:color="#666600" fo:font-size="9pt" style:font-size-asian="9pt"/>
    </style:style>
    <style:style style:name="T1058" style:parent-style-name="DefaultParagraphFont" style:family="text">
      <style:text-properties style:font-name="Menlo, Monaco, Consolas, 'Couri" fo:color="#000000" fo:font-size="9pt" style:font-size-asian="9pt"/>
    </style:style>
    <style:style style:name="T1059" style:parent-style-name="DefaultParagraphFont" style:family="text">
      <style:text-properties style:font-name="Menlo, Monaco, Consolas, 'Couri" fo:color="#008800" fo:font-size="9pt" style:font-size-asian="9pt"/>
    </style:style>
    <style:style style:name="T1060" style:parent-style-name="DefaultParagraphFont" style:family="text">
      <style:text-properties style:font-name="Menlo, Monaco, Consolas, 'Couri" fo:color="#666600" fo:font-size="9pt" style:font-size-asian="9pt"/>
    </style:style>
    <style:style style:name="P1061" style:parent-style-name="PreformattedText" style:family="paragraph">
      <style:paragraph-properties fo:border="0.0034in solid #D6D6D6" fo:padding="0.0555in" style:shadow="none" fo:margin-bottom="0.1041in" style:line-height-at-least="0.1666in"/>
    </style:style>
    <style:style style:name="T1062" style:parent-style-name="DefaultParagraphFont" style:family="text">
      <style:text-properties fo:color="#000000"/>
    </style:style>
    <style:style style:name="T1063" style:parent-style-name="DefaultParagraphFont" style:family="text">
      <style:text-properties style:font-name="Menlo, Monaco, Consolas, 'Couri" fo:color="#000000" fo:font-size="9pt" style:font-size-asian="9pt"/>
    </style:style>
    <style:style style:name="T1064" style:parent-style-name="DefaultParagraphFont" style:family="text">
      <style:text-properties style:font-name="Menlo, Monaco, Consolas, 'Couri" fo:color="#666600" fo:font-size="9pt" style:font-size-asian="9pt"/>
    </style:style>
    <style:style style:name="T1065" style:parent-style-name="DefaultParagraphFont" style:family="text">
      <style:text-properties style:font-name="Menlo, Monaco, Consolas, 'Couri" fo:color="#000000" fo:font-size="9pt" style:font-size-asian="9pt"/>
    </style:style>
    <style:style style:name="T1066" style:parent-style-name="DefaultParagraphFont" style:family="text">
      <style:text-properties style:font-name="Menlo, Monaco, Consolas, 'Couri" fo:color="#006666" fo:font-size="9pt" style:font-size-asian="9pt"/>
    </style:style>
    <style:style style:name="T1067" style:parent-style-name="DefaultParagraphFont" style:family="text">
      <style:text-properties style:font-name="Menlo, Monaco, Consolas, 'Couri" fo:color="#666600" fo:font-size="9pt" style:font-size-asian="9pt"/>
    </style:style>
    <style:style style:name="P1068" style:parent-style-name="PreformattedText" style:family="paragraph">
      <style:paragraph-properties fo:border="0.0034in solid #D6D6D6" fo:padding="0.0555in" style:shadow="none" fo:margin-bottom="0.1041in" style:line-height-at-least="0.1666in"/>
    </style:style>
    <style:style style:name="T1069" style:parent-style-name="DefaultParagraphFont" style:family="text">
      <style:text-properties fo:color="#000000"/>
    </style:style>
    <style:style style:name="T1070" style:parent-style-name="DefaultParagraphFont" style:family="text">
      <style:text-properties style:font-name="Menlo, Monaco, Consolas, 'Couri" fo:color="#000000" fo:font-size="9pt" style:font-size-asian="9pt"/>
    </style:style>
    <style:style style:name="T1071" style:parent-style-name="DefaultParagraphFont" style:family="text">
      <style:text-properties style:font-name="Menlo, Monaco, Consolas, 'Couri" fo:color="#666600" fo:font-size="9pt" style:font-size-asian="9pt"/>
    </style:style>
    <style:style style:name="T1072" style:parent-style-name="DefaultParagraphFont" style:family="text">
      <style:text-properties style:font-name="Menlo, Monaco, Consolas, 'Couri" fo:color="#000000" fo:font-size="9pt" style:font-size-asian="9pt"/>
    </style:style>
    <style:style style:name="T1073" style:parent-style-name="DefaultParagraphFont" style:family="text">
      <style:text-properties style:font-name="Menlo, Monaco, Consolas, 'Couri" fo:color="#666600" fo:font-size="9pt" style:font-size-asian="9pt"/>
    </style:style>
    <style:style style:name="T1074" style:parent-style-name="DefaultParagraphFont" style:family="text">
      <style:text-properties style:font-name="Menlo, Monaco, Consolas, 'Couri" fo:color="#000000" fo:font-size="9pt" style:font-size-asian="9pt"/>
    </style:style>
    <style:style style:name="P1075" style:parent-style-name="PreformattedText" style:family="paragraph">
      <style:paragraph-properties fo:border="0.0034in solid #D6D6D6" fo:padding="0.0555in" style:shadow="none" fo:margin-bottom="0.1041in" style:line-height-at-least="0.1666in"/>
    </style:style>
    <style:style style:name="T1076" style:parent-style-name="DefaultParagraphFont" style:family="text">
      <style:text-properties fo:color="#000000"/>
    </style:style>
    <style:style style:name="T1077" style:parent-style-name="DefaultParagraphFont" style:family="text">
      <style:text-properties style:font-name="Menlo, Monaco, Consolas, 'Couri" fo:color="#666600" fo:font-size="9pt" style:font-size-asian="9pt"/>
    </style:style>
    <style:style style:name="P1078" style:parent-style-name="PreformattedText" style:family="paragraph">
      <style:paragraph-properties fo:border="0.0034in solid #D6D6D6" fo:padding="0.0555in" style:shadow="none" fo:margin-bottom="0.1041in" style:line-height-at-least="0.1666in"/>
    </style:style>
    <style:style style:name="T1079" style:parent-style-name="DefaultParagraphFont" style:family="text">
      <style:text-properties fo:color="#000000"/>
    </style:style>
    <style:style style:name="T1080" style:parent-style-name="DefaultParagraphFont" style:family="text">
      <style:text-properties style:font-name="Menlo, Monaco, Consolas, 'Couri" fo:color="#000000" fo:font-size="9pt" style:font-size-asian="9pt"/>
    </style:style>
    <style:style style:name="T1081" style:parent-style-name="DefaultParagraphFont" style:family="text">
      <style:text-properties style:font-name="Menlo, Monaco, Consolas, 'Couri" fo:color="#666600" fo:font-size="9pt" style:font-size-asian="9pt"/>
    </style:style>
    <style:style style:name="T1082" style:parent-style-name="DefaultParagraphFont" style:family="text">
      <style:text-properties style:font-name="Menlo, Monaco, Consolas, 'Couri" fo:color="#008800" fo:font-size="9pt" style:font-size-asian="9pt"/>
    </style:style>
    <style:style style:name="T1083" style:parent-style-name="DefaultParagraphFont" style:family="text">
      <style:text-properties style:font-name="Menlo, Monaco, Consolas, 'Couri" fo:color="#666600" fo:font-size="9pt" style:font-size-asian="9pt"/>
    </style:style>
    <style:style style:name="P1084" style:parent-style-name="PreformattedText" style:family="paragraph">
      <style:paragraph-properties fo:border="0.0034in solid #D6D6D6" fo:padding="0.0555in" style:shadow="none" fo:margin-bottom="0.1041in" style:line-height-at-least="0.1666in"/>
    </style:style>
    <style:style style:name="T1085" style:parent-style-name="DefaultParagraphFont" style:family="text">
      <style:text-properties fo:color="#000000"/>
    </style:style>
    <style:style style:name="T1086" style:parent-style-name="DefaultParagraphFont" style:family="text">
      <style:text-properties style:font-name="Menlo, Monaco, Consolas, 'Couri" fo:color="#000000" fo:font-size="9pt" style:font-size-asian="9pt"/>
    </style:style>
    <style:style style:name="T1087" style:parent-style-name="DefaultParagraphFont" style:family="text">
      <style:text-properties style:font-name="Menlo, Monaco, Consolas, 'Couri" fo:color="#666600" fo:font-size="9pt" style:font-size-asian="9pt"/>
    </style:style>
    <style:style style:name="T1088" style:parent-style-name="DefaultParagraphFont" style:family="text">
      <style:text-properties style:font-name="Menlo, Monaco, Consolas, 'Couri" fo:color="#000000" fo:font-size="9pt" style:font-size-asian="9pt"/>
    </style:style>
    <style:style style:name="T1089" style:parent-style-name="DefaultParagraphFont" style:family="text">
      <style:text-properties style:font-name="Menlo, Monaco, Consolas, 'Couri" fo:color="#008800" fo:font-size="9pt" style:font-size-asian="9pt"/>
    </style:style>
    <style:style style:name="P1090" style:parent-style-name="PreformattedText" style:family="paragraph">
      <style:paragraph-properties fo:border="0.0034in solid #D6D6D6" fo:padding="0.0555in" style:shadow="none" fo:margin-bottom="0.1041in" style:line-height-at-least="0.1666in"/>
    </style:style>
    <style:style style:name="T1091" style:parent-style-name="DefaultParagraphFont" style:family="text">
      <style:text-properties fo:color="#000000"/>
    </style:style>
    <style:style style:name="T1092" style:parent-style-name="DefaultParagraphFont" style:family="text">
      <style:text-properties style:font-name="Menlo, Monaco, Consolas, 'Couri" fo:color="#666600" fo:font-size="9pt" style:font-size-asian="9pt"/>
    </style:style>
    <style:style style:name="P1093" style:parent-style-name="PreformattedText" style:family="paragraph">
      <style:paragraph-properties fo:border="0.0034in solid #D6D6D6" fo:padding="0.0555in" style:shadow="none" fo:margin-bottom="0.1041in" style:line-height-at-least="0.1666in"/>
    </style:style>
    <style:style style:name="T1094" style:parent-style-name="DefaultParagraphFont" style:family="text">
      <style:text-properties fo:color="#000000"/>
    </style:style>
    <style:style style:name="T1095" style:parent-style-name="DefaultParagraphFont" style:family="text">
      <style:text-properties style:font-name="Menlo, Monaco, Consolas, 'Couri" fo:color="#666600" fo:font-size="9pt" style:font-size-asian="9pt"/>
    </style:style>
    <style:style style:name="P1096" style:parent-style-name="PreformattedText" style:family="paragraph">
      <style:paragraph-properties fo:border="0.0034in solid #D6D6D6" fo:padding="0.0555in" style:shadow="none" fo:margin-bottom="0.1041in" style:line-height-at-least="0.1666in"/>
      <style:text-properties style:font-name="Menlo, Monaco, Consolas, 'Couri" fo:color="#666600" fo:font-size="9pt" style:font-size-asian="9pt"/>
    </style:style>
    <style:style style:name="P1097" style:parent-style-name="PreformattedText" style:family="paragraph">
      <style:paragraph-properties fo:border="0.0034in solid #D6D6D6" fo:padding="0.0555in" style:shadow="none" fo:margin-bottom="0.1041in" style:line-height-at-least="0.1666in"/>
      <style:text-properties style:font-name="Menlo, Monaco, Consolas, 'Couri" fo:color="#666600" fo:font-size="9pt" style:font-size-asian="9pt"/>
    </style:style>
    <style:style style:name="P1098" style:parent-style-name="Textbody" style:family="paragraph">
      <style:paragraph-properties fo:text-align="justify" style:line-height-at-least="0.25in"/>
    </style:style>
    <style:style style:name="T1099" style:parent-style-name="DefaultParagraphFont" style:family="text">
      <style:text-properties style:font-name="Open Sans" fo:color="#000000" fo:font-size="10.5pt" style:font-size-asian="10.5pt"/>
    </style:style>
    <style:style style:name="T1100" style:parent-style-name="DefaultParagraphFont" style:family="text">
      <style:text-properties style:font-name="Open Sans" fo:font-weight="bold" style:font-weight-asian="bold" fo:color="#000000" fo:font-size="10.5pt" style:font-size-asian="10.5pt"/>
    </style:style>
    <style:style style:name="T1101" style:parent-style-name="DefaultParagraphFont" style:family="text">
      <style:text-properties style:font-name="Open Sans" fo:color="#000000" fo:font-size="10.5pt" style:font-size-asian="10.5pt"/>
    </style:style>
    <style:style style:name="T1102" style:parent-style-name="DefaultParagraphFont" style:family="text">
      <style:text-properties style:font-name="Open Sans" fo:font-weight="bold" style:font-weight-asian="bold" fo:color="#000000" fo:font-size="10.5pt" style:font-size-asian="10.5pt"/>
    </style:style>
    <style:style style:name="T1103" style:parent-style-name="DefaultParagraphFont" style:family="text">
      <style:text-properties style:font-name="Open Sans" fo:color="#000000" fo:font-size="10.5pt" style:font-size-asian="10.5pt"/>
    </style:style>
    <style:style style:name="T1104" style:parent-style-name="DefaultParagraphFont" style:family="text">
      <style:text-properties style:font-name="Open Sans" fo:font-weight="bold" style:font-weight-asian="bold" fo:color="#000000" fo:font-size="10.5pt" style:font-size-asian="10.5pt"/>
    </style:style>
    <style:style style:name="T1105" style:parent-style-name="DefaultParagraphFont" style:family="text">
      <style:text-properties style:font-name="Open Sans" fo:color="#000000" fo:font-size="10.5pt" style:font-size-asian="10.5pt"/>
    </style:style>
    <style:style style:name="T1106" style:parent-style-name="DefaultParagraphFont" style:family="text">
      <style:text-properties style:font-name="Open Sans" fo:color="#000000" fo:font-size="10.5pt" style:font-size-asian="10.5pt"/>
    </style:style>
    <style:style style:name="T1107" style:parent-style-name="DefaultParagraphFont" style:family="text">
      <style:text-properties style:font-name="Open Sans" fo:font-weight="bold" style:font-weight-asian="bold" fo:color="#000000" fo:font-size="10.5pt" style:font-size-asian="10.5pt"/>
    </style:style>
    <style:style style:name="T1108" style:parent-style-name="DefaultParagraphFont" style:family="text">
      <style:text-properties style:font-name="Open Sans" fo:color="#000000" fo:font-size="10.5pt" style:font-size-asian="10.5pt"/>
    </style:style>
    <style:style style:name="P1109" style:parent-style-name="Standard" style:family="paragraph">
      <style:paragraph-properties fo:text-align="justify" style:line-height-at-least="0.25in"/>
    </style:style>
  </office:automatic-styles>
  <office:body>
    <office:text text:use-soft-page-breaks="true">
      <text:h text:style-name="P1" text:outline-level="1">Introduction to MongoDB</text:h>
      <text:h text:style-name="P2" text:outline-level="2">What is MongoDB</text:h>
      <text:p text:style-name="P3">MongoDB is an open-source document database that provides high performance, high availability, and automatic scaling.</text:p>
      <text:h text:style-name="P4" text:outline-level="3">Document Database</text:h>
      <text:p text:style-name="P5">A record<text:s/>in MongoDB is a document, which is a data structure composed of field and value pairs. The values of fields may include other documents, arrays, and arrays of documents.</text:p>
      <text:p text:style-name="P6"/>
      <text:p text:style-name="P7">The advantages of using documents are:</text:p>
      <text:list text:style-name="LFO1" text:continue-numbering="true">
        <text:list-item>
          <text:p text:style-name="P8">Documents (i.e. objects) correspond to native data types in many programming languages.</text:p>
        </text:list-item>
        <text:list-item>
          <text:p text:style-name="P9">Embedded documents and arrays reduce need for expensive joins.</text:p>
        </text:list-item>
        <text:list-item>
          <text:p text:style-name="P10">Dynamic schema supports fluent polymorphism.</text:p>
        </text:list-item>
      </text:list>
      <text:h text:style-name="P11" text:outline-level="3">Key Features</text:h>
      <text:section text:name="Sect1" text:style-name="S1">
        <text:h text:style-name="P12" text:outline-level="4">High Performance</text:h>
        <text:p text:style-name="P13">MongoDB provides high performance data persistence. In particular,</text:p>
        <text:list text:style-name="LFO2" text:continue-numbering="true">
          <text:list-item>
            <text:p text:style-name="P14">Support for embedded data models reduces I/O activity on database system.</text:p>
          </text:list-item>
          <text:list-item>
            <text:p text:style-name="P15">Indexes support faster queries and can include keys from embedded documents and arrays.</text:p>
          </text:list-item>
        </text:list>
      </text:section>
      <text:section text:name="Sect2" text:style-name="S2">
        <text:h text:style-name="P16" text:outline-level="4"/>
        <text:h text:style-name="P17" text:outline-level="4">High Availability</text:h>
        <text:p text:style-name="P18">To provide high availability, MongoDB’s replication facility, called replica sets, provide:</text:p>
        <text:list text:style-name="LFO3" text:continue-numbering="true">
          <text:list-item>
            <text:p text:style-name="P19"><text:span text:style-name="T20">automatic</text:span><text:span text:style-name="T21"> failover.</text:span></text:p>
          </text:list-item>
          <text:list-item>
            <text:p text:style-name="P22">data redundancy.</text:p>
          </text:list-item>
        </text:list>
        <text:p text:style-name="P23"><text:span text:style-name="T24">A </text:span><text:a xlink:href="http://docs.mongodb.org/manual/core/replication-introduction/#replication-introduction" office:target-frame-name="_top" xlink:show="replace"><text:span text:style-name="T25">replica set</text:span></text:a><text:span text:style-name="T26"> is a group of MongoDB servers that maintain the same data set, providing redundancy</text:span><text:span text:style-name="T27"><text:s/>and increasing data availability.</text:span></text:p>
      </text:section>
      <text:section text:name="Sect3" text:style-name="S3">
        <text:p text:style-name="P28"/>
      </text:section>
      <text:section text:name="Sect4" text:style-name="S4">
        <text:h text:style-name="P29" text:outline-level="4">Automatic Scaling</text:h>
        <text:p text:style-name="P30"><text:span text:style-name="T31">MongoDB provides horizontal scalability as part of its </text:span><text:span text:style-name="T32">core</text:span><text:span text:style-name="T33"> functionality.</text:span></text:p>
        <text:list text:style-name="LFO4" text:continue-numbering="true">
          <text:list-item>
            <text:p text:style-name="P34"><text:span text:style-name="T35">Automatic </text:span><text:a xlink:href="http://docs.mongodb.org/manual/core/sharding-introduction/#sharding-introduction" office:target-frame-name="_top" xlink:show="replace"><text:span text:style-name="T36">sharding</text:span></text:a><text:span text:style-name="T37"> distribu</text:span><text:span text:style-name="T38">tes data across a cluster of machines.</text:span></text:p>
          </text:list-item>
          <text:list-item>
            <text:p text:style-name="P39">Replica sets can provide eventually-consistent reads for low-latency high rate of deployments.</text:p>
          </text:list-item>
        </text:list>
      </text:section>
      <text:section text:name="Sect5" text:style-name="S5">
        <text:p text:style-name="Standard"/>
      </text:section>
      <text:section text:name="Sect6" text:style-name="S6">
        <text:p text:style-name="P40"/>
        <text:p text:style-name="P41"/>
        <text:p text:style-name="P42">----------------------------------------------------------------------------------------------------------------------------</text:p>
        <text:p text:style-name="P43"><text:span text:style-name="T44">MongoDB is an open-source document database, and leading NoSQL database. MongoDB is written in c++</text:span></text:p>
        <text:p text:style-name="P45"/>
        <text:h text:style-name="P46" text:outline-level="2">Database</text:h>
        <text:p text:style-name="P47">Database is a physical<text:s/>container for collections. Each database gets its own set of files on the file system. A single MongoDB server typically has multiple databases.</text:p>
        <text:h text:style-name="P48" text:outline-level="2">Collection</text:h>
        <text:p text:style-name="P49">Collection is a group of MongoDB documents. It is the equivalent of an RDBMS table. A collection exists within a single database. Collections do not enforce a schema. Documents within a collection can have different fields. Typically, all documents in a collection are of similar or related purpose.</text:p>
        <text:h text:style-name="P50" text:outline-level="2">Document</text:h>
        <text:p text:style-name="P51">A document is a set of key-value pairs. Documents have dynamic schema. Dynamic schema means that documents in the same collection do not need to have the same set of fields or structure, and common fields in a collection's documents may hold different types of data.</text:p>
        <text:p text:style-name="P52">Below given table shows the relationship of RDBMS terminology with MongoDB</text:p>
        <table:table table:style-name="Table53">
          <table:table-columns>
            <table:table-column table:style-name="TableColumn54"/>
            <table:table-column table:style-name="TableColumn55"/>
          </table:table-columns>
          <table:table-row table:style-name="TableRow56">
            <table:table-cell table:style-name="TableCell57">
              <text:p text:style-name="P58">RDBMS</text:p>
            </table:table-cell>
            <table:table-cell table:style-name="TableCell59">
              <text:p text:style-name="P60">MongoDB</text:p>
            </table:table-cell>
          </table:table-row>
          <table:table-row table:style-name="TableRow61">
            <table:table-cell table:style-name="TableCell62">
              <text:p text:style-name="P63">Database</text:p>
            </table:table-cell>
            <table:table-cell table:style-name="TableCell64">
              <text:p text:style-name="P65">Database</text:p>
            </table:table-cell>
          </table:table-row>
          <table:table-row table:style-name="TableRow66">
            <table:table-cell table:style-name="TableCell67">
              <text:p text:style-name="P68">Table</text:p>
            </table:table-cell>
            <table:table-cell table:style-name="TableCell69">
              <text:p text:style-name="P70">Collection</text:p>
            </table:table-cell>
          </table:table-row>
          <table:table-row table:style-name="TableRow71">
            <table:table-cell table:style-name="TableCell72">
              <text:p text:style-name="P73">Tuple/Row</text:p>
            </table:table-cell>
            <table:table-cell table:style-name="TableCell74">
              <text:p text:style-name="P75">Document</text:p>
            </table:table-cell>
          </table:table-row>
          <table:table-row table:style-name="TableRow76">
            <table:table-cell table:style-name="TableCell77">
              <text:p text:style-name="P78">Column</text:p>
            </table:table-cell>
            <table:table-cell table:style-name="TableCell79">
              <text:p text:style-name="P80">Field</text:p>
            </table:table-cell>
          </table:table-row>
          <table:table-row table:style-name="TableRow81">
            <table:table-cell table:style-name="TableCell82">
              <text:p text:style-name="P83">Table Join</text:p>
            </table:table-cell>
            <table:table-cell table:style-name="TableCell84">
              <text:p text:style-name="P85">Embedded Documents</text:p>
            </table:table-cell>
          </table:table-row>
          <table:table-row table:style-name="TableRow86">
            <table:table-cell table:style-name="TableCell87">
              <text:p text:style-name="P88">Primary Key</text:p>
            </table:table-cell>
            <table:table-cell table:style-name="TableCell89">
              <text:p text:style-name="P90">Primary Key (Default key _id provided by mongodb itself)</text:p>
            </table:table-cell>
          </table:table-row>
          <table:table-row table:style-name="TableRow91">
            <table:table-cell table:style-name="TableCell92" table:number-columns-spanned="2">
              <text:p text:style-name="P93">Database Server and Client</text:p>
            </table:table-cell>
            <table:covered-table-cell/>
          </table:table-row>
          <table:table-row table:style-name="TableRow94">
            <table:table-cell table:style-name="TableCell95">
              <text:p text:style-name="P96">Mysqld/Oracle</text:p>
            </table:table-cell>
            <table:table-cell table:style-name="TableCell97">
              <text:p text:style-name="P98">Mongod</text:p>
            </table:table-cell>
          </table:table-row>
          <table:table-row table:style-name="TableRow99">
            <table:table-cell table:style-name="TableCell100">
              <text:p text:style-name="P101">mysql/sqlplus</text:p>
            </table:table-cell>
            <table:table-cell table:style-name="TableCell102">
              <text:p text:style-name="P103">Mongo</text:p>
            </table:table-cell>
          </table:table-row>
        </table:table>
        <text:h text:style-name="P104" text:outline-level="2">Sample document</text:h>
        <text:p text:style-name="P105">Below given example shows the document structure of a blog site which is simply a comma separated key value pair.</text:p>
        <text:p text:style-name="P106">{</text:p>
        <text:p text:style-name="P107"><text:span text:style-name="T108"><text:s text:c="3"/></text:span><text:span text:style-name="T109">_id</text:span><text:span text:style-name="T110">:</text:span><text:span text:style-name="T111"><text:s/></text:span><text:span text:style-name="T112">ObjectId</text:span><text:span text:style-name="T113">(</text:span><text:span text:style-name="T114">7df78ad8902c</text:span><text:span text:style-name="T115">)</text:span></text:p>
        <text:p text:style-name="P116"><text:span text:style-name="T117"><text:s text:c="3"/></text:span><text:span text:style-name="T118">title</text:span><text:span text:style-name="T119">:</text:span><text:span text:style-name="T120"><text:s/></text:span><text:span text:style-name="T121">'MongoDB Overview'</text:span><text:span text:style-name="T122">,</text:span></text:p>
        <text:p text:style-name="P123"><text:span text:style-name="T124"><text:s text:c="3"/></text:span><text:span text:style-name="T125">description</text:span><text:span text:style-name="T126">:</text:span><text:span text:style-name="T127"><text:s/></text:span><text:span text:style-name="T128">'MongoDB is no sql database'</text:span><text:span text:style-name="T129">,</text:span></text:p>
        <text:p text:style-name="P130"><text:span text:style-name="T131"><text:s text:c="3"/></text:span><text:span text:style-name="T132">by</text:span><text:span text:style-name="T133">:</text:span><text:span text:style-name="T134"><text:s/></text:span><text:span text:style-name="T135">'YASH'</text:span><text:span text:style-name="T136">,</text:span></text:p>
        <text:p text:style-name="P137"><text:span text:style-name="T138"><text:s text:c="3"/></text:span><text:span text:style-name="T139">url</text:span><text:span text:style-name="T140">:</text:span><text:span text:style-name="T141"><text:s/></text:span><text:span text:style-name="T142">'http://www.YASH.com'</text:span><text:span text:style-name="T143">,</text:span></text:p>
        <text:p text:style-name="P144"><text:span text:style-name="T145"><text:s text:c="3"/></text:span><text:span text:style-name="T146">tags</text:span><text:span text:style-name="T147">:</text:span><text:span text:style-name="T148"><text:s/></text:span><text:span text:style-name="T149">[</text:span><text:span text:style-name="T150">'mongodb'</text:span><text:span text:style-name="T151">,</text:span><text:span text:style-name="T152"><text:s/></text:span><text:span text:style-name="T153">'database'</text:span><text:span text:style-name="T154">,</text:span><text:span text:style-name="T155"><text:s/></text:span><text:span text:style-name="T156">'NoSQL'</text:span><text:span text:style-name="T157">],</text:span></text:p>
        <text:p text:style-name="P158"><text:span text:style-name="T159"><text:s text:c="8"/>likes</text:span><text:span text:style-name="T160">:</text:span><text:span text:style-name="T161"><text:s/></text:span><text:span text:style-name="T162">100</text:span><text:span text:style-name="T163">,</text:span></text:p>
        <text:p text:style-name="P164"><text:span text:style-name="T165">}</text:span></text:p>
        <text:p text:style-name="P166"/>
        <text:p text:style-name="P167"><text:span text:style-name="T168">_id</text:span><text:span text:style-name="T169"> </text:span><text:span text:style-name="T170">is a 12 bytes hexadecimal number which assures the uniqueness of every document. You can provide _id while ins</text:span><text:span text:style-name="T171">erting the document. If you didn't provide id then MongoDB provide a unique id for every document. These 12 bytes first 4 bytes for the current timestamp, next 3 bytes for machine id, next 2 bytes for process id of mongodb server and remaining 3 bytes are<text:s/></text:span><text:span text:style-name="T172">simple incremental value.</text:span></text:p>
        <text:p text:style-name="P173"/>
        <text:p text:style-name="P174"/>
        <text:p text:style-name="P175">Any relational database has a typical schema design that shows number of tables and the relationship between these tables. While in MongoDB there is no concept of relationship</text:p>
        <text:p text:style-name="P176"/>
        <text:h text:style-name="P177" text:outline-level="2">Advantages of MongoDB over RDBMS</text:h>
        <text:list text:style-name="LFO5" text:continue-numbering="true">
          <text:list-item>
            <text:p text:style-name="P178">Schema less :<text:s/>MongoDB is document database in which one collection holds different different documents. Number of fields, content and size of the document can be differ from one document to another.</text:p>
          </text:list-item>
          <text:list-item>
            <text:p text:style-name="P179">Structure of a single object is clear</text:p>
          </text:list-item>
          <text:list-item>
            <text:p text:style-name="P180">No complex joins</text:p>
          </text:list-item>
          <text:list-item>
            <text:p text:style-name="P181">Deep query-ability. MongoDB supports dynamic queries on documents using a document-based query language that's nearly as powerful as SQL</text:p>
          </text:list-item>
          <text:list-item>
            <text:p text:style-name="P182">Tuning</text:p>
          </text:list-item>
          <text:list-item>
            <text:p text:style-name="P183">Ease of scale-out: MongoDB is easy to scale</text:p>
          </text:list-item>
          <text:list-item>
            <text:p text:style-name="P184">Conversion / mapping of application objects to database objects not needed</text:p>
          </text:list-item>
          <text:list-item>
            <text:p text:style-name="P185">Uses internal memory for storing the working set, enabling faster access of data</text:p>
          </text:list-item>
        </text:list>
        <text:h text:style-name="P186" text:outline-level="2">Why should use MongoDB</text:h>
        <text:list text:style-name="LFO6" text:continue-numbering="true">
          <text:list-item>
            <text:p text:style-name="P187">Document Oriented Storage : Data is stored in the form of documents</text:p>
          </text:list-item>
          <text:list-item>
            <text:p text:style-name="P188">Index on any attribute</text:p>
          </text:list-item>
          <text:list-item>
            <text:p text:style-name="P189">Replication &amp;<text:s/>High Availability</text:p>
          </text:list-item>
          <text:list-item>
            <text:p text:style-name="P190">Auto-Sharding</text:p>
          </text:list-item>
          <text:list-item>
            <text:p text:style-name="P191">Fast In-Place Updates</text:p>
          </text:list-item>
        </text:list>
        <text:h text:style-name="P192" text:outline-level="2">Where should use MongoDB?</text:h>
        <text:list text:style-name="LFO7" text:continue-numbering="true">
          <text:list-item>
            <text:p text:style-name="P193">Big Data</text:p>
          </text:list-item>
          <text:list-item>
            <text:p text:style-name="P194">Mobile and Social Infrastructure</text:p>
          </text:list-item>
          <text:list-item>
            <text:p text:style-name="P195">User Data Management</text:p>
          </text:list-item>
        </text:list>
        <text:p text:style-name="P196"/>
        <text:p text:style-name="P197"/>
        <text:p text:style-name="P198"><text:a xlink:href="http://www.mongodb.org/downloads" office:target-frame-name="_top" xlink:show="replace"><text:span text:style-name="T199">http://www.mongodb.org/downloads</text:span></text:a></text:p>
        <text:h text:style-name="P200" text:outline-level="2">Install MongoDB On Windows</text:h>
        <text:p text:style-name="P201"><text:span text:style-name="T202">To install the MongoDB on windows, first doownload the latest release of MongoDB f</text:span><text:span text:style-name="T203">rom<text:s/></text:span><text:a xlink:href="http://www.mongodb.org/downloads" office:target-frame-name="_top" xlink:show="replace"><text:span text:style-name="T204">http://www.mongodb.org/downloads</text:span></text:a><text:span text:style-name="T205"> Make sure you get correct version of MongoDB depending upon your windows version. To get your windows version open command prompt and execute following command</text:span></text:p>
        <text:p text:style-name="P206"><text:span text:style-name="T207">C</text:span><text:span text:style-name="T208">:</text:span><text:span text:style-name="T209">\&gt;wmic<text:s/></text:span><text:span text:style-name="T210">os<text:s/></text:span><text:span text:style-name="T211">get</text:span><text:span text:style-name="T212"><text:s/>osarchitecture</text:span></text:p>
        <text:p text:style-name="P213">OSArchitecture</text:p>
        <text:p text:style-name="P214"><text:span text:style-name="T215">64</text:span><text:span text:style-name="T216">-</text:span><text:span text:style-name="T217">bit</text:span></text:p>
        <text:p text:style-name="P218"><text:span text:style-name="T219">C</text:span><text:span text:style-name="T220">:</text:span><text:span text:style-name="T221">\&gt;</text:span></text:p>
        <text:p text:style-name="P222">32-bit versions of MongoDB only support databases smaller than 2GB and suitable only for testing and evaluation purposes.</text:p>
        <text:p text:style-name="P223">Now extract your downloaded file to c:\ drive or any other location. Make sure name<text:s/>of the extracted folder is mongodb-win32-i386-[version] or mongodb-win32-x86_64-[version]. Here [version] is the version of MongoDB download.</text:p>
        <text:p text:style-name="P224">Now open command prompt and run the following command</text:p>
        <text:p text:style-name="P225"><text:span text:style-name="T226">C</text:span><text:span text:style-name="T227">:</text:span><text:span text:style-name="T228">\&gt;move mongodb</text:span><text:span text:style-name="T229">-</text:span><text:span text:style-name="T230">win64</text:span><text:span text:style-name="T231">-*</text:span><text:span text:style-name="T232"><text:s/>mongodb</text:span></text:p>
        <text:p text:style-name="P233"><text:span text:style-name="T234"><text:s text:c="6"/></text:span><text:span text:style-name="T235">1</text:span><text:span text:style-name="T236"><text:s/>dir</text:span><text:span text:style-name="T237">(</text:span><text:span text:style-name="T238">s</text:span><text:span text:style-name="T239">)</text:span><text:span text:style-name="T240"><text:s/>moved</text:span><text:span text:style-name="T241">.</text:span></text:p>
        <text:p text:style-name="P242"><text:span text:style-name="T243">C</text:span><text:span text:style-name="T244">:</text:span><text:span text:style-name="T245">\&gt;</text:span></text:p>
        <text:p text:style-name="P246"><text:span text:style-name="T247">In case you have extracted the mondodb at different location, then go to that path by using command </text:span><text:span text:style-name="T248">cd FOLDER/DIR</text:span><text:span text:style-name="T249"> and now run the above given process.</text:span></text:p>
        <text:p text:style-name="P250">MongoDB requires a data folder to store its files. The default location for the MongoDB data directory is<text:s/>c:\data\db. So you need to create this folder using the Command Prompt. Execute the following command sequence</text:p>
        <text:p text:style-name="P251"><text:span text:style-name="T252">C</text:span><text:span text:style-name="T253">:</text:span><text:span text:style-name="T254">\&gt;md data</text:span></text:p>
        <text:p text:style-name="P255"><text:span text:style-name="T256">C</text:span><text:span text:style-name="T257">:</text:span><text:span text:style-name="T258">\md data\db</text:span></text:p>
        <text:p text:style-name="P259"><text:span text:style-name="T260">If you have install the MongoDB at different location, then you need to specify any alternate path for </text:span><text:span text:style-name="T261">\data\db</text:span><text:span text:style-name="T262"> by<text:s/></text:span><text:span text:style-name="T263">setting the path dbpath in mongod.exe. For the same issue following commands</text:span></text:p>
        <text:p text:style-name="P264"><text:span text:style-name="T265">In command prompt navigate to the bin directory present into the mongodb installation folder. Suppose my installation folder is </text:span><text:span text:style-name="T266">D:\set up\mongodb</text:span></text:p>
        <text:p text:style-name="P267"><text:span text:style-name="T268">C</text:span><text:span text:style-name="T269">:</text:span><text:span text:style-name="T270">\Users\XYZ</text:span><text:span text:style-name="T271">&gt;</text:span><text:span text:style-name="T272">d</text:span><text:span text:style-name="T273">:</text:span></text:p>
        <text:p text:style-name="P274"><text:span text:style-name="T275">D</text:span><text:span text:style-name="T276">:</text:span><text:span text:style-name="T277">\&gt;cd<text:s/></text:span><text:span text:style-name="T278">"set up"</text:span></text:p>
        <text:p text:style-name="P279"><text:span text:style-name="T280">D</text:span><text:span text:style-name="T281">:</text:span><text:span text:style-name="T282">\set up</text:span><text:span text:style-name="T283">&gt;</text:span><text:span text:style-name="T284">cd mongodb</text:span></text:p>
        <text:p text:style-name="P285"><text:span text:style-name="T286">D</text:span><text:span text:style-name="T287">:</text:span><text:span text:style-name="T288">\set up\mongodb</text:span><text:span text:style-name="T289">&gt;</text:span><text:span text:style-name="T290">cd bin</text:span></text:p>
        <text:p text:style-name="P291"><text:span text:style-name="T292">D</text:span><text:span text:style-name="T293">:</text:span><text:span text:style-name="T294">\set up\mongodb\b</text:span><text:span text:style-name="T295">in</text:span><text:span text:style-name="T296">&gt;</text:span><text:span text:style-name="T297">mongod</text:span><text:span text:style-name="T298">.</text:span><text:span text:style-name="T299">exe<text:s/></text:span><text:span text:style-name="T300">--</text:span><text:span text:style-name="T301">dbpath<text:s/></text:span><text:span text:style-name="T302">"d:\set up\mongodb\data"</text:span></text:p>
        <text:p text:style-name="P303"><text:span text:style-name="T304">This will show </text:span><text:span text:style-name="T305">waiting for connections</text:span><text:span text:style-name="T306"> message on the console output indicates that the mongod.exe process is running successfully.</text:span></text:p>
        <text:p text:style-name="P307">Now to run the mongodb you need to open another command prompt and issue the following command</text:p>
        <text:p text:style-name="P308"><text:s/></text:p>
        <text:p text:style-name="P309"><text:span text:style-name="T310">D</text:span><text:span text:style-name="T311">:</text:span><text:span text:style-name="T312">\set up\mongodb\b</text:span><text:span text:style-name="T313">in</text:span><text:span text:style-name="T314">&gt;</text:span><text:span text:style-name="T315">mongo</text:span><text:span text:style-name="T316">.</text:span><text:span text:style-name="T317">exe</text:span></text:p>
        <text:p text:style-name="P318"><text:span text:style-name="T319">MongoDB</text:span><text:span text:style-name="T320"><text:s/>shell version</text:span><text:span text:style-name="T321">:</text:span><text:span text:style-name="T322"><text:s/></text:span><text:span text:style-name="T323">2.4</text:span><text:span text:style-name="T324">.</text:span><text:span text:style-name="T325">6</text:span></text:p>
        <text:p text:style-name="P326"><text:span text:style-name="T327">connecting to</text:span><text:span text:style-name="T328">:</text:span><text:span text:style-name="T329"><text:s/>test</text:span></text:p>
        <text:p text:style-name="P330"><text:span text:style-name="T331">&gt;</text:span><text:span text:style-name="T332">db</text:span><text:span text:style-name="T333">.</text:span><text:span text:style-name="T334">test</text:span><text:span text:style-name="T335">.</text:span><text:span text:style-name="T336">save</text:span><text:span text:style-name="T337">(</text:span><text:span text:style-name="T338"><text:s/></text:span><text:span text:style-name="T339">{</text:span><text:span text:style-name="T340"><text:s/>a</text:span><text:span text:style-name="T341">:</text:span><text:span text:style-name="T342"><text:s/></text:span><text:span text:style-name="T343">1</text:span><text:span text:style-name="T344"><text:s/></text:span><text:span text:style-name="T345">}</text:span><text:span text:style-name="T346"><text:s/></text:span><text:span text:style-name="T347">)</text:span></text:p>
        <text:p text:style-name="P348"><text:span text:style-name="T349">&gt;</text:span><text:span text:style-name="T350">db</text:span><text:span text:style-name="T351">.</text:span><text:span text:style-name="T352">test</text:span><text:span text:style-name="T353">.</text:span><text:span text:style-name="T354">find</text:span><text:span text:style-name="T355">()</text:span></text:p>
        <text:p text:style-name="P356"><text:span text:style-name="T357">{</text:span><text:span text:style-name="T358"><text:s/></text:span><text:span text:style-name="T359">"_id"</text:span><text:span text:style-name="T360"><text:s/></text:span><text:span text:style-name="T361">:</text:span><text:span text:style-name="T362"><text:s/></text:span><text:span text:style-name="T363">ObjectId</text:span><text:span text:style-name="T364">(</text:span><text:span text:style-name="T365">5879b0f65a56a454</text:span><text:span text:style-name="T366">),</text:span><text:span text:style-name="T367"><text:s/></text:span><text:span text:style-name="T368">"a"</text:span><text:span text:style-name="T369"><text:s/></text:span><text:span text:style-name="T370">:</text:span><text:span text:style-name="T371"><text:s/></text:span><text:span text:style-name="T372">1</text:span><text:span text:style-name="T373"><text:s/></text:span><text:span text:style-name="T374">}</text:span></text:p>
        <text:p text:style-name="P375">&gt;</text:p>
        <text:p text:style-name="P376">This will show that mongodb is installed and run successfully. Next time when you run mongodb you need to issue only commands</text:p>
        <text:p text:style-name="P377"><text:s/></text:p>
        <text:p text:style-name="P378"><text:span text:style-name="T379">D</text:span><text:span text:style-name="T380">:</text:span><text:span text:style-name="T381">\set up\mongodb\b</text:span><text:span text:style-name="T382">in</text:span><text:span text:style-name="T383">&gt;</text:span><text:span text:style-name="T384">mongod</text:span><text:span text:style-name="T385">.</text:span><text:span text:style-name="T386">exe<text:s/></text:span><text:span text:style-name="T387">--</text:span><text:span text:style-name="T388">dbpath<text:s/></text:span><text:span text:style-name="T389">"d:\set up\mongodb\data"</text:span></text:p>
        <text:p text:style-name="P390"><text:span text:style-name="T391">D</text:span><text:span text:style-name="T392">:</text:span><text:span text:style-name="T393">\set up\mongodb\b</text:span><text:span text:style-name="T394">in</text:span><text:span text:style-name="T395">&gt;</text:span><text:span text:style-name="T396">mongo</text:span><text:span text:style-name="T397">.</text:span><text:span text:style-name="T398">exe</text:span></text:p>
        <text:h text:style-name="P399" text:outline-level="1">MongoDB - Create Database</text:h>
        <text:h text:style-name="P400" text:outline-level="2">The use Command</text:h>
        <text:p text:style-name="P401"><text:span text:style-name="T402">MongoDB </text:span><text:span text:style-name="T403">use DATABASE_NAME</text:span><text:span text:style-name="T404"> is used to create database. The command will create a new database, if it doesn't exist otherwise it will return the existing database.</text:span></text:p>
        <text:h text:style-name="P405" text:outline-level="3">Syntax:</text:h>
        <text:p text:style-name="P406"><text:span text:style-name="T407">Basic syntax of </text:span><text:span text:style-name="T408">use DATABASE</text:span><text:span text:style-name="T409"> statement is as follows:</text:span></text:p>
        <text:p text:style-name="P410"><text:span text:style-name="T411">use</text:span><text:span text:style-name="T412"><text:s/>DATABASE_NAME</text:span></text:p>
        <text:p text:style-name="P413"/>
        <text:p text:style-name="P414"/>
        <text:p text:style-name="P415"/>
        <text:p text:style-name="P416"/>
        <text:h text:style-name="P417" text:outline-level="3">Example:</text:h>
        <text:p text:style-name="P418"><text:span text:style-name="T419">If you want to create a database with name </text:span><text:span text:style-name="T420">&lt;mydb&gt;</text:span><text:span text:style-name="T421">, then </text:span><text:span text:style-name="T422">use DATABASE</text:span><text:span text:style-name="T423"> statement would be as follows:</text:span></text:p>
        <text:p text:style-name="P424"><text:span text:style-name="T425">&gt;</text:span><text:span text:style-name="T426">use</text:span><text:span text:style-name="T427"><text:s/>mydb</text:span></text:p>
        <text:p text:style-name="P428">switched to db mydb</text:p>
        <text:p text:style-name="P429"><text:span text:style-name="T430">To check your currently selected database use the command </text:span><text:span text:style-name="T431">db</text:span></text:p>
        <text:p text:style-name="P432"><text:span text:style-name="T433">&gt;</text:span><text:span text:style-name="T434">db</text:span></text:p>
        <text:p text:style-name="P435">mydb</text:p>
        <text:p text:style-name="P436"><text:span text:style-name="T437">If you want to check your databases list,<text:s/></text:span><text:span text:style-name="T438">then use the command </text:span><text:span text:style-name="T439">show dbs</text:span><text:span text:style-name="T440">.</text:span></text:p>
        <text:p text:style-name="P441"><text:span text:style-name="T442">&gt;</text:span><text:span text:style-name="T443">show dbs</text:span></text:p>
        <text:p text:style-name="P444">Your created database (mydb) is not present in list. To display database</text:p>
        <text:p text:style-name="P445"><text:span text:style-name="T446">local</text:span><text:span text:style-name="T447"><text:s text:c="5"/></text:span><text:span text:style-name="T448">0.78125GB</text:span></text:p>
        <text:p text:style-name="P449"><text:span text:style-name="T450">test <text:s text:c="5"/></text:span><text:span text:style-name="T451">0.23012GB</text:span><text:span text:style-name="T452">se you need to insert atleast one document into it.</text:span></text:p>
        <text:p text:style-name="P453"><text:span text:style-name="T454">&gt;</text:span><text:span text:style-name="T455">db</text:span><text:span text:style-name="T456">.</text:span><text:span text:style-name="T457">movie</text:span><text:span text:style-name="T458">.</text:span><text:span text:style-name="T459">insert</text:span><text:span text:style-name="T460">({</text:span><text:span text:style-name="T461">"name"</text:span><text:span text:style-name="T462">:</text:span><text:span text:style-name="T463">"HAHk"</text:span><text:span text:style-name="T464">})</text:span></text:p>
        <text:p text:style-name="P465"><text:span text:style-name="T466">&gt;</text:span><text:span text:style-name="T467">show dbs</text:span></text:p>
        <text:p text:style-name="P468"><text:span text:style-name="T469">local</text:span><text:span text:style-name="T470"><text:s text:c="6"/></text:span><text:span text:style-name="T471">0.78125GB</text:span></text:p>
        <text:p text:style-name="P472"><text:span text:style-name="T473">mydb <text:s text:c="6"/></text:span><text:span text:style-name="T474">0.23012GB</text:span></text:p>
        <text:p text:style-name="P475"><text:span text:style-name="T476">test <text:s text:c="6"/></text:span><text:span text:style-name="T477">0.23012GB</text:span></text:p>
        <text:p text:style-name="P478">In mongodb default database is test. If you didn't create any database then collections will be stored in test database.</text:p>
        <text:p text:style-name="P479"/>
        <text:h text:style-name="P480" text:outline-level="2">The dropDatabase() Method</text:h>
        <text:p text:style-name="P481"><text:span text:style-name="T482">MongoDB </text:span><text:span text:style-name="T483">db.dropDatabase()</text:span><text:span text:style-name="T484"> command is used to drop<text:s/></text:span><text:span text:style-name="T485">a existing database.</text:span></text:p>
        <text:h text:style-name="P486" text:outline-level="3">Syntax:</text:h>
        <text:p text:style-name="P487"><text:span text:style-name="T488">Basic syntax of </text:span><text:span text:style-name="T489">dropDatabase()</text:span><text:span text:style-name="T490"> command is as follows:</text:span></text:p>
        <text:p text:style-name="P491"><text:span text:style-name="T492">db</text:span><text:span text:style-name="T493">.</text:span><text:span text:style-name="T494">dropDatabase</text:span><text:span text:style-name="T495">()</text:span></text:p>
        <text:p text:style-name="P496">This will delete the selected database. If you have not selected any database, then it will delete default 'test' database</text:p>
        <text:p text:style-name="P497"/>
        <text:h text:style-name="P498" text:outline-level="3">Example:</text:h>
        <text:p text:style-name="P499"><text:span text:style-name="T500">First, check the list<text:s/></text:span><text:span text:style-name="T501">available databases by using the command </text:span><text:span text:style-name="T502">show dbs</text:span></text:p>
        <text:p text:style-name="P503"><text:span text:style-name="T504">&gt;</text:span><text:span text:style-name="T505">show dbs</text:span></text:p>
        <text:p text:style-name="P506"><text:span text:style-name="T507">local</text:span><text:span text:style-name="T508"><text:s text:c="6"/></text:span><text:span text:style-name="T509">0.78125GB</text:span></text:p>
        <text:p text:style-name="P510"><text:span text:style-name="T511">mydb <text:s text:c="6"/></text:span><text:span text:style-name="T512">0.23012GB</text:span></text:p>
        <text:p text:style-name="P513"><text:span text:style-name="T514">test <text:s text:c="6"/></text:span><text:span text:style-name="T515">0.23012GB</text:span></text:p>
        <text:p text:style-name="P516">&gt;</text:p>
        <text:p text:style-name="P517"><text:span text:style-name="T518">If you want to delete new database </text:span><text:span text:style-name="T519">&lt;mydb&gt;</text:span><text:span text:style-name="T520">, then </text:span><text:span text:style-name="T521">dropDatabase()</text:span><text:span text:style-name="T522"> command would be as follows:</text:span></text:p>
        <text:p text:style-name="P523"><text:span text:style-name="T524">&gt;</text:span><text:span text:style-name="T525">use</text:span><text:span text:style-name="T526"><text:s/>mydb</text:span></text:p>
        <text:p text:style-name="P527">switched to db mydb</text:p>
        <text:p text:style-name="P528"><text:span text:style-name="T529">&gt;</text:span><text:span text:style-name="T530">db</text:span><text:span text:style-name="T531">.</text:span><text:span text:style-name="T532">dropDatabase</text:span><text:span text:style-name="T533">()</text:span></text:p>
        <text:p text:style-name="P534"><text:span text:style-name="T535">&gt;{</text:span><text:span text:style-name="T536"><text:s/></text:span><text:span text:style-name="T537">"dropped"</text:span><text:span text:style-name="T538"><text:s/></text:span><text:span text:style-name="T539">:</text:span><text:span text:style-name="T540"><text:s/></text:span><text:span text:style-name="T541">"mydb"</text:span><text:span text:style-name="T542">,</text:span><text:span text:style-name="T543"><text:s/></text:span><text:span text:style-name="T544">"ok"</text:span><text:span text:style-name="T545"><text:s/></text:span><text:span text:style-name="T546">:</text:span><text:span text:style-name="T547"><text:s/></text:span><text:span text:style-name="T548">1</text:span><text:span text:style-name="T549"><text:s/></text:span><text:span text:style-name="T550">}</text:span></text:p>
        <text:p text:style-name="P551">&gt;</text:p>
        <text:p text:style-name="P552">Now check list of databases</text:p>
        <text:p text:style-name="P553"><text:span text:style-name="T554">&gt;</text:span><text:span text:style-name="T555">show dbs</text:span></text:p>
        <text:p text:style-name="P556"><text:span text:style-name="T557">local</text:span><text:span text:style-name="T558"><text:s text:c="6"/></text:span><text:span text:style-name="T559">0.78125GB</text:span></text:p>
        <text:p text:style-name="P560"><text:span text:style-name="T561">test <text:s text:c="6"/></text:span><text:span text:style-name="T562">0.23012GB</text:span></text:p>
        <text:p text:style-name="P563">&gt;</text:p>
        <text:h text:style-name="P564" text:outline-level="2">The createCollection() Method</text:h>
        <text:p text:style-name="P565"><text:span text:style-name="T566">MongoDB </text:span><text:span text:style-name="T567">db.createCollection(name, options)</text:span><text:span text:style-name="T568"> is used to create collection.</text:span></text:p>
        <text:h text:style-name="P569" text:outline-level="3">Syntax:</text:h>
        <text:p text:style-name="P570"><text:span text:style-name="T571">Basic syntax</text:span><text:span text:style-name="T572"><text:s/>of </text:span><text:span text:style-name="T573">createCollection()</text:span><text:span text:style-name="T574"> command is as follows</text:span></text:p>
        <text:p text:style-name="P575"><text:span text:style-name="T576">db</text:span><text:span text:style-name="T577">.</text:span><text:span text:style-name="T578">createCollection</text:span><text:span text:style-name="T579">(</text:span><text:span text:style-name="T580">name</text:span><text:span text:style-name="T581">,</text:span><text:span text:style-name="T582"><text:s/>options</text:span><text:span text:style-name="T583">)</text:span></text:p>
        <text:p text:style-name="P584"><text:span text:style-name="T585">In the command, </text:span><text:span text:style-name="T586">name</text:span><text:span text:style-name="T587"> is name of collection to be created. </text:span><text:span text:style-name="T588">Options</text:span><text:span text:style-name="T589"> is a document and used to specify configuration of collection</text:span></text:p>
        <table:table table:style-name="Table590">
          <table:table-columns>
            <table:table-column table:style-name="TableColumn591"/>
            <table:table-column table:style-name="TableColumn592"/>
            <table:table-column table:style-name="TableColumn593"/>
          </table:table-columns>
          <table:table-row table:style-name="TableRow594">
            <table:table-cell table:style-name="TableCell595">
              <text:p text:style-name="P596">Parameter</text:p>
            </table:table-cell>
            <table:table-cell table:style-name="TableCell597">
              <text:p text:style-name="P598">Type</text:p>
            </table:table-cell>
            <table:table-cell table:style-name="TableCell599">
              <text:p text:style-name="P600">Description</text:p>
            </table:table-cell>
          </table:table-row>
          <table:table-row table:style-name="TableRow601">
            <table:table-cell table:style-name="TableCell602">
              <text:p text:style-name="P603">Name</text:p>
            </table:table-cell>
            <table:table-cell table:style-name="TableCell604">
              <text:p text:style-name="P605">String</text:p>
            </table:table-cell>
            <table:table-cell table:style-name="TableCell606">
              <text:p text:style-name="P607">Name of<text:s/>the collection to be created</text:p>
            </table:table-cell>
          </table:table-row>
          <table:table-row table:style-name="TableRow608">
            <table:table-cell table:style-name="TableCell609">
              <text:p text:style-name="P610">Options</text:p>
            </table:table-cell>
            <table:table-cell table:style-name="TableCell611">
              <text:p text:style-name="P612">Document</text:p>
            </table:table-cell>
            <table:table-cell table:style-name="TableCell613">
              <text:p text:style-name="P614">(Optional) Specify options about memory size and indexing</text:p>
            </table:table-cell>
          </table:table-row>
        </table:table>
        <text:p text:style-name="P615">Options parameter is optional, so you need to specify only name of the collection. Following is the list of options you can use:</text:p>
        <table:table table:style-name="Table616">
          <table:table-columns>
            <table:table-column table:style-name="TableColumn617"/>
            <table:table-column table:style-name="TableColumn618"/>
            <table:table-column table:style-name="TableColumn619"/>
          </table:table-columns>
          <table:table-row table:style-name="TableRow620">
            <table:table-cell table:style-name="TableCell621">
              <text:p text:style-name="P622">Field</text:p>
            </table:table-cell>
            <table:table-cell table:style-name="TableCell623">
              <text:p text:style-name="P624">Type</text:p>
            </table:table-cell>
            <table:table-cell table:style-name="TableCell625">
              <text:p text:style-name="P626">Description</text:p>
            </table:table-cell>
          </table:table-row>
          <table:table-row table:style-name="TableRow627">
            <table:table-cell table:style-name="TableCell628">
              <text:p text:style-name="P629">Capped</text:p>
            </table:table-cell>
            <table:table-cell table:style-name="TableCell630">
              <text:p text:style-name="P631">Boolean</text:p>
            </table:table-cell>
            <table:table-cell table:style-name="TableCell632">
              <text:p text:style-name="P633">(Optional) If true, enables a capped collection. Capped collection is a collection fixed size collecction that automatically overwrites its oldest entries when it reaches its maximum size. <text:span text:style-name="T634">If you specify true, you need to specif</text:span><text:span text:style-name="T635">y size parameter also.</text:span></text:p>
            </table:table-cell>
          </table:table-row>
          <table:table-row table:style-name="TableRow636">
            <table:table-cell table:style-name="TableCell637">
              <text:p text:style-name="P638">autoIndexID</text:p>
            </table:table-cell>
            <table:table-cell table:style-name="TableCell639">
              <text:p text:style-name="P640">Boolean</text:p>
            </table:table-cell>
            <table:table-cell table:style-name="TableCell641">
              <text:p text:style-name="P642">(Optional) If true, automatically create index on _id field.s Default value is false.</text:p>
            </table:table-cell>
          </table:table-row>
          <table:table-row table:style-name="TableRow643">
            <table:table-cell table:style-name="TableCell644">
              <text:p text:style-name="P645">Size</text:p>
            </table:table-cell>
            <table:table-cell table:style-name="TableCell646">
              <text:p text:style-name="P647">number</text:p>
            </table:table-cell>
            <table:table-cell table:style-name="TableCell648">
              <text:p text:style-name="P649">(Optional) Specifies a maximum size in bytes for a capped collection. If <text:span text:style-name="T650">If capped is true, then you need to<text:s/></text:span><text:span text:style-name="T651">specify this field also.</text:span></text:p>
            </table:table-cell>
          </table:table-row>
          <table:table-row table:style-name="TableRow652">
            <table:table-cell table:style-name="TableCell653">
              <text:p text:style-name="P654">Max</text:p>
            </table:table-cell>
            <table:table-cell table:style-name="TableCell655">
              <text:p text:style-name="P656">number</text:p>
            </table:table-cell>
            <table:table-cell table:style-name="TableCell657">
              <text:p text:style-name="P658">(Optional) Specifies the maximum number of documents allowed in the capped collection.</text:p>
            </table:table-cell>
          </table:table-row>
        </table:table>
        <text:p text:style-name="P659">While inserting the document, MongoDB first checks size field of capped collection, then it checks max field.</text:p>
        <text:h text:style-name="P660" text:outline-level="3">Examples:</text:h>
        <text:p text:style-name="P661"><text:span text:style-name="T662">Basic<text:s/></text:span><text:span text:style-name="T663">syntax of </text:span><text:span text:style-name="T664">createCollection()</text:span><text:span text:style-name="T665"> method without options is as follows</text:span></text:p>
        <text:p text:style-name="P666"><text:span text:style-name="T667">&gt;</text:span><text:span text:style-name="T668">use</text:span><text:span text:style-name="T669"><text:s/>test</text:span></text:p>
        <text:p text:style-name="P670">switched to db test</text:p>
        <text:p text:style-name="P671"><text:span text:style-name="T672">&gt;</text:span><text:span text:style-name="T673">db</text:span><text:span text:style-name="T674">.</text:span><text:span text:style-name="T675">createCollection</text:span><text:span text:style-name="T676">(</text:span><text:span text:style-name="T677">"mycollection"</text:span><text:span text:style-name="T678">)</text:span></text:p>
        <text:p text:style-name="P679"><text:span text:style-name="T680">{</text:span><text:span text:style-name="T681"><text:s/></text:span><text:span text:style-name="T682">"ok"</text:span><text:span text:style-name="T683"><text:s/></text:span><text:span text:style-name="T684">:</text:span><text:span text:style-name="T685"><text:s/></text:span><text:span text:style-name="T686">1</text:span><text:span text:style-name="T687"><text:s/></text:span><text:span text:style-name="T688">}</text:span></text:p>
        <text:p text:style-name="P689">&gt;</text:p>
        <text:p text:style-name="P690"><text:span text:style-name="T691">You can check the created collection by using the command </text:span><text:span text:style-name="T692">show collections</text:span></text:p>
        <text:p text:style-name="P693"><text:span text:style-name="T694">&gt;</text:span><text:span text:style-name="T695">show collections</text:span></text:p>
        <text:p text:style-name="P696">mycollection</text:p>
        <text:p text:style-name="P697"><text:span text:style-name="T698">system</text:span><text:span text:style-name="T699">.</text:span><text:span text:style-name="T700">indexes</text:span></text:p>
        <text:p text:style-name="P701"><text:span text:style-name="T702">Following example shows the syntax of </text:span><text:span text:style-name="T703">createCollection()</text:span><text:span text:style-name="T704"> method with few important options:</text:span></text:p>
        <text:p text:style-name="P705"><text:span text:style-name="T706">&gt;</text:span><text:span text:style-name="T707">db</text:span><text:span text:style-name="T708">.</text:span><text:span text:style-name="T709">createCollection</text:span><text:span text:style-name="T710">(</text:span><text:span text:style-name="T711">"mycol"</text:span><text:span text:style-name="T712">,</text:span><text:span text:style-name="T713"><text:s/></text:span><text:span text:style-name="T714">{</text:span><text:span text:style-name="T715"><text:s/>capped<text:s/></text:span><text:span text:style-name="T716">:</text:span><text:span text:style-name="T717"><text:s/></text:span><text:span text:style-name="T718">true</text:span><text:span text:style-name="T719">,</text:span><text:span text:style-name="T720"><text:s/>autoIndexID<text:s/></text:span><text:span text:style-name="T721">:</text:span><text:span text:style-name="T722"><text:s/></text:span><text:span text:style-name="T723">true</text:span><text:span text:style-name="T724">,</text:span><text:span text:style-name="T725"><text:s/>size<text:s/></text:span><text:span text:style-name="T726">:</text:span><text:span text:style-name="T727"><text:s/></text:span><text:span text:style-name="T728">100</text:span><text:span text:style-name="T729">,</text:span><text:span text:style-name="T730"><text:s/>max<text:s/></text:span><text:span text:style-name="T731">:</text:span><text:span text:style-name="T732"><text:s/></text:span><text:span text:style-name="T733">10</text:span><text:span text:style-name="T734"><text:s/></text:span><text:span text:style-name="T735">}</text:span><text:span text:style-name="T736"><text:s/></text:span><text:span text:style-name="T737">)</text:span></text:p>
        <text:p text:style-name="P738"><text:span text:style-name="T739">{</text:span><text:span text:style-name="T740"><text:s/></text:span><text:span text:style-name="T741">"ok"</text:span><text:span text:style-name="T742"><text:s/></text:span><text:span text:style-name="T743">:</text:span><text:span text:style-name="T744"><text:s/></text:span><text:span text:style-name="T745">1</text:span><text:span text:style-name="T746"><text:s/></text:span><text:span text:style-name="T747">}</text:span></text:p>
        <text:p text:style-name="P748">&gt;</text:p>
        <text:p text:style-name="P749">In mongodb you don't need to create<text:s/>collection. MongoDB creates collection automatically, when you insert some document.</text:p>
        <text:p text:style-name="P750"><text:span text:style-name="T751">&gt;</text:span><text:span text:style-name="T752">db</text:span><text:span text:style-name="T753">.</text:span><text:span text:style-name="T754">training</text:span><text:span text:style-name="T755">.</text:span><text:span text:style-name="T756">insert</text:span><text:span text:style-name="T757">({</text:span><text:span text:style-name="T758">"name"</text:span><text:span text:style-name="T759"><text:s/></text:span><text:span text:style-name="T760">:</text:span><text:span text:style-name="T761"><text:s/></text:span><text:span text:style-name="T762">"YASH training"</text:span><text:span text:style-name="T763">})</text:span></text:p>
        <text:p text:style-name="P764"><text:span text:style-name="T765">&gt;</text:span><text:span text:style-name="T766">show collections</text:span></text:p>
        <text:p text:style-name="P767">mycol</text:p>
        <text:p text:style-name="P768">mycollection</text:p>
        <text:p text:style-name="P769"><text:span text:style-name="T770">system</text:span><text:span text:style-name="T771">.</text:span><text:span text:style-name="T772">indexes</text:span></text:p>
        <text:p text:style-name="P773">training</text:p>
        <text:p text:style-name="P774">&gt;</text:p>
        <text:p text:style-name="P775"/>
        <text:h text:style-name="P776" text:outline-level="2">The drop() Method</text:h>
        <text:p text:style-name="P777"><text:span text:style-name="T778">MongoDB's </text:span><text:span text:style-name="T779">db.collection.drop()</text:span><text:span text:style-name="T780"> is used to</text:span><text:span text:style-name="T781"><text:s/>drop a collection from the database.</text:span></text:p>
        <text:h text:style-name="P782" text:outline-level="3">Syntax:</text:h>
        <text:p text:style-name="P783"><text:span text:style-name="T784">Basic syntax of </text:span><text:span text:style-name="T785">drop()</text:span><text:span text:style-name="T786"> command is as follows</text:span></text:p>
        <text:p text:style-name="P787"><text:span text:style-name="T788">db</text:span><text:span text:style-name="T789">.</text:span><text:span text:style-name="T790">COLLECTION_NAME</text:span><text:span text:style-name="T791">.</text:span><text:bookmark-start text:name="_GoBack"/><text:span text:style-name="T792">drop</text:span><text:bookmark-end text:name="_GoBack"/><text:span text:style-name="T793">()</text:span></text:p>
        <text:h text:style-name="P794" text:outline-level="3">Example:</text:h>
        <text:p text:style-name="P795"><text:span text:style-name="T796">First, check the available collections into your database </text:span><text:span text:style-name="T797">mydb</text:span></text:p>
        <text:p text:style-name="P798"><text:span text:style-name="T799">&gt;</text:span><text:span text:style-name="T800">use</text:span><text:span text:style-name="T801"><text:s/>mydb</text:span></text:p>
        <text:p text:style-name="P802">switched to db mydb</text:p>
        <text:p text:style-name="P803"><text:span text:style-name="T804">&gt;</text:span><text:span text:style-name="T805">show collections</text:span></text:p>
        <text:p text:style-name="P806">mycol</text:p>
        <text:p text:style-name="P807">mycollection</text:p>
        <text:p text:style-name="P808"><text:span text:style-name="T809">system</text:span><text:span text:style-name="T810">.</text:span><text:span text:style-name="T811">indexes</text:span></text:p>
        <text:p text:style-name="P812">training</text:p>
        <text:p text:style-name="P813">&gt;</text:p>
        <text:p text:style-name="P814"><text:span text:style-name="T815">Now drop the collection with the name </text:span><text:span text:style-name="T816">mycollection</text:span></text:p>
        <text:p text:style-name="P817"><text:span text:style-name="T818">&gt;</text:span><text:span text:style-name="T819">db</text:span><text:span text:style-name="T820">.</text:span><text:span text:style-name="T821">mycollection</text:span><text:span text:style-name="T822">.</text:span><text:span text:style-name="T823">drop</text:span><text:span text:style-name="T824">()</text:span></text:p>
        <text:p text:style-name="P825">true</text:p>
        <text:p text:style-name="P826">&gt;</text:p>
        <text:p text:style-name="P827">Again check the list of collections into database</text:p>
        <text:p text:style-name="P828"><text:span text:style-name="T829">&gt;</text:span><text:span text:style-name="T830">show collections</text:span></text:p>
        <text:p text:style-name="P831">mycol</text:p>
        <text:p text:style-name="P832"><text:span text:style-name="T833">system</text:span><text:span text:style-name="T834">.</text:span><text:span text:style-name="T835">indexes</text:span></text:p>
        <text:p text:style-name="P836">training</text:p>
        <text:p text:style-name="P837">&gt;</text:p>
        <text:p text:style-name="P838">drop() method will return true, if the selected<text:s/>collection is dropped successfully otherwise it will return false</text:p>
        <text:p text:style-name="P839"/>
        <text:h text:style-name="P840" text:outline-level="2">The insert() Method</text:h>
        <text:p text:style-name="P841"><text:span text:style-name="T842">To insert data into MongoDB collection, you need to use MongoDB's </text:span><text:span text:style-name="T843">insert()</text:span><text:span text:style-name="T844"> or</text:span><text:span text:style-name="T845">save()</text:span><text:span text:style-name="T846">method.</text:span></text:p>
        <text:h text:style-name="P847" text:outline-level="3">Syntax</text:h>
        <text:p text:style-name="P848"><text:span text:style-name="T849">Basic syntax of </text:span><text:span text:style-name="T850">insert()</text:span><text:span text:style-name="T851"> command is as follows:</text:span></text:p>
        <text:p text:style-name="P852"><text:span text:style-name="T853">&gt;</text:span><text:span text:style-name="T854">db</text:span><text:span text:style-name="T855">.</text:span><text:span text:style-name="T856">COLLECTION_NAME</text:span><text:span text:style-name="T857">.</text:span><text:span text:style-name="T858">insert</text:span><text:span text:style-name="T859">(</text:span><text:span text:style-name="T860">document</text:span><text:span text:style-name="T861">)</text:span></text:p>
        <text:h text:style-name="P862" text:outline-level="3">Example</text:h>
        <text:p text:style-name="P863"><text:span text:style-name="T864">&gt;</text:span><text:span text:style-name="T865">db</text:span><text:span text:style-name="T866">.</text:span><text:span text:style-name="T867">mycol</text:span><text:span text:style-name="T868">.</text:span><text:span text:style-name="T869">insert</text:span><text:span text:style-name="T870">({</text:span></text:p>
        <text:p text:style-name="P871"><text:span text:style-name="T872"><text:s text:c="3"/></text:span><text:span text:style-name="T873">_id</text:span><text:span text:style-name="T874">:</text:span><text:span text:style-name="T875"><text:s/></text:span><text:span text:style-name="T876">ObjectId</text:span><text:span text:style-name="T877">(</text:span><text:span text:style-name="T878">7df78ad8902c</text:span><text:span text:style-name="T879">),</text:span></text:p>
        <text:p text:style-name="P880"><text:span text:style-name="T881"><text:s text:c="3"/></text:span><text:span text:style-name="T882">title</text:span><text:span text:style-name="T883">:</text:span><text:span text:style-name="T884"><text:s/></text:span><text:span text:style-name="T885">'MongoDB Overview'</text:span><text:span text:style-name="T886">,</text:span></text:p>
        <text:p text:style-name="P887"><text:span text:style-name="T888"><text:s text:c="3"/></text:span><text:span text:style-name="T889">description</text:span><text:span text:style-name="T890">:</text:span><text:span text:style-name="T891"><text:s/></text:span><text:span text:style-name="T892">'MongoDB is no sql database'</text:span><text:span text:style-name="T893">,</text:span></text:p>
        <text:p text:style-name="P894"><text:span text:style-name="T895"><text:s text:c="3"/></text:span><text:span text:style-name="T896">by</text:span><text:span text:style-name="T897">:</text:span><text:span text:style-name="T898"><text:s/></text:span><text:span text:style-name="T899">'YASH Ltd'</text:span><text:span text:style-name="T900">,</text:span></text:p>
        <text:p text:style-name="P901"><text:span text:style-name="T902"><text:s text:c="3"/></text:span><text:span text:style-name="T903">url</text:span><text:span text:style-name="T904">:</text:span><text:span text:style-name="T905"><text:s/></text:span><text:span text:style-name="T906">'http://www.yashltd.com'</text:span><text:span text:style-name="T907">,</text:span></text:p>
        <text:p text:style-name="P908"><text:span text:style-name="T909"><text:s text:c="3"/></text:span><text:span text:style-name="T910">tags</text:span><text:span text:style-name="T911">:</text:span><text:span text:style-name="T912"><text:s/></text:span><text:span text:style-name="T913">[</text:span><text:span text:style-name="T914">'mongodb'</text:span><text:span text:style-name="T915">,</text:span><text:span text:style-name="T916"><text:s/></text:span><text:span text:style-name="T917">'database'</text:span><text:span text:style-name="T918">,</text:span><text:span text:style-name="T919"><text:s/></text:span><text:span text:style-name="T920">'NoSQL'</text:span><text:span text:style-name="T921">],</text:span></text:p>
        <text:p text:style-name="P922"><text:span text:style-name="T923"><text:s text:c="3"/></text:span><text:span text:style-name="T924">likes</text:span><text:span text:style-name="T925">:</text:span><text:span text:style-name="T926"><text:s/></text:span><text:span text:style-name="T927">100</text:span></text:p>
        <text:p text:style-name="P928">})</text:p>
        <text:p text:style-name="P929"><text:span text:style-name="T930">Here </text:span><text:span text:style-name="T931">mycol</text:span><text:span text:style-name="T932"> is our collection name, as created in previous tutorial. If the collection doesn't exist in the database, then MongoDB will create this collection and then insert document into it.</text:span></text:p>
        <text:p text:style-name="P933">In the inserted document if we don't specify the _id parameter, then MongoDB assigns an unique ObjectId for this document.</text:p>
        <text:p text:style-name="P934">_id is 12 bytes hexadecimal number unique for every document in a collection. 12 bytes are divided as follows:</text:p>
        <text:p text:style-name="P935"><text:span text:style-name="T936">_id</text:span><text:span text:style-name="T937">:</text:span><text:span text:style-name="T938"><text:s/></text:span><text:span text:style-name="T939">ObjectId</text:span><text:span text:style-name="T940">(</text:span><text:span text:style-name="T941">4</text:span><text:span text:style-name="T942"><text:s/>bytes timestamp</text:span><text:span text:style-name="T943">,</text:span><text:span text:style-name="T944"><text:s/></text:span><text:span text:style-name="T945">3</text:span><text:span text:style-name="T946"><text:s/>bytes machine id</text:span><text:span text:style-name="T947">,</text:span><text:span text:style-name="T948"><text:s/></text:span><text:span text:style-name="T949">2</text:span><text:span text:style-name="T950"><text:s/>bytes process id</text:span><text:span text:style-name="T951">,</text:span><text:span text:style-name="T952"><text:s/></text:span><text:span text:style-name="T953">3</text:span><text:span text:style-name="T954"><text:s/></text:span><text:span text:style-name="T955">bytes incrementer</text:span><text:span text:style-name="T956">)</text:span></text:p>
        <text:p text:style-name="P957">To insert multiple documents in single query, you can pass an array of documents in insert() command.</text:p>
        <text:h text:style-name="P958" text:outline-level="3"/>
        <text:h text:style-name="P959" text:outline-level="3"/>
        <text:h text:style-name="P960" text:outline-level="3"/>
        <text:h text:style-name="P961" text:outline-level="3">Example</text:h>
        <text:p text:style-name="P962"><text:span text:style-name="T963">&gt;</text:span><text:span text:style-name="T964">db</text:span><text:span text:style-name="T965">.</text:span><text:span text:style-name="T966">post</text:span><text:span text:style-name="T967">.</text:span><text:span text:style-name="T968">insert</text:span><text:span text:style-name="T969">([</text:span></text:p>
        <text:p text:style-name="P970">{</text:p>
        <text:p text:style-name="P971"><text:span text:style-name="T972"><text:s text:c="3"/></text:span><text:span text:style-name="T973">title</text:span><text:span text:style-name="T974">:</text:span><text:span text:style-name="T975"><text:s/></text:span><text:span text:style-name="T976">'MongoDB Overview'</text:span><text:span text:style-name="T977">,</text:span></text:p>
        <text:p text:style-name="P978"><text:span text:style-name="T979"><text:s text:c="3"/></text:span><text:span text:style-name="T980">description</text:span><text:span text:style-name="T981">:</text:span><text:span text:style-name="T982"><text:s/></text:span><text:span text:style-name="T983">'MongoDB is no sql database'</text:span><text:span text:style-name="T984">,</text:span></text:p>
        <text:p text:style-name="P985"><text:span text:style-name="T986"><text:s text:c="3"/></text:span><text:span text:style-name="T987">by</text:span><text:span text:style-name="T988">:</text:span><text:span text:style-name="T989"><text:s/></text:span><text:span text:style-name="T990">'YASH'</text:span><text:span text:style-name="T991">,</text:span></text:p>
        <text:p text:style-name="P992"><text:span text:style-name="T993"><text:s text:c="3"/></text:span><text:span text:style-name="T994">url</text:span><text:span text:style-name="T995">:</text:span><text:span text:style-name="T996"><text:s/></text:span><text:span text:style-name="T997">'http://www.YASH.com'</text:span><text:span text:style-name="T998">,</text:span></text:p>
        <text:p text:style-name="P999"><text:span text:style-name="T1000"><text:s text:c="3"/></text:span><text:span text:style-name="T1001">tags</text:span><text:span text:style-name="T1002">:</text:span><text:span text:style-name="T1003"><text:s/></text:span><text:span text:style-name="T1004">[</text:span><text:span text:style-name="T1005">'mongodb'</text:span><text:span text:style-name="T1006">,</text:span><text:span text:style-name="T1007"><text:s/></text:span><text:span text:style-name="T1008">'database'</text:span><text:span text:style-name="T1009">,</text:span><text:span text:style-name="T1010"><text:s/></text:span><text:span text:style-name="T1011">'NoSQL'</text:span><text:span text:style-name="T1012">],</text:span></text:p>
        <text:p text:style-name="P1013"><text:span text:style-name="T1014"><text:s text:c="3"/></text:span><text:span text:style-name="T1015">likes</text:span><text:span text:style-name="T1016">:</text:span><text:span text:style-name="T1017"><text:s/></text:span><text:span text:style-name="T1018">100</text:span></text:p>
        <text:p text:style-name="P1019">},</text:p>
        <text:p text:style-name="P1020">{</text:p>
        <text:p text:style-name="P1021"><text:span text:style-name="T1022"><text:s text:c="3"/></text:span><text:span text:style-name="T1023">title</text:span><text:span text:style-name="T1024">:</text:span><text:span text:style-name="T1025"><text:s/></text:span><text:span text:style-name="T1026">'NoSQL Database'</text:span><text:span text:style-name="T1027">,</text:span></text:p>
        <text:p text:style-name="P1028"><text:span text:style-name="T1029"><text:s text:c="3"/></text:span><text:span text:style-name="T1030">description</text:span><text:span text:style-name="T1031">:</text:span><text:span text:style-name="T1032"><text:s/></text:span><text:span text:style-name="T1033">'NoSQL database doesn'</text:span><text:span text:style-name="T1034">t have tables</text:span><text:span text:style-name="T1035">',</text:span></text:p>
        <text:p text:style-name="P1036"><text:span text:style-name="T1037"><text:s text:c="3"/></text:span><text:span text:style-name="T1038">by: '</text:span><text:span text:style-name="T1039">YASH</text:span><text:span text:style-name="T1040">',</text:span></text:p>
        <text:p text:style-name="P1041"><text:span text:style-name="T1042"><text:s text:c="3"/></text:span><text:span text:style-name="T1043">url: '</text:span><text:span text:style-name="T1044">http</text:span><text:span text:style-name="T1045">:</text:span><text:span text:style-name="T1046">//www.YASH.com',</text:span></text:p>
        <text:p text:style-name="P1047"><text:span text:style-name="T1048"><text:s text:c="3"/></text:span><text:span text:style-name="T1049">tags</text:span><text:span text:style-name="T1050">:</text:span><text:span text:style-name="T1051"><text:s/></text:span><text:span text:style-name="T1052">[</text:span><text:span text:style-name="T1053">'mongodb'</text:span><text:span text:style-name="T1054">,</text:span><text:span text:style-name="T1055"><text:s/></text:span><text:span text:style-name="T1056">'database'</text:span><text:span text:style-name="T1057">,</text:span><text:span text:style-name="T1058"><text:s/></text:span><text:span text:style-name="T1059">'NoSQL'</text:span><text:span text:style-name="T1060">],</text:span></text:p>
        <text:p text:style-name="P1061"><text:span text:style-name="T1062"><text:s text:c="3"/></text:span><text:span text:style-name="T1063">likes</text:span><text:span text:style-name="T1064">:</text:span><text:span text:style-name="T1065"><text:s/></text:span><text:span text:style-name="T1066">20</text:span><text:span text:style-name="T1067">,</text:span></text:p>
        <text:p text:style-name="P1068"><text:span text:style-name="T1069"><text:s text:c="3"/></text:span><text:span text:style-name="T1070">comments</text:span><text:span text:style-name="T1071">:</text:span><text:span text:style-name="T1072"><text:s/></text:span><text:span text:style-name="T1073">[</text:span><text:span text:style-name="T1074"><text:s text:c="2"/></text:span></text:p>
        <text:p text:style-name="P1075"><text:span text:style-name="T1076"><text:s text:c="6"/></text:span><text:span text:style-name="T1077">{</text:span></text:p>
        <text:p text:style-name="P1078"><text:span text:style-name="T1079"><text:s text:c="9"/></text:span><text:span text:style-name="T1080">user</text:span><text:span text:style-name="T1081">:</text:span><text:span text:style-name="T1082">'user1'</text:span><text:span text:style-name="T1083">,</text:span></text:p>
        <text:p text:style-name="P1084"><text:span text:style-name="T1085"><text:s text:c="9"/></text:span><text:span text:style-name="T1086">message</text:span><text:span text:style-name="T1087">:</text:span><text:span text:style-name="T1088"><text:s/></text:span><text:span text:style-name="T1089">'My first comment'</text:span></text:p>
        <text:p text:style-name="P1090"><text:span text:style-name="T1091"><text:s text:c="6"/></text:span><text:span text:style-name="T1092">}</text:span></text:p>
        <text:p text:style-name="P1093"><text:span text:style-name="T1094"><text:s text:c="3"/></text:span><text:span text:style-name="T1095">]</text:span></text:p>
        <text:p text:style-name="P1096">}</text:p>
        <text:p text:style-name="P1097">])</text:p>
        <text:p text:style-name="P1098"><text:span text:style-name="T1099">To insert the document you can use </text:span><text:span text:style-name="T1100">db.post.save(document)</text:span><text:span text:style-name="T1101"> also. If you don't specify </text:span><text:span text:style-name="T1102">_id<text:s/></text:span><text:span text:style-name="T1103">in the document then </text:span><text:span text:style-name="T1104">save()</text:span><text:span text:style-name="T1105"> method will work same<text:s/></text:span><text:span text:style-name="T1106">as </text:span><text:span text:style-name="T1107">insert()</text:span><text:span text:style-name="T1108"> method. If you specify _id then it will replace whole data of document containing _id as specified in save() method.</text:span></text:p>
        <text:p text:style-name="P1109"/>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PMincho" svg:font-family="MS PMincho" style:font-family-generic="roman"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OpenSymbol" svg:font-family="OpenSymbol" style:font-family-generic="system"/>
    <style:font-face style:name="Open Sans" svg:font-family="Open Sans" style:font-family-generic="system"/>
    <style:font-face style:name="PT Sans" svg:font-family="PT Sans" style:font-family-generic="system"/>
    <style:font-face style:name="Menlo, Monaco, Consolas, 'Couri" svg:font-family="Menlo, Monaco, Consolas, 'Couri"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style:font-name="Times New Roman" style:font-name-asian="MS PMincho"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text-properties style:font-name="Times New Roman" style:font-name-asian="MS PMincho"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text-properties style:font-name="Times New Roman" style:font-name-asian="MS PMincho"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Times New Roman" style:font-name-asian="MS PMincho"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Courier New" style:font-name-asian="MS PGothic"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4909in" text:min-label-width="0in"/>
        <style:text-properties style:font-name="OpenSymbol"/>
      </text:list-level-style-bullet>
      <text:list-level-style-bullet text:level="2" text:style-name="WW_CharLFO1LVL2" text:bullet-char="•">
        <style:list-level-properties text:space-before="0.7854in" text:min-label-width="0.1965in"/>
        <style:text-properties style:font-name="OpenSymbol"/>
      </text:list-level-style-bullet>
      <text:list-level-style-bullet text:level="3" text:style-name="WW_CharLFO1LVL3" text:bullet-char="•">
        <style:list-level-properties text:space-before="1.2763in" text:min-label-width="0.1965in"/>
        <style:text-properties style:font-name="OpenSymbol"/>
      </text:list-level-style-bullet>
      <text:list-level-style-bullet text:level="4" text:style-name="WW_CharLFO1LVL4" text:bullet-char="•">
        <style:list-level-properties text:space-before="1.7673in" text:min-label-width="0.1965in"/>
        <style:text-properties style:font-name="OpenSymbol"/>
      </text:list-level-style-bullet>
      <text:list-level-style-bullet text:level="5" text:style-name="WW_CharLFO1LVL5" text:bullet-char="•">
        <style:list-level-properties text:space-before="2.2583in" text:min-label-width="0.1965in"/>
        <style:text-properties style:font-name="OpenSymbol"/>
      </text:list-level-style-bullet>
      <text:list-level-style-bullet text:level="6" text:style-name="WW_CharLFO1LVL6" text:bullet-char="•">
        <style:list-level-properties text:space-before="2.7493in" text:min-label-width="0.1965in"/>
        <style:text-properties style:font-name="OpenSymbol"/>
      </text:list-level-style-bullet>
      <text:list-level-style-bullet text:level="7" text:style-name="WW_CharLFO1LVL7" text:bullet-char="•">
        <style:list-level-properties text:space-before="3.2402in" text:min-label-width="0.1965in"/>
        <style:text-properties style:font-name="OpenSymbol"/>
      </text:list-level-style-bullet>
      <text:list-level-style-bullet text:level="8" text:style-name="WW_CharLFO1LVL8" text:bullet-char="•">
        <style:list-level-properties text:space-before="3.7312in" text:min-label-width="0.1965in"/>
        <style:text-properties style:font-name="OpenSymbol"/>
      </text:list-level-style-bullet>
      <text:list-level-style-bullet text:level="9" text:style-name="WW_CharLFO1LVL9" text:bullet-char="•">
        <style:list-level-properties text:space-before="4.2222in" text:min-label-width="0.1965in"/>
        <style:text-properties style:font-name="OpenSymbol"/>
      </text:list-level-style-bullet>
    </text:list-style>
    <text:list-style style:name="LFO2">
      <text:list-level-style-bullet text:level="1" text:style-name="WW_CharLFO2LVL1" text:bullet-char="•">
        <style:list-level-properties text:space-before="0.2944in" text:min-label-width="0.1965in"/>
        <style:text-properties style:font-name="OpenSymbol"/>
      </text:list-level-style-bullet>
      <text:list-level-style-bullet text:level="2" text:style-name="WW_CharLFO2LVL2" text:bullet-char="•">
        <style:list-level-properties text:space-before="0.7854in" text:min-label-width="0.1965in"/>
        <style:text-properties style:font-name="OpenSymbol"/>
      </text:list-level-style-bullet>
      <text:list-level-style-bullet text:level="3" text:style-name="WW_CharLFO2LVL3" text:bullet-char="•">
        <style:list-level-properties text:space-before="1.2763in" text:min-label-width="0.1965in"/>
        <style:text-properties style:font-name="OpenSymbol"/>
      </text:list-level-style-bullet>
      <text:list-level-style-bullet text:level="4" text:style-name="WW_CharLFO2LVL4" text:bullet-char="•">
        <style:list-level-properties text:space-before="1.7673in" text:min-label-width="0.1965in"/>
        <style:text-properties style:font-name="OpenSymbol"/>
      </text:list-level-style-bullet>
      <text:list-level-style-bullet text:level="5" text:style-name="WW_CharLFO2LVL5" text:bullet-char="•">
        <style:list-level-properties text:space-before="2.2583in" text:min-label-width="0.1965in"/>
        <style:text-properties style:font-name="OpenSymbol"/>
      </text:list-level-style-bullet>
      <text:list-level-style-bullet text:level="6" text:style-name="WW_CharLFO2LVL6" text:bullet-char="•">
        <style:list-level-properties text:space-before="2.7493in" text:min-label-width="0.1965in"/>
        <style:text-properties style:font-name="OpenSymbol"/>
      </text:list-level-style-bullet>
      <text:list-level-style-bullet text:level="7" text:style-name="WW_CharLFO2LVL7" text:bullet-char="•">
        <style:list-level-properties text:space-before="3.2402in" text:min-label-width="0.1965in"/>
        <style:text-properties style:font-name="OpenSymbol"/>
      </text:list-level-style-bullet>
      <text:list-level-style-bullet text:level="8" text:style-name="WW_CharLFO2LVL8" text:bullet-char="•">
        <style:list-level-properties text:space-before="3.7312in" text:min-label-width="0.1965in"/>
        <style:text-properties style:font-name="OpenSymbol"/>
      </text:list-level-style-bullet>
      <text:list-level-style-bullet text:level="9" text:style-name="WW_CharLFO2LVL9" text:bullet-char="•">
        <style:list-level-properties text:space-before="4.2222in" text:min-label-width="0.1965in"/>
        <style:text-properties style:font-name="OpenSymbol"/>
      </text:list-level-style-bullet>
    </text:list-style>
    <text:list-style style:name="LFO3">
      <text:list-level-style-bullet text:level="1" text:style-name="WW_CharLFO3LVL1" text:bullet-char="•">
        <style:list-level-properties text:space-before="0.2944in" text:min-label-width="0.1965in"/>
        <style:text-properties style:font-name="OpenSymbol"/>
      </text:list-level-style-bullet>
      <text:list-level-style-bullet text:level="2" text:style-name="WW_CharLFO3LVL2" text:bullet-char="•">
        <style:list-level-properties text:space-before="0.7854in" text:min-label-width="0.1965in"/>
        <style:text-properties style:font-name="OpenSymbol"/>
      </text:list-level-style-bullet>
      <text:list-level-style-bullet text:level="3" text:style-name="WW_CharLFO3LVL3" text:bullet-char="•">
        <style:list-level-properties text:space-before="1.2763in" text:min-label-width="0.1965in"/>
        <style:text-properties style:font-name="OpenSymbol"/>
      </text:list-level-style-bullet>
      <text:list-level-style-bullet text:level="4" text:style-name="WW_CharLFO3LVL4" text:bullet-char="•">
        <style:list-level-properties text:space-before="1.7673in" text:min-label-width="0.1965in"/>
        <style:text-properties style:font-name="OpenSymbol"/>
      </text:list-level-style-bullet>
      <text:list-level-style-bullet text:level="5" text:style-name="WW_CharLFO3LVL5" text:bullet-char="•">
        <style:list-level-properties text:space-before="2.2583in" text:min-label-width="0.1965in"/>
        <style:text-properties style:font-name="OpenSymbol"/>
      </text:list-level-style-bullet>
      <text:list-level-style-bullet text:level="6" text:style-name="WW_CharLFO3LVL6" text:bullet-char="•">
        <style:list-level-properties text:space-before="2.7493in" text:min-label-width="0.1965in"/>
        <style:text-properties style:font-name="OpenSymbol"/>
      </text:list-level-style-bullet>
      <text:list-level-style-bullet text:level="7" text:style-name="WW_CharLFO3LVL7" text:bullet-char="•">
        <style:list-level-properties text:space-before="3.2402in" text:min-label-width="0.1965in"/>
        <style:text-properties style:font-name="OpenSymbol"/>
      </text:list-level-style-bullet>
      <text:list-level-style-bullet text:level="8" text:style-name="WW_CharLFO3LVL8" text:bullet-char="•">
        <style:list-level-properties text:space-before="3.7312in" text:min-label-width="0.1965in"/>
        <style:text-properties style:font-name="OpenSymbol"/>
      </text:list-level-style-bullet>
      <text:list-level-style-bullet text:level="9" text:style-name="WW_CharLFO3LVL9" text:bullet-char="•">
        <style:list-level-properties text:space-before="4.2222in" text:min-label-width="0.1965in"/>
        <style:text-properties style:font-name="OpenSymbol"/>
      </text:list-level-style-bullet>
    </text:list-style>
    <text:list-style style:name="LFO4">
      <text:list-level-style-bullet text:level="1" text:style-name="WW_CharLFO4LVL1" text:bullet-char="•">
        <style:list-level-properties text:space-before="0.2944in" text:min-label-width="0.1965in"/>
        <style:text-properties style:font-name="OpenSymbol"/>
      </text:list-level-style-bullet>
      <text:list-level-style-bullet text:level="2" text:style-name="WW_CharLFO4LVL2" text:bullet-char="•">
        <style:list-level-properties text:space-before="0.7854in" text:min-label-width="0.1965in"/>
        <style:text-properties style:font-name="OpenSymbol"/>
      </text:list-level-style-bullet>
      <text:list-level-style-bullet text:level="3" text:style-name="WW_CharLFO4LVL3" text:bullet-char="•">
        <style:list-level-properties text:space-before="1.2763in" text:min-label-width="0.1965in"/>
        <style:text-properties style:font-name="OpenSymbol"/>
      </text:list-level-style-bullet>
      <text:list-level-style-bullet text:level="4" text:style-name="WW_CharLFO4LVL4" text:bullet-char="•">
        <style:list-level-properties text:space-before="1.7673in" text:min-label-width="0.1965in"/>
        <style:text-properties style:font-name="OpenSymbol"/>
      </text:list-level-style-bullet>
      <text:list-level-style-bullet text:level="5" text:style-name="WW_CharLFO4LVL5" text:bullet-char="•">
        <style:list-level-properties text:space-before="2.2583in" text:min-label-width="0.1965in"/>
        <style:text-properties style:font-name="OpenSymbol"/>
      </text:list-level-style-bullet>
      <text:list-level-style-bullet text:level="6" text:style-name="WW_CharLFO4LVL6" text:bullet-char="•">
        <style:list-level-properties text:space-before="2.7493in" text:min-label-width="0.1965in"/>
        <style:text-properties style:font-name="OpenSymbol"/>
      </text:list-level-style-bullet>
      <text:list-level-style-bullet text:level="7" text:style-name="WW_CharLFO4LVL7" text:bullet-char="•">
        <style:list-level-properties text:space-before="3.2402in" text:min-label-width="0.1965in"/>
        <style:text-properties style:font-name="OpenSymbol"/>
      </text:list-level-style-bullet>
      <text:list-level-style-bullet text:level="8" text:style-name="WW_CharLFO4LVL8" text:bullet-char="•">
        <style:list-level-properties text:space-before="3.7312in" text:min-label-width="0.1965in"/>
        <style:text-properties style:font-name="OpenSymbol"/>
      </text:list-level-style-bullet>
      <text:list-level-style-bullet text:level="9" text:style-name="WW_CharLFO4LVL9" text:bullet-char="•">
        <style:list-level-properties text:space-before="4.2222in" text:min-label-width="0.1965in"/>
        <style:text-properties style:font-name="OpenSymbol"/>
      </text:list-level-style-bullet>
    </text:list-style>
    <text:list-style style:name="LFO5">
      <text:list-level-style-bullet text:level="1" text:style-name="WW_CharLFO5LVL1" text:bullet-char="•">
        <style:list-level-properties text:space-before="0.4909in" text:min-label-width="0in"/>
        <style:text-properties style:font-name="OpenSymbol"/>
      </text:list-level-style-bullet>
      <text:list-level-style-bullet text:level="2" text:style-name="WW_CharLFO5LVL2" text:bullet-char="•">
        <style:list-level-properties text:space-before="0.7854in" text:min-label-width="0.1965in"/>
        <style:text-properties style:font-name="OpenSymbol"/>
      </text:list-level-style-bullet>
      <text:list-level-style-bullet text:level="3" text:style-name="WW_CharLFO5LVL3" text:bullet-char="•">
        <style:list-level-properties text:space-before="1.2763in" text:min-label-width="0.1965in"/>
        <style:text-properties style:font-name="OpenSymbol"/>
      </text:list-level-style-bullet>
      <text:list-level-style-bullet text:level="4" text:style-name="WW_CharLFO5LVL4" text:bullet-char="•">
        <style:list-level-properties text:space-before="1.7673in" text:min-label-width="0.1965in"/>
        <style:text-properties style:font-name="OpenSymbol"/>
      </text:list-level-style-bullet>
      <text:list-level-style-bullet text:level="5" text:style-name="WW_CharLFO5LVL5" text:bullet-char="•">
        <style:list-level-properties text:space-before="2.2583in" text:min-label-width="0.1965in"/>
        <style:text-properties style:font-name="OpenSymbol"/>
      </text:list-level-style-bullet>
      <text:list-level-style-bullet text:level="6" text:style-name="WW_CharLFO5LVL6" text:bullet-char="•">
        <style:list-level-properties text:space-before="2.7493in" text:min-label-width="0.1965in"/>
        <style:text-properties style:font-name="OpenSymbol"/>
      </text:list-level-style-bullet>
      <text:list-level-style-bullet text:level="7" text:style-name="WW_CharLFO5LVL7" text:bullet-char="•">
        <style:list-level-properties text:space-before="3.2402in" text:min-label-width="0.1965in"/>
        <style:text-properties style:font-name="OpenSymbol"/>
      </text:list-level-style-bullet>
      <text:list-level-style-bullet text:level="8" text:style-name="WW_CharLFO5LVL8" text:bullet-char="•">
        <style:list-level-properties text:space-before="3.7312in" text:min-label-width="0.1965in"/>
        <style:text-properties style:font-name="OpenSymbol"/>
      </text:list-level-style-bullet>
      <text:list-level-style-bullet text:level="9" text:style-name="WW_CharLFO5LVL9" text:bullet-char="•">
        <style:list-level-properties text:space-before="4.2222in" text:min-label-width="0.1965in"/>
        <style:text-properties style:font-name="OpenSymbol"/>
      </text:list-level-style-bullet>
    </text:list-style>
    <text:list-style style:name="LFO6">
      <text:list-level-style-bullet text:level="1" text:style-name="WW_CharLFO6LVL1" text:bullet-char="•">
        <style:list-level-properties text:space-before="0.4909in" text:min-label-width="0in"/>
        <style:text-properties style:font-name="OpenSymbol"/>
      </text:list-level-style-bullet>
      <text:list-level-style-bullet text:level="2" text:style-name="WW_CharLFO6LVL2" text:bullet-char="•">
        <style:list-level-properties text:space-before="0.7854in" text:min-label-width="0.1965in"/>
        <style:text-properties style:font-name="OpenSymbol"/>
      </text:list-level-style-bullet>
      <text:list-level-style-bullet text:level="3" text:style-name="WW_CharLFO6LVL3" text:bullet-char="•">
        <style:list-level-properties text:space-before="1.2763in" text:min-label-width="0.1965in"/>
        <style:text-properties style:font-name="OpenSymbol"/>
      </text:list-level-style-bullet>
      <text:list-level-style-bullet text:level="4" text:style-name="WW_CharLFO6LVL4" text:bullet-char="•">
        <style:list-level-properties text:space-before="1.7673in" text:min-label-width="0.1965in"/>
        <style:text-properties style:font-name="OpenSymbol"/>
      </text:list-level-style-bullet>
      <text:list-level-style-bullet text:level="5" text:style-name="WW_CharLFO6LVL5" text:bullet-char="•">
        <style:list-level-properties text:space-before="2.2583in" text:min-label-width="0.1965in"/>
        <style:text-properties style:font-name="OpenSymbol"/>
      </text:list-level-style-bullet>
      <text:list-level-style-bullet text:level="6" text:style-name="WW_CharLFO6LVL6" text:bullet-char="•">
        <style:list-level-properties text:space-before="2.7493in" text:min-label-width="0.1965in"/>
        <style:text-properties style:font-name="OpenSymbol"/>
      </text:list-level-style-bullet>
      <text:list-level-style-bullet text:level="7" text:style-name="WW_CharLFO6LVL7" text:bullet-char="•">
        <style:list-level-properties text:space-before="3.2402in" text:min-label-width="0.1965in"/>
        <style:text-properties style:font-name="OpenSymbol"/>
      </text:list-level-style-bullet>
      <text:list-level-style-bullet text:level="8" text:style-name="WW_CharLFO6LVL8" text:bullet-char="•">
        <style:list-level-properties text:space-before="3.7312in" text:min-label-width="0.1965in"/>
        <style:text-properties style:font-name="OpenSymbol"/>
      </text:list-level-style-bullet>
      <text:list-level-style-bullet text:level="9" text:style-name="WW_CharLFO6LVL9" text:bullet-char="•">
        <style:list-level-properties text:space-before="4.2222in" text:min-label-width="0.1965in"/>
        <style:text-properties style:font-name="OpenSymbol"/>
      </text:list-level-style-bullet>
    </text:list-style>
    <text:list-style style:name="LFO7">
      <text:list-level-style-bullet text:level="1" text:style-name="WW_CharLFO7LVL1" text:bullet-char="•">
        <style:list-level-properties text:space-before="0.4909in" text:min-label-width="0in"/>
        <style:text-properties style:font-name="OpenSymbol"/>
      </text:list-level-style-bullet>
      <text:list-level-style-bullet text:level="2" text:style-name="WW_CharLFO7LVL2" text:bullet-char="•">
        <style:list-level-properties text:space-before="0.7854in" text:min-label-width="0.1965in"/>
        <style:text-properties style:font-name="OpenSymbol"/>
      </text:list-level-style-bullet>
      <text:list-level-style-bullet text:level="3" text:style-name="WW_CharLFO7LVL3" text:bullet-char="•">
        <style:list-level-properties text:space-before="1.2763in" text:min-label-width="0.1965in"/>
        <style:text-properties style:font-name="OpenSymbol"/>
      </text:list-level-style-bullet>
      <text:list-level-style-bullet text:level="4" text:style-name="WW_CharLFO7LVL4" text:bullet-char="•">
        <style:list-level-properties text:space-before="1.7673in" text:min-label-width="0.1965in"/>
        <style:text-properties style:font-name="OpenSymbol"/>
      </text:list-level-style-bullet>
      <text:list-level-style-bullet text:level="5" text:style-name="WW_CharLFO7LVL5" text:bullet-char="•">
        <style:list-level-properties text:space-before="2.2583in" text:min-label-width="0.1965in"/>
        <style:text-properties style:font-name="OpenSymbol"/>
      </text:list-level-style-bullet>
      <text:list-level-style-bullet text:level="6" text:style-name="WW_CharLFO7LVL6" text:bullet-char="•">
        <style:list-level-properties text:space-before="2.7493in" text:min-label-width="0.1965in"/>
        <style:text-properties style:font-name="OpenSymbol"/>
      </text:list-level-style-bullet>
      <text:list-level-style-bullet text:level="7" text:style-name="WW_CharLFO7LVL7" text:bullet-char="•">
        <style:list-level-properties text:space-before="3.2402in" text:min-label-width="0.1965in"/>
        <style:text-properties style:font-name="OpenSymbol"/>
      </text:list-level-style-bullet>
      <text:list-level-style-bullet text:level="8" text:style-name="WW_CharLFO7LVL8" text:bullet-char="•">
        <style:list-level-properties text:space-before="3.7312in" text:min-label-width="0.1965in"/>
        <style:text-properties style:font-name="OpenSymbol"/>
      </text:list-level-style-bullet>
      <text:list-level-style-bullet text:level="9" text:style-name="WW_CharLFO7LVL9" text:bullet-char="•">
        <style:list-level-properties text:space-before="4.2222in" text:min-label-width="0.1965in"/>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Sagar Purushottam Deshmukh</dc:creator>
    <meta:creation-date>2009-04-16T11:32:00Z</meta:creation-date>
    <dc:date>2020-01-09T16:34:00Z</dc:date>
    <meta:template xlink:href="Normal" xlink:type="simple"/>
    <meta:editing-cycles>22</meta:editing-cycles>
    <meta:editing-duration>PT82080S</meta:editing-duration>
    <meta:user-defined meta:name="Info 1"/>
    <meta:user-defined meta:name="Info 2"/>
    <meta:user-defined meta:name="Info 3"/>
    <meta:user-defined meta:name="Info 4"/>
    <meta:document-statistic meta:page-count="1" meta:paragraph-count="26" meta:word-count="2010" meta:character-count="13444" meta:row-count="95" meta:non-whitespace-character-count="11460"/>
  </office:meta>
</office:document-meta>
</file>